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96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69.3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51.59pt"/>
    </style:style>
    <style:style style:name="ro1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948.76pt" svg:height="556.38pt" svg:x="381.94pt" svg:y="28.32pt">
            <loext:p draw:notify-on-update-of-ranges="Resultados.A1:Resultados.A1 Resultados.A2:Resultados.A11 Resultados.B1:Resultados.B1 Resultados.B2:Resultados.B11 Resultados.C1:Resultados.C1 Resultados.C2:Resultados.C11 Resultados.D1:Resultados.D1 Resultados.D2:Resultados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cote\Mediana</text:p>
          </table:table-cell>
          <table:table-cell office:value-type="string" calcext:value-type="string">
            <text:p>Rabin-Karp</text:p>
          </table:table-cell>
          <table:table-cell office:value-type="string" calcext:value-type="string">
            <text:p>KMP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table:formula="of:=[$Firefox.$C$153]" office:value-type="float" office:value="0.185137" calcext:value-type="float">
            <text:p>0.185137</text:p>
          </table:table-cell>
          <table:table-cell table:formula="of:=[$Firefox.$B$153]" office:value-type="float" office:value="0.2033295" calcext:value-type="float">
            <text:p>0.2033295</text:p>
          </table:table-cell>
          <table:table-cell table:formula="of:=[$Firefox.$D$153]" office:value-type="float" office:value="0.6060705" calcext:value-type="float">
            <text:p>0.6060705</text:p>
          </table:table-cell>
        </table:table-row>
        <table:table-row table:style-name="ro1">
          <table:table-cell office:value-type="string" calcext:value-type="string">
            <text:p>Firefoxy</text:p>
          </table:table-cell>
          <table:table-cell table:formula="of:=[$Firefoxy.$D$153]" office:value-type="float" office:value="0.0942169" calcext:value-type="float">
            <text:p>0.0942169</text:p>
          </table:table-cell>
          <table:table-cell table:formula="of:=[$Firefoxy.$C$153]" office:value-type="float" office:value="0.1020255" calcext:value-type="float">
            <text:p>0.1020255</text:p>
          </table:table-cell>
          <table:table-cell table:formula="of:=[$Firefoxy.$E$153]" office:value-type="float" office:value="0.3194765" calcext:value-type="float">
            <text:p>0.3194765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table:formula="of:=[$Goo.$C$153]" office:value-type="float" office:value="0.1885775" calcext:value-type="float">
            <text:p>0.1885775</text:p>
          </table:table-cell>
          <table:table-cell table:formula="of:=[$Goo.$B$153]" office:value-type="float" office:value="0.1892405" calcext:value-type="float">
            <text:p>0.1892405</text:p>
          </table:table-cell>
          <table:table-cell table:formula="of:=[$Goo.$D$153]" office:value-type="float" office:value="0.672021" calcext:value-type="float">
            <text:p>0.672021</text:p>
          </table:table-cell>
        </table:table-row>
        <table:table-row table:style-name="ro1">
          <table:table-cell office:value-type="string" calcext:value-type="string">
            <text:p>Gyt</text:p>
          </table:table-cell>
          <table:table-cell table:formula="of:=[$Gyt.$C$153]" office:value-type="float" office:value="0.191149" calcext:value-type="float">
            <text:p>0.191149</text:p>
          </table:table-cell>
          <table:table-cell table:formula="of:=[$Gyt.$B$153]" office:value-type="float" office:value="0.201383" calcext:value-type="float">
            <text:p>0.201383</text:p>
          </table:table-cell>
          <table:table-cell table:formula="of:=[$Gyt.$D$153]" office:value-type="float" office:value="0.6305345" calcext:value-type="float">
            <text:p>0.6305345</text:p>
          </table:table-cell>
        </table:table-row>
        <table:table-row table:style-name="ro1">
          <table:table-cell office:value-type="string" calcext:value-type="string">
            <text:p>Texlive</text:p>
          </table:table-cell>
          <table:table-cell table:formula="of:=[$Texlive.$C$153]" office:value-type="float" office:value="0.187903" calcext:value-type="float">
            <text:p>0.187903</text:p>
          </table:table-cell>
          <table:table-cell table:formula="of:=[$Texlive.$B$153]" office:value-type="float" office:value="0.208375" calcext:value-type="float">
            <text:p>0.208375</text:p>
          </table:table-cell>
          <table:table-cell table:formula="of:=[$Texlive.$D$153]" office:value-type="float" office:value="0.724997" calcext:value-type="float">
            <text:p>0.724997</text:p>
          </table:table-cell>
        </table:table-row>
        <table:table-row table:style-name="ro1">
          <table:table-cell office:value-type="string" calcext:value-type="string">
            <text:p>Latexy</text:p>
          </table:table-cell>
          <table:table-cell table:formula="of:=[$Latexy.$C$153]" office:value-type="float" office:value="0.1845915" calcext:value-type="float">
            <text:p>0.1845915</text:p>
          </table:table-cell>
          <table:table-cell table:formula="of:=[$Latexy.$B$153]" office:value-type="float" office:value="0.1995145" calcext:value-type="float">
            <text:p>0.1995145</text:p>
          </table:table-cell>
          <table:table-cell table:formula="of:=[$Latexy.$D$153]" office:value-type="float" office:value="0.652012" calcext:value-type="float">
            <text:p>0.652012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table:formula="of:=[$Libreoffice.$C$153]" office:value-type="float" office:value="0.1880015" calcext:value-type="float">
            <text:p>0.1880015</text:p>
          </table:table-cell>
          <table:table-cell table:formula="of:=[$Libreoffice.$B$153]" office:value-type="float" office:value="0.21034" calcext:value-type="float">
            <text:p>0.21034</text:p>
          </table:table-cell>
          <table:table-cell table:formula="of:=[$Libreoffice.$D$153]" office:value-type="float" office:value="0.6601625" calcext:value-type="float">
            <text:p>0.6601625</text:p>
          </table:table-cell>
        </table:table-row>
        <table:table-row table:style-name="ro1">
          <table:table-cell office:value-type="string" calcext:value-type="string">
            <text:p>Libreoice</text:p>
          </table:table-cell>
          <table:table-cell table:formula="of:=[$Libreoice.$D$153]" office:value-type="float" office:value="0.1902235" calcext:value-type="float">
            <text:p>0.1902235</text:p>
          </table:table-cell>
          <table:table-cell table:formula="of:=[$Libreoice.$C$153]" office:value-type="float" office:value="0.198863" calcext:value-type="float">
            <text:p>0.198863</text:p>
          </table:table-cell>
          <table:table-cell table:formula="of:=[$Libreoice.$E$153]" office:value-type="float" office:value="0.6394815" calcext:value-type="float">
            <text:p>0.6394815</text:p>
          </table:table-cell>
        </table:table-row>
        <table:table-row table:style-name="ro1">
          <table:table-cell office:value-type="string" calcext:value-type="string">
            <text:p>Qtdeclarative</text:p>
          </table:table-cell>
          <table:table-cell table:formula="of:=[$qtdeclarative.$C$153]" office:value-type="float" office:value="0.0955506" calcext:value-type="float">
            <text:p>0.0955506</text:p>
          </table:table-cell>
          <table:table-cell table:formula="of:=[$qtdeclarative.$B$153]" office:value-type="float" office:value="0.1010705" calcext:value-type="float">
            <text:p>0.1010705</text:p>
          </table:table-cell>
          <table:table-cell table:formula="of:=[$qtdeclarative.$D$153]" office:value-type="float" office:value="0.291702" calcext:value-type="float">
            <text:p>0.291702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table:formula="of:=[$Qwerty.$D$153]" office:value-type="float" office:value="0.0972092" calcext:value-type="float">
            <text:p>0.0972092</text:p>
          </table:table-cell>
          <table:table-cell table:formula="of:=[$Qwerty.$C$153]" office:value-type="float" office:value="0.102946" calcext:value-type="float">
            <text:p>0.102946</text:p>
          </table:table-cell>
          <table:table-cell table:formula="of:=[$Qwerty.$E$153]" office:value-type="float" office:value="0.3011365" calcext:value-type="float">
            <text:p>0.30113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vio</text:p>
          </table:table-cell>
          <table:table-cell table:formula="of:=COM.MICROSOFT.STDEV.P([.B2:.B11])" office:value-type="float" office:value="0.0423353711170707" calcext:value-type="float">
            <text:p>0.0423353711</text:p>
          </table:table-cell>
          <table:table-cell table:formula="of:=COM.MICROSOFT.STDEV.P([.C2:.C11])" office:value-type="float" office:value="0.0459444545888021" calcext:value-type="float">
            <text:p>0.0459444546</text:p>
          </table:table-cell>
          <table:table-cell table:formula="of:=COM.MICROSOFT.STDEV.P([.D2:.D11])" office:value-type="float" office:value="0.163549181626782" calcext:value-type="float">
            <text:p>0.1635491816</text:p>
          </table:table-cell>
        </table:table-row>
        <table:table-row table:style-name="ro1">
          <table:table-cell office:value-type="string" calcext:value-type="string">
            <text:p>Variancia</text:p>
          </table:table-cell>
          <table:table-cell table:formula="of:=VARP([.B2:.B11])" office:value-type="float" office:value="0.0017922836476201" calcext:value-type="float">
            <text:p>0.0017922836</text:p>
          </table:table-cell>
          <table:table-cell table:formula="of:=VARP([.C2:.C11])" office:value-type="float" office:value="0.0021108929074625" calcext:value-type="float">
            <text:p>0.0021108929</text:p>
          </table:table-cell>
          <table:table-cell table:formula="of:=VARP([.D2:.D11])" office:value-type="float" office:value="0.02674833481079" calcext:value-type="float">
            <text:p>0.0267483348</text:p>
          </table:table-cell>
        </table:table-row>
      </table:table>
      <table:table table:name="Firefox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586" calcext:value-type="float">
            <text:p>0.167586</text:p>
          </table:table-cell>
          <table:table-cell office:value-type="float" office:value="0.177824" calcext:value-type="float">
            <text:p>0.177824</text:p>
          </table:table-cell>
          <table:table-cell office:value-type="float" office:value="0.616649" calcext:value-type="float">
            <text:p>0.6166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104" calcext:value-type="float">
            <text:p>0.184104</text:p>
          </table:table-cell>
          <table:table-cell office:value-type="float" office:value="0.183671" calcext:value-type="float">
            <text:p>0.183671</text:p>
          </table:table-cell>
          <table:table-cell office:value-type="float" office:value="0.381132" calcext:value-type="float">
            <text:p>0.3811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807" calcext:value-type="float">
            <text:p>0.195807</text:p>
          </table:table-cell>
          <table:table-cell office:value-type="float" office:value="0.179091" calcext:value-type="float">
            <text:p>0.179091</text:p>
          </table:table-cell>
          <table:table-cell office:value-type="float" office:value="0.39363" calcext:value-type="float">
            <text:p>0.393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717" calcext:value-type="float">
            <text:p>0.184717</text:p>
          </table:table-cell>
          <table:table-cell office:value-type="float" office:value="0.184773" calcext:value-type="float">
            <text:p>0.184773</text:p>
          </table:table-cell>
          <table:table-cell office:value-type="float" office:value="0.571888" calcext:value-type="float">
            <text:p>0.5718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905" calcext:value-type="float">
            <text:p>0.183905</text:p>
          </table:table-cell>
          <table:table-cell office:value-type="float" office:value="0.167971" calcext:value-type="float">
            <text:p>0.167971</text:p>
          </table:table-cell>
          <table:table-cell office:value-type="float" office:value="0.543999" calcext:value-type="float">
            <text:p>0.5439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157" calcext:value-type="float">
            <text:p>0.173157</text:p>
          </table:table-cell>
          <table:table-cell office:value-type="float" office:value="0.198132" calcext:value-type="float">
            <text:p>0.198132</text:p>
          </table:table-cell>
          <table:table-cell office:value-type="float" office:value="0.583541" calcext:value-type="float">
            <text:p>0.5835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319" calcext:value-type="float">
            <text:p>0.178319</text:p>
          </table:table-cell>
          <table:table-cell office:value-type="float" office:value="0.173881" calcext:value-type="float">
            <text:p>0.173881</text:p>
          </table:table-cell>
          <table:table-cell office:value-type="float" office:value="0.488873" calcext:value-type="float">
            <text:p>0.4888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09" calcext:value-type="float">
            <text:p>0.195609</text:p>
          </table:table-cell>
          <table:table-cell office:value-type="float" office:value="0.172969" calcext:value-type="float">
            <text:p>0.172969</text:p>
          </table:table-cell>
          <table:table-cell office:value-type="float" office:value="0.560444" calcext:value-type="float">
            <text:p>0.560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912" calcext:value-type="float">
            <text:p>0.192912</text:p>
          </table:table-cell>
          <table:table-cell office:value-type="float" office:value="0.115285" calcext:value-type="float">
            <text:p>0.115285</text:p>
          </table:table-cell>
          <table:table-cell office:value-type="float" office:value="0.628733" calcext:value-type="float">
            <text:p>0.628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335" calcext:value-type="float">
            <text:p>0.204335</text:p>
          </table:table-cell>
          <table:table-cell office:value-type="float" office:value="0.172695" calcext:value-type="float">
            <text:p>0.172695</text:p>
          </table:table-cell>
          <table:table-cell office:value-type="float" office:value="0.616561" calcext:value-type="float">
            <text:p>0.6165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503" calcext:value-type="float">
            <text:p>0.123503</text:p>
          </table:table-cell>
          <table:table-cell office:value-type="float" office:value="0.113435" calcext:value-type="float">
            <text:p>0.113435</text:p>
          </table:table-cell>
          <table:table-cell office:value-type="float" office:value="0.556784" calcext:value-type="float">
            <text:p>0.5567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167" calcext:value-type="float">
            <text:p>0.205167</text:p>
          </table:table-cell>
          <table:table-cell office:value-type="float" office:value="0.183843" calcext:value-type="float">
            <text:p>0.183843</text:p>
          </table:table-cell>
          <table:table-cell office:value-type="float" office:value="0.402239" calcext:value-type="float">
            <text:p>0.4022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170785" calcext:value-type="float">
            <text:p>0.170785</text:p>
          </table:table-cell>
          <table:table-cell office:value-type="float" office:value="0.579379" calcext:value-type="float">
            <text:p>0.5793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293" calcext:value-type="float">
            <text:p>0.187293</text:p>
          </table:table-cell>
          <table:table-cell office:value-type="float" office:value="0.193247" calcext:value-type="float">
            <text:p>0.193247</text:p>
          </table:table-cell>
          <table:table-cell office:value-type="float" office:value="0.603825" calcext:value-type="float">
            <text:p>0.6038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27" calcext:value-type="float">
            <text:p>0.206827</text:p>
          </table:table-cell>
          <table:table-cell office:value-type="float" office:value="0.19208" calcext:value-type="float">
            <text:p>0.19208</text:p>
          </table:table-cell>
          <table:table-cell office:value-type="float" office:value="0.620323" calcext:value-type="float">
            <text:p>0.620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61" calcext:value-type="float">
            <text:p>0.201661</text:p>
          </table:table-cell>
          <table:table-cell office:value-type="float" office:value="0.183544" calcext:value-type="float">
            <text:p>0.183544</text:p>
          </table:table-cell>
          <table:table-cell office:value-type="float" office:value="0.605043" calcext:value-type="float">
            <text:p>0.6050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737" calcext:value-type="float">
            <text:p>0.191737</text:p>
          </table:table-cell>
          <table:table-cell office:value-type="float" office:value="0.188295" calcext:value-type="float">
            <text:p>0.188295</text:p>
          </table:table-cell>
          <table:table-cell office:value-type="float" office:value="0.604156" calcext:value-type="float">
            <text:p>0.6041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2197" calcext:value-type="float">
            <text:p>0.172197</text:p>
          </table:table-cell>
          <table:table-cell office:value-type="float" office:value="0.175633" calcext:value-type="float">
            <text:p>0.175633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65" calcext:value-type="float">
            <text:p>0.18865</text:p>
          </table:table-cell>
          <table:table-cell office:value-type="float" office:value="0.175362" calcext:value-type="float">
            <text:p>0.175362</text:p>
          </table:table-cell>
          <table:table-cell office:value-type="float" office:value="0.619387" calcext:value-type="float">
            <text:p>0.6193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0.623178" calcext:value-type="float">
            <text:p>0.623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39" calcext:value-type="float">
            <text:p>0.19439</text:p>
          </table:table-cell>
          <table:table-cell office:value-type="float" office:value="0.175422" calcext:value-type="float">
            <text:p>0.175422</text:p>
          </table:table-cell>
          <table:table-cell office:value-type="float" office:value="0.606459" calcext:value-type="float">
            <text:p>0.606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982" calcext:value-type="float">
            <text:p>0.193982</text:p>
          </table:table-cell>
          <table:table-cell office:value-type="float" office:value="0.194088" calcext:value-type="float">
            <text:p>0.194088</text:p>
          </table:table-cell>
          <table:table-cell office:value-type="float" office:value="0.614101" calcext:value-type="float">
            <text:p>0.6141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24" calcext:value-type="float">
            <text:p>0.18724</text:p>
          </table:table-cell>
          <table:table-cell office:value-type="float" office:value="0.187982" calcext:value-type="float">
            <text:p>0.187982</text:p>
          </table:table-cell>
          <table:table-cell office:value-type="float" office:value="0.622376" calcext:value-type="float">
            <text:p>0.6223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62" calcext:value-type="float">
            <text:p>0.19662</text:p>
          </table:table-cell>
          <table:table-cell office:value-type="float" office:value="0.174797" calcext:value-type="float">
            <text:p>0.174797</text:p>
          </table:table-cell>
          <table:table-cell office:value-type="float" office:value="0.605682" calcext:value-type="float">
            <text:p>0.605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54" calcext:value-type="float">
            <text:p>0.12554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606572" calcext:value-type="float">
            <text:p>0.6065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361" calcext:value-type="float">
            <text:p>0.203361</text:p>
          </table:table-cell>
          <table:table-cell office:value-type="float" office:value="0.188113" calcext:value-type="float">
            <text:p>0.188113</text:p>
          </table:table-cell>
          <table:table-cell office:value-type="float" office:value="0.622093" calcext:value-type="float">
            <text:p>0.6220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598" calcext:value-type="float">
            <text:p>0.123598</text:p>
          </table:table-cell>
          <table:table-cell office:value-type="float" office:value="0.183767" calcext:value-type="float">
            <text:p>0.183767</text:p>
          </table:table-cell>
          <table:table-cell office:value-type="float" office:value="0.561444" calcext:value-type="float">
            <text:p>0.561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463" calcext:value-type="float">
            <text:p>0.204463</text:p>
          </table:table-cell>
          <table:table-cell office:value-type="float" office:value="0.144582" calcext:value-type="float">
            <text:p>0.144582</text:p>
          </table:table-cell>
          <table:table-cell office:value-type="float" office:value="0.623629" calcext:value-type="float">
            <text:p>0.623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909" calcext:value-type="float">
            <text:p>0.212909</text:p>
          </table:table-cell>
          <table:table-cell office:value-type="float" office:value="0.182472" calcext:value-type="float">
            <text:p>0.182472</text:p>
          </table:table-cell>
          <table:table-cell office:value-type="float" office:value="0.467248" calcext:value-type="float">
            <text:p>0.4672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222" calcext:value-type="float">
            <text:p>0.189222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608175" calcext:value-type="float">
            <text:p>0.608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02" calcext:value-type="float">
            <text:p>0.196302</text:p>
          </table:table-cell>
          <table:table-cell office:value-type="float" office:value="0.184083" calcext:value-type="float">
            <text:p>0.184083</text:p>
          </table:table-cell>
          <table:table-cell office:value-type="float" office:value="0.591108" calcext:value-type="float">
            <text:p>0.5911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642" calcext:value-type="float">
            <text:p>0.183642</text:p>
          </table:table-cell>
          <table:table-cell office:value-type="float" office:value="0.182625" calcext:value-type="float">
            <text:p>0.182625</text:p>
          </table:table-cell>
          <table:table-cell office:value-type="float" office:value="0.667474" calcext:value-type="float">
            <text:p>0.6674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126" calcext:value-type="float">
            <text:p>0.194126</text:p>
          </table:table-cell>
          <table:table-cell office:value-type="float" office:value="0.199383" calcext:value-type="float">
            <text:p>0.199383</text:p>
          </table:table-cell>
          <table:table-cell office:value-type="float" office:value="0.618393" calcext:value-type="float">
            <text:p>0.6183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206" calcext:value-type="float">
            <text:p>0.204206</text:p>
          </table:table-cell>
          <table:table-cell office:value-type="float" office:value="0.188723" calcext:value-type="float">
            <text:p>0.188723</text:p>
          </table:table-cell>
          <table:table-cell office:value-type="float" office:value="0.603294" calcext:value-type="float">
            <text:p>0.6032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851" calcext:value-type="float">
            <text:p>0.185851</text:p>
          </table:table-cell>
          <table:table-cell office:value-type="float" office:value="0.184903" calcext:value-type="float">
            <text:p>0.184903</text:p>
          </table:table-cell>
          <table:table-cell office:value-type="float" office:value="0.569287" calcext:value-type="float">
            <text:p>0.5692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754" calcext:value-type="float">
            <text:p>0.215754</text:p>
          </table:table-cell>
          <table:table-cell office:value-type="float" office:value="0.115292" calcext:value-type="float">
            <text:p>0.115292</text:p>
          </table:table-cell>
          <table:table-cell office:value-type="float" office:value="0.602902" calcext:value-type="float">
            <text:p>0.6029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" calcext:value-type="float">
            <text:p>0.229</text:p>
          </table:table-cell>
          <table:table-cell office:value-type="float" office:value="0.195251" calcext:value-type="float">
            <text:p>0.195251</text:p>
          </table:table-cell>
          <table:table-cell office:value-type="float" office:value="0.622823" calcext:value-type="float">
            <text:p>0.6228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346" calcext:value-type="float">
            <text:p>0.121346</text:p>
          </table:table-cell>
          <table:table-cell office:value-type="float" office:value="0.189063" calcext:value-type="float">
            <text:p>0.189063</text:p>
          </table:table-cell>
          <table:table-cell office:value-type="float" office:value="0.630813" calcext:value-type="float">
            <text:p>0.6308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343" calcext:value-type="float">
            <text:p>0.213343</text:p>
          </table:table-cell>
          <table:table-cell office:value-type="float" office:value="0.113913" calcext:value-type="float">
            <text:p>0.113913</text:p>
          </table:table-cell>
          <table:table-cell office:value-type="float" office:value="0.590406" calcext:value-type="float">
            <text:p>0.5904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74" calcext:value-type="float">
            <text:p>0.200574</text:p>
          </table:table-cell>
          <table:table-cell office:value-type="float" office:value="0.192208" calcext:value-type="float">
            <text:p>0.192208</text:p>
          </table:table-cell>
          <table:table-cell office:value-type="float" office:value="0.674885" calcext:value-type="float">
            <text:p>0.674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51" calcext:value-type="float">
            <text:p>0.210051</text:p>
          </table:table-cell>
          <table:table-cell office:value-type="float" office:value="0.174062" calcext:value-type="float">
            <text:p>0.174062</text:p>
          </table:table-cell>
          <table:table-cell office:value-type="float" office:value="0.631802" calcext:value-type="float">
            <text:p>0.6318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192096" calcext:value-type="float">
            <text:p>0.192096</text:p>
          </table:table-cell>
          <table:table-cell office:value-type="float" office:value="0.617039" calcext:value-type="float">
            <text:p>0.617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72" calcext:value-type="float">
            <text:p>0.11972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617143" calcext:value-type="float">
            <text:p>0.6171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678" calcext:value-type="float">
            <text:p>0.166678</text:p>
          </table:table-cell>
          <table:table-cell office:value-type="float" office:value="0.185555" calcext:value-type="float">
            <text:p>0.185555</text:p>
          </table:table-cell>
          <table:table-cell office:value-type="float" office:value="0.516105" calcext:value-type="float">
            <text:p>0.5161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167" calcext:value-type="float">
            <text:p>0.207167</text:p>
          </table:table-cell>
          <table:table-cell office:value-type="float" office:value="0.186514" calcext:value-type="float">
            <text:p>0.186514</text:p>
          </table:table-cell>
          <table:table-cell office:value-type="float" office:value="0.612675" calcext:value-type="float">
            <text:p>0.6126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0.15693" calcext:value-type="float">
            <text:p>0.15693</text:p>
          </table:table-cell>
          <table:table-cell office:value-type="float" office:value="0.619155" calcext:value-type="float">
            <text:p>0.6191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751" calcext:value-type="float">
            <text:p>0.214751</text:p>
          </table:table-cell>
          <table:table-cell office:value-type="float" office:value="0.216788" calcext:value-type="float">
            <text:p>0.216788</text:p>
          </table:table-cell>
          <table:table-cell office:value-type="float" office:value="0.623153" calcext:value-type="float">
            <text:p>0.6231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4" calcext:value-type="float">
            <text:p>0.20654</text:p>
          </table:table-cell>
          <table:table-cell office:value-type="float" office:value="0.188723" calcext:value-type="float">
            <text:p>0.188723</text:p>
          </table:table-cell>
          <table:table-cell office:value-type="float" office:value="0.613125" calcext:value-type="float">
            <text:p>0.6131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463" calcext:value-type="float">
            <text:p>0.213463</text:p>
          </table:table-cell>
          <table:table-cell office:value-type="float" office:value="0.190446" calcext:value-type="float">
            <text:p>0.190446</text:p>
          </table:table-cell>
          <table:table-cell office:value-type="float" office:value="0.388612" calcext:value-type="float">
            <text:p>0.388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64" calcext:value-type="float">
            <text:p>0.211064</text:p>
          </table:table-cell>
          <table:table-cell office:value-type="float" office:value="0.121534" calcext:value-type="float">
            <text:p>0.121534</text:p>
          </table:table-cell>
          <table:table-cell office:value-type="float" office:value="0.597812" calcext:value-type="float">
            <text:p>0.5978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016" calcext:value-type="float">
            <text:p>0.212016</text:p>
          </table:table-cell>
          <table:table-cell office:value-type="float" office:value="0.185586" calcext:value-type="float">
            <text:p>0.185586</text:p>
          </table:table-cell>
          <table:table-cell office:value-type="float" office:value="0.620429" calcext:value-type="float">
            <text:p>0.6204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98" calcext:value-type="float">
            <text:p>0.203298</text:p>
          </table:table-cell>
          <table:table-cell office:value-type="float" office:value="0.194124" calcext:value-type="float">
            <text:p>0.194124</text:p>
          </table:table-cell>
          <table:table-cell office:value-type="float" office:value="0.613749" calcext:value-type="float">
            <text:p>0.613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4142" calcext:value-type="float">
            <text:p>0.264142</text:p>
          </table:table-cell>
          <table:table-cell office:value-type="float" office:value="0.237264" calcext:value-type="float">
            <text:p>0.237264</text:p>
          </table:table-cell>
          <table:table-cell office:value-type="float" office:value="0.623554" calcext:value-type="float">
            <text:p>0.6235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8931" calcext:value-type="float">
            <text:p>0.228931</text:p>
          </table:table-cell>
          <table:table-cell office:value-type="float" office:value="0.187481" calcext:value-type="float">
            <text:p>0.187481</text:p>
          </table:table-cell>
          <table:table-cell office:value-type="float" office:value="0.62924" calcext:value-type="float">
            <text:p>0.62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774" calcext:value-type="float">
            <text:p>0.214774</text:p>
          </table:table-cell>
          <table:table-cell office:value-type="float" office:value="0.188127" calcext:value-type="float">
            <text:p>0.188127</text:p>
          </table:table-cell>
          <table:table-cell office:value-type="float" office:value="0.629078" calcext:value-type="float">
            <text:p>0.629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955" calcext:value-type="float">
            <text:p>0.207955</text:p>
          </table:table-cell>
          <table:table-cell office:value-type="float" office:value="0.120181" calcext:value-type="float">
            <text:p>0.120181</text:p>
          </table:table-cell>
          <table:table-cell office:value-type="float" office:value="0.604874" calcext:value-type="float">
            <text:p>0.6048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5" calcext:value-type="float">
            <text:p>0.20095</text:p>
          </table:table-cell>
          <table:table-cell office:value-type="float" office:value="0.111972" calcext:value-type="float">
            <text:p>0.111972</text:p>
          </table:table-cell>
          <table:table-cell office:value-type="float" office:value="0.601822" calcext:value-type="float">
            <text:p>0.601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441" calcext:value-type="float">
            <text:p>0.168441</text:p>
          </table:table-cell>
          <table:table-cell office:value-type="float" office:value="0.189828" calcext:value-type="float">
            <text:p>0.189828</text:p>
          </table:table-cell>
          <table:table-cell office:value-type="float" office:value="0.618021" calcext:value-type="float">
            <text:p>0.6180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388" calcext:value-type="float">
            <text:p>0.222388</text:p>
          </table:table-cell>
          <table:table-cell office:value-type="float" office:value="0.108548" calcext:value-type="float">
            <text:p>0.108548</text:p>
          </table:table-cell>
          <table:table-cell office:value-type="float" office:value="0.403189" calcext:value-type="float">
            <text:p>0.4031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88" calcext:value-type="float">
            <text:p>0.204688</text:p>
          </table:table-cell>
          <table:table-cell office:value-type="float" office:value="0.189217" calcext:value-type="float">
            <text:p>0.189217</text:p>
          </table:table-cell>
          <table:table-cell office:value-type="float" office:value="0.643993" calcext:value-type="float">
            <text:p>0.6439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166" calcext:value-type="float">
            <text:p>0.209166</text:p>
          </table:table-cell>
          <table:table-cell office:value-type="float" office:value="0.194909" calcext:value-type="float">
            <text:p>0.194909</text:p>
          </table:table-cell>
          <table:table-cell office:value-type="float" office:value="0.442309" calcext:value-type="float">
            <text:p>0.4423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33" calcext:value-type="float">
            <text:p>0.211033</text:p>
          </table:table-cell>
          <table:table-cell office:value-type="float" office:value="0.189556" calcext:value-type="float">
            <text:p>0.189556</text:p>
          </table:table-cell>
          <table:table-cell office:value-type="float" office:value="0.616532" calcext:value-type="float">
            <text:p>0.616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695" calcext:value-type="float">
            <text:p>0.217695</text:p>
          </table:table-cell>
          <table:table-cell office:value-type="float" office:value="0.140997" calcext:value-type="float">
            <text:p>0.140997</text:p>
          </table:table-cell>
          <table:table-cell office:value-type="float" office:value="0.58378" calcext:value-type="float">
            <text:p>0.583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02" calcext:value-type="float">
            <text:p>0.202602</text:p>
          </table:table-cell>
          <table:table-cell office:value-type="float" office:value="0.170183" calcext:value-type="float">
            <text:p>0.170183</text:p>
          </table:table-cell>
          <table:table-cell office:value-type="float" office:value="0.624448" calcext:value-type="float">
            <text:p>0.624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95" calcext:value-type="float">
            <text:p>0.212195</text:p>
          </table:table-cell>
          <table:table-cell office:value-type="float" office:value="0.170715" calcext:value-type="float">
            <text:p>0.170715</text:p>
          </table:table-cell>
          <table:table-cell office:value-type="float" office:value="0.60209" calcext:value-type="float">
            <text:p>0.602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326" calcext:value-type="float">
            <text:p>0.204326</text:p>
          </table:table-cell>
          <table:table-cell office:value-type="float" office:value="0.19081" calcext:value-type="float">
            <text:p>0.19081</text:p>
          </table:table-cell>
          <table:table-cell office:value-type="float" office:value="0.547944" calcext:value-type="float">
            <text:p>0.5479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844" calcext:value-type="float">
            <text:p>0.196844</text:p>
          </table:table-cell>
          <table:table-cell office:value-type="float" office:value="0.181633" calcext:value-type="float">
            <text:p>0.181633</text:p>
          </table:table-cell>
          <table:table-cell office:value-type="float" office:value="0.62391" calcext:value-type="float">
            <text:p>0.623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431" calcext:value-type="float">
            <text:p>0.213431</text:p>
          </table:table-cell>
          <table:table-cell office:value-type="float" office:value="0.185247" calcext:value-type="float">
            <text:p>0.185247</text:p>
          </table:table-cell>
          <table:table-cell office:value-type="float" office:value="0.558068" calcext:value-type="float">
            <text:p>0.5580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174" calcext:value-type="float">
            <text:p>0.193174</text:p>
          </table:table-cell>
          <table:table-cell office:value-type="float" office:value="0.188105" calcext:value-type="float">
            <text:p>0.188105</text:p>
          </table:table-cell>
          <table:table-cell office:value-type="float" office:value="0.531291" calcext:value-type="float">
            <text:p>0.531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059" calcext:value-type="float">
            <text:p>0.193059</text:p>
          </table:table-cell>
          <table:table-cell office:value-type="float" office:value="0.188456" calcext:value-type="float">
            <text:p>0.188456</text:p>
          </table:table-cell>
          <table:table-cell office:value-type="float" office:value="0.597298" calcext:value-type="float">
            <text:p>0.597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322" calcext:value-type="float">
            <text:p>0.211322</text:p>
          </table:table-cell>
          <table:table-cell office:value-type="float" office:value="0.192779" calcext:value-type="float">
            <text:p>0.192779</text:p>
          </table:table-cell>
          <table:table-cell office:value-type="float" office:value="0.556882" calcext:value-type="float">
            <text:p>0.5568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934" calcext:value-type="float">
            <text:p>0.192934</text:p>
          </table:table-cell>
          <table:table-cell office:value-type="float" office:value="0.245008" calcext:value-type="float">
            <text:p>0.245008</text:p>
          </table:table-cell>
          <table:table-cell office:value-type="float" office:value="0.616177" calcext:value-type="float">
            <text:p>0.616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528" calcext:value-type="float">
            <text:p>0.209528</text:p>
          </table:table-cell>
          <table:table-cell office:value-type="float" office:value="0.189298" calcext:value-type="float">
            <text:p>0.189298</text:p>
          </table:table-cell>
          <table:table-cell office:value-type="float" office:value="0.61674" calcext:value-type="float">
            <text:p>0.616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517" calcext:value-type="float">
            <text:p>0.181517</text:p>
          </table:table-cell>
          <table:table-cell office:value-type="float" office:value="0.162948" calcext:value-type="float">
            <text:p>0.162948</text:p>
          </table:table-cell>
          <table:table-cell office:value-type="float" office:value="0.622384" calcext:value-type="float">
            <text:p>0.6223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325" calcext:value-type="float">
            <text:p>0.185325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603389" calcext:value-type="float">
            <text:p>0.603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328" calcext:value-type="float">
            <text:p>0.213328</text:p>
          </table:table-cell>
          <table:table-cell office:value-type="float" office:value="0.191234" calcext:value-type="float">
            <text:p>0.191234</text:p>
          </table:table-cell>
          <table:table-cell office:value-type="float" office:value="0.627773" calcext:value-type="float">
            <text:p>0.6277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539" calcext:value-type="float">
            <text:p>0.123539</text:p>
          </table:table-cell>
          <table:table-cell office:value-type="float" office:value="0.170773" calcext:value-type="float">
            <text:p>0.170773</text:p>
          </table:table-cell>
          <table:table-cell office:value-type="float" office:value="0.613985" calcext:value-type="float">
            <text:p>0.6139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519" calcext:value-type="float">
            <text:p>0.213519</text:p>
          </table:table-cell>
          <table:table-cell office:value-type="float" office:value="0.186786" calcext:value-type="float">
            <text:p>0.186786</text:p>
          </table:table-cell>
          <table:table-cell office:value-type="float" office:value="0.51421" calcext:value-type="float">
            <text:p>0.514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.186138" calcext:value-type="float">
            <text:p>0.186138</text:p>
          </table:table-cell>
          <table:table-cell office:value-type="float" office:value="0.599611" calcext:value-type="float">
            <text:p>0.5996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895" calcext:value-type="float">
            <text:p>0.214895</text:p>
          </table:table-cell>
          <table:table-cell office:value-type="float" office:value="0.202364" calcext:value-type="float">
            <text:p>0.202364</text:p>
          </table:table-cell>
          <table:table-cell office:value-type="float" office:value="0.460626" calcext:value-type="float">
            <text:p>0.460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21" calcext:value-type="float">
            <text:p>0.21321</text:p>
          </table:table-cell>
          <table:table-cell office:value-type="float" office:value="0.187196" calcext:value-type="float">
            <text:p>0.187196</text:p>
          </table:table-cell>
          <table:table-cell office:value-type="float" office:value="0.595775" calcext:value-type="float">
            <text:p>0.5957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623" calcext:value-type="float">
            <text:p>0.213623</text:p>
          </table:table-cell>
          <table:table-cell office:value-type="float" office:value="0.183254" calcext:value-type="float">
            <text:p>0.183254</text:p>
          </table:table-cell>
          <table:table-cell office:value-type="float" office:value="0.411082" calcext:value-type="float">
            <text:p>0.411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27" calcext:value-type="float">
            <text:p>0.210027</text:p>
          </table:table-cell>
          <table:table-cell office:value-type="float" office:value="0.179494" calcext:value-type="float">
            <text:p>0.179494</text:p>
          </table:table-cell>
          <table:table-cell office:value-type="float" office:value="0.6205" calcext:value-type="float">
            <text:p>0.62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119" calcext:value-type="float">
            <text:p>0.213119</text:p>
          </table:table-cell>
          <table:table-cell office:value-type="float" office:value="0.175803" calcext:value-type="float">
            <text:p>0.175803</text:p>
          </table:table-cell>
          <table:table-cell office:value-type="float" office:value="0.599937" calcext:value-type="float">
            <text:p>0.599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961" calcext:value-type="float">
            <text:p>0.182961</text:p>
          </table:table-cell>
          <table:table-cell office:value-type="float" office:value="0.183727" calcext:value-type="float">
            <text:p>0.183727</text:p>
          </table:table-cell>
          <table:table-cell office:value-type="float" office:value="0.562073" calcext:value-type="float">
            <text:p>0.5620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397" calcext:value-type="float">
            <text:p>0.200397</text:p>
          </table:table-cell>
          <table:table-cell office:value-type="float" office:value="0.189778" calcext:value-type="float">
            <text:p>0.189778</text:p>
          </table:table-cell>
          <table:table-cell office:value-type="float" office:value="0.594101" calcext:value-type="float">
            <text:p>0.5941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914" calcext:value-type="float">
            <text:p>0.192914</text:p>
          </table:table-cell>
          <table:table-cell office:value-type="float" office:value="0.181936" calcext:value-type="float">
            <text:p>0.181936</text:p>
          </table:table-cell>
          <table:table-cell office:value-type="float" office:value="0.577309" calcext:value-type="float">
            <text:p>0.5773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971" calcext:value-type="float">
            <text:p>0.205971</text:p>
          </table:table-cell>
          <table:table-cell office:value-type="float" office:value="0.182152" calcext:value-type="float">
            <text:p>0.182152</text:p>
          </table:table-cell>
          <table:table-cell office:value-type="float" office:value="0.451318" calcext:value-type="float">
            <text:p>0.4513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64" calcext:value-type="float">
            <text:p>0.12364</text:p>
          </table:table-cell>
          <table:table-cell office:value-type="float" office:value="0.179257" calcext:value-type="float">
            <text:p>0.179257</text:p>
          </table:table-cell>
          <table:table-cell office:value-type="float" office:value="0.636721" calcext:value-type="float">
            <text:p>0.6367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858" calcext:value-type="float">
            <text:p>0.121858</text:p>
          </table:table-cell>
          <table:table-cell office:value-type="float" office:value="0.181907" calcext:value-type="float">
            <text:p>0.181907</text:p>
          </table:table-cell>
          <table:table-cell office:value-type="float" office:value="0.619869" calcext:value-type="float">
            <text:p>0.6198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02" calcext:value-type="float">
            <text:p>0.206202</text:p>
          </table:table-cell>
          <table:table-cell office:value-type="float" office:value="0.191371" calcext:value-type="float">
            <text:p>0.191371</text:p>
          </table:table-cell>
          <table:table-cell office:value-type="float" office:value="0.622742" calcext:value-type="float">
            <text:p>0.622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441" calcext:value-type="float">
            <text:p>0.192441</text:p>
          </table:table-cell>
          <table:table-cell office:value-type="float" office:value="0.195965" calcext:value-type="float">
            <text:p>0.195965</text:p>
          </table:table-cell>
          <table:table-cell office:value-type="float" office:value="0.486097" calcext:value-type="float">
            <text:p>0.4860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8092" calcext:value-type="float">
            <text:p>0.138092</text:p>
          </table:table-cell>
          <table:table-cell office:value-type="float" office:value="0.184459" calcext:value-type="float">
            <text:p>0.184459</text:p>
          </table:table-cell>
          <table:table-cell office:value-type="float" office:value="0.608776" calcext:value-type="float">
            <text:p>0.6087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076" calcext:value-type="float">
            <text:p>0.212076</text:p>
          </table:table-cell>
          <table:table-cell office:value-type="float" office:value="0.111297" calcext:value-type="float">
            <text:p>0.111297</text:p>
          </table:table-cell>
          <table:table-cell office:value-type="float" office:value="0.447677" calcext:value-type="float">
            <text:p>0.4476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81" calcext:value-type="float">
            <text:p>0.200981</text:p>
          </table:table-cell>
          <table:table-cell office:value-type="float" office:value="0.175754" calcext:value-type="float">
            <text:p>0.175754</text:p>
          </table:table-cell>
          <table:table-cell office:value-type="float" office:value="0.611013" calcext:value-type="float">
            <text:p>0.6110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468" calcext:value-type="float">
            <text:p>0.205468</text:p>
          </table:table-cell>
          <table:table-cell office:value-type="float" office:value="0.21953" calcext:value-type="float">
            <text:p>0.21953</text:p>
          </table:table-cell>
          <table:table-cell office:value-type="float" office:value="0.621827" calcext:value-type="float">
            <text:p>0.6218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889" calcext:value-type="float">
            <text:p>0.201889</text:p>
          </table:table-cell>
          <table:table-cell office:value-type="float" office:value="0.108369" calcext:value-type="float">
            <text:p>0.108369</text:p>
          </table:table-cell>
          <table:table-cell office:value-type="float" office:value="0.601831" calcext:value-type="float">
            <text:p>0.6018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18" calcext:value-type="float">
            <text:p>0.21618</text:p>
          </table:table-cell>
          <table:table-cell office:value-type="float" office:value="0.16976" calcext:value-type="float">
            <text:p>0.16976</text:p>
          </table:table-cell>
          <table:table-cell office:value-type="float" office:value="0.617163" calcext:value-type="float">
            <text:p>0.6171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503" calcext:value-type="float">
            <text:p>0.201503</text:p>
          </table:table-cell>
          <table:table-cell office:value-type="float" office:value="0.195842" calcext:value-type="float">
            <text:p>0.195842</text:p>
          </table:table-cell>
          <table:table-cell office:value-type="float" office:value="0.609887" calcext:value-type="float">
            <text:p>0.6098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79" calcext:value-type="float">
            <text:p>0.211279</text:p>
          </table:table-cell>
          <table:table-cell office:value-type="float" office:value="0.192835" calcext:value-type="float">
            <text:p>0.192835</text:p>
          </table:table-cell>
          <table:table-cell office:value-type="float" office:value="0.601089" calcext:value-type="float">
            <text:p>0.6010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098" calcext:value-type="float">
            <text:p>0.185098</text:p>
          </table:table-cell>
          <table:table-cell office:value-type="float" office:value="0.191155" calcext:value-type="float">
            <text:p>0.191155</text:p>
          </table:table-cell>
          <table:table-cell office:value-type="float" office:value="0.497071" calcext:value-type="float">
            <text:p>0.4970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842" calcext:value-type="float">
            <text:p>0.205842</text:p>
          </table:table-cell>
          <table:table-cell office:value-type="float" office:value="0.177527" calcext:value-type="float">
            <text:p>0.177527</text:p>
          </table:table-cell>
          <table:table-cell office:value-type="float" office:value="0.605315" calcext:value-type="float">
            <text:p>0.6053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075" calcext:value-type="float">
            <text:p>0.20807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60481" calcext:value-type="float">
            <text:p>0.604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413" calcext:value-type="float">
            <text:p>0.190413</text:p>
          </table:table-cell>
          <table:table-cell office:value-type="float" office:value="0.11408" calcext:value-type="float">
            <text:p>0.11408</text:p>
          </table:table-cell>
          <table:table-cell office:value-type="float" office:value="0.631244" calcext:value-type="float">
            <text:p>0.6312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16" calcext:value-type="float">
            <text:p>0.196316</text:p>
          </table:table-cell>
          <table:table-cell office:value-type="float" office:value="0.199136" calcext:value-type="float">
            <text:p>0.199136</text:p>
          </table:table-cell>
          <table:table-cell office:value-type="float" office:value="0.609697" calcext:value-type="float">
            <text:p>0.609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407" calcext:value-type="float">
            <text:p>0.204407</text:p>
          </table:table-cell>
          <table:table-cell office:value-type="float" office:value="0.123499" calcext:value-type="float">
            <text:p>0.123499</text:p>
          </table:table-cell>
          <table:table-cell office:value-type="float" office:value="0.567983" calcext:value-type="float">
            <text:p>0.5679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519" calcext:value-type="float">
            <text:p>0.205519</text:p>
          </table:table-cell>
          <table:table-cell office:value-type="float" office:value="0.184681" calcext:value-type="float">
            <text:p>0.184681</text:p>
          </table:table-cell>
          <table:table-cell office:value-type="float" office:value="0.403546" calcext:value-type="float">
            <text:p>0.4035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39" calcext:value-type="float">
            <text:p>0.220439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60459" calcext:value-type="float">
            <text:p>0.60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534" calcext:value-type="float">
            <text:p>0.193534</text:p>
          </table:table-cell>
          <table:table-cell office:value-type="float" office:value="0.186342" calcext:value-type="float">
            <text:p>0.186342</text:p>
          </table:table-cell>
          <table:table-cell office:value-type="float" office:value="0.584895" calcext:value-type="float">
            <text:p>0.5848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788" calcext:value-type="float">
            <text:p>0.205788</text:p>
          </table:table-cell>
          <table:table-cell office:value-type="float" office:value="0.186326" calcext:value-type="float">
            <text:p>0.186326</text:p>
          </table:table-cell>
          <table:table-cell office:value-type="float" office:value="0.603435" calcext:value-type="float">
            <text:p>0.6034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233" calcext:value-type="float">
            <text:p>0.212233</text:p>
          </table:table-cell>
          <table:table-cell office:value-type="float" office:value="0.187922" calcext:value-type="float">
            <text:p>0.187922</text:p>
          </table:table-cell>
          <table:table-cell office:value-type="float" office:value="0.497008" calcext:value-type="float">
            <text:p>0.4970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182" calcext:value-type="float">
            <text:p>0.216182</text:p>
          </table:table-cell>
          <table:table-cell office:value-type="float" office:value="0.192158" calcext:value-type="float">
            <text:p>0.192158</text:p>
          </table:table-cell>
          <table:table-cell office:value-type="float" office:value="0.381626" calcext:value-type="float">
            <text:p>0.381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481" calcext:value-type="float">
            <text:p>0.191481</text:p>
          </table:table-cell>
          <table:table-cell office:value-type="float" office:value="0.186687" calcext:value-type="float">
            <text:p>0.186687</text:p>
          </table:table-cell>
          <table:table-cell office:value-type="float" office:value="0.615861" calcext:value-type="float">
            <text:p>0.6158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249" calcext:value-type="float">
            <text:p>0.197249</text:p>
          </table:table-cell>
          <table:table-cell office:value-type="float" office:value="0.139204" calcext:value-type="float">
            <text:p>0.139204</text:p>
          </table:table-cell>
          <table:table-cell office:value-type="float" office:value="0.61543" calcext:value-type="float">
            <text:p>0.615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911" calcext:value-type="float">
            <text:p>0.212911</text:p>
          </table:table-cell>
          <table:table-cell office:value-type="float" office:value="0.153417" calcext:value-type="float">
            <text:p>0.153417</text:p>
          </table:table-cell>
          <table:table-cell office:value-type="float" office:value="0.60693" calcext:value-type="float">
            <text:p>0.606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23" calcext:value-type="float">
            <text:p>0.209023</text:p>
          </table:table-cell>
          <table:table-cell office:value-type="float" office:value="0.187919" calcext:value-type="float">
            <text:p>0.187919</text:p>
          </table:table-cell>
          <table:table-cell office:value-type="float" office:value="0.62004" calcext:value-type="float">
            <text:p>0.620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47" calcext:value-type="float">
            <text:p>0.211947</text:p>
          </table:table-cell>
          <table:table-cell office:value-type="float" office:value="0.191035" calcext:value-type="float">
            <text:p>0.191035</text:p>
          </table:table-cell>
          <table:table-cell office:value-type="float" office:value="0.626311" calcext:value-type="float">
            <text:p>0.6263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146" calcext:value-type="float">
            <text:p>0.223146</text:p>
          </table:table-cell>
          <table:table-cell office:value-type="float" office:value="0.187721" calcext:value-type="float">
            <text:p>0.187721</text:p>
          </table:table-cell>
          <table:table-cell office:value-type="float" office:value="0.599268" calcext:value-type="float">
            <text:p>0.5992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937" calcext:value-type="float">
            <text:p>0.212937</text:p>
          </table:table-cell>
          <table:table-cell office:value-type="float" office:value="0.191028" calcext:value-type="float">
            <text:p>0.191028</text:p>
          </table:table-cell>
          <table:table-cell office:value-type="float" office:value="0.599409" calcext:value-type="float">
            <text:p>0.599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516" calcext:value-type="float">
            <text:p>0.192516</text:p>
          </table:table-cell>
          <table:table-cell office:value-type="float" office:value="0.187792" calcext:value-type="float">
            <text:p>0.187792</text:p>
          </table:table-cell>
          <table:table-cell office:value-type="float" office:value="0.614242" calcext:value-type="float">
            <text:p>0.6142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15" calcext:value-type="float">
            <text:p>0.203515</text:p>
          </table:table-cell>
          <table:table-cell office:value-type="float" office:value="0.191416" calcext:value-type="float">
            <text:p>0.191416</text:p>
          </table:table-cell>
          <table:table-cell office:value-type="float" office:value="0.68211" calcext:value-type="float">
            <text:p>0.682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28" calcext:value-type="float">
            <text:p>0.209028</text:p>
          </table:table-cell>
          <table:table-cell office:value-type="float" office:value="0.184767" calcext:value-type="float">
            <text:p>0.184767</text:p>
          </table:table-cell>
          <table:table-cell office:value-type="float" office:value="0.613552" calcext:value-type="float">
            <text:p>0.6135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066" calcext:value-type="float">
            <text:p>0.130066</text:p>
          </table:table-cell>
          <table:table-cell office:value-type="float" office:value="0.185027" calcext:value-type="float">
            <text:p>0.185027</text:p>
          </table:table-cell>
          <table:table-cell office:value-type="float" office:value="0.597452" calcext:value-type="float">
            <text:p>0.5974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8" calcext:value-type="float">
            <text:p>0.20168</text:p>
          </table:table-cell>
          <table:table-cell office:value-type="float" office:value="0.189067" calcext:value-type="float">
            <text:p>0.189067</text:p>
          </table:table-cell>
          <table:table-cell office:value-type="float" office:value="0.38175" calcext:value-type="float">
            <text:p>0.38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382" calcext:value-type="float">
            <text:p>0.199382</text:p>
          </table:table-cell>
          <table:table-cell office:value-type="float" office:value="0.191866" calcext:value-type="float">
            <text:p>0.191866</text:p>
          </table:table-cell>
          <table:table-cell office:value-type="float" office:value="0.615605" calcext:value-type="float">
            <text:p>0.6156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18" calcext:value-type="float">
            <text:p>0.207618</text:p>
          </table:table-cell>
          <table:table-cell office:value-type="float" office:value="0.179939" calcext:value-type="float">
            <text:p>0.179939</text:p>
          </table:table-cell>
          <table:table-cell office:value-type="float" office:value="0.619564" calcext:value-type="float">
            <text:p>0.6195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87" calcext:value-type="float">
            <text:p>0.21687</text:p>
          </table:table-cell>
          <table:table-cell office:value-type="float" office:value="0.181341" calcext:value-type="float">
            <text:p>0.181341</text:p>
          </table:table-cell>
          <table:table-cell office:value-type="float" office:value="0.499735" calcext:value-type="float">
            <text:p>0.4997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958" calcext:value-type="float">
            <text:p>0.194958</text:p>
          </table:table-cell>
          <table:table-cell office:value-type="float" office:value="0.188779" calcext:value-type="float">
            <text:p>0.188779</text:p>
          </table:table-cell>
          <table:table-cell office:value-type="float" office:value="0.601551" calcext:value-type="float">
            <text:p>0.601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815" calcext:value-type="float">
            <text:p>0.192815</text:p>
          </table:table-cell>
          <table:table-cell office:value-type="float" office:value="0.190138" calcext:value-type="float">
            <text:p>0.190138</text:p>
          </table:table-cell>
          <table:table-cell office:value-type="float" office:value="0.546872" calcext:value-type="float">
            <text:p>0.5468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09" calcext:value-type="float">
            <text:p>0.207509</text:p>
          </table:table-cell>
          <table:table-cell office:value-type="float" office:value="0.182611" calcext:value-type="float">
            <text:p>0.182611</text:p>
          </table:table-cell>
          <table:table-cell office:value-type="float" office:value="0.627301" calcext:value-type="float">
            <text:p>0.627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001" calcext:value-type="float">
            <text:p>0.206001</text:p>
          </table:table-cell>
          <table:table-cell office:value-type="float" office:value="0.144707" calcext:value-type="float">
            <text:p>0.144707</text:p>
          </table:table-cell>
          <table:table-cell office:value-type="float" office:value="0.636019" calcext:value-type="float">
            <text:p>0.6360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421" calcext:value-type="float">
            <text:p>0.207421</text:p>
          </table:table-cell>
          <table:table-cell office:value-type="float" office:value="0.192948" calcext:value-type="float">
            <text:p>0.192948</text:p>
          </table:table-cell>
          <table:table-cell office:value-type="float" office:value="0.577555" calcext:value-type="float">
            <text:p>0.5775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238" calcext:value-type="float">
            <text:p>0.123238</text:p>
          </table:table-cell>
          <table:table-cell office:value-type="float" office:value="0.184877" calcext:value-type="float">
            <text:p>0.184877</text:p>
          </table:table-cell>
          <table:table-cell office:value-type="float" office:value="0.567022" calcext:value-type="float">
            <text:p>0.5670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52" calcext:value-type="float">
            <text:p>0.211952</text:p>
          </table:table-cell>
          <table:table-cell office:value-type="float" office:value="0.163746" calcext:value-type="float">
            <text:p>0.163746</text:p>
          </table:table-cell>
          <table:table-cell office:value-type="float" office:value="0.606619" calcext:value-type="float">
            <text:p>0.6066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096" calcext:value-type="float">
            <text:p>0.206096</text:p>
          </table:table-cell>
          <table:table-cell office:value-type="float" office:value="0.189036" calcext:value-type="float">
            <text:p>0.189036</text:p>
          </table:table-cell>
          <table:table-cell office:value-type="float" office:value="0.628984" calcext:value-type="float">
            <text:p>0.6289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69" calcext:value-type="float">
            <text:p>0.199169</text:p>
          </table:table-cell>
          <table:table-cell office:value-type="float" office:value="0.177383" calcext:value-type="float">
            <text:p>0.177383</text:p>
          </table:table-cell>
          <table:table-cell office:value-type="float" office:value="0.400701" calcext:value-type="float">
            <text:p>0.400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755" calcext:value-type="float">
            <text:p>0.211755</text:p>
          </table:table-cell>
          <table:table-cell office:value-type="float" office:value="0.178127" calcext:value-type="float">
            <text:p>0.178127</text:p>
          </table:table-cell>
          <table:table-cell office:value-type="float" office:value="0.382027" calcext:value-type="float">
            <text:p>0.3820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94" calcext:value-type="float">
            <text:p>0.206294</text:p>
          </table:table-cell>
          <table:table-cell office:value-type="float" office:value="0.191401" calcext:value-type="float">
            <text:p>0.191401</text:p>
          </table:table-cell>
          <table:table-cell office:value-type="float" office:value="0.62301" calcext:value-type="float">
            <text:p>0.62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198" calcext:value-type="float">
            <text:p>0.168198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626787" calcext:value-type="float">
            <text:p>0.6267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081" calcext:value-type="float">
            <text:p>0.213081</text:p>
          </table:table-cell>
          <table:table-cell office:value-type="float" office:value="0.199272" calcext:value-type="float">
            <text:p>0.199272</text:p>
          </table:table-cell>
          <table:table-cell office:value-type="float" office:value="0.620812" calcext:value-type="float">
            <text:p>0.6208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359" calcext:value-type="float">
            <text:p>0.122359</text:p>
          </table:table-cell>
          <table:table-cell office:value-type="float" office:value="0.198585" calcext:value-type="float">
            <text:p>0.198585</text:p>
          </table:table-cell>
          <table:table-cell office:value-type="float" office:value="0.495628" calcext:value-type="float">
            <text:p>0.495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016" calcext:value-type="float">
            <text:p>0.201016</text:p>
          </table:table-cell>
          <table:table-cell office:value-type="float" office:value="0.187397" calcext:value-type="float">
            <text:p>0.187397</text:p>
          </table:table-cell>
          <table:table-cell office:value-type="float" office:value="0.614874" calcext:value-type="float">
            <text:p>0.6148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191692" calcext:value-type="float">
            <text:p>0.191692</text:p>
          </table:table-cell>
          <table:table-cell office:value-type="float" office:value="0.613724" calcext:value-type="float">
            <text:p>0.6137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669" calcext:value-type="float">
            <text:p>0.223669</text:p>
          </table:table-cell>
          <table:table-cell office:value-type="float" office:value="0.175628" calcext:value-type="float">
            <text:p>0.175628</text:p>
          </table:table-cell>
          <table:table-cell office:value-type="float" office:value="0.61127" calcext:value-type="float">
            <text:p>0.61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42" calcext:value-type="float">
            <text:p>0.206242</text:p>
          </table:table-cell>
          <table:table-cell office:value-type="float" office:value="0.189578" calcext:value-type="float">
            <text:p>0.189578</text:p>
          </table:table-cell>
          <table:table-cell office:value-type="float" office:value="0.51376" calcext:value-type="float">
            <text:p>0.513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916" calcext:value-type="float">
            <text:p>0.173916</text:p>
          </table:table-cell>
          <table:table-cell office:value-type="float" office:value="0.194996" calcext:value-type="float">
            <text:p>0.194996</text:p>
          </table:table-cell>
          <table:table-cell office:value-type="float" office:value="0.609952" calcext:value-type="float">
            <text:p>0.6099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765" calcext:value-type="float">
            <text:p>0.194765</text:p>
          </table:table-cell>
          <table:table-cell office:value-type="float" office:value="0.190756" calcext:value-type="float">
            <text:p>0.190756</text:p>
          </table:table-cell>
          <table:table-cell office:value-type="float" office:value="0.621628" calcext:value-type="float">
            <text:p>0.621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838" calcext:value-type="float">
            <text:p>0.209838</text:p>
          </table:table-cell>
          <table:table-cell office:value-type="float" office:value="0.184897" calcext:value-type="float">
            <text:p>0.184897</text:p>
          </table:table-cell>
          <table:table-cell office:value-type="float" office:value="0.587688" calcext:value-type="float">
            <text:p>0.5876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595" calcext:value-type="float">
            <text:p>0.213595</text:p>
          </table:table-cell>
          <table:table-cell office:value-type="float" office:value="0.170666" calcext:value-type="float">
            <text:p>0.170666</text:p>
          </table:table-cell>
          <table:table-cell office:value-type="float" office:value="0.630697" calcext:value-type="float">
            <text:p>0.630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13" calcext:value-type="float">
            <text:p>0.124313</text:p>
          </table:table-cell>
          <table:table-cell office:value-type="float" office:value="0.174262" calcext:value-type="float">
            <text:p>0.174262</text:p>
          </table:table-cell>
          <table:table-cell office:value-type="float" office:value="0.579632" calcext:value-type="float">
            <text:p>0.5796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033295" calcext:value-type="float">
            <text:p>0.2033295</text:p>
          </table:table-cell>
          <table:table-cell table:formula="of:=MEDIAN([.C2:.C151])" office:value-type="float" office:value="0.185137" calcext:value-type="float">
            <text:p>0.185137</text:p>
          </table:table-cell>
          <table:table-cell table:formula="of:=MEDIAN([.D2:.D151])" office:value-type="float" office:value="0.6060705" calcext:value-type="float">
            <text:p>0.6060705</text:p>
          </table:table-cell>
        </table:table-row>
      </table:table>
      <table:table table:name="Firefoxy" table:style-name="ta1">
        <table:table-column table:style-name="co5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197022" calcext:value-type="float">
            <text:p>0.197022</text:p>
          </table:table-cell>
          <table:table-cell office:value-type="float" office:value="0.580408" calcext:value-type="float">
            <text:p>0.58040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3112" calcext:value-type="float">
            <text:p>0.123112</text:p>
          </table:table-cell>
          <table:table-cell office:value-type="float" office:value="0.192581" calcext:value-type="float">
            <text:p>0.192581</text:p>
          </table:table-cell>
          <table:table-cell office:value-type="float" office:value="0.612794" calcext:value-type="float">
            <text:p>0.61279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0976833" calcext:value-type="float">
            <text:p>0.0976833</text:p>
          </table:table-cell>
          <table:table-cell office:value-type="float" office:value="0.433819" calcext:value-type="float">
            <text:p>0.4338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2" calcext:value-type="float">
            <text:p>0.10262</text:p>
          </table:table-cell>
          <table:table-cell office:value-type="float" office:value="0.0969472" calcext:value-type="float">
            <text:p>0.0969472</text:p>
          </table:table-cell>
          <table:table-cell office:value-type="float" office:value="0.363889" calcext:value-type="float">
            <text:p>0.36388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84" calcext:value-type="float">
            <text:p>0.101584</text:p>
          </table:table-cell>
          <table:table-cell office:value-type="float" office:value="0.0968489" calcext:value-type="float">
            <text:p>0.0968489</text:p>
          </table:table-cell>
          <table:table-cell office:value-type="float" office:value="0.325879" calcext:value-type="float">
            <text:p>0.32587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09" calcext:value-type="float">
            <text:p>0.101909</text:p>
          </table:table-cell>
          <table:table-cell office:value-type="float" office:value="0.0988065" calcext:value-type="float">
            <text:p>0.0988065</text:p>
          </table:table-cell>
          <table:table-cell office:value-type="float" office:value="0.335519" calcext:value-type="float">
            <text:p>0.3355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783" calcext:value-type="float">
            <text:p>0.105783</text:p>
          </table:table-cell>
          <table:table-cell office:value-type="float" office:value="0.0986784" calcext:value-type="float">
            <text:p>0.0986784</text:p>
          </table:table-cell>
          <table:table-cell office:value-type="float" office:value="0.31857" calcext:value-type="float">
            <text:p>0.3185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14" calcext:value-type="float">
            <text:p>0.100914</text:p>
          </table:table-cell>
          <table:table-cell office:value-type="float" office:value="0.0958091" calcext:value-type="float">
            <text:p>0.0958091</text:p>
          </table:table-cell>
          <table:table-cell office:value-type="float" office:value="0.316901" calcext:value-type="float">
            <text:p>0.3169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49" calcext:value-type="float">
            <text:p>0.100949</text:p>
          </table:table-cell>
          <table:table-cell office:value-type="float" office:value="0.095968" calcext:value-type="float">
            <text:p>0.095968</text:p>
          </table:table-cell>
          <table:table-cell office:value-type="float" office:value="0.324116" calcext:value-type="float">
            <text:p>0.3241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975614" calcext:value-type="float">
            <text:p>0.0975614</text:p>
          </table:table-cell>
          <table:table-cell office:value-type="float" office:value="0.326746" calcext:value-type="float">
            <text:p>0.32674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0.0931221" calcext:value-type="float">
            <text:p>0.0931221</text:p>
          </table:table-cell>
          <table:table-cell office:value-type="float" office:value="0.308464" calcext:value-type="float">
            <text:p>0.30846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.0926847" calcext:value-type="float">
            <text:p>0.0926847</text:p>
          </table:table-cell>
          <table:table-cell office:value-type="float" office:value="0.317311" calcext:value-type="float">
            <text:p>0.3173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2" calcext:value-type="float">
            <text:p>0.10072</text:p>
          </table:table-cell>
          <table:table-cell office:value-type="float" office:value="0.0932145" calcext:value-type="float">
            <text:p>0.0932145</text:p>
          </table:table-cell>
          <table:table-cell office:value-type="float" office:value="0.322707" calcext:value-type="float">
            <text:p>0.32270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753" calcext:value-type="float">
            <text:p>0.103753</text:p>
          </table:table-cell>
          <table:table-cell office:value-type="float" office:value="0.0962729" calcext:value-type="float">
            <text:p>0.0962729</text:p>
          </table:table-cell>
          <table:table-cell office:value-type="float" office:value="0.320454" calcext:value-type="float">
            <text:p>0.3204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052" calcext:value-type="float">
            <text:p>0.105052</text:p>
          </table:table-cell>
          <table:table-cell office:value-type="float" office:value="0.0946911" calcext:value-type="float">
            <text:p>0.0946911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35" calcext:value-type="float">
            <text:p>0.102935</text:p>
          </table:table-cell>
          <table:table-cell office:value-type="float" office:value="0.0939316" calcext:value-type="float">
            <text:p>0.0939316</text:p>
          </table:table-cell>
          <table:table-cell office:value-type="float" office:value="0.314747" calcext:value-type="float">
            <text:p>0.3147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0927926" calcext:value-type="float">
            <text:p>0.0927926</text:p>
          </table:table-cell>
          <table:table-cell office:value-type="float" office:value="0.311211" calcext:value-type="float">
            <text:p>0.3112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0953889" calcext:value-type="float">
            <text:p>0.0953889</text:p>
          </table:table-cell>
          <table:table-cell office:value-type="float" office:value="0.314157" calcext:value-type="float">
            <text:p>0.31415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785" calcext:value-type="float">
            <text:p>0.104785</text:p>
          </table:table-cell>
          <table:table-cell office:value-type="float" office:value="0.0953653" calcext:value-type="float">
            <text:p>0.0953653</text:p>
          </table:table-cell>
          <table:table-cell office:value-type="float" office:value="0.319878" calcext:value-type="float">
            <text:p>0.31987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0958498" calcext:value-type="float">
            <text:p>0.0958498</text:p>
          </table:table-cell>
          <table:table-cell office:value-type="float" office:value="0.318536" calcext:value-type="float">
            <text:p>0.31853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61" calcext:value-type="float">
            <text:p>0.102861</text:p>
          </table:table-cell>
          <table:table-cell office:value-type="float" office:value="0.0965085" calcext:value-type="float">
            <text:p>0.0965085</text:p>
          </table:table-cell>
          <table:table-cell office:value-type="float" office:value="0.316838" calcext:value-type="float">
            <text:p>0.3168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401" calcext:value-type="float">
            <text:p>0.100401</text:p>
          </table:table-cell>
          <table:table-cell office:value-type="float" office:value="0.0928746" calcext:value-type="float">
            <text:p>0.0928746</text:p>
          </table:table-cell>
          <table:table-cell office:value-type="float" office:value="0.316248" calcext:value-type="float">
            <text:p>0.31624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.0963549" calcext:value-type="float">
            <text:p>0.0963549</text:p>
          </table:table-cell>
          <table:table-cell office:value-type="float" office:value="0.312948" calcext:value-type="float">
            <text:p>0.31294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65" calcext:value-type="float">
            <text:p>0.103265</text:p>
          </table:table-cell>
          <table:table-cell office:value-type="float" office:value="0.0954384" calcext:value-type="float">
            <text:p>0.0954384</text:p>
          </table:table-cell>
          <table:table-cell office:value-type="float" office:value="0.313825" calcext:value-type="float">
            <text:p>0.31382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958749" calcext:value-type="float">
            <text:p>0.0958749</text:p>
          </table:table-cell>
          <table:table-cell office:value-type="float" office:value="0.321451" calcext:value-type="float">
            <text:p>0.3214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603" calcext:value-type="float">
            <text:p>0.10603</text:p>
          </table:table-cell>
          <table:table-cell office:value-type="float" office:value="0.0955101" calcext:value-type="float">
            <text:p>0.0955101</text:p>
          </table:table-cell>
          <table:table-cell office:value-type="float" office:value="0.316118" calcext:value-type="float">
            <text:p>0.3161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14" calcext:value-type="float">
            <text:p>0.10414</text:p>
          </table:table-cell>
          <table:table-cell office:value-type="float" office:value="0.102935" calcext:value-type="float">
            <text:p>0.102935</text:p>
          </table:table-cell>
          <table:table-cell office:value-type="float" office:value="0.317366" calcext:value-type="float">
            <text:p>0.31736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39163" calcext:value-type="float">
            <text:p>0.139163</text:p>
          </table:table-cell>
          <table:table-cell office:value-type="float" office:value="0.322754" calcext:value-type="float">
            <text:p>0.3227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68" calcext:value-type="float">
            <text:p>0.101368</text:p>
          </table:table-cell>
          <table:table-cell office:value-type="float" office:value="0.0949645" calcext:value-type="float">
            <text:p>0.0949645</text:p>
          </table:table-cell>
          <table:table-cell office:value-type="float" office:value="0.324406" calcext:value-type="float">
            <text:p>0.32440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865" calcext:value-type="float">
            <text:p>0.101865</text:p>
          </table:table-cell>
          <table:table-cell office:value-type="float" office:value="0.0977908" calcext:value-type="float">
            <text:p>0.0977908</text:p>
          </table:table-cell>
          <table:table-cell office:value-type="float" office:value="0.310912" calcext:value-type="float">
            <text:p>0.31091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364" calcext:value-type="float">
            <text:p>0.102364</text:p>
          </table:table-cell>
          <table:table-cell office:value-type="float" office:value="0.094475" calcext:value-type="float">
            <text:p>0.094475</text:p>
          </table:table-cell>
          <table:table-cell office:value-type="float" office:value="0.313387" calcext:value-type="float">
            <text:p>0.31338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339" calcext:value-type="float">
            <text:p>0.102339</text:p>
          </table:table-cell>
          <table:table-cell office:value-type="float" office:value="0.0947779" calcext:value-type="float">
            <text:p>0.0947779</text:p>
          </table:table-cell>
          <table:table-cell office:value-type="float" office:value="0.311222" calcext:value-type="float">
            <text:p>0.31122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96409" calcext:value-type="float">
            <text:p>0.0996409</text:p>
          </table:table-cell>
          <table:table-cell office:value-type="float" office:value="0.0947307" calcext:value-type="float">
            <text:p>0.0947307</text:p>
          </table:table-cell>
          <table:table-cell office:value-type="float" office:value="0.326023" calcext:value-type="float">
            <text:p>0.32602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0951468" calcext:value-type="float">
            <text:p>0.0951468</text:p>
          </table:table-cell>
          <table:table-cell office:value-type="float" office:value="0.315849" calcext:value-type="float">
            <text:p>0.31584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22" calcext:value-type="float">
            <text:p>0.100722</text:p>
          </table:table-cell>
          <table:table-cell office:value-type="float" office:value="0.0964604" calcext:value-type="float">
            <text:p>0.0964604</text:p>
          </table:table-cell>
          <table:table-cell office:value-type="float" office:value="0.31019" calcext:value-type="float">
            <text:p>0.310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655" calcext:value-type="float">
            <text:p>0.101655</text:p>
          </table:table-cell>
          <table:table-cell office:value-type="float" office:value="0.0955205" calcext:value-type="float">
            <text:p>0.0955205</text:p>
          </table:table-cell>
          <table:table-cell office:value-type="float" office:value="0.316497" calcext:value-type="float">
            <text:p>0.31649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891" calcext:value-type="float">
            <text:p>0.101891</text:p>
          </table:table-cell>
          <table:table-cell office:value-type="float" office:value="0.0957138" calcext:value-type="float">
            <text:p>0.0957138</text:p>
          </table:table-cell>
          <table:table-cell office:value-type="float" office:value="0.308652" calcext:value-type="float">
            <text:p>0.3086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53" calcext:value-type="float">
            <text:p>0.102753</text:p>
          </table:table-cell>
          <table:table-cell office:value-type="float" office:value="0.0956583" calcext:value-type="float">
            <text:p>0.0956583</text:p>
          </table:table-cell>
          <table:table-cell office:value-type="float" office:value="0.315305" calcext:value-type="float">
            <text:p>0.3153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15" calcext:value-type="float">
            <text:p>0.102715</text:p>
          </table:table-cell>
          <table:table-cell office:value-type="float" office:value="0.0931301" calcext:value-type="float">
            <text:p>0.0931301</text:p>
          </table:table-cell>
          <table:table-cell office:value-type="float" office:value="0.313745" calcext:value-type="float">
            <text:p>0.3137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0942207" calcext:value-type="float">
            <text:p>0.0942207</text:p>
          </table:table-cell>
          <table:table-cell office:value-type="float" office:value="0.315484" calcext:value-type="float">
            <text:p>0.3154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96" calcext:value-type="float">
            <text:p>0.102996</text:p>
          </table:table-cell>
          <table:table-cell office:value-type="float" office:value="0.0943142" calcext:value-type="float">
            <text:p>0.0943142</text:p>
          </table:table-cell>
          <table:table-cell office:value-type="float" office:value="0.343984" calcext:value-type="float">
            <text:p>0.3439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713" calcext:value-type="float">
            <text:p>0.103713</text:p>
          </table:table-cell>
          <table:table-cell office:value-type="float" office:value="0.0953364" calcext:value-type="float">
            <text:p>0.095336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523" calcext:value-type="float">
            <text:p>0.102523</text:p>
          </table:table-cell>
          <table:table-cell office:value-type="float" office:value="0.0934086" calcext:value-type="float">
            <text:p>0.0934086</text:p>
          </table:table-cell>
          <table:table-cell office:value-type="float" office:value="0.317733" calcext:value-type="float">
            <text:p>0.31773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74" calcext:value-type="float">
            <text:p>0.102074</text:p>
          </table:table-cell>
          <table:table-cell office:value-type="float" office:value="0.096422" calcext:value-type="float">
            <text:p>0.096422</text:p>
          </table:table-cell>
          <table:table-cell office:value-type="float" office:value="0.323286" calcext:value-type="float">
            <text:p>0.32328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59" calcext:value-type="float">
            <text:p>0.100959</text:p>
          </table:table-cell>
          <table:table-cell office:value-type="float" office:value="0.0957451" calcext:value-type="float">
            <text:p>0.0957451</text:p>
          </table:table-cell>
          <table:table-cell office:value-type="float" office:value="0.324318" calcext:value-type="float">
            <text:p>0.3243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26" calcext:value-type="float">
            <text:p>0.102026</text:p>
          </table:table-cell>
          <table:table-cell office:value-type="float" office:value="0.0955118" calcext:value-type="float">
            <text:p>0.0955118</text:p>
          </table:table-cell>
          <table:table-cell office:value-type="float" office:value="0.321078" calcext:value-type="float">
            <text:p>0.32107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768" calcext:value-type="float">
            <text:p>0.101768</text:p>
          </table:table-cell>
          <table:table-cell office:value-type="float" office:value="0.0932046" calcext:value-type="float">
            <text:p>0.0932046</text:p>
          </table:table-cell>
          <table:table-cell office:value-type="float" office:value="0.319477" calcext:value-type="float">
            <text:p>0.31947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92" calcext:value-type="float">
            <text:p>0.103292</text:p>
          </table:table-cell>
          <table:table-cell office:value-type="float" office:value="0.0966212" calcext:value-type="float">
            <text:p>0.0966212</text:p>
          </table:table-cell>
          <table:table-cell office:value-type="float" office:value="0.320101" calcext:value-type="float">
            <text:p>0.3201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657" calcext:value-type="float">
            <text:p>0.101657</text:p>
          </table:table-cell>
          <table:table-cell office:value-type="float" office:value="0.0934625" calcext:value-type="float">
            <text:p>0.0934625</text:p>
          </table:table-cell>
          <table:table-cell office:value-type="float" office:value="0.325234" calcext:value-type="float">
            <text:p>0.32523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5482" calcext:value-type="float">
            <text:p>0.0915482</text:p>
          </table:table-cell>
          <table:table-cell office:value-type="float" office:value="0.329822" calcext:value-type="float">
            <text:p>0.32982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951565" calcext:value-type="float">
            <text:p>0.0951565</text:p>
          </table:table-cell>
          <table:table-cell office:value-type="float" office:value="0.315163" calcext:value-type="float">
            <text:p>0.31516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251" calcext:value-type="float">
            <text:p>0.102251</text:p>
          </table:table-cell>
          <table:table-cell office:value-type="float" office:value="0.0950127" calcext:value-type="float">
            <text:p>0.0950127</text:p>
          </table:table-cell>
          <table:table-cell office:value-type="float" office:value="0.316729" calcext:value-type="float">
            <text:p>0.31672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742" calcext:value-type="float">
            <text:p>0.103742</text:p>
          </table:table-cell>
          <table:table-cell office:value-type="float" office:value="0.0939934" calcext:value-type="float">
            <text:p>0.0939934</text:p>
          </table:table-cell>
          <table:table-cell office:value-type="float" office:value="0.327865" calcext:value-type="float">
            <text:p>0.32786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074" calcext:value-type="float">
            <text:p>0.101074</text:p>
          </table:table-cell>
          <table:table-cell office:value-type="float" office:value="0.0935083" calcext:value-type="float">
            <text:p>0.0935083</text:p>
          </table:table-cell>
          <table:table-cell office:value-type="float" office:value="0.319532" calcext:value-type="float">
            <text:p>0.31953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0958878" calcext:value-type="float">
            <text:p>0.0958878</text:p>
          </table:table-cell>
          <table:table-cell office:value-type="float" office:value="0.329457" calcext:value-type="float">
            <text:p>0.32945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0.0917381" calcext:value-type="float">
            <text:p>0.0917381</text:p>
          </table:table-cell>
          <table:table-cell office:value-type="float" office:value="0.315114" calcext:value-type="float">
            <text:p>0.3151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40712" calcext:value-type="float">
            <text:p>0.0940712</text:p>
          </table:table-cell>
          <table:table-cell office:value-type="float" office:value="0.316251" calcext:value-type="float">
            <text:p>0.3162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556" calcext:value-type="float">
            <text:p>0.103556</text:p>
          </table:table-cell>
          <table:table-cell office:value-type="float" office:value="0.095347" calcext:value-type="float">
            <text:p>0.095347</text:p>
          </table:table-cell>
          <table:table-cell office:value-type="float" office:value="0.316591" calcext:value-type="float">
            <text:p>0.31659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21" calcext:value-type="float">
            <text:p>0.100821</text:p>
          </table:table-cell>
          <table:table-cell office:value-type="float" office:value="0.0946275" calcext:value-type="float">
            <text:p>0.0946275</text:p>
          </table:table-cell>
          <table:table-cell office:value-type="float" office:value="0.326793" calcext:value-type="float">
            <text:p>0.32679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79" calcext:value-type="float">
            <text:p>0.10179</text:p>
          </table:table-cell>
          <table:table-cell office:value-type="float" office:value="0.0951853" calcext:value-type="float">
            <text:p>0.0951853</text:p>
          </table:table-cell>
          <table:table-cell office:value-type="float" office:value="0.325052" calcext:value-type="float">
            <text:p>0.3250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427" calcext:value-type="float">
            <text:p>0.101427</text:p>
          </table:table-cell>
          <table:table-cell office:value-type="float" office:value="0.0947018" calcext:value-type="float">
            <text:p>0.0947018</text:p>
          </table:table-cell>
          <table:table-cell office:value-type="float" office:value="0.32379" calcext:value-type="float">
            <text:p>0.3237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137" calcext:value-type="float">
            <text:p>0.104137</text:p>
          </table:table-cell>
          <table:table-cell office:value-type="float" office:value="0.0936827" calcext:value-type="float">
            <text:p>0.0936827</text:p>
          </table:table-cell>
          <table:table-cell office:value-type="float" office:value="0.313292" calcext:value-type="float">
            <text:p>0.31329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03" calcext:value-type="float">
            <text:p>0.103003</text:p>
          </table:table-cell>
          <table:table-cell office:value-type="float" office:value="0.0925032" calcext:value-type="float">
            <text:p>0.0925032</text:p>
          </table:table-cell>
          <table:table-cell office:value-type="float" office:value="0.31849" calcext:value-type="float">
            <text:p>0.3184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898" calcext:value-type="float">
            <text:p>0.101898</text:p>
          </table:table-cell>
          <table:table-cell office:value-type="float" office:value="0.0961272" calcext:value-type="float">
            <text:p>0.0961272</text:p>
          </table:table-cell>
          <table:table-cell office:value-type="float" office:value="0.327297" calcext:value-type="float">
            <text:p>0.32729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456" calcext:value-type="float">
            <text:p>0.102456</text:p>
          </table:table-cell>
          <table:table-cell office:value-type="float" office:value="0.0940589" calcext:value-type="float">
            <text:p>0.0940589</text:p>
          </table:table-cell>
          <table:table-cell office:value-type="float" office:value="0.318627" calcext:value-type="float">
            <text:p>0.3186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867" calcext:value-type="float">
            <text:p>0.101867</text:p>
          </table:table-cell>
          <table:table-cell office:value-type="float" office:value="0.0938554" calcext:value-type="float">
            <text:p>0.0938554</text:p>
          </table:table-cell>
          <table:table-cell office:value-type="float" office:value="0.313786" calcext:value-type="float">
            <text:p>0.31378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41" calcext:value-type="float">
            <text:p>0.101941</text:p>
          </table:table-cell>
          <table:table-cell office:value-type="float" office:value="0.0935002" calcext:value-type="float">
            <text:p>0.0935002</text:p>
          </table:table-cell>
          <table:table-cell office:value-type="float" office:value="0.315949" calcext:value-type="float">
            <text:p>0.31594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13" calcext:value-type="float">
            <text:p>0.10313</text:p>
          </table:table-cell>
          <table:table-cell office:value-type="float" office:value="0.0962012" calcext:value-type="float">
            <text:p>0.0962012</text:p>
          </table:table-cell>
          <table:table-cell office:value-type="float" office:value="0.319894" calcext:value-type="float">
            <text:p>0.31989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74" calcext:value-type="float">
            <text:p>0.101374</text:p>
          </table:table-cell>
          <table:table-cell office:value-type="float" office:value="0.0968844" calcext:value-type="float">
            <text:p>0.0968844</text:p>
          </table:table-cell>
          <table:table-cell office:value-type="float" office:value="0.315624" calcext:value-type="float">
            <text:p>0.31562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0947486" calcext:value-type="float">
            <text:p>0.0947486</text:p>
          </table:table-cell>
          <table:table-cell office:value-type="float" office:value="0.30967" calcext:value-type="float">
            <text:p>0.3096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94" calcext:value-type="float">
            <text:p>0.103094</text:p>
          </table:table-cell>
          <table:table-cell office:value-type="float" office:value="0.0933109" calcext:value-type="float">
            <text:p>0.0933109</text:p>
          </table:table-cell>
          <table:table-cell office:value-type="float" office:value="0.314219" calcext:value-type="float">
            <text:p>0.3142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0872" calcext:value-type="float">
            <text:p>0.120872</text:p>
          </table:table-cell>
          <table:table-cell office:value-type="float" office:value="0.0944414" calcext:value-type="float">
            <text:p>0.0944414</text:p>
          </table:table-cell>
          <table:table-cell office:value-type="float" office:value="0.32053" calcext:value-type="float">
            <text:p>0.3205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14" calcext:value-type="float">
            <text:p>0.102114</text:p>
          </table:table-cell>
          <table:table-cell office:value-type="float" office:value="0.0949383" calcext:value-type="float">
            <text:p>0.0949383</text:p>
          </table:table-cell>
          <table:table-cell office:value-type="float" office:value="0.323702" calcext:value-type="float">
            <text:p>0.32370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471" calcext:value-type="float">
            <text:p>0.104471</text:p>
          </table:table-cell>
          <table:table-cell office:value-type="float" office:value="0.094706" calcext:value-type="float">
            <text:p>0.094706</text:p>
          </table:table-cell>
          <table:table-cell office:value-type="float" office:value="0.326338" calcext:value-type="float">
            <text:p>0.3263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986" calcext:value-type="float">
            <text:p>0.103986</text:p>
          </table:table-cell>
          <table:table-cell office:value-type="float" office:value="0.092837" calcext:value-type="float">
            <text:p>0.092837</text:p>
          </table:table-cell>
          <table:table-cell office:value-type="float" office:value="0.318658" calcext:value-type="float">
            <text:p>0.3186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0.0952084" calcext:value-type="float">
            <text:p>0.0952084</text:p>
          </table:table-cell>
          <table:table-cell office:value-type="float" office:value="0.310725" calcext:value-type="float">
            <text:p>0.31072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05" calcext:value-type="float">
            <text:p>0.103205</text:p>
          </table:table-cell>
          <table:table-cell office:value-type="float" office:value="0.093627" calcext:value-type="float">
            <text:p>0.093627</text:p>
          </table:table-cell>
          <table:table-cell office:value-type="float" office:value="0.32218" calcext:value-type="float">
            <text:p>0.322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0932116" calcext:value-type="float">
            <text:p>0.0932116</text:p>
          </table:table-cell>
          <table:table-cell office:value-type="float" office:value="0.477414" calcext:value-type="float">
            <text:p>0.4774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25" calcext:value-type="float">
            <text:p>0.100925</text:p>
          </table:table-cell>
          <table:table-cell office:value-type="float" office:value="0.0957205" calcext:value-type="float">
            <text:p>0.0957205</text:p>
          </table:table-cell>
          <table:table-cell office:value-type="float" office:value="0.319914" calcext:value-type="float">
            <text:p>0.3199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184" calcext:value-type="float">
            <text:p>0.103184</text:p>
          </table:table-cell>
          <table:table-cell office:value-type="float" office:value="0.0943449" calcext:value-type="float">
            <text:p>0.0943449</text:p>
          </table:table-cell>
          <table:table-cell office:value-type="float" office:value="0.528814" calcext:value-type="float">
            <text:p>0.5288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586" calcext:value-type="float">
            <text:p>0.102586</text:p>
          </table:table-cell>
          <table:table-cell office:value-type="float" office:value="0.0933434" calcext:value-type="float">
            <text:p>0.0933434</text:p>
          </table:table-cell>
          <table:table-cell office:value-type="float" office:value="0.324403" calcext:value-type="float">
            <text:p>0.32440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646" calcext:value-type="float">
            <text:p>0.103646</text:p>
          </table:table-cell>
          <table:table-cell office:value-type="float" office:value="0.0942131" calcext:value-type="float">
            <text:p>0.0942131</text:p>
          </table:table-cell>
          <table:table-cell office:value-type="float" office:value="0.316089" calcext:value-type="float">
            <text:p>0.31608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789" calcext:value-type="float">
            <text:p>0.103789</text:p>
          </table:table-cell>
          <table:table-cell office:value-type="float" office:value="0.0932855" calcext:value-type="float">
            <text:p>0.0932855</text:p>
          </table:table-cell>
          <table:table-cell office:value-type="float" office:value="0.318041" calcext:value-type="float">
            <text:p>0.31804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684" calcext:value-type="float">
            <text:p>0.100684</text:p>
          </table:table-cell>
          <table:table-cell office:value-type="float" office:value="0.0916321" calcext:value-type="float">
            <text:p>0.0916321</text:p>
          </table:table-cell>
          <table:table-cell office:value-type="float" office:value="0.32391" calcext:value-type="float">
            <text:p>0.3239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059" calcext:value-type="float">
            <text:p>0.101059</text:p>
          </table:table-cell>
          <table:table-cell office:value-type="float" office:value="0.0916896" calcext:value-type="float">
            <text:p>0.0916896</text:p>
          </table:table-cell>
          <table:table-cell office:value-type="float" office:value="0.310528" calcext:value-type="float">
            <text:p>0.31052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83" calcext:value-type="float">
            <text:p>0.100983</text:p>
          </table:table-cell>
          <table:table-cell office:value-type="float" office:value="0.0938241" calcext:value-type="float">
            <text:p>0.0938241</text:p>
          </table:table-cell>
          <table:table-cell office:value-type="float" office:value="0.319549" calcext:value-type="float">
            <text:p>0.31954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47" calcext:value-type="float">
            <text:p>0.100947</text:p>
          </table:table-cell>
          <table:table-cell office:value-type="float" office:value="0.0938686" calcext:value-type="float">
            <text:p>0.0938686</text:p>
          </table:table-cell>
          <table:table-cell office:value-type="float" office:value="0.320638" calcext:value-type="float">
            <text:p>0.3206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008" calcext:value-type="float">
            <text:p>0.101008</text:p>
          </table:table-cell>
          <table:table-cell office:value-type="float" office:value="0.0936512" calcext:value-type="float">
            <text:p>0.0936512</text:p>
          </table:table-cell>
          <table:table-cell office:value-type="float" office:value="0.319476" calcext:value-type="float">
            <text:p>0.31947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36" calcext:value-type="float">
            <text:p>0.10336</text:p>
          </table:table-cell>
          <table:table-cell office:value-type="float" office:value="0.0923739" calcext:value-type="float">
            <text:p>0.0923739</text:p>
          </table:table-cell>
          <table:table-cell office:value-type="float" office:value="0.321427" calcext:value-type="float">
            <text:p>0.3214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09" calcext:value-type="float">
            <text:p>0.102009</text:p>
          </table:table-cell>
          <table:table-cell office:value-type="float" office:value="0.0915796" calcext:value-type="float">
            <text:p>0.0915796</text:p>
          </table:table-cell>
          <table:table-cell office:value-type="float" office:value="0.32384" calcext:value-type="float">
            <text:p>0.323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392" calcext:value-type="float">
            <text:p>0.102392</text:p>
          </table:table-cell>
          <table:table-cell office:value-type="float" office:value="0.0946467" calcext:value-type="float">
            <text:p>0.0946467</text:p>
          </table:table-cell>
          <table:table-cell office:value-type="float" office:value="0.32944" calcext:value-type="float">
            <text:p>0.3294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.145975" calcext:value-type="float">
            <text:p>0.145975</text:p>
          </table:table-cell>
          <table:table-cell office:value-type="float" office:value="0.322443" calcext:value-type="float">
            <text:p>0.32244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29" calcext:value-type="float">
            <text:p>0.100729</text:p>
          </table:table-cell>
          <table:table-cell office:value-type="float" office:value="0.0924763" calcext:value-type="float">
            <text:p>0.0924763</text:p>
          </table:table-cell>
          <table:table-cell office:value-type="float" office:value="0.316582" calcext:value-type="float">
            <text:p>0.31658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7743" calcext:value-type="float">
            <text:p>0.177743</text:p>
          </table:table-cell>
          <table:table-cell office:value-type="float" office:value="0.0929378" calcext:value-type="float">
            <text:p>0.0929378</text:p>
          </table:table-cell>
          <table:table-cell office:value-type="float" office:value="0.449776" calcext:value-type="float">
            <text:p>0.44977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44" calcext:value-type="float">
            <text:p>0.101544</text:p>
          </table:table-cell>
          <table:table-cell office:value-type="float" office:value="0.0931923" calcext:value-type="float">
            <text:p>0.0931923</text:p>
          </table:table-cell>
          <table:table-cell office:value-type="float" office:value="0.313204" calcext:value-type="float">
            <text:p>0.31320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09" calcext:value-type="float">
            <text:p>0.100809</text:p>
          </table:table-cell>
          <table:table-cell office:value-type="float" office:value="0.0936014" calcext:value-type="float">
            <text:p>0.0936014</text:p>
          </table:table-cell>
          <table:table-cell office:value-type="float" office:value="0.316294" calcext:value-type="float">
            <text:p>0.31629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45" calcext:value-type="float">
            <text:p>0.102945</text:p>
          </table:table-cell>
          <table:table-cell office:value-type="float" office:value="0.0955364" calcext:value-type="float">
            <text:p>0.0955364</text:p>
          </table:table-cell>
          <table:table-cell office:value-type="float" office:value="0.318946" calcext:value-type="float">
            <text:p>0.31894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163" calcext:value-type="float">
            <text:p>0.103163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324819" calcext:value-type="float">
            <text:p>0.3248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126" calcext:value-type="float">
            <text:p>0.101126</text:p>
          </table:table-cell>
          <table:table-cell office:value-type="float" office:value="0.0933595" calcext:value-type="float">
            <text:p>0.0933595</text:p>
          </table:table-cell>
          <table:table-cell office:value-type="float" office:value="0.324013" calcext:value-type="float">
            <text:p>0.32401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0957045" calcext:value-type="float">
            <text:p>0.0957045</text:p>
          </table:table-cell>
          <table:table-cell office:value-type="float" office:value="0.315931" calcext:value-type="float">
            <text:p>0.31593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64" calcext:value-type="float">
            <text:p>0.102164</text:p>
          </table:table-cell>
          <table:table-cell office:value-type="float" office:value="0.0925266" calcext:value-type="float">
            <text:p>0.0925266</text:p>
          </table:table-cell>
          <table:table-cell office:value-type="float" office:value="0.30974" calcext:value-type="float">
            <text:p>0.3097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712" calcext:value-type="float">
            <text:p>0.103712</text:p>
          </table:table-cell>
          <table:table-cell office:value-type="float" office:value="0.0948657" calcext:value-type="float">
            <text:p>0.0948657</text:p>
          </table:table-cell>
          <table:table-cell office:value-type="float" office:value="0.324539" calcext:value-type="float">
            <text:p>0.32453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27" calcext:value-type="float">
            <text:p>0.101527</text:p>
          </table:table-cell>
          <table:table-cell office:value-type="float" office:value="0.093836" calcext:value-type="float">
            <text:p>0.093836</text:p>
          </table:table-cell>
          <table:table-cell office:value-type="float" office:value="0.324128" calcext:value-type="float">
            <text:p>0.32412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576" calcext:value-type="float">
            <text:p>0.102576</text:p>
          </table:table-cell>
          <table:table-cell office:value-type="float" office:value="0.0939763" calcext:value-type="float">
            <text:p>0.0939763</text:p>
          </table:table-cell>
          <table:table-cell office:value-type="float" office:value="0.335298" calcext:value-type="float">
            <text:p>0.33529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9729" calcext:value-type="float">
            <text:p>0.099729</text:p>
          </table:table-cell>
          <table:table-cell office:value-type="float" office:value="0.0961217" calcext:value-type="float">
            <text:p>0.0961217</text:p>
          </table:table-cell>
          <table:table-cell office:value-type="float" office:value="0.313357" calcext:value-type="float">
            <text:p>0.31335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940716" calcext:value-type="float">
            <text:p>0.0940716</text:p>
          </table:table-cell>
          <table:table-cell office:value-type="float" office:value="0.318959" calcext:value-type="float">
            <text:p>0.31895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25" calcext:value-type="float">
            <text:p>0.102025</text:p>
          </table:table-cell>
          <table:table-cell office:value-type="float" office:value="0.0939072" calcext:value-type="float">
            <text:p>0.0939072</text:p>
          </table:table-cell>
          <table:table-cell office:value-type="float" office:value="0.308108" calcext:value-type="float">
            <text:p>0.30810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47" calcext:value-type="float">
            <text:p>0.101947</text:p>
          </table:table-cell>
          <table:table-cell office:value-type="float" office:value="0.0931597" calcext:value-type="float">
            <text:p>0.0931597</text:p>
          </table:table-cell>
          <table:table-cell office:value-type="float" office:value="0.312828" calcext:value-type="float">
            <text:p>0.31282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0.0963613" calcext:value-type="float">
            <text:p>0.0963613</text:p>
          </table:table-cell>
          <table:table-cell office:value-type="float" office:value="0.325683" calcext:value-type="float">
            <text:p>0.32568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229" calcext:value-type="float">
            <text:p>0.102229</text:p>
          </table:table-cell>
          <table:table-cell office:value-type="float" office:value="0.0924225" calcext:value-type="float">
            <text:p>0.0924225</text:p>
          </table:table-cell>
          <table:table-cell office:value-type="float" office:value="0.317626" calcext:value-type="float">
            <text:p>0.31762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14" calcext:value-type="float">
            <text:p>0.102714</text:p>
          </table:table-cell>
          <table:table-cell office:value-type="float" office:value="0.0921686" calcext:value-type="float">
            <text:p>0.0921686</text:p>
          </table:table-cell>
          <table:table-cell office:value-type="float" office:value="0.316085" calcext:value-type="float">
            <text:p>0.3160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91" calcext:value-type="float">
            <text:p>0.102991</text:p>
          </table:table-cell>
          <table:table-cell office:value-type="float" office:value="0.0935586" calcext:value-type="float">
            <text:p>0.0935586</text:p>
          </table:table-cell>
          <table:table-cell office:value-type="float" office:value="0.326302" calcext:value-type="float">
            <text:p>0.32630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3" calcext:value-type="float">
            <text:p>0.10273</text:p>
          </table:table-cell>
          <table:table-cell office:value-type="float" office:value="0.0947267" calcext:value-type="float">
            <text:p>0.0947267</text:p>
          </table:table-cell>
          <table:table-cell office:value-type="float" office:value="0.322884" calcext:value-type="float">
            <text:p>0.3228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129" calcext:value-type="float">
            <text:p>0.101129</text:p>
          </table:table-cell>
          <table:table-cell office:value-type="float" office:value="0.0940034" calcext:value-type="float">
            <text:p>0.0940034</text:p>
          </table:table-cell>
          <table:table-cell office:value-type="float" office:value="0.316813" calcext:value-type="float">
            <text:p>0.31681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706" calcext:value-type="float">
            <text:p>0.101706</text:p>
          </table:table-cell>
          <table:table-cell office:value-type="float" office:value="0.0925093" calcext:value-type="float">
            <text:p>0.0925093</text:p>
          </table:table-cell>
          <table:table-cell office:value-type="float" office:value="0.316836" calcext:value-type="float">
            <text:p>0.31683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0932944" calcext:value-type="float">
            <text:p>0.0932944</text:p>
          </table:table-cell>
          <table:table-cell office:value-type="float" office:value="0.316327" calcext:value-type="float">
            <text:p>0.3163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62" calcext:value-type="float">
            <text:p>0.103262</text:p>
          </table:table-cell>
          <table:table-cell office:value-type="float" office:value="0.0961485" calcext:value-type="float">
            <text:p>0.0961485</text:p>
          </table:table-cell>
          <table:table-cell office:value-type="float" office:value="0.326385" calcext:value-type="float">
            <text:p>0.3263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7" calcext:value-type="float">
            <text:p>0.10217</text:p>
          </table:table-cell>
          <table:table-cell office:value-type="float" office:value="0.0953317" calcext:value-type="float">
            <text:p>0.0953317</text:p>
          </table:table-cell>
          <table:table-cell office:value-type="float" office:value="0.319717" calcext:value-type="float">
            <text:p>0.31971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91" calcext:value-type="float">
            <text:p>0.103091</text:p>
          </table:table-cell>
          <table:table-cell office:value-type="float" office:value="0.0918153" calcext:value-type="float">
            <text:p>0.0918153</text:p>
          </table:table-cell>
          <table:table-cell office:value-type="float" office:value="0.316751" calcext:value-type="float">
            <text:p>0.3167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91" calcext:value-type="float">
            <text:p>0.102891</text:p>
          </table:table-cell>
          <table:table-cell office:value-type="float" office:value="0.0923188" calcext:value-type="float">
            <text:p>0.0923188</text:p>
          </table:table-cell>
          <table:table-cell office:value-type="float" office:value="0.324365" calcext:value-type="float">
            <text:p>0.32436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514" calcext:value-type="float">
            <text:p>0.104514</text:p>
          </table:table-cell>
          <table:table-cell office:value-type="float" office:value="0.0932158" calcext:value-type="float">
            <text:p>0.0932158</text:p>
          </table:table-cell>
          <table:table-cell office:value-type="float" office:value="0.312879" calcext:value-type="float">
            <text:p>0.31287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0926401" calcext:value-type="float">
            <text:p>0.0926401</text:p>
          </table:table-cell>
          <table:table-cell office:value-type="float" office:value="0.325448" calcext:value-type="float">
            <text:p>0.32544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46" calcext:value-type="float">
            <text:p>0.103046</text:p>
          </table:table-cell>
          <table:table-cell office:value-type="float" office:value="0.0927272" calcext:value-type="float">
            <text:p>0.0927272</text:p>
          </table:table-cell>
          <table:table-cell office:value-type="float" office:value="0.324354" calcext:value-type="float">
            <text:p>0.3243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0939118" calcext:value-type="float">
            <text:p>0.0939118</text:p>
          </table:table-cell>
          <table:table-cell office:value-type="float" office:value="0.315562" calcext:value-type="float">
            <text:p>0.3155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54207" calcext:value-type="float">
            <text:p>0.154207</text:p>
          </table:table-cell>
          <table:table-cell office:value-type="float" office:value="0.0932524" calcext:value-type="float">
            <text:p>0.0932524</text:p>
          </table:table-cell>
          <table:table-cell office:value-type="float" office:value="0.315445" calcext:value-type="float">
            <text:p>0.3154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0925002" calcext:value-type="float">
            <text:p>0.0925002</text:p>
          </table:table-cell>
          <table:table-cell office:value-type="float" office:value="0.318363" calcext:value-type="float">
            <text:p>0.31836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0940938" calcext:value-type="float">
            <text:p>0.0940938</text:p>
          </table:table-cell>
          <table:table-cell office:value-type="float" office:value="0.332188" calcext:value-type="float">
            <text:p>0.33218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829" calcext:value-type="float">
            <text:p>0.101829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324452" calcext:value-type="float">
            <text:p>0.3244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6" calcext:value-type="float">
            <text:p>0.10276</text:p>
          </table:table-cell>
          <table:table-cell office:value-type="float" office:value="0.0964553" calcext:value-type="float">
            <text:p>0.0964553</text:p>
          </table:table-cell>
          <table:table-cell office:value-type="float" office:value="0.340692" calcext:value-type="float">
            <text:p>0.34069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625" calcext:value-type="float">
            <text:p>0.100625</text:p>
          </table:table-cell>
          <table:table-cell office:value-type="float" office:value="0.0921345" calcext:value-type="float">
            <text:p>0.0921345</text:p>
          </table:table-cell>
          <table:table-cell office:value-type="float" office:value="0.324121" calcext:value-type="float">
            <text:p>0.32412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73" calcext:value-type="float">
            <text:p>0.102773</text:p>
          </table:table-cell>
          <table:table-cell office:value-type="float" office:value="0.0935461" calcext:value-type="float">
            <text:p>0.0935461</text:p>
          </table:table-cell>
          <table:table-cell office:value-type="float" office:value="0.323483" calcext:value-type="float">
            <text:p>0.32348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769" calcext:value-type="float">
            <text:p>0.101769</text:p>
          </table:table-cell>
          <table:table-cell office:value-type="float" office:value="0.095243" calcext:value-type="float">
            <text:p>0.095243</text:p>
          </table:table-cell>
          <table:table-cell office:value-type="float" office:value="0.316411" calcext:value-type="float">
            <text:p>0.3164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24" calcext:value-type="float">
            <text:p>0.100724</text:p>
          </table:table-cell>
          <table:table-cell office:value-type="float" office:value="0.0923502" calcext:value-type="float">
            <text:p>0.0923502</text:p>
          </table:table-cell>
          <table:table-cell office:value-type="float" office:value="0.324493" calcext:value-type="float">
            <text:p>0.32449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61361" calcext:value-type="float">
            <text:p>0.161361</text:p>
          </table:table-cell>
          <table:table-cell office:value-type="float" office:value="0.0926343" calcext:value-type="float">
            <text:p>0.0926343</text:p>
          </table:table-cell>
          <table:table-cell office:value-type="float" office:value="0.52611" calcext:value-type="float">
            <text:p>0.526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79" calcext:value-type="float">
            <text:p>0.100779</text:p>
          </table:table-cell>
          <table:table-cell office:value-type="float" office:value="0.092858" calcext:value-type="float">
            <text:p>0.092858</text:p>
          </table:table-cell>
          <table:table-cell office:value-type="float" office:value="0.315712" calcext:value-type="float">
            <text:p>0.31571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952634" calcext:value-type="float">
            <text:p>0.0952634</text:p>
          </table:table-cell>
          <table:table-cell office:value-type="float" office:value="0.31102" calcext:value-type="float">
            <text:p>0.3110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29" calcext:value-type="float">
            <text:p>0.101529</text:p>
          </table:table-cell>
          <table:table-cell office:value-type="float" office:value="0.0945342" calcext:value-type="float">
            <text:p>0.0945342</text:p>
          </table:table-cell>
          <table:table-cell office:value-type="float" office:value="0.318562" calcext:value-type="float">
            <text:p>0.3185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97" calcext:value-type="float">
            <text:p>0.101397</text:p>
          </table:table-cell>
          <table:table-cell office:value-type="float" office:value="0.0947646" calcext:value-type="float">
            <text:p>0.0947646</text:p>
          </table:table-cell>
          <table:table-cell office:value-type="float" office:value="0.326252" calcext:value-type="float">
            <text:p>0.3262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937023" calcext:value-type="float">
            <text:p>0.0937023</text:p>
          </table:table-cell>
          <table:table-cell office:value-type="float" office:value="0.317281" calcext:value-type="float">
            <text:p>0.31728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635" calcext:value-type="float">
            <text:p>0.100635</text:p>
          </table:table-cell>
          <table:table-cell office:value-type="float" office:value="0.0976739" calcext:value-type="float">
            <text:p>0.0976739</text:p>
          </table:table-cell>
          <table:table-cell office:value-type="float" office:value="0.31416" calcext:value-type="float">
            <text:p>0.314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128" calcext:value-type="float">
            <text:p>0.101128</text:p>
          </table:table-cell>
          <table:table-cell office:value-type="float" office:value="0.0927205" calcext:value-type="float">
            <text:p>0.0927205</text:p>
          </table:table-cell>
          <table:table-cell office:value-type="float" office:value="0.314954" calcext:value-type="float">
            <text:p>0.3149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687" calcext:value-type="float">
            <text:p>0.100687</text:p>
          </table:table-cell>
          <table:table-cell office:value-type="float" office:value="0.0927771" calcext:value-type="float">
            <text:p>0.0927771</text:p>
          </table:table-cell>
          <table:table-cell office:value-type="float" office:value="0.317198" calcext:value-type="float">
            <text:p>0.31719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14" calcext:value-type="float">
            <text:p>0.101314</text:p>
          </table:table-cell>
          <table:table-cell office:value-type="float" office:value="0.0940427" calcext:value-type="float">
            <text:p>0.0940427</text:p>
          </table:table-cell>
          <table:table-cell office:value-type="float" office:value="0.31717" calcext:value-type="float">
            <text:p>0.3171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35" calcext:value-type="float">
            <text:p>0.101935</text:p>
          </table:table-cell>
          <table:table-cell office:value-type="float" office:value="0.091221" calcext:value-type="float">
            <text:p>0.091221</text:p>
          </table:table-cell>
          <table:table-cell office:value-type="float" office:value="0.313623" calcext:value-type="float">
            <text:p>0.31362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0.0951636" calcext:value-type="float">
            <text:p>0.0951636</text:p>
          </table:table-cell>
          <table:table-cell office:value-type="float" office:value="0.322431" calcext:value-type="float">
            <text:p>0.32243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9" calcext:value-type="float">
            <text:p>0.10089</text:p>
          </table:table-cell>
          <table:table-cell office:value-type="float" office:value="0.0915264" calcext:value-type="float">
            <text:p>0.0915264</text:p>
          </table:table-cell>
          <table:table-cell office:value-type="float" office:value="0.327058" calcext:value-type="float">
            <text:p>0.3270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37" calcext:value-type="float">
            <text:p>0.100837</text:p>
          </table:table-cell>
          <table:table-cell office:value-type="float" office:value="0.0913796" calcext:value-type="float">
            <text:p>0.0913796</text:p>
          </table:table-cell>
          <table:table-cell office:value-type="float" office:value="0.325237" calcext:value-type="float">
            <text:p>0.32523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0942657" calcext:value-type="float">
            <text:p>0.0942657</text:p>
          </table:table-cell>
          <table:table-cell office:value-type="float" office:value="0.326086" calcext:value-type="float">
            <text:p>0.32608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0936656" calcext:value-type="float">
            <text:p>0.0936656</text:p>
          </table:table-cell>
          <table:table-cell office:value-type="float" office:value="0.323199" calcext:value-type="float">
            <text:p>0.32319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86582" calcext:value-type="float">
            <text:p>0.0986582</text:p>
          </table:table-cell>
          <table:table-cell office:value-type="float" office:value="0.0923593" calcext:value-type="float">
            <text:p>0.0923593</text:p>
          </table:table-cell>
          <table:table-cell office:value-type="float" office:value="0.310128" calcext:value-type="float">
            <text:p>0.3101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C2:.C151])" office:value-type="float" office:value="0.1020255" calcext:value-type="float">
            <text:p>0.1020255</text:p>
          </table:table-cell>
          <table:table-cell table:formula="of:=MEDIAN([.D2:.D151])" office:value-type="float" office:value="0.0942169" calcext:value-type="float">
            <text:p>0.0942169</text:p>
          </table:table-cell>
          <table:table-cell table:formula="of:=MEDIAN([.E2:.E151])" office:value-type="float" office:value="0.3194765" calcext:value-type="float">
            <text:p>0.3194765</text:p>
          </table:table-cell>
        </table:table-row>
      </table:table>
      <table:table table:name="Goo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237" calcext:value-type="float">
            <text:p>0.168237</text:p>
          </table:table-cell>
          <table:table-cell office:value-type="float" office:value="0.110301" calcext:value-type="float">
            <text:p>0.110301</text:p>
          </table:table-cell>
          <table:table-cell office:value-type="float" office:value="0.636623" calcext:value-type="float">
            <text:p>0.6366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0753" calcext:value-type="float">
            <text:p>0.170753</text:p>
          </table:table-cell>
          <table:table-cell office:value-type="float" office:value="0.11788" calcext:value-type="float">
            <text:p>0.11788</text:p>
          </table:table-cell>
          <table:table-cell office:value-type="float" office:value="0.681895" calcext:value-type="float">
            <text:p>0.6818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505" calcext:value-type="float">
            <text:p>0.177505</text:p>
          </table:table-cell>
          <table:table-cell office:value-type="float" office:value="0.191783" calcext:value-type="float">
            <text:p>0.191783</text:p>
          </table:table-cell>
          <table:table-cell office:value-type="float" office:value="0.694037" calcext:value-type="float">
            <text:p>0.6940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816" calcext:value-type="float">
            <text:p>0.176816</text:p>
          </table:table-cell>
          <table:table-cell office:value-type="float" office:value="0.188295" calcext:value-type="float">
            <text:p>0.188295</text:p>
          </table:table-cell>
          <table:table-cell office:value-type="float" office:value="0.672345" calcext:value-type="float">
            <text:p>0.6723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506" calcext:value-type="float">
            <text:p>0.189506</text:p>
          </table:table-cell>
          <table:table-cell office:value-type="float" office:value="0.186302" calcext:value-type="float">
            <text:p>0.186302</text:p>
          </table:table-cell>
          <table:table-cell office:value-type="float" office:value="0.449298" calcext:value-type="float">
            <text:p>0.449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79" calcext:value-type="float">
            <text:p>0.189379</text:p>
          </table:table-cell>
          <table:table-cell office:value-type="float" office:value="0.184695" calcext:value-type="float">
            <text:p>0.184695</text:p>
          </table:table-cell>
          <table:table-cell office:value-type="float" office:value="0.470914" calcext:value-type="float">
            <text:p>0.4709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64" calcext:value-type="float">
            <text:p>0.187964</text:p>
          </table:table-cell>
          <table:table-cell office:value-type="float" office:value="0.183941" calcext:value-type="float">
            <text:p>0.183941</text:p>
          </table:table-cell>
          <table:table-cell office:value-type="float" office:value="0.682648" calcext:value-type="float">
            <text:p>0.6826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1613" calcext:value-type="float">
            <text:p>0.171613</text:p>
          </table:table-cell>
          <table:table-cell office:value-type="float" office:value="0.188612" calcext:value-type="float">
            <text:p>0.188612</text:p>
          </table:table-cell>
          <table:table-cell office:value-type="float" office:value="0.441019" calcext:value-type="float">
            <text:p>0.4410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778" calcext:value-type="float">
            <text:p>0.193778</text:p>
          </table:table-cell>
          <table:table-cell office:value-type="float" office:value="0.178749" calcext:value-type="float">
            <text:p>0.178749</text:p>
          </table:table-cell>
          <table:table-cell office:value-type="float" office:value="0.622766" calcext:value-type="float">
            <text:p>0.6227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0.116969" calcext:value-type="float">
            <text:p>0.116969</text:p>
          </table:table-cell>
          <table:table-cell office:value-type="float" office:value="0.680035" calcext:value-type="float">
            <text:p>0.6800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514" calcext:value-type="float">
            <text:p>0.124514</text:p>
          </table:table-cell>
          <table:table-cell office:value-type="float" office:value="0.185113" calcext:value-type="float">
            <text:p>0.185113</text:p>
          </table:table-cell>
          <table:table-cell office:value-type="float" office:value="0.422535" calcext:value-type="float">
            <text:p>0.4225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98" calcext:value-type="float">
            <text:p>0.187998</text:p>
          </table:table-cell>
          <table:table-cell office:value-type="float" office:value="0.198084" calcext:value-type="float">
            <text:p>0.198084</text:p>
          </table:table-cell>
          <table:table-cell office:value-type="float" office:value="0.695812" calcext:value-type="float">
            <text:p>0.6958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216" calcext:value-type="float">
            <text:p>0.177216</text:p>
          </table:table-cell>
          <table:table-cell office:value-type="float" office:value="0.187565" calcext:value-type="float">
            <text:p>0.187565</text:p>
          </table:table-cell>
          <table:table-cell office:value-type="float" office:value="0.71124" calcext:value-type="float">
            <text:p>0.711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62" calcext:value-type="float">
            <text:p>0.203562</text:p>
          </table:table-cell>
          <table:table-cell office:value-type="float" office:value="0.174927" calcext:value-type="float">
            <text:p>0.174927</text:p>
          </table:table-cell>
          <table:table-cell office:value-type="float" office:value="0.700368" calcext:value-type="float">
            <text:p>0.7003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93" calcext:value-type="float">
            <text:p>0.201493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516198" calcext:value-type="float">
            <text:p>0.5161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594" calcext:value-type="float">
            <text:p>0.154594</text:p>
          </table:table-cell>
          <table:table-cell office:value-type="float" office:value="0.187374" calcext:value-type="float">
            <text:p>0.187374</text:p>
          </table:table-cell>
          <table:table-cell office:value-type="float" office:value="0.465051" calcext:value-type="float">
            <text:p>0.4650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145" calcext:value-type="float">
            <text:p>0.198145</text:p>
          </table:table-cell>
          <table:table-cell office:value-type="float" office:value="0.195017" calcext:value-type="float">
            <text:p>0.195017</text:p>
          </table:table-cell>
          <table:table-cell office:value-type="float" office:value="0.693532" calcext:value-type="float">
            <text:p>0.693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72" calcext:value-type="float">
            <text:p>0.206372</text:p>
          </table:table-cell>
          <table:table-cell office:value-type="float" office:value="0.194994" calcext:value-type="float">
            <text:p>0.194994</text:p>
          </table:table-cell>
          <table:table-cell office:value-type="float" office:value="0.681333" calcext:value-type="float">
            <text:p>0.6813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193" calcext:value-type="float">
            <text:p>0.120193</text:p>
          </table:table-cell>
          <table:table-cell office:value-type="float" office:value="0.193895" calcext:value-type="float">
            <text:p>0.193895</text:p>
          </table:table-cell>
          <table:table-cell office:value-type="float" office:value="0.664652" calcext:value-type="float">
            <text:p>0.6646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117" calcext:value-type="float">
            <text:p>0.192117</text:p>
          </table:table-cell>
          <table:table-cell office:value-type="float" office:value="0.195057" calcext:value-type="float">
            <text:p>0.195057</text:p>
          </table:table-cell>
          <table:table-cell office:value-type="float" office:value="0.562857" calcext:value-type="float">
            <text:p>0.5628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218" calcext:value-type="float">
            <text:p>0.181218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678245" calcext:value-type="float">
            <text:p>0.6782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338" calcext:value-type="float">
            <text:p>0.186338</text:p>
          </table:table-cell>
          <table:table-cell office:value-type="float" office:value="0.191245" calcext:value-type="float">
            <text:p>0.191245</text:p>
          </table:table-cell>
          <table:table-cell office:value-type="float" office:value="0.441936" calcext:value-type="float">
            <text:p>0.4419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6789" calcext:value-type="float">
            <text:p>0.116789</text:p>
          </table:table-cell>
          <table:table-cell office:value-type="float" office:value="0.19554" calcext:value-type="float">
            <text:p>0.19554</text:p>
          </table:table-cell>
          <table:table-cell office:value-type="float" office:value="0.720033" calcext:value-type="float">
            <text:p>0.7200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632" calcext:value-type="float">
            <text:p>0.182632</text:p>
          </table:table-cell>
          <table:table-cell office:value-type="float" office:value="0.199786" calcext:value-type="float">
            <text:p>0.199786</text:p>
          </table:table-cell>
          <table:table-cell office:value-type="float" office:value="0.679749" calcext:value-type="float">
            <text:p>0.679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0.198321" calcext:value-type="float">
            <text:p>0.198321</text:p>
          </table:table-cell>
          <table:table-cell office:value-type="float" office:value="0.665759" calcext:value-type="float">
            <text:p>0.6657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547" calcext:value-type="float">
            <text:p>0.198547</text:p>
          </table:table-cell>
          <table:table-cell office:value-type="float" office:value="0.183951" calcext:value-type="float">
            <text:p>0.183951</text:p>
          </table:table-cell>
          <table:table-cell office:value-type="float" office:value="0.65952" calcext:value-type="float">
            <text:p>0.659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185" calcext:value-type="float">
            <text:p>0.194185</text:p>
          </table:table-cell>
          <table:table-cell office:value-type="float" office:value="0.114045" calcext:value-type="float">
            <text:p>0.114045</text:p>
          </table:table-cell>
          <table:table-cell office:value-type="float" office:value="0.690988" calcext:value-type="float">
            <text:p>0.6909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484" calcext:value-type="float">
            <text:p>0.168484</text:p>
          </table:table-cell>
          <table:table-cell office:value-type="float" office:value="0.190286" calcext:value-type="float">
            <text:p>0.190286</text:p>
          </table:table-cell>
          <table:table-cell office:value-type="float" office:value="0.67895" calcext:value-type="float">
            <text:p>0.678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466" calcext:value-type="float">
            <text:p>0.119466</text:p>
          </table:table-cell>
          <table:table-cell office:value-type="float" office:value="0.126449" calcext:value-type="float">
            <text:p>0.126449</text:p>
          </table:table-cell>
          <table:table-cell office:value-type="float" office:value="0.696266" calcext:value-type="float">
            <text:p>0.6962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4666" calcext:value-type="float">
            <text:p>0.174666</text:p>
          </table:table-cell>
          <table:table-cell office:value-type="float" office:value="0.158755" calcext:value-type="float">
            <text:p>0.158755</text:p>
          </table:table-cell>
          <table:table-cell office:value-type="float" office:value="0.659532" calcext:value-type="float">
            <text:p>0.659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695" calcext:value-type="float">
            <text:p>0.214695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0.699487" calcext:value-type="float">
            <text:p>0.6994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89" calcext:value-type="float">
            <text:p>0.200989</text:p>
          </table:table-cell>
          <table:table-cell office:value-type="float" office:value="0.192881" calcext:value-type="float">
            <text:p>0.192881</text:p>
          </table:table-cell>
          <table:table-cell office:value-type="float" office:value="0.46129" calcext:value-type="float">
            <text:p>0.461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315" calcext:value-type="float">
            <text:p>0.128315</text:p>
          </table:table-cell>
          <table:table-cell office:value-type="float" office:value="0.181272" calcext:value-type="float">
            <text:p>0.181272</text:p>
          </table:table-cell>
          <table:table-cell office:value-type="float" office:value="0.703749" calcext:value-type="float">
            <text:p>0.703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95634" calcext:value-type="float">
            <text:p>0.195634</text:p>
          </table:table-cell>
          <table:table-cell office:value-type="float" office:value="0.684909" calcext:value-type="float">
            <text:p>0.6849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215" calcext:value-type="float">
            <text:p>0.136215</text:p>
          </table:table-cell>
          <table:table-cell office:value-type="float" office:value="0.114966" calcext:value-type="float">
            <text:p>0.114966</text:p>
          </table:table-cell>
          <table:table-cell office:value-type="float" office:value="0.698403" calcext:value-type="float">
            <text:p>0.6984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732" calcext:value-type="float">
            <text:p>0.198732</text:p>
          </table:table-cell>
          <table:table-cell office:value-type="float" office:value="0.186167" calcext:value-type="float">
            <text:p>0.186167</text:p>
          </table:table-cell>
          <table:table-cell office:value-type="float" office:value="0.800839" calcext:value-type="float">
            <text:p>0.8008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5647" calcext:value-type="float">
            <text:p>0.165647</text:p>
          </table:table-cell>
          <table:table-cell office:value-type="float" office:value="0.188543" calcext:value-type="float">
            <text:p>0.188543</text:p>
          </table:table-cell>
          <table:table-cell office:value-type="float" office:value="0.433916" calcext:value-type="float">
            <text:p>0.4339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365" calcext:value-type="float">
            <text:p>0.184365</text:p>
          </table:table-cell>
          <table:table-cell office:value-type="float" office:value="0.123744" calcext:value-type="float">
            <text:p>0.123744</text:p>
          </table:table-cell>
          <table:table-cell office:value-type="float" office:value="0.665021" calcext:value-type="float">
            <text:p>0.6650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7881" calcext:value-type="float">
            <text:p>0.237881</text:p>
          </table:table-cell>
          <table:table-cell office:value-type="float" office:value="0.117456" calcext:value-type="float">
            <text:p>0.117456</text:p>
          </table:table-cell>
          <table:table-cell office:value-type="float" office:value="0.429266" calcext:value-type="float">
            <text:p>0.4292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639" calcext:value-type="float">
            <text:p>0.117639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0.702028" calcext:value-type="float">
            <text:p>0.702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756" calcext:value-type="float">
            <text:p>0.181756</text:p>
          </table:table-cell>
          <table:table-cell office:value-type="float" office:value="0.191315" calcext:value-type="float">
            <text:p>0.191315</text:p>
          </table:table-cell>
          <table:table-cell office:value-type="float" office:value="0.452945" calcext:value-type="float">
            <text:p>0.452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318" calcext:value-type="float">
            <text:p>0.197318</text:p>
          </table:table-cell>
          <table:table-cell office:value-type="float" office:value="0.199729" calcext:value-type="float">
            <text:p>0.199729</text:p>
          </table:table-cell>
          <table:table-cell office:value-type="float" office:value="0.684095" calcext:value-type="float">
            <text:p>0.6840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071" calcext:value-type="float">
            <text:p>0.196071</text:p>
          </table:table-cell>
          <table:table-cell office:value-type="float" office:value="0.186642" calcext:value-type="float">
            <text:p>0.186642</text:p>
          </table:table-cell>
          <table:table-cell office:value-type="float" office:value="0.690153" calcext:value-type="float">
            <text:p>0.6901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919" calcext:value-type="float">
            <text:p>0.194919</text:p>
          </table:table-cell>
          <table:table-cell office:value-type="float" office:value="0.216051" calcext:value-type="float">
            <text:p>0.216051</text:p>
          </table:table-cell>
          <table:table-cell office:value-type="float" office:value="0.691628" calcext:value-type="float">
            <text:p>0.691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42" calcext:value-type="float">
            <text:p>0.200542</text:p>
          </table:table-cell>
          <table:table-cell office:value-type="float" office:value="0.185798" calcext:value-type="float">
            <text:p>0.185798</text:p>
          </table:table-cell>
          <table:table-cell office:value-type="float" office:value="0.679853" calcext:value-type="float">
            <text:p>0.6798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84" calcext:value-type="float">
            <text:p>0.203284</text:p>
          </table:table-cell>
          <table:table-cell office:value-type="float" office:value="0.114883" calcext:value-type="float">
            <text:p>0.114883</text:p>
          </table:table-cell>
          <table:table-cell office:value-type="float" office:value="0.701785" calcext:value-type="float">
            <text:p>0.7017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14" calcext:value-type="float">
            <text:p>0.200514</text:p>
          </table:table-cell>
          <table:table-cell office:value-type="float" office:value="0.170091" calcext:value-type="float">
            <text:p>0.170091</text:p>
          </table:table-cell>
          <table:table-cell office:value-type="float" office:value="0.737924" calcext:value-type="float">
            <text:p>0.737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993" calcext:value-type="float">
            <text:p>0.199993</text:p>
          </table:table-cell>
          <table:table-cell office:value-type="float" office:value="0.173011" calcext:value-type="float">
            <text:p>0.173011</text:p>
          </table:table-cell>
          <table:table-cell office:value-type="float" office:value="0.711132" calcext:value-type="float">
            <text:p>0.7111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123" calcext:value-type="float">
            <text:p>0.204123</text:p>
          </table:table-cell>
          <table:table-cell office:value-type="float" office:value="0.187944" calcext:value-type="float">
            <text:p>0.187944</text:p>
          </table:table-cell>
          <table:table-cell office:value-type="float" office:value="0.552671" calcext:value-type="float">
            <text:p>0.5526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90724" calcext:value-type="float">
            <text:p>0.190724</text:p>
          </table:table-cell>
          <table:table-cell office:value-type="float" office:value="0.696039" calcext:value-type="float">
            <text:p>0.696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339" calcext:value-type="float">
            <text:p>0.183339</text:p>
          </table:table-cell>
          <table:table-cell office:value-type="float" office:value="0.12202" calcext:value-type="float">
            <text:p>0.12202</text:p>
          </table:table-cell>
          <table:table-cell office:value-type="float" office:value="0.673504" calcext:value-type="float">
            <text:p>0.6735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975" calcext:value-type="float">
            <text:p>0.185975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660911" calcext:value-type="float">
            <text:p>0.6609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0.180147" calcext:value-type="float">
            <text:p>0.180147</text:p>
          </table:table-cell>
          <table:table-cell office:value-type="float" office:value="0.683165" calcext:value-type="float">
            <text:p>0.6831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84" calcext:value-type="float">
            <text:p>0.207584</text:p>
          </table:table-cell>
          <table:table-cell office:value-type="float" office:value="0.197955" calcext:value-type="float">
            <text:p>0.197955</text:p>
          </table:table-cell>
          <table:table-cell office:value-type="float" office:value="0.694859" calcext:value-type="float">
            <text:p>0.6948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731" calcext:value-type="float">
            <text:p>0.117731</text:p>
          </table:table-cell>
          <table:table-cell office:value-type="float" office:value="0.183497" calcext:value-type="float">
            <text:p>0.183497</text:p>
          </table:table-cell>
          <table:table-cell office:value-type="float" office:value="0.711072" calcext:value-type="float">
            <text:p>0.7110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41" calcext:value-type="float">
            <text:p>0.18341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0.677039" calcext:value-type="float">
            <text:p>0.677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406" calcext:value-type="float">
            <text:p>0.188406</text:p>
          </table:table-cell>
          <table:table-cell office:value-type="float" office:value="0.191444" calcext:value-type="float">
            <text:p>0.191444</text:p>
          </table:table-cell>
          <table:table-cell office:value-type="float" office:value="0.683325" calcext:value-type="float">
            <text:p>0.6833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411" calcext:value-type="float">
            <text:p>0.188411</text:p>
          </table:table-cell>
          <table:table-cell office:value-type="float" office:value="0.169912" calcext:value-type="float">
            <text:p>0.169912</text:p>
          </table:table-cell>
          <table:table-cell office:value-type="float" office:value="0.69997" calcext:value-type="float">
            <text:p>0.699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715" calcext:value-type="float">
            <text:p>0.177715</text:p>
          </table:table-cell>
          <table:table-cell office:value-type="float" office:value="0.179874" calcext:value-type="float">
            <text:p>0.179874</text:p>
          </table:table-cell>
          <table:table-cell office:value-type="float" office:value="0.668671" calcext:value-type="float">
            <text:p>0.6686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003" calcext:value-type="float">
            <text:p>0.118003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0.599171" calcext:value-type="float">
            <text:p>0.5991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515" calcext:value-type="float">
            <text:p>0.187515</text:p>
          </table:table-cell>
          <table:table-cell office:value-type="float" office:value="0.117098" calcext:value-type="float">
            <text:p>0.117098</text:p>
          </table:table-cell>
          <table:table-cell office:value-type="float" office:value="0.767315" calcext:value-type="float">
            <text:p>0.7673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575" calcext:value-type="float">
            <text:p>0.184575</text:p>
          </table:table-cell>
          <table:table-cell office:value-type="float" office:value="0.19071" calcext:value-type="float">
            <text:p>0.19071</text:p>
          </table:table-cell>
          <table:table-cell office:value-type="float" office:value="0.685075" calcext:value-type="float">
            <text:p>0.6850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832" calcext:value-type="float">
            <text:p>0.175832</text:p>
          </table:table-cell>
          <table:table-cell office:value-type="float" office:value="0.113329" calcext:value-type="float">
            <text:p>0.113329</text:p>
          </table:table-cell>
          <table:table-cell office:value-type="float" office:value="0.681335" calcext:value-type="float">
            <text:p>0.6813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263" calcext:value-type="float">
            <text:p>0.194263</text:p>
          </table:table-cell>
          <table:table-cell office:value-type="float" office:value="0.191258" calcext:value-type="float">
            <text:p>0.191258</text:p>
          </table:table-cell>
          <table:table-cell office:value-type="float" office:value="0.632409" calcext:value-type="float">
            <text:p>0.632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0.195061" calcext:value-type="float">
            <text:p>0.195061</text:p>
          </table:table-cell>
          <table:table-cell office:value-type="float" office:value="0.656797" calcext:value-type="float">
            <text:p>0.6567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0089" calcext:value-type="float">
            <text:p>0.170089</text:p>
          </table:table-cell>
          <table:table-cell office:value-type="float" office:value="0.192447" calcext:value-type="float">
            <text:p>0.192447</text:p>
          </table:table-cell>
          <table:table-cell office:value-type="float" office:value="0.673988" calcext:value-type="float">
            <text:p>0.6739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67" calcext:value-type="float">
            <text:p>0.209667</text:p>
          </table:table-cell>
          <table:table-cell office:value-type="float" office:value="0.178659" calcext:value-type="float">
            <text:p>0.178659</text:p>
          </table:table-cell>
          <table:table-cell office:value-type="float" office:value="0.700896" calcext:value-type="float">
            <text:p>0.7008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171" calcext:value-type="float">
            <text:p>0.119171</text:p>
          </table:table-cell>
          <table:table-cell office:value-type="float" office:value="0.188833" calcext:value-type="float">
            <text:p>0.188833</text:p>
          </table:table-cell>
          <table:table-cell office:value-type="float" office:value="0.699644" calcext:value-type="float">
            <text:p>0.6996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469" calcext:value-type="float">
            <text:p>0.126469</text:p>
          </table:table-cell>
          <table:table-cell office:value-type="float" office:value="0.238234" calcext:value-type="float">
            <text:p>0.238234</text:p>
          </table:table-cell>
          <table:table-cell office:value-type="float" office:value="0.514382" calcext:value-type="float">
            <text:p>0.514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99" calcext:value-type="float">
            <text:p>0.22099</text:p>
          </table:table-cell>
          <table:table-cell office:value-type="float" office:value="0.220601" calcext:value-type="float">
            <text:p>0.220601</text:p>
          </table:table-cell>
          <table:table-cell office:value-type="float" office:value="0.685811" calcext:value-type="float">
            <text:p>0.6858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85" calcext:value-type="float">
            <text:p>0.19985</text:p>
          </table:table-cell>
          <table:table-cell office:value-type="float" office:value="0.187606" calcext:value-type="float">
            <text:p>0.187606</text:p>
          </table:table-cell>
          <table:table-cell office:value-type="float" office:value="0.620581" calcext:value-type="float">
            <text:p>0.6205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24" calcext:value-type="float">
            <text:p>0.203824</text:p>
          </table:table-cell>
          <table:table-cell office:value-type="float" office:value="0.209102" calcext:value-type="float">
            <text:p>0.209102</text:p>
          </table:table-cell>
          <table:table-cell office:value-type="float" office:value="0.420641" calcext:value-type="float">
            <text:p>0.420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884" calcext:value-type="float">
            <text:p>0.195884</text:p>
          </table:table-cell>
          <table:table-cell office:value-type="float" office:value="0.194584" calcext:value-type="float">
            <text:p>0.194584</text:p>
          </table:table-cell>
          <table:table-cell office:value-type="float" office:value="0.722215" calcext:value-type="float">
            <text:p>0.7222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83" calcext:value-type="float">
            <text:p>0.200483</text:p>
          </table:table-cell>
          <table:table-cell office:value-type="float" office:value="0.116264" calcext:value-type="float">
            <text:p>0.116264</text:p>
          </table:table-cell>
          <table:table-cell office:value-type="float" office:value="0.581923" calcext:value-type="float">
            <text:p>0.5819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559" calcext:value-type="float">
            <text:p>0.173559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674997" calcext:value-type="float">
            <text:p>0.6749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0.192363" calcext:value-type="float">
            <text:p>0.192363</text:p>
          </table:table-cell>
          <table:table-cell office:value-type="float" office:value="0.63317" calcext:value-type="float">
            <text:p>0.633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.195193" calcext:value-type="float">
            <text:p>0.195193</text:p>
          </table:table-cell>
          <table:table-cell office:value-type="float" office:value="0.690041" calcext:value-type="float">
            <text:p>0.690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363" calcext:value-type="float">
            <text:p>0.119363</text:p>
          </table:table-cell>
          <table:table-cell office:value-type="float" office:value="0.209635" calcext:value-type="float">
            <text:p>0.209635</text:p>
          </table:table-cell>
          <table:table-cell office:value-type="float" office:value="0.688213" calcext:value-type="float">
            <text:p>0.6882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488" calcext:value-type="float">
            <text:p>0.180488</text:p>
          </table:table-cell>
          <table:table-cell office:value-type="float" office:value="0.191849" calcext:value-type="float">
            <text:p>0.191849</text:p>
          </table:table-cell>
          <table:table-cell office:value-type="float" office:value="0.689356" calcext:value-type="float">
            <text:p>0.6893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254" calcext:value-type="float">
            <text:p>0.190254</text:p>
          </table:table-cell>
          <table:table-cell office:value-type="float" office:value="0.198236" calcext:value-type="float">
            <text:p>0.198236</text:p>
          </table:table-cell>
          <table:table-cell office:value-type="float" office:value="0.561087" calcext:value-type="float">
            <text:p>0.5610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299" calcext:value-type="float">
            <text:p>0.175299</text:p>
          </table:table-cell>
          <table:table-cell office:value-type="float" office:value="0.18966" calcext:value-type="float">
            <text:p>0.18966</text:p>
          </table:table-cell>
          <table:table-cell office:value-type="float" office:value="0.523999" calcext:value-type="float">
            <text:p>0.5239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044" calcext:value-type="float">
            <text:p>0.119044</text:p>
          </table:table-cell>
          <table:table-cell office:value-type="float" office:value="0.186866" calcext:value-type="float">
            <text:p>0.186866</text:p>
          </table:table-cell>
          <table:table-cell office:value-type="float" office:value="0.528286" calcext:value-type="float">
            <text:p>0.5282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88854" calcext:value-type="float">
            <text:p>0.188854</text:p>
          </table:table-cell>
          <table:table-cell office:value-type="float" office:value="0.656349" calcext:value-type="float">
            <text:p>0.6563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196" calcext:value-type="float">
            <text:p>0.185196</text:p>
          </table:table-cell>
          <table:table-cell office:value-type="float" office:value="0.187069" calcext:value-type="float">
            <text:p>0.187069</text:p>
          </table:table-cell>
          <table:table-cell office:value-type="float" office:value="0.695838" calcext:value-type="float">
            <text:p>0.6958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992" calcext:value-type="float">
            <text:p>0.185992</text:p>
          </table:table-cell>
          <table:table-cell office:value-type="float" office:value="0.177056" calcext:value-type="float">
            <text:p>0.177056</text:p>
          </table:table-cell>
          <table:table-cell office:value-type="float" office:value="0.688422" calcext:value-type="float">
            <text:p>0.688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09" calcext:value-type="float">
            <text:p>0.20009</text:p>
          </table:table-cell>
          <table:table-cell office:value-type="float" office:value="0.115931" calcext:value-type="float">
            <text:p>0.115931</text:p>
          </table:table-cell>
          <table:table-cell office:value-type="float" office:value="0.684926" calcext:value-type="float">
            <text:p>0.6849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576" calcext:value-type="float">
            <text:p>0.120576</text:p>
          </table:table-cell>
          <table:table-cell office:value-type="float" office:value="0.189597" calcext:value-type="float">
            <text:p>0.189597</text:p>
          </table:table-cell>
          <table:table-cell office:value-type="float" office:value="0.683275" calcext:value-type="float">
            <text:p>0.683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35" calcext:value-type="float">
            <text:p>0.20235</text:p>
          </table:table-cell>
          <table:table-cell office:value-type="float" office:value="0.186923" calcext:value-type="float">
            <text:p>0.186923</text:p>
          </table:table-cell>
          <table:table-cell office:value-type="float" office:value="0.647957" calcext:value-type="float">
            <text:p>0.6479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18388" calcext:value-type="float">
            <text:p>0.18388</text:p>
          </table:table-cell>
          <table:table-cell office:value-type="float" office:value="0.68903" calcext:value-type="float">
            <text:p>0.689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02" calcext:value-type="float">
            <text:p>0.209302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0.559365" calcext:value-type="float">
            <text:p>0.5593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115713" calcext:value-type="float">
            <text:p>0.115713</text:p>
          </table:table-cell>
          <table:table-cell office:value-type="float" office:value="0.62404" calcext:value-type="float">
            <text:p>0.624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671" calcext:value-type="float">
            <text:p>0.187671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43482" calcext:value-type="float">
            <text:p>0.643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456" calcext:value-type="float">
            <text:p>0.187456</text:p>
          </table:table-cell>
          <table:table-cell office:value-type="float" office:value="0.136354" calcext:value-type="float">
            <text:p>0.136354</text:p>
          </table:table-cell>
          <table:table-cell office:value-type="float" office:value="0.691961" calcext:value-type="float">
            <text:p>0.6919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46" calcext:value-type="float">
            <text:p>0.197646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0.692966" calcext:value-type="float">
            <text:p>0.6929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06" calcext:value-type="float">
            <text:p>0.195606</text:p>
          </table:table-cell>
          <table:table-cell office:value-type="float" office:value="0.197993" calcext:value-type="float">
            <text:p>0.197993</text:p>
          </table:table-cell>
          <table:table-cell office:value-type="float" office:value="0.601856" calcext:value-type="float">
            <text:p>0.6018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36" calcext:value-type="float">
            <text:p>0.206436</text:p>
          </table:table-cell>
          <table:table-cell office:value-type="float" office:value="0.19531" calcext:value-type="float">
            <text:p>0.19531</text:p>
          </table:table-cell>
          <table:table-cell office:value-type="float" office:value="0.579798" calcext:value-type="float">
            <text:p>0.579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221" calcext:value-type="float">
            <text:p>0.175221</text:p>
          </table:table-cell>
          <table:table-cell office:value-type="float" office:value="0.112372" calcext:value-type="float">
            <text:p>0.112372</text:p>
          </table:table-cell>
          <table:table-cell office:value-type="float" office:value="0.663885" calcext:value-type="float">
            <text:p>0.663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275" calcext:value-type="float">
            <text:p>0.189275</text:p>
          </table:table-cell>
          <table:table-cell office:value-type="float" office:value="0.194023" calcext:value-type="float">
            <text:p>0.194023</text:p>
          </table:table-cell>
          <table:table-cell office:value-type="float" office:value="0.440259" calcext:value-type="float">
            <text:p>0.4402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85" calcext:value-type="float">
            <text:p>0.18985</text:p>
          </table:table-cell>
          <table:table-cell office:value-type="float" office:value="0.178052" calcext:value-type="float">
            <text:p>0.178052</text:p>
          </table:table-cell>
          <table:table-cell office:value-type="float" office:value="0.594994" calcext:value-type="float">
            <text:p>0.5949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1" calcext:value-type="float">
            <text:p>0.20491</text:p>
          </table:table-cell>
          <table:table-cell office:value-type="float" office:value="0.19179" calcext:value-type="float">
            <text:p>0.19179</text:p>
          </table:table-cell>
          <table:table-cell office:value-type="float" office:value="0.598684" calcext:value-type="float">
            <text:p>0.5986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889" calcext:value-type="float">
            <text:p>0.151889</text:p>
          </table:table-cell>
          <table:table-cell office:value-type="float" office:value="0.188952" calcext:value-type="float">
            <text:p>0.188952</text:p>
          </table:table-cell>
          <table:table-cell office:value-type="float" office:value="0.673262" calcext:value-type="float">
            <text:p>0.6732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29" calcext:value-type="float">
            <text:p>0.203829</text:p>
          </table:table-cell>
          <table:table-cell office:value-type="float" office:value="0.193391" calcext:value-type="float">
            <text:p>0.193391</text:p>
          </table:table-cell>
          <table:table-cell office:value-type="float" office:value="0.659728" calcext:value-type="float">
            <text:p>0.6597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461" calcext:value-type="float">
            <text:p>0.189461</text:p>
          </table:table-cell>
          <table:table-cell office:value-type="float" office:value="0.202459" calcext:value-type="float">
            <text:p>0.202459</text:p>
          </table:table-cell>
          <table:table-cell office:value-type="float" office:value="0.655542" calcext:value-type="float">
            <text:p>0.6555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112" calcext:value-type="float">
            <text:p>0.130112</text:p>
          </table:table-cell>
          <table:table-cell office:value-type="float" office:value="0.194074" calcext:value-type="float">
            <text:p>0.194074</text:p>
          </table:table-cell>
          <table:table-cell office:value-type="float" office:value="0.656036" calcext:value-type="float">
            <text:p>0.6560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473" calcext:value-type="float">
            <text:p>0.187473</text:p>
          </table:table-cell>
          <table:table-cell office:value-type="float" office:value="0.18547" calcext:value-type="float">
            <text:p>0.18547</text:p>
          </table:table-cell>
          <table:table-cell office:value-type="float" office:value="0.477031" calcext:value-type="float">
            <text:p>0.477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629" calcext:value-type="float">
            <text:p>0.190629</text:p>
          </table:table-cell>
          <table:table-cell office:value-type="float" office:value="0.196082" calcext:value-type="float">
            <text:p>0.196082</text:p>
          </table:table-cell>
          <table:table-cell office:value-type="float" office:value="0.696176" calcext:value-type="float">
            <text:p>0.6961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615" calcext:value-type="float">
            <text:p>0.211615</text:p>
          </table:table-cell>
          <table:table-cell office:value-type="float" office:value="0.177507" calcext:value-type="float">
            <text:p>0.177507</text:p>
          </table:table-cell>
          <table:table-cell office:value-type="float" office:value="0.652624" calcext:value-type="float">
            <text:p>0.6526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336" calcext:value-type="float">
            <text:p>0.120336</text:p>
          </table:table-cell>
          <table:table-cell office:value-type="float" office:value="0.195214" calcext:value-type="float">
            <text:p>0.195214</text:p>
          </table:table-cell>
          <table:table-cell office:value-type="float" office:value="0.539178" calcext:value-type="float">
            <text:p>0.539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8352" calcext:value-type="float">
            <text:p>0.148352</text:p>
          </table:table-cell>
          <table:table-cell office:value-type="float" office:value="0.198154" calcext:value-type="float">
            <text:p>0.198154</text:p>
          </table:table-cell>
          <table:table-cell office:value-type="float" office:value="0.699094" calcext:value-type="float">
            <text:p>0.6990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4" calcext:value-type="float">
            <text:p>0.18664</text:p>
          </table:table-cell>
          <table:table-cell office:value-type="float" office:value="0.194328" calcext:value-type="float">
            <text:p>0.194328</text:p>
          </table:table-cell>
          <table:table-cell office:value-type="float" office:value="0.442673" calcext:value-type="float">
            <text:p>0.4426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071" calcext:value-type="float">
            <text:p>0.201071</text:p>
          </table:table-cell>
          <table:table-cell office:value-type="float" office:value="0.195888" calcext:value-type="float">
            <text:p>0.195888</text:p>
          </table:table-cell>
          <table:table-cell office:value-type="float" office:value="0.703275" calcext:value-type="float">
            <text:p>0.703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0.192897" calcext:value-type="float">
            <text:p>0.192897</text:p>
          </table:table-cell>
          <table:table-cell office:value-type="float" office:value="0.696401" calcext:value-type="float">
            <text:p>0.6964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09" calcext:value-type="float">
            <text:p>0.211209</text:p>
          </table:table-cell>
          <table:table-cell office:value-type="float" office:value="0.189488" calcext:value-type="float">
            <text:p>0.189488</text:p>
          </table:table-cell>
          <table:table-cell office:value-type="float" office:value="0.683727" calcext:value-type="float">
            <text:p>0.683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145174" calcext:value-type="float">
            <text:p>0.145174</text:p>
          </table:table-cell>
          <table:table-cell office:value-type="float" office:value="0.674301" calcext:value-type="float">
            <text:p>0.674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76" calcext:value-type="float">
            <text:p>0.206776</text:p>
          </table:table-cell>
          <table:table-cell office:value-type="float" office:value="0.178813" calcext:value-type="float">
            <text:p>0.178813</text:p>
          </table:table-cell>
          <table:table-cell office:value-type="float" office:value="0.679695" calcext:value-type="float">
            <text:p>0.6796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825" calcext:value-type="float">
            <text:p>0.201825</text:p>
          </table:table-cell>
          <table:table-cell office:value-type="float" office:value="0.183866" calcext:value-type="float">
            <text:p>0.183866</text:p>
          </table:table-cell>
          <table:table-cell office:value-type="float" office:value="0.633798" calcext:value-type="float">
            <text:p>0.633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455" calcext:value-type="float">
            <text:p>0.207455</text:p>
          </table:table-cell>
          <table:table-cell office:value-type="float" office:value="0.183067" calcext:value-type="float">
            <text:p>0.183067</text:p>
          </table:table-cell>
          <table:table-cell office:value-type="float" office:value="0.649669" calcext:value-type="float">
            <text:p>0.6496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895" calcext:value-type="float">
            <text:p>0.118895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669126" calcext:value-type="float">
            <text:p>0.6691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4324" calcext:value-type="float">
            <text:p>0.174324</text:p>
          </table:table-cell>
          <table:table-cell office:value-type="float" office:value="0.192484" calcext:value-type="float">
            <text:p>0.192484</text:p>
          </table:table-cell>
          <table:table-cell office:value-type="float" office:value="0.435274" calcext:value-type="float">
            <text:p>0.4352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507" calcext:value-type="float">
            <text:p>0.204507</text:p>
          </table:table-cell>
          <table:table-cell office:value-type="float" office:value="0.188375" calcext:value-type="float">
            <text:p>0.188375</text:p>
          </table:table-cell>
          <table:table-cell office:value-type="float" office:value="0.634852" calcext:value-type="float">
            <text:p>0.6348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766" calcext:value-type="float">
            <text:p>0.182766</text:p>
          </table:table-cell>
          <table:table-cell office:value-type="float" office:value="0.191814" calcext:value-type="float">
            <text:p>0.191814</text:p>
          </table:table-cell>
          <table:table-cell office:value-type="float" office:value="0.674371" calcext:value-type="float">
            <text:p>0.6743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22" calcext:value-type="float">
            <text:p>0.201322</text:p>
          </table:table-cell>
          <table:table-cell office:value-type="float" office:value="0.179839" calcext:value-type="float">
            <text:p>0.179839</text:p>
          </table:table-cell>
          <table:table-cell office:value-type="float" office:value="0.699533" calcext:value-type="float">
            <text:p>0.6995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853" calcext:value-type="float">
            <text:p>0.136853</text:p>
          </table:table-cell>
          <table:table-cell office:value-type="float" office:value="0.196715" calcext:value-type="float">
            <text:p>0.196715</text:p>
          </table:table-cell>
          <table:table-cell office:value-type="float" office:value="0.689616" calcext:value-type="float">
            <text:p>0.6896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53" calcext:value-type="float">
            <text:p>0.211253</text:p>
          </table:table-cell>
          <table:table-cell office:value-type="float" office:value="0.178722" calcext:value-type="float">
            <text:p>0.178722</text:p>
          </table:table-cell>
          <table:table-cell office:value-type="float" office:value="0.653047" calcext:value-type="float">
            <text:p>0.6530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923" calcext:value-type="float">
            <text:p>0.206923</text:p>
          </table:table-cell>
          <table:table-cell office:value-type="float" office:value="0.177184" calcext:value-type="float">
            <text:p>0.177184</text:p>
          </table:table-cell>
          <table:table-cell office:value-type="float" office:value="0.527238" calcext:value-type="float">
            <text:p>0.5272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206" calcext:value-type="float">
            <text:p>0.189206</text:p>
          </table:table-cell>
          <table:table-cell office:value-type="float" office:value="0.195406" calcext:value-type="float">
            <text:p>0.195406</text:p>
          </table:table-cell>
          <table:table-cell office:value-type="float" office:value="0.691607" calcext:value-type="float">
            <text:p>0.6916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467" calcext:value-type="float">
            <text:p>0.187467</text:p>
          </table:table-cell>
          <table:table-cell office:value-type="float" office:value="0.115833" calcext:value-type="float">
            <text:p>0.115833</text:p>
          </table:table-cell>
          <table:table-cell office:value-type="float" office:value="0.556217" calcext:value-type="float">
            <text:p>0.5562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883" calcext:value-type="float">
            <text:p>0.129883</text:p>
          </table:table-cell>
          <table:table-cell office:value-type="float" office:value="0.199319" calcext:value-type="float">
            <text:p>0.199319</text:p>
          </table:table-cell>
          <table:table-cell office:value-type="float" office:value="0.705745" calcext:value-type="float">
            <text:p>0.7057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09" calcext:value-type="float">
            <text:p>0.201309</text:p>
          </table:table-cell>
          <table:table-cell office:value-type="float" office:value="0.190181" calcext:value-type="float">
            <text:p>0.190181</text:p>
          </table:table-cell>
          <table:table-cell office:value-type="float" office:value="0.607696" calcext:value-type="float">
            <text:p>0.607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478" calcext:value-type="float">
            <text:p>0.199478</text:p>
          </table:table-cell>
          <table:table-cell office:value-type="float" office:value="0.125619" calcext:value-type="float">
            <text:p>0.125619</text:p>
          </table:table-cell>
          <table:table-cell office:value-type="float" office:value="0.555841" calcext:value-type="float">
            <text:p>0.5558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11" calcext:value-type="float">
            <text:p>0.19211</text:p>
          </table:table-cell>
          <table:table-cell office:value-type="float" office:value="0.190221" calcext:value-type="float">
            <text:p>0.190221</text:p>
          </table:table-cell>
          <table:table-cell office:value-type="float" office:value="0.438625" calcext:value-type="float">
            <text:p>0.4386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735" calcext:value-type="float">
            <text:p>0.205735</text:p>
          </table:table-cell>
          <table:table-cell office:value-type="float" office:value="0.202169" calcext:value-type="float">
            <text:p>0.202169</text:p>
          </table:table-cell>
          <table:table-cell office:value-type="float" office:value="0.608431" calcext:value-type="float">
            <text:p>0.6084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915" calcext:value-type="float">
            <text:p>0.168915</text:p>
          </table:table-cell>
          <table:table-cell office:value-type="float" office:value="0.174339" calcext:value-type="float">
            <text:p>0.174339</text:p>
          </table:table-cell>
          <table:table-cell office:value-type="float" office:value="0.623327" calcext:value-type="float">
            <text:p>0.623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72875" calcext:value-type="float">
            <text:p>0.272875</text:p>
          </table:table-cell>
          <table:table-cell office:value-type="float" office:value="0.202349" calcext:value-type="float">
            <text:p>0.202349</text:p>
          </table:table-cell>
          <table:table-cell office:value-type="float" office:value="0.450637" calcext:value-type="float">
            <text:p>0.4506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318" calcext:value-type="float">
            <text:p>0.211318</text:p>
          </table:table-cell>
          <table:table-cell office:value-type="float" office:value="0.12776" calcext:value-type="float">
            <text:p>0.12776</text:p>
          </table:table-cell>
          <table:table-cell office:value-type="float" office:value="0.60043" calcext:value-type="float">
            <text:p>0.600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373" calcext:value-type="float">
            <text:p>0.118373</text:p>
          </table:table-cell>
          <table:table-cell office:value-type="float" office:value="0.19028" calcext:value-type="float">
            <text:p>0.19028</text:p>
          </table:table-cell>
          <table:table-cell office:value-type="float" office:value="0.671697" calcext:value-type="float">
            <text:p>0.671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876" calcext:value-type="float">
            <text:p>0.198876</text:p>
          </table:table-cell>
          <table:table-cell office:value-type="float" office:value="0.179129" calcext:value-type="float">
            <text:p>0.179129</text:p>
          </table:table-cell>
          <table:table-cell office:value-type="float" office:value="0.667442" calcext:value-type="float">
            <text:p>0.6674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68" calcext:value-type="float">
            <text:p>0.195668</text:p>
          </table:table-cell>
          <table:table-cell office:value-type="float" office:value="0.115854" calcext:value-type="float">
            <text:p>0.115854</text:p>
          </table:table-cell>
          <table:table-cell office:value-type="float" office:value="0.69739" calcext:value-type="float">
            <text:p>0.69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747" calcext:value-type="float">
            <text:p>0.184747</text:p>
          </table:table-cell>
          <table:table-cell office:value-type="float" office:value="0.199318" calcext:value-type="float">
            <text:p>0.199318</text:p>
          </table:table-cell>
          <table:table-cell office:value-type="float" office:value="0.696709" calcext:value-type="float">
            <text:p>0.6967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15" calcext:value-type="float">
            <text:p>0.206515</text:p>
          </table:table-cell>
          <table:table-cell office:value-type="float" office:value="0.194786" calcext:value-type="float">
            <text:p>0.194786</text:p>
          </table:table-cell>
          <table:table-cell office:value-type="float" office:value="0.486278" calcext:value-type="float">
            <text:p>0.4862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979" calcext:value-type="float">
            <text:p>0.119979</text:p>
          </table:table-cell>
          <table:table-cell office:value-type="float" office:value="0.193856" calcext:value-type="float">
            <text:p>0.193856</text:p>
          </table:table-cell>
          <table:table-cell office:value-type="float" office:value="0.680542" calcext:value-type="float">
            <text:p>0.6805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417" calcext:value-type="float">
            <text:p>0.124417</text:p>
          </table:table-cell>
          <table:table-cell office:value-type="float" office:value="0.175343" calcext:value-type="float">
            <text:p>0.175343</text:p>
          </table:table-cell>
          <table:table-cell office:value-type="float" office:value="0.645739" calcext:value-type="float">
            <text:p>0.645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4324" calcext:value-type="float">
            <text:p>0.134324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564164" calcext:value-type="float">
            <text:p>0.564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178851" calcext:value-type="float">
            <text:p>0.178851</text:p>
          </table:table-cell>
          <table:table-cell office:value-type="float" office:value="0.653047" calcext:value-type="float">
            <text:p>0.6530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75" calcext:value-type="float">
            <text:p>0.208875</text:p>
          </table:table-cell>
          <table:table-cell office:value-type="float" office:value="0.190284" calcext:value-type="float">
            <text:p>0.190284</text:p>
          </table:table-cell>
          <table:table-cell office:value-type="float" office:value="0.634448" calcext:value-type="float">
            <text:p>0.634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04" calcext:value-type="float">
            <text:p>0.19704</text:p>
          </table:table-cell>
          <table:table-cell office:value-type="float" office:value="0.184162" calcext:value-type="float">
            <text:p>0.184162</text:p>
          </table:table-cell>
          <table:table-cell office:value-type="float" office:value="0.639167" calcext:value-type="float">
            <text:p>0.6391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92" calcext:value-type="float">
            <text:p>0.209692</text:p>
          </table:table-cell>
          <table:table-cell office:value-type="float" office:value="0.192251" calcext:value-type="float">
            <text:p>0.192251</text:p>
          </table:table-cell>
          <table:table-cell office:value-type="float" office:value="0.676918" calcext:value-type="float">
            <text:p>0.6769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24" calcext:value-type="float">
            <text:p>0.201424</text:p>
          </table:table-cell>
          <table:table-cell office:value-type="float" office:value="0.183977" calcext:value-type="float">
            <text:p>0.183977</text:p>
          </table:table-cell>
          <table:table-cell office:value-type="float" office:value="0.649024" calcext:value-type="float">
            <text:p>0.6490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061" calcext:value-type="float">
            <text:p>0.179061</text:p>
          </table:table-cell>
          <table:table-cell office:value-type="float" office:value="0.197735" calcext:value-type="float">
            <text:p>0.197735</text:p>
          </table:table-cell>
          <table:table-cell office:value-type="float" office:value="0.688981" calcext:value-type="float">
            <text:p>0.6889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952" calcext:value-type="float">
            <text:p>0.167952</text:p>
          </table:table-cell>
          <table:table-cell office:value-type="float" office:value="0.176483" calcext:value-type="float">
            <text:p>0.176483</text:p>
          </table:table-cell>
          <table:table-cell office:value-type="float" office:value="0.687474" calcext:value-type="float">
            <text:p>0.6874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892405" calcext:value-type="float">
            <text:p>0.1892405</text:p>
          </table:table-cell>
          <table:table-cell table:formula="of:=MEDIAN([.C2:.C151])" office:value-type="float" office:value="0.1885775" calcext:value-type="float">
            <text:p>0.1885775</text:p>
          </table:table-cell>
          <table:table-cell table:formula="of:=MEDIAN([.D2:.D151])" office:value-type="float" office:value="0.672021" calcext:value-type="float">
            <text:p>0.672021</text:p>
          </table:table-cell>
        </table:table-row>
      </table:table>
      <table:table table:name="Gyt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376" calcext:value-type="float">
            <text:p>0.136376</text:p>
          </table:table-cell>
          <table:table-cell office:value-type="float" office:value="0.179861" calcext:value-type="float">
            <text:p>0.179861</text:p>
          </table:table-cell>
          <table:table-cell office:value-type="float" office:value="0.423626" calcext:value-type="float">
            <text:p>0.423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17" calcext:value-type="float">
            <text:p>0.18717</text:p>
          </table:table-cell>
          <table:table-cell office:value-type="float" office:value="0.188083" calcext:value-type="float">
            <text:p>0.188083</text:p>
          </table:table-cell>
          <table:table-cell office:value-type="float" office:value="0.548165" calcext:value-type="float">
            <text:p>0.5481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141" calcext:value-type="float">
            <text:p>0.195141</text:p>
          </table:table-cell>
          <table:table-cell office:value-type="float" office:value="0.190171" calcext:value-type="float">
            <text:p>0.190171</text:p>
          </table:table-cell>
          <table:table-cell office:value-type="float" office:value="0.62923" calcext:value-type="float">
            <text:p>0.629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292" calcext:value-type="float">
            <text:p>0.15292</text:p>
          </table:table-cell>
          <table:table-cell office:value-type="float" office:value="0.150429" calcext:value-type="float">
            <text:p>0.150429</text:p>
          </table:table-cell>
          <table:table-cell office:value-type="float" office:value="0.585079" calcext:value-type="float">
            <text:p>0.585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78" calcext:value-type="float">
            <text:p>0.19378</text:p>
          </table:table-cell>
          <table:table-cell office:value-type="float" office:value="0.180063" calcext:value-type="float">
            <text:p>0.180063</text:p>
          </table:table-cell>
          <table:table-cell office:value-type="float" office:value="0.623691" calcext:value-type="float">
            <text:p>0.6236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869" calcext:value-type="float">
            <text:p>0.189869</text:p>
          </table:table-cell>
          <table:table-cell office:value-type="float" office:value="0.198991" calcext:value-type="float">
            <text:p>0.198991</text:p>
          </table:table-cell>
          <table:table-cell office:value-type="float" office:value="0.633682" calcext:value-type="float">
            <text:p>0.633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233" calcext:value-type="float">
            <text:p>0.177233</text:p>
          </table:table-cell>
          <table:table-cell office:value-type="float" office:value="0.194166" calcext:value-type="float">
            <text:p>0.194166</text:p>
          </table:table-cell>
          <table:table-cell office:value-type="float" office:value="0.656659" calcext:value-type="float">
            <text:p>0.6566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585" calcext:value-type="float">
            <text:p>0.181585</text:p>
          </table:table-cell>
          <table:table-cell office:value-type="float" office:value="0.187853" calcext:value-type="float">
            <text:p>0.187853</text:p>
          </table:table-cell>
          <table:table-cell office:value-type="float" office:value="0.454845" calcext:value-type="float">
            <text:p>0.454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226" calcext:value-type="float">
            <text:p>0.186226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0.605946" calcext:value-type="float">
            <text:p>0.6059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35" calcext:value-type="float">
            <text:p>0.17835</text:p>
          </table:table-cell>
          <table:table-cell office:value-type="float" office:value="0.19262" calcext:value-type="float">
            <text:p>0.19262</text:p>
          </table:table-cell>
          <table:table-cell office:value-type="float" office:value="0.639514" calcext:value-type="float">
            <text:p>0.6395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844" calcext:value-type="float">
            <text:p>0.166844</text:p>
          </table:table-cell>
          <table:table-cell office:value-type="float" office:value="0.192946" calcext:value-type="float">
            <text:p>0.192946</text:p>
          </table:table-cell>
          <table:table-cell office:value-type="float" office:value="0.619822" calcext:value-type="float">
            <text:p>0.619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131" calcext:value-type="float">
            <text:p>0.188131</text:p>
          </table:table-cell>
          <table:table-cell office:value-type="float" office:value="0.19007" calcext:value-type="float">
            <text:p>0.19007</text:p>
          </table:table-cell>
          <table:table-cell office:value-type="float" office:value="0.646925" calcext:value-type="float">
            <text:p>0.6469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412" calcext:value-type="float">
            <text:p>0.202412</text:p>
          </table:table-cell>
          <table:table-cell office:value-type="float" office:value="0.191564" calcext:value-type="float">
            <text:p>0.191564</text:p>
          </table:table-cell>
          <table:table-cell office:value-type="float" office:value="0.630041" calcext:value-type="float">
            <text:p>0.630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09" calcext:value-type="float">
            <text:p>0.18309</text:p>
          </table:table-cell>
          <table:table-cell office:value-type="float" office:value="0.202564" calcext:value-type="float">
            <text:p>0.202564</text:p>
          </table:table-cell>
          <table:table-cell office:value-type="float" office:value="0.650908" calcext:value-type="float">
            <text:p>0.6509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178504" calcext:value-type="float">
            <text:p>0.178504</text:p>
          </table:table-cell>
          <table:table-cell office:value-type="float" office:value="0.632604" calcext:value-type="float">
            <text:p>0.6326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538" calcext:value-type="float">
            <text:p>0.190538</text:p>
          </table:table-cell>
          <table:table-cell office:value-type="float" office:value="0.199142" calcext:value-type="float">
            <text:p>0.199142</text:p>
          </table:table-cell>
          <table:table-cell office:value-type="float" office:value="0.572832" calcext:value-type="float">
            <text:p>0.572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178704" calcext:value-type="float">
            <text:p>0.178704</text:p>
          </table:table-cell>
          <table:table-cell office:value-type="float" office:value="0.558666" calcext:value-type="float">
            <text:p>0.5586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934" calcext:value-type="float">
            <text:p>0.19593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68439" calcext:value-type="float">
            <text:p>0.668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244" calcext:value-type="float">
            <text:p>0.204244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65322" calcext:value-type="float">
            <text:p>0.653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21" calcext:value-type="float">
            <text:p>0.207821</text:p>
          </table:table-cell>
          <table:table-cell office:value-type="float" office:value="0.204669" calcext:value-type="float">
            <text:p>0.204669</text:p>
          </table:table-cell>
          <table:table-cell office:value-type="float" office:value="0.708548" calcext:value-type="float">
            <text:p>0.7085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758" calcext:value-type="float">
            <text:p>0.180758</text:p>
          </table:table-cell>
          <table:table-cell office:value-type="float" office:value="0.191256" calcext:value-type="float">
            <text:p>0.191256</text:p>
          </table:table-cell>
          <table:table-cell office:value-type="float" office:value="0.623592" calcext:value-type="float">
            <text:p>0.6235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679" calcext:value-type="float">
            <text:p>0.208679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647618" calcext:value-type="float">
            <text:p>0.6476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207" calcext:value-type="float">
            <text:p>0.121207</text:p>
          </table:table-cell>
          <table:table-cell office:value-type="float" office:value="0.198592" calcext:value-type="float">
            <text:p>0.198592</text:p>
          </table:table-cell>
          <table:table-cell office:value-type="float" office:value="0.636817" calcext:value-type="float">
            <text:p>0.6368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317" calcext:value-type="float">
            <text:p>0.192317</text:p>
          </table:table-cell>
          <table:table-cell office:value-type="float" office:value="0.192128" calcext:value-type="float">
            <text:p>0.192128</text:p>
          </table:table-cell>
          <table:table-cell office:value-type="float" office:value="0.623525" calcext:value-type="float">
            <text:p>0.6235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41" calcext:value-type="float">
            <text:p>0.210041</text:p>
          </table:table-cell>
          <table:table-cell office:value-type="float" office:value="0.117564" calcext:value-type="float">
            <text:p>0.117564</text:p>
          </table:table-cell>
          <table:table-cell office:value-type="float" office:value="0.645304" calcext:value-type="float">
            <text:p>0.6453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481" calcext:value-type="float">
            <text:p>0.119481</text:p>
          </table:table-cell>
          <table:table-cell office:value-type="float" office:value="0.194164" calcext:value-type="float">
            <text:p>0.194164</text:p>
          </table:table-cell>
          <table:table-cell office:value-type="float" office:value="0.645396" calcext:value-type="float">
            <text:p>0.6453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502" calcext:value-type="float">
            <text:p>0.176502</text:p>
          </table:table-cell>
          <table:table-cell office:value-type="float" office:value="0.200379" calcext:value-type="float">
            <text:p>0.200379</text:p>
          </table:table-cell>
          <table:table-cell office:value-type="float" office:value="0.641808" calcext:value-type="float">
            <text:p>0.6418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713" calcext:value-type="float">
            <text:p>0.186713</text:p>
          </table:table-cell>
          <table:table-cell office:value-type="float" office:value="0.198154" calcext:value-type="float">
            <text:p>0.198154</text:p>
          </table:table-cell>
          <table:table-cell office:value-type="float" office:value="0.613603" calcext:value-type="float">
            <text:p>0.6136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771" calcext:value-type="float">
            <text:p>0.193771</text:p>
          </table:table-cell>
          <table:table-cell office:value-type="float" office:value="0.181755" calcext:value-type="float">
            <text:p>0.181755</text:p>
          </table:table-cell>
          <table:table-cell office:value-type="float" office:value="0.636876" calcext:value-type="float">
            <text:p>0.6368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527" calcext:value-type="float">
            <text:p>0.126527</text:p>
          </table:table-cell>
          <table:table-cell office:value-type="float" office:value="0.182335" calcext:value-type="float">
            <text:p>0.182335</text:p>
          </table:table-cell>
          <table:table-cell office:value-type="float" office:value="0.656219" calcext:value-type="float">
            <text:p>0.6562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80143" calcext:value-type="float">
            <text:p>0.180143</text:p>
          </table:table-cell>
          <table:table-cell office:value-type="float" office:value="0.655031" calcext:value-type="float">
            <text:p>0.655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71" calcext:value-type="float">
            <text:p>0.20371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.648221" calcext:value-type="float">
            <text:p>0.6482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924" calcext:value-type="float">
            <text:p>0.205924</text:p>
          </table:table-cell>
          <table:table-cell office:value-type="float" office:value="0.192859" calcext:value-type="float">
            <text:p>0.192859</text:p>
          </table:table-cell>
          <table:table-cell office:value-type="float" office:value="0.609754" calcext:value-type="float">
            <text:p>0.6097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78" calcext:value-type="float">
            <text:p>0.209678</text:p>
          </table:table-cell>
          <table:table-cell office:value-type="float" office:value="0.190602" calcext:value-type="float">
            <text:p>0.190602</text:p>
          </table:table-cell>
          <table:table-cell office:value-type="float" office:value="0.660473" calcext:value-type="float">
            <text:p>0.6604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625" calcext:value-type="float">
            <text:p>0.213625</text:p>
          </table:table-cell>
          <table:table-cell office:value-type="float" office:value="0.11938" calcext:value-type="float">
            <text:p>0.11938</text:p>
          </table:table-cell>
          <table:table-cell office:value-type="float" office:value="0.64625" calcext:value-type="float">
            <text:p>0.646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614" calcext:value-type="float">
            <text:p>0.188614</text:p>
          </table:table-cell>
          <table:table-cell office:value-type="float" office:value="0.191701" calcext:value-type="float">
            <text:p>0.191701</text:p>
          </table:table-cell>
          <table:table-cell office:value-type="float" office:value="0.556838" calcext:value-type="float">
            <text:p>0.5568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885" calcext:value-type="float">
            <text:p>0.168885</text:p>
          </table:table-cell>
          <table:table-cell office:value-type="float" office:value="0.203522" calcext:value-type="float">
            <text:p>0.203522</text:p>
          </table:table-cell>
          <table:table-cell office:value-type="float" office:value="0.617526" calcext:value-type="float">
            <text:p>0.617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062" calcext:value-type="float">
            <text:p>0.187062</text:p>
          </table:table-cell>
          <table:table-cell office:value-type="float" office:value="0.188163" calcext:value-type="float">
            <text:p>0.188163</text:p>
          </table:table-cell>
          <table:table-cell office:value-type="float" office:value="0.589951" calcext:value-type="float">
            <text:p>0.5899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32" calcext:value-type="float">
            <text:p>0.124332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644458" calcext:value-type="float">
            <text:p>0.6444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57" calcext:value-type="float">
            <text:p>0.206757</text:p>
          </table:table-cell>
          <table:table-cell office:value-type="float" office:value="0.185774" calcext:value-type="float">
            <text:p>0.185774</text:p>
          </table:table-cell>
          <table:table-cell office:value-type="float" office:value="0.648717" calcext:value-type="float">
            <text:p>0.6487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198531" calcext:value-type="float">
            <text:p>0.198531</text:p>
          </table:table-cell>
          <table:table-cell office:value-type="float" office:value="0.604621" calcext:value-type="float">
            <text:p>0.6046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783" calcext:value-type="float">
            <text:p>0.179783</text:p>
          </table:table-cell>
          <table:table-cell office:value-type="float" office:value="0.199553" calcext:value-type="float">
            <text:p>0.199553</text:p>
          </table:table-cell>
          <table:table-cell office:value-type="float" office:value="0.616894" calcext:value-type="float">
            <text:p>0.616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29" calcext:value-type="float">
            <text:p>0.19229</text:p>
          </table:table-cell>
          <table:table-cell office:value-type="float" office:value="0.117231" calcext:value-type="float">
            <text:p>0.117231</text:p>
          </table:table-cell>
          <table:table-cell office:value-type="float" office:value="0.405391" calcext:value-type="float">
            <text:p>0.4053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643084" calcext:value-type="float">
            <text:p>0.6430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819" calcext:value-type="float">
            <text:p>0.202819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653461" calcext:value-type="float">
            <text:p>0.6534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2889" calcext:value-type="float">
            <text:p>0.162889</text:p>
          </table:table-cell>
          <table:table-cell office:value-type="float" office:value="0.205851" calcext:value-type="float">
            <text:p>0.205851</text:p>
          </table:table-cell>
          <table:table-cell office:value-type="float" office:value="0.513463" calcext:value-type="float">
            <text:p>0.5134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858" calcext:value-type="float">
            <text:p>0.204858</text:p>
          </table:table-cell>
          <table:table-cell office:value-type="float" office:value="0.197693" calcext:value-type="float">
            <text:p>0.197693</text:p>
          </table:table-cell>
          <table:table-cell office:value-type="float" office:value="0.403897" calcext:value-type="float">
            <text:p>0.4038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51" calcext:value-type="float">
            <text:p>0.204951</text:p>
          </table:table-cell>
          <table:table-cell office:value-type="float" office:value="0.195209" calcext:value-type="float">
            <text:p>0.195209</text:p>
          </table:table-cell>
          <table:table-cell office:value-type="float" office:value="0.612945" calcext:value-type="float">
            <text:p>0.612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622" calcext:value-type="float">
            <text:p>0.196622</text:p>
          </table:table-cell>
          <table:table-cell office:value-type="float" office:value="0.186607" calcext:value-type="float">
            <text:p>0.186607</text:p>
          </table:table-cell>
          <table:table-cell office:value-type="float" office:value="0.638396" calcext:value-type="float">
            <text:p>0.6383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244" calcext:value-type="float">
            <text:p>0.209244</text:p>
          </table:table-cell>
          <table:table-cell office:value-type="float" office:value="0.200801" calcext:value-type="float">
            <text:p>0.200801</text:p>
          </table:table-cell>
          <table:table-cell office:value-type="float" office:value="0.652112" calcext:value-type="float">
            <text:p>0.6521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62" calcext:value-type="float">
            <text:p>0.203562</text:p>
          </table:table-cell>
          <table:table-cell office:value-type="float" office:value="0.187732" calcext:value-type="float">
            <text:p>0.187732</text:p>
          </table:table-cell>
          <table:table-cell office:value-type="float" office:value="0.612369" calcext:value-type="float">
            <text:p>0.6123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0.192883" calcext:value-type="float">
            <text:p>0.192883</text:p>
          </table:table-cell>
          <table:table-cell office:value-type="float" office:value="0.604806" calcext:value-type="float">
            <text:p>0.604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786" calcext:value-type="float">
            <text:p>0.122786</text:p>
          </table:table-cell>
          <table:table-cell office:value-type="float" office:value="0.193976" calcext:value-type="float">
            <text:p>0.193976</text:p>
          </table:table-cell>
          <table:table-cell office:value-type="float" office:value="0.620807" calcext:value-type="float">
            <text:p>0.6208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086" calcext:value-type="float">
            <text:p>0.199086</text:p>
          </table:table-cell>
          <table:table-cell office:value-type="float" office:value="0.180759" calcext:value-type="float">
            <text:p>0.180759</text:p>
          </table:table-cell>
          <table:table-cell office:value-type="float" office:value="0.641969" calcext:value-type="float">
            <text:p>0.6419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458" calcext:value-type="float">
            <text:p>0.198458</text:p>
          </table:table-cell>
          <table:table-cell office:value-type="float" office:value="0.199505" calcext:value-type="float">
            <text:p>0.199505</text:p>
          </table:table-cell>
          <table:table-cell office:value-type="float" office:value="0.591426" calcext:value-type="float">
            <text:p>0.5914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667" calcext:value-type="float">
            <text:p>0.200667</text:p>
          </table:table-cell>
          <table:table-cell office:value-type="float" office:value="0.200199" calcext:value-type="float">
            <text:p>0.200199</text:p>
          </table:table-cell>
          <table:table-cell office:value-type="float" office:value="0.6362" calcext:value-type="float">
            <text:p>0.63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1917" calcext:value-type="float">
            <text:p>0.171917</text:p>
          </table:table-cell>
          <table:table-cell office:value-type="float" office:value="0.141078" calcext:value-type="float">
            <text:p>0.141078</text:p>
          </table:table-cell>
          <table:table-cell office:value-type="float" office:value="0.649255" calcext:value-type="float">
            <text:p>0.6492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106" calcext:value-type="float">
            <text:p>0.202106</text:p>
          </table:table-cell>
          <table:table-cell office:value-type="float" office:value="0.191642" calcext:value-type="float">
            <text:p>0.191642</text:p>
          </table:table-cell>
          <table:table-cell office:value-type="float" office:value="0.645723" calcext:value-type="float">
            <text:p>0.6457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35" calcext:value-type="float">
            <text:p>0.201435</text:p>
          </table:table-cell>
          <table:table-cell office:value-type="float" office:value="0.177493" calcext:value-type="float">
            <text:p>0.177493</text:p>
          </table:table-cell>
          <table:table-cell office:value-type="float" office:value="0.648827" calcext:value-type="float">
            <text:p>0.6488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339" calcext:value-type="float">
            <text:p>0.198339</text:p>
          </table:table-cell>
          <table:table-cell office:value-type="float" office:value="0.187475" calcext:value-type="float">
            <text:p>0.187475</text:p>
          </table:table-cell>
          <table:table-cell office:value-type="float" office:value="0.632463" calcext:value-type="float">
            <text:p>0.6324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89" calcext:value-type="float">
            <text:p>0.186689</text:p>
          </table:table-cell>
          <table:table-cell office:value-type="float" office:value="0.188557" calcext:value-type="float">
            <text:p>0.188557</text:p>
          </table:table-cell>
          <table:table-cell office:value-type="float" office:value="0.645521" calcext:value-type="float">
            <text:p>0.645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68" calcext:value-type="float">
            <text:p>0.206468</text:p>
          </table:table-cell>
          <table:table-cell office:value-type="float" office:value="0.188695" calcext:value-type="float">
            <text:p>0.188695</text:p>
          </table:table-cell>
          <table:table-cell office:value-type="float" office:value="0.599674" calcext:value-type="float">
            <text:p>0.5996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186" calcext:value-type="float">
            <text:p>0.210186</text:p>
          </table:table-cell>
          <table:table-cell office:value-type="float" office:value="0.168471" calcext:value-type="float">
            <text:p>0.168471</text:p>
          </table:table-cell>
          <table:table-cell office:value-type="float" office:value="0.649985" calcext:value-type="float">
            <text:p>0.6499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501" calcext:value-type="float">
            <text:p>0.189501</text:p>
          </table:table-cell>
          <table:table-cell office:value-type="float" office:value="0.195849" calcext:value-type="float">
            <text:p>0.195849</text:p>
          </table:table-cell>
          <table:table-cell office:value-type="float" office:value="0.586612" calcext:value-type="float">
            <text:p>0.586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897" calcext:value-type="float">
            <text:p>0.196897</text:p>
          </table:table-cell>
          <table:table-cell office:value-type="float" office:value="0.164054" calcext:value-type="float">
            <text:p>0.164054</text:p>
          </table:table-cell>
          <table:table-cell office:value-type="float" office:value="0.636175" calcext:value-type="float">
            <text:p>0.636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68" calcext:value-type="float">
            <text:p>0.210068</text:p>
          </table:table-cell>
          <table:table-cell office:value-type="float" office:value="0.193841" calcext:value-type="float">
            <text:p>0.193841</text:p>
          </table:table-cell>
          <table:table-cell office:value-type="float" office:value="0.649002" calcext:value-type="float">
            <text:p>0.6490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83584" calcext:value-type="float">
            <text:p>0.183584</text:p>
          </table:table-cell>
          <table:table-cell office:value-type="float" office:value="0.635777" calcext:value-type="float">
            <text:p>0.6357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992" calcext:value-type="float">
            <text:p>0.213992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0.637152" calcext:value-type="float">
            <text:p>0.6371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988" calcext:value-type="float">
            <text:p>0.201988</text:p>
          </table:table-cell>
          <table:table-cell office:value-type="float" office:value="0.196939" calcext:value-type="float">
            <text:p>0.196939</text:p>
          </table:table-cell>
          <table:table-cell office:value-type="float" office:value="0.414527" calcext:value-type="float">
            <text:p>0.4145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277" calcext:value-type="float">
            <text:p>0.197277</text:p>
          </table:table-cell>
          <table:table-cell office:value-type="float" office:value="0.194014" calcext:value-type="float">
            <text:p>0.194014</text:p>
          </table:table-cell>
          <table:table-cell office:value-type="float" office:value="0.637515" calcext:value-type="float">
            <text:p>0.6375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363" calcext:value-type="float">
            <text:p>0.192363</text:p>
          </table:table-cell>
          <table:table-cell office:value-type="float" office:value="0.189461" calcext:value-type="float">
            <text:p>0.189461</text:p>
          </table:table-cell>
          <table:table-cell office:value-type="float" office:value="0.650272" calcext:value-type="float">
            <text:p>0.6502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59" calcext:value-type="float">
            <text:p>0.203059</text:p>
          </table:table-cell>
          <table:table-cell office:value-type="float" office:value="0.201199" calcext:value-type="float">
            <text:p>0.201199</text:p>
          </table:table-cell>
          <table:table-cell office:value-type="float" office:value="0.591635" calcext:value-type="float">
            <text:p>0.5916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132" calcext:value-type="float">
            <text:p>0.197132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0.663087" calcext:value-type="float">
            <text:p>0.6630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439" calcext:value-type="float">
            <text:p>0.167439</text:p>
          </table:table-cell>
          <table:table-cell office:value-type="float" office:value="0.165743" calcext:value-type="float">
            <text:p>0.165743</text:p>
          </table:table-cell>
          <table:table-cell office:value-type="float" office:value="0.654432" calcext:value-type="float">
            <text:p>0.6544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748" calcext:value-type="float">
            <text:p>0.213748</text:p>
          </table:table-cell>
          <table:table-cell office:value-type="float" office:value="0.202465" calcext:value-type="float">
            <text:p>0.202465</text:p>
          </table:table-cell>
          <table:table-cell office:value-type="float" office:value="0.614452" calcext:value-type="float">
            <text:p>0.6144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71" calcext:value-type="float">
            <text:p>0.207571</text:p>
          </table:table-cell>
          <table:table-cell office:value-type="float" office:value="0.174351" calcext:value-type="float">
            <text:p>0.174351</text:p>
          </table:table-cell>
          <table:table-cell office:value-type="float" office:value="0.585194" calcext:value-type="float">
            <text:p>0.5851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46" calcext:value-type="float">
            <text:p>0.208846</text:p>
          </table:table-cell>
          <table:table-cell office:value-type="float" office:value="0.182258" calcext:value-type="float">
            <text:p>0.182258</text:p>
          </table:table-cell>
          <table:table-cell office:value-type="float" office:value="0.402021" calcext:value-type="float">
            <text:p>0.4020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48" calcext:value-type="float">
            <text:p>0.20948</text:p>
          </table:table-cell>
          <table:table-cell office:value-type="float" office:value="0.190532" calcext:value-type="float">
            <text:p>0.190532</text:p>
          </table:table-cell>
          <table:table-cell office:value-type="float" office:value="0.436722" calcext:value-type="float">
            <text:p>0.4367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93" calcext:value-type="float">
            <text:p>0.210393</text:p>
          </table:table-cell>
          <table:table-cell office:value-type="float" office:value="0.193439" calcext:value-type="float">
            <text:p>0.193439</text:p>
          </table:table-cell>
          <table:table-cell office:value-type="float" office:value="0.638224" calcext:value-type="float">
            <text:p>0.638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18693" calcext:value-type="float">
            <text:p>0.18693</text:p>
          </table:table-cell>
          <table:table-cell office:value-type="float" office:value="0.640178" calcext:value-type="float">
            <text:p>0.640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572" calcext:value-type="float">
            <text:p>0.210572</text:p>
          </table:table-cell>
          <table:table-cell office:value-type="float" office:value="0.181613" calcext:value-type="float">
            <text:p>0.181613</text:p>
          </table:table-cell>
          <table:table-cell office:value-type="float" office:value="0.627478" calcext:value-type="float">
            <text:p>0.627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059" calcext:value-type="float">
            <text:p>0.124059</text:p>
          </table:table-cell>
          <table:table-cell office:value-type="float" office:value="0.113721" calcext:value-type="float">
            <text:p>0.113721</text:p>
          </table:table-cell>
          <table:table-cell office:value-type="float" office:value="0.621805" calcext:value-type="float">
            <text:p>0.6218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006" calcext:value-type="float">
            <text:p>0.207006</text:p>
          </table:table-cell>
          <table:table-cell office:value-type="float" office:value="0.191042" calcext:value-type="float">
            <text:p>0.191042</text:p>
          </table:table-cell>
          <table:table-cell office:value-type="float" office:value="0.649605" calcext:value-type="float">
            <text:p>0.6496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057" calcext:value-type="float">
            <text:p>0.128057</text:p>
          </table:table-cell>
          <table:table-cell office:value-type="float" office:value="0.191461" calcext:value-type="float">
            <text:p>0.191461</text:p>
          </table:table-cell>
          <table:table-cell office:value-type="float" office:value="0.598374" calcext:value-type="float">
            <text:p>0.5983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059" calcext:value-type="float">
            <text:p>0.202059</text:p>
          </table:table-cell>
          <table:table-cell office:value-type="float" office:value="0.18659" calcext:value-type="float">
            <text:p>0.18659</text:p>
          </table:table-cell>
          <table:table-cell office:value-type="float" office:value="0.612289" calcext:value-type="float">
            <text:p>0.6122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83" calcext:value-type="float">
            <text:p>0.197883</text:p>
          </table:table-cell>
          <table:table-cell office:value-type="float" office:value="0.186375" calcext:value-type="float">
            <text:p>0.186375</text:p>
          </table:table-cell>
          <table:table-cell office:value-type="float" office:value="0.647442" calcext:value-type="float">
            <text:p>0.6474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194867" calcext:value-type="float">
            <text:p>0.194867</text:p>
          </table:table-cell>
          <table:table-cell office:value-type="float" office:value="0.571651" calcext:value-type="float">
            <text:p>0.5716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78" calcext:value-type="float">
            <text:p>0.19778</text:p>
          </table:table-cell>
          <table:table-cell office:value-type="float" office:value="0.198924" calcext:value-type="float">
            <text:p>0.198924</text:p>
          </table:table-cell>
          <table:table-cell office:value-type="float" office:value="0.643832" calcext:value-type="float">
            <text:p>0.643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19" calcext:value-type="float">
            <text:p>0.203519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665817" calcext:value-type="float">
            <text:p>0.6658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83" calcext:value-type="float">
            <text:p>0.203583</text:p>
          </table:table-cell>
          <table:table-cell office:value-type="float" office:value="0.114836" calcext:value-type="float">
            <text:p>0.114836</text:p>
          </table:table-cell>
          <table:table-cell office:value-type="float" office:value="0.421222" calcext:value-type="float">
            <text:p>0.4212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966" calcext:value-type="float">
            <text:p>0.129966</text:p>
          </table:table-cell>
          <table:table-cell office:value-type="float" office:value="0.196982" calcext:value-type="float">
            <text:p>0.196982</text:p>
          </table:table-cell>
          <table:table-cell office:value-type="float" office:value="0.618206" calcext:value-type="float">
            <text:p>0.6182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386" calcext:value-type="float">
            <text:p>0.122386</text:p>
          </table:table-cell>
          <table:table-cell office:value-type="float" office:value="0.199021" calcext:value-type="float">
            <text:p>0.199021</text:p>
          </table:table-cell>
          <table:table-cell office:value-type="float" office:value="0.531492" calcext:value-type="float">
            <text:p>0.5314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605" calcext:value-type="float">
            <text:p>0.154605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0.607521" calcext:value-type="float">
            <text:p>0.607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516" calcext:value-type="float">
            <text:p>0.202516</text:p>
          </table:table-cell>
          <table:table-cell office:value-type="float" office:value="0.179409" calcext:value-type="float">
            <text:p>0.179409</text:p>
          </table:table-cell>
          <table:table-cell office:value-type="float" office:value="0.517925" calcext:value-type="float">
            <text:p>0.5179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292" calcext:value-type="float">
            <text:p>0.212292</text:p>
          </table:table-cell>
          <table:table-cell office:value-type="float" office:value="0.19449" calcext:value-type="float">
            <text:p>0.19449</text:p>
          </table:table-cell>
          <table:table-cell office:value-type="float" office:value="0.619374" calcext:value-type="float">
            <text:p>0.6193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182432" calcext:value-type="float">
            <text:p>0.182432</text:p>
          </table:table-cell>
          <table:table-cell office:value-type="float" office:value="0.642675" calcext:value-type="float">
            <text:p>0.6426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672" calcext:value-type="float">
            <text:p>0.196672</text:p>
          </table:table-cell>
          <table:table-cell office:value-type="float" office:value="0.209937" calcext:value-type="float">
            <text:p>0.209937</text:p>
          </table:table-cell>
          <table:table-cell office:value-type="float" office:value="0.452382" calcext:value-type="float">
            <text:p>0.452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0328" calcext:value-type="float">
            <text:p>0.150328</text:p>
          </table:table-cell>
          <table:table-cell office:value-type="float" office:value="0.198413" calcext:value-type="float">
            <text:p>0.198413</text:p>
          </table:table-cell>
          <table:table-cell office:value-type="float" office:value="0.622329" calcext:value-type="float">
            <text:p>0.6223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483" calcext:value-type="float">
            <text:p>0.209483</text:p>
          </table:table-cell>
          <table:table-cell office:value-type="float" office:value="0.117383" calcext:value-type="float">
            <text:p>0.117383</text:p>
          </table:table-cell>
          <table:table-cell office:value-type="float" office:value="0.62937" calcext:value-type="float">
            <text:p>0.62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042" calcext:value-type="float">
            <text:p>0.195042</text:p>
          </table:table-cell>
          <table:table-cell office:value-type="float" office:value="0.117912" calcext:value-type="float">
            <text:p>0.117912</text:p>
          </table:table-cell>
          <table:table-cell office:value-type="float" office:value="0.634682" calcext:value-type="float">
            <text:p>0.634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61" calcext:value-type="float">
            <text:p>0.214961</text:p>
          </table:table-cell>
          <table:table-cell office:value-type="float" office:value="0.194242" calcext:value-type="float">
            <text:p>0.194242</text:p>
          </table:table-cell>
          <table:table-cell office:value-type="float" office:value="0.638249" calcext:value-type="float">
            <text:p>0.6382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27" calcext:value-type="float">
            <text:p>0.210027</text:p>
          </table:table-cell>
          <table:table-cell office:value-type="float" office:value="0.189063" calcext:value-type="float">
            <text:p>0.189063</text:p>
          </table:table-cell>
          <table:table-cell office:value-type="float" office:value="0.62889" calcext:value-type="float">
            <text:p>0.62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77" calcext:value-type="float">
            <text:p>0.211277</text:p>
          </table:table-cell>
          <table:table-cell office:value-type="float" office:value="0.161896" calcext:value-type="float">
            <text:p>0.161896</text:p>
          </table:table-cell>
          <table:table-cell office:value-type="float" office:value="0.610945" calcext:value-type="float">
            <text:p>0.610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56" calcext:value-type="float">
            <text:p>0.209656</text:p>
          </table:table-cell>
          <table:table-cell office:value-type="float" office:value="0.196878" calcext:value-type="float">
            <text:p>0.196878</text:p>
          </table:table-cell>
          <table:table-cell office:value-type="float" office:value="0.632758" calcext:value-type="float">
            <text:p>0.6327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68" calcext:value-type="float">
            <text:p>0.202668</text:p>
          </table:table-cell>
          <table:table-cell office:value-type="float" office:value="0.198962" calcext:value-type="float">
            <text:p>0.198962</text:p>
          </table:table-cell>
          <table:table-cell office:value-type="float" office:value="0.634515" calcext:value-type="float">
            <text:p>0.6345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88" calcext:value-type="float">
            <text:p>0.210388</text:p>
          </table:table-cell>
          <table:table-cell office:value-type="float" office:value="0.196561" calcext:value-type="float">
            <text:p>0.196561</text:p>
          </table:table-cell>
          <table:table-cell office:value-type="float" office:value="0.600096" calcext:value-type="float">
            <text:p>0.6000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7883" calcext:value-type="float">
            <text:p>0.147883</text:p>
          </table:table-cell>
          <table:table-cell office:value-type="float" office:value="0.196554" calcext:value-type="float">
            <text:p>0.196554</text:p>
          </table:table-cell>
          <table:table-cell office:value-type="float" office:value="0.638057" calcext:value-type="float">
            <text:p>0.6380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33" calcext:value-type="float">
            <text:p>0.203833</text:p>
          </table:table-cell>
          <table:table-cell office:value-type="float" office:value="0.116651" calcext:value-type="float">
            <text:p>0.116651</text:p>
          </table:table-cell>
          <table:table-cell office:value-type="float" office:value="0.619132" calcext:value-type="float">
            <text:p>0.6191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244" calcext:value-type="float">
            <text:p>0.197244</text:p>
          </table:table-cell>
          <table:table-cell office:value-type="float" office:value="0.18963" calcext:value-type="float">
            <text:p>0.18963</text:p>
          </table:table-cell>
          <table:table-cell office:value-type="float" office:value="0.647759" calcext:value-type="float">
            <text:p>0.6477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41791" calcext:value-type="float">
            <text:p>0.241791</text:p>
          </table:table-cell>
          <table:table-cell office:value-type="float" office:value="0.162423" calcext:value-type="float">
            <text:p>0.162423</text:p>
          </table:table-cell>
          <table:table-cell office:value-type="float" office:value="0.632992" calcext:value-type="float">
            <text:p>0.6329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62" calcext:value-type="float">
            <text:p>0.210962</text:p>
          </table:table-cell>
          <table:table-cell office:value-type="float" office:value="0.189865" calcext:value-type="float">
            <text:p>0.189865</text:p>
          </table:table-cell>
          <table:table-cell office:value-type="float" office:value="0.639762" calcext:value-type="float">
            <text:p>0.639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84" calcext:value-type="float">
            <text:p>0.206584</text:p>
          </table:table-cell>
          <table:table-cell office:value-type="float" office:value="0.180712" calcext:value-type="float">
            <text:p>0.180712</text:p>
          </table:table-cell>
          <table:table-cell office:value-type="float" office:value="0.433496" calcext:value-type="float">
            <text:p>0.4334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709" calcext:value-type="float">
            <text:p>0.192709</text:p>
          </table:table-cell>
          <table:table-cell office:value-type="float" office:value="0.193075" calcext:value-type="float">
            <text:p>0.193075</text:p>
          </table:table-cell>
          <table:table-cell office:value-type="float" office:value="0.631028" calcext:value-type="float">
            <text:p>0.631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23" calcext:value-type="float">
            <text:p>0.206523</text:p>
          </table:table-cell>
          <table:table-cell office:value-type="float" office:value="0.196088" calcext:value-type="float">
            <text:p>0.196088</text:p>
          </table:table-cell>
          <table:table-cell office:value-type="float" office:value="0.610995" calcext:value-type="float">
            <text:p>0.6109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365" calcext:value-type="float">
            <text:p>0.185365</text:p>
          </table:table-cell>
          <table:table-cell office:value-type="float" office:value="0.199584" calcext:value-type="float">
            <text:p>0.199584</text:p>
          </table:table-cell>
          <table:table-cell office:value-type="float" office:value="0.61082" calcext:value-type="float">
            <text:p>0.61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996" calcext:value-type="float">
            <text:p>0.213996</text:p>
          </table:table-cell>
          <table:table-cell office:value-type="float" office:value="0.196191" calcext:value-type="float">
            <text:p>0.196191</text:p>
          </table:table-cell>
          <table:table-cell office:value-type="float" office:value="0.642447" calcext:value-type="float">
            <text:p>0.642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596" calcext:value-type="float">
            <text:p>0.182596</text:p>
          </table:table-cell>
          <table:table-cell office:value-type="float" office:value="0.157131" calcext:value-type="float">
            <text:p>0.157131</text:p>
          </table:table-cell>
          <table:table-cell office:value-type="float" office:value="0.613839" calcext:value-type="float">
            <text:p>0.6138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75" calcext:value-type="float">
            <text:p>0.201675</text:p>
          </table:table-cell>
          <table:table-cell office:value-type="float" office:value="0.202109" calcext:value-type="float">
            <text:p>0.202109</text:p>
          </table:table-cell>
          <table:table-cell office:value-type="float" office:value="0.680807" calcext:value-type="float">
            <text:p>0.6808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311" calcext:value-type="float">
            <text:p>0.221311</text:p>
          </table:table-cell>
          <table:table-cell office:value-type="float" office:value="0.196614" calcext:value-type="float">
            <text:p>0.196614</text:p>
          </table:table-cell>
          <table:table-cell office:value-type="float" office:value="0.68866" calcext:value-type="float">
            <text:p>0.688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673" calcext:value-type="float">
            <text:p>0.215673</text:p>
          </table:table-cell>
          <table:table-cell office:value-type="float" office:value="0.191005" calcext:value-type="float">
            <text:p>0.191005</text:p>
          </table:table-cell>
          <table:table-cell office:value-type="float" office:value="0.452551" calcext:value-type="float">
            <text:p>0.452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14" calcext:value-type="float">
            <text:p>0.200514</text:p>
          </table:table-cell>
          <table:table-cell office:value-type="float" office:value="0.199794" calcext:value-type="float">
            <text:p>0.199794</text:p>
          </table:table-cell>
          <table:table-cell office:value-type="float" office:value="0.651359" calcext:value-type="float">
            <text:p>0.6513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997" calcext:value-type="float">
            <text:p>0.203997</text:p>
          </table:table-cell>
          <table:table-cell office:value-type="float" office:value="0.164127" calcext:value-type="float">
            <text:p>0.164127</text:p>
          </table:table-cell>
          <table:table-cell office:value-type="float" office:value="0.63389" calcext:value-type="float">
            <text:p>0.63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65" calcext:value-type="float">
            <text:p>0.208865</text:p>
          </table:table-cell>
          <table:table-cell office:value-type="float" office:value="0.177176" calcext:value-type="float">
            <text:p>0.177176</text:p>
          </table:table-cell>
          <table:table-cell office:value-type="float" office:value="0.625326" calcext:value-type="float">
            <text:p>0.6253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94" calcext:value-type="float">
            <text:p>0.212194</text:p>
          </table:table-cell>
          <table:table-cell office:value-type="float" office:value="0.192881" calcext:value-type="float">
            <text:p>0.192881</text:p>
          </table:table-cell>
          <table:table-cell office:value-type="float" office:value="0.638461" calcext:value-type="float">
            <text:p>0.6384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3" calcext:value-type="float">
            <text:p>0.20673</text:p>
          </table:table-cell>
          <table:table-cell office:value-type="float" office:value="0.200043" calcext:value-type="float">
            <text:p>0.200043</text:p>
          </table:table-cell>
          <table:table-cell office:value-type="float" office:value="0.651768" calcext:value-type="float">
            <text:p>0.6517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351" calcext:value-type="float">
            <text:p>0.225351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0.632503" calcext:value-type="float">
            <text:p>0.6325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199011" calcext:value-type="float">
            <text:p>0.199011</text:p>
          </table:table-cell>
          <table:table-cell office:value-type="float" office:value="0.647642" calcext:value-type="float">
            <text:p>0.6476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574" calcext:value-type="float">
            <text:p>0.209574</text:p>
          </table:table-cell>
          <table:table-cell office:value-type="float" office:value="0.195397" calcext:value-type="float">
            <text:p>0.195397</text:p>
          </table:table-cell>
          <table:table-cell office:value-type="float" office:value="0.617662" calcext:value-type="float">
            <text:p>0.617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364" calcext:value-type="float">
            <text:p>0.207364</text:p>
          </table:table-cell>
          <table:table-cell office:value-type="float" office:value="0.182655" calcext:value-type="float">
            <text:p>0.182655</text:p>
          </table:table-cell>
          <table:table-cell office:value-type="float" office:value="0.62642" calcext:value-type="float">
            <text:p>0.626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373" calcext:value-type="float">
            <text:p>0.216373</text:p>
          </table:table-cell>
          <table:table-cell office:value-type="float" office:value="0.117701" calcext:value-type="float">
            <text:p>0.117701</text:p>
          </table:table-cell>
          <table:table-cell office:value-type="float" office:value="0.650171" calcext:value-type="float">
            <text:p>0.6501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248" calcext:value-type="float">
            <text:p>0.122248</text:p>
          </table:table-cell>
          <table:table-cell office:value-type="float" office:value="0.204067" calcext:value-type="float">
            <text:p>0.204067</text:p>
          </table:table-cell>
          <table:table-cell office:value-type="float" office:value="0.638361" calcext:value-type="float">
            <text:p>0.6383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272" calcext:value-type="float">
            <text:p>0.207272</text:p>
          </table:table-cell>
          <table:table-cell office:value-type="float" office:value="0.18386" calcext:value-type="float">
            <text:p>0.18386</text:p>
          </table:table-cell>
          <table:table-cell office:value-type="float" office:value="0.624409" calcext:value-type="float">
            <text:p>0.624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031" calcext:value-type="float">
            <text:p>0.124031</text:p>
          </table:table-cell>
          <table:table-cell office:value-type="float" office:value="0.173605" calcext:value-type="float">
            <text:p>0.173605</text:p>
          </table:table-cell>
          <table:table-cell office:value-type="float" office:value="0.498996" calcext:value-type="float">
            <text:p>0.4989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567" calcext:value-type="float">
            <text:p>0.188567</text:p>
          </table:table-cell>
          <table:table-cell office:value-type="float" office:value="0.203445" calcext:value-type="float">
            <text:p>0.203445</text:p>
          </table:table-cell>
          <table:table-cell office:value-type="float" office:value="0.619017" calcext:value-type="float">
            <text:p>0.6190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673" calcext:value-type="float">
            <text:p>0.190673</text:p>
          </table:table-cell>
          <table:table-cell office:value-type="float" office:value="0.131447" calcext:value-type="float">
            <text:p>0.131447</text:p>
          </table:table-cell>
          <table:table-cell office:value-type="float" office:value="0.626891" calcext:value-type="float">
            <text:p>0.6268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391" calcext:value-type="float">
            <text:p>0.198391</text:p>
          </table:table-cell>
          <table:table-cell office:value-type="float" office:value="0.116912" calcext:value-type="float">
            <text:p>0.116912</text:p>
          </table:table-cell>
          <table:table-cell office:value-type="float" office:value="0.641773" calcext:value-type="float">
            <text:p>0.6417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.180244" calcext:value-type="float">
            <text:p>0.180244</text:p>
          </table:table-cell>
          <table:table-cell office:value-type="float" office:value="0.651703" calcext:value-type="float">
            <text:p>0.6517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0.118085" calcext:value-type="float">
            <text:p>0.118085</text:p>
          </table:table-cell>
          <table:table-cell office:value-type="float" office:value="0.542121" calcext:value-type="float">
            <text:p>0.542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625" calcext:value-type="float">
            <text:p>0.211625</text:p>
          </table:table-cell>
          <table:table-cell office:value-type="float" office:value="0.186142" calcext:value-type="float">
            <text:p>0.186142</text:p>
          </table:table-cell>
          <table:table-cell office:value-type="float" office:value="0.61832" calcext:value-type="float">
            <text:p>0.61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987" calcext:value-type="float">
            <text:p>0.208987</text:p>
          </table:table-cell>
          <table:table-cell office:value-type="float" office:value="0.207931" calcext:value-type="float">
            <text:p>0.207931</text:p>
          </table:table-cell>
          <table:table-cell office:value-type="float" office:value="0.627371" calcext:value-type="float">
            <text:p>0.6273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844" calcext:value-type="float">
            <text:p>0.205844</text:p>
          </table:table-cell>
          <table:table-cell office:value-type="float" office:value="0.189545" calcext:value-type="float">
            <text:p>0.189545</text:p>
          </table:table-cell>
          <table:table-cell office:value-type="float" office:value="0.555683" calcext:value-type="float">
            <text:p>0.555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68" calcext:value-type="float">
            <text:p>0.206768</text:p>
          </table:table-cell>
          <table:table-cell office:value-type="float" office:value="0.125865" calcext:value-type="float">
            <text:p>0.125865</text:p>
          </table:table-cell>
          <table:table-cell office:value-type="float" office:value="0.602115" calcext:value-type="float">
            <text:p>0.6021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81" calcext:value-type="float">
            <text:p>0.209381</text:p>
          </table:table-cell>
          <table:table-cell office:value-type="float" office:value="0.198499" calcext:value-type="float">
            <text:p>0.198499</text:p>
          </table:table-cell>
          <table:table-cell office:value-type="float" office:value="0.61631" calcext:value-type="float">
            <text:p>0.616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314" calcext:value-type="float">
            <text:p>0.202314</text:p>
          </table:table-cell>
          <table:table-cell office:value-type="float" office:value="0.192846" calcext:value-type="float">
            <text:p>0.192846</text:p>
          </table:table-cell>
          <table:table-cell office:value-type="float" office:value="0.625916" calcext:value-type="float">
            <text:p>0.6259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8093" calcext:value-type="float">
            <text:p>0.238093</text:p>
          </table:table-cell>
          <table:table-cell office:value-type="float" office:value="0.194139" calcext:value-type="float">
            <text:p>0.194139</text:p>
          </table:table-cell>
          <table:table-cell office:value-type="float" office:value="0.648854" calcext:value-type="float">
            <text:p>0.648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509" calcext:value-type="float">
            <text:p>0.205509</text:p>
          </table:table-cell>
          <table:table-cell office:value-type="float" office:value="0.191963" calcext:value-type="float">
            <text:p>0.191963</text:p>
          </table:table-cell>
          <table:table-cell office:value-type="float" office:value="0.632511" calcext:value-type="float">
            <text:p>0.6325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811" calcext:value-type="float">
            <text:p>0.226811</text:p>
          </table:table-cell>
          <table:table-cell office:value-type="float" office:value="0.196447" calcext:value-type="float">
            <text:p>0.196447</text:p>
          </table:table-cell>
          <table:table-cell office:value-type="float" office:value="0.632802" calcext:value-type="float">
            <text:p>0.6328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877" calcext:value-type="float">
            <text:p>0.199877</text:p>
          </table:table-cell>
          <table:table-cell office:value-type="float" office:value="0.176711" calcext:value-type="float">
            <text:p>0.176711</text:p>
          </table:table-cell>
          <table:table-cell office:value-type="float" office:value="0.627246" calcext:value-type="float">
            <text:p>0.6272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179" calcext:value-type="float">
            <text:p>0.201179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65683" calcext:value-type="float">
            <text:p>0.65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563" calcext:value-type="float">
            <text:p>0.117563</text:p>
          </table:table-cell>
          <table:table-cell office:value-type="float" office:value="0.19402" calcext:value-type="float">
            <text:p>0.19402</text:p>
          </table:table-cell>
          <table:table-cell office:value-type="float" office:value="0.563751" calcext:value-type="float">
            <text:p>0.5637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01383" calcext:value-type="float">
            <text:p>0.201383</text:p>
          </table:table-cell>
          <table:table-cell table:formula="of:=MEDIAN([.C2:.C151])" office:value-type="float" office:value="0.191149" calcext:value-type="float">
            <text:p>0.191149</text:p>
          </table:table-cell>
          <table:table-cell table:formula="of:=MEDIAN([.D2:.D151])" office:value-type="float" office:value="0.6305345" calcext:value-type="float">
            <text:p>0.6305345</text:p>
          </table:table-cell>
        </table:table-row>
      </table:table>
      <table:table table:name="Latexy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597" calcext:value-type="float">
            <text:p>0.185597</text:p>
          </table:table-cell>
          <table:table-cell office:value-type="float" office:value="0.163304" calcext:value-type="float">
            <text:p>0.163304</text:p>
          </table:table-cell>
          <table:table-cell office:value-type="float" office:value="0.624807" calcext:value-type="float">
            <text:p>0.6248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543" calcext:value-type="float">
            <text:p>0.192543</text:p>
          </table:table-cell>
          <table:table-cell office:value-type="float" office:value="0.16593" calcext:value-type="float">
            <text:p>0.16593</text:p>
          </table:table-cell>
          <table:table-cell office:value-type="float" office:value="0.408828" calcext:value-type="float">
            <text:p>0.4088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462" calcext:value-type="float">
            <text:p>0.185462</text:p>
          </table:table-cell>
          <table:table-cell office:value-type="float" office:value="0.17481" calcext:value-type="float">
            <text:p>0.17481</text:p>
          </table:table-cell>
          <table:table-cell office:value-type="float" office:value="0.65275" calcext:value-type="float">
            <text:p>0.65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979" calcext:value-type="float">
            <text:p>0.180979</text:p>
          </table:table-cell>
          <table:table-cell office:value-type="float" office:value="0.172798" calcext:value-type="float">
            <text:p>0.172798</text:p>
          </table:table-cell>
          <table:table-cell office:value-type="float" office:value="0.639816" calcext:value-type="float">
            <text:p>0.6398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885" calcext:value-type="float">
            <text:p>0.180885</text:p>
          </table:table-cell>
          <table:table-cell office:value-type="float" office:value="0.116975" calcext:value-type="float">
            <text:p>0.116975</text:p>
          </table:table-cell>
          <table:table-cell office:value-type="float" office:value="0.650079" calcext:value-type="float">
            <text:p>0.650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112" calcext:value-type="float">
            <text:p>0.175112</text:p>
          </table:table-cell>
          <table:table-cell office:value-type="float" office:value="0.18086" calcext:value-type="float">
            <text:p>0.18086</text:p>
          </table:table-cell>
          <table:table-cell office:value-type="float" office:value="0.650491" calcext:value-type="float">
            <text:p>0.6504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408" calcext:value-type="float">
            <text:p>0.176408</text:p>
          </table:table-cell>
          <table:table-cell office:value-type="float" office:value="0.184979" calcext:value-type="float">
            <text:p>0.184979</text:p>
          </table:table-cell>
          <table:table-cell office:value-type="float" office:value="0.620551" calcext:value-type="float">
            <text:p>0.620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689" calcext:value-type="float">
            <text:p>0.176689</text:p>
          </table:table-cell>
          <table:table-cell office:value-type="float" office:value="0.18621" calcext:value-type="float">
            <text:p>0.18621</text:p>
          </table:table-cell>
          <table:table-cell office:value-type="float" office:value="0.637013" calcext:value-type="float">
            <text:p>0.6370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975" calcext:value-type="float">
            <text:p>0.195975</text:p>
          </table:table-cell>
          <table:table-cell office:value-type="float" office:value="0.187362" calcext:value-type="float">
            <text:p>0.187362</text:p>
          </table:table-cell>
          <table:table-cell office:value-type="float" office:value="0.701392" calcext:value-type="float">
            <text:p>0.7013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92" calcext:value-type="float">
            <text:p>0.189392</text:p>
          </table:table-cell>
          <table:table-cell office:value-type="float" office:value="0.188293" calcext:value-type="float">
            <text:p>0.188293</text:p>
          </table:table-cell>
          <table:table-cell office:value-type="float" office:value="0.653666" calcext:value-type="float">
            <text:p>0.6536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278" calcext:value-type="float">
            <text:p>0.179278</text:p>
          </table:table-cell>
          <table:table-cell office:value-type="float" office:value="0.109109" calcext:value-type="float">
            <text:p>0.109109</text:p>
          </table:table-cell>
          <table:table-cell office:value-type="float" office:value="0.642862" calcext:value-type="float">
            <text:p>0.642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097" calcext:value-type="float">
            <text:p>0.184097</text:p>
          </table:table-cell>
          <table:table-cell office:value-type="float" office:value="0.10876" calcext:value-type="float">
            <text:p>0.10876</text:p>
          </table:table-cell>
          <table:table-cell office:value-type="float" office:value="0.412924" calcext:value-type="float">
            <text:p>0.412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44" calcext:value-type="float">
            <text:p>0.203244</text:p>
          </table:table-cell>
          <table:table-cell office:value-type="float" office:value="0.188087" calcext:value-type="float">
            <text:p>0.188087</text:p>
          </table:table-cell>
          <table:table-cell office:value-type="float" office:value="0.666421" calcext:value-type="float">
            <text:p>0.6664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925" calcext:value-type="float">
            <text:p>0.123925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56204" calcext:value-type="float">
            <text:p>0.562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166" calcext:value-type="float">
            <text:p>0.187166</text:p>
          </table:table-cell>
          <table:table-cell office:value-type="float" office:value="0.188026" calcext:value-type="float">
            <text:p>0.188026</text:p>
          </table:table-cell>
          <table:table-cell office:value-type="float" office:value="0.681332" calcext:value-type="float">
            <text:p>0.6813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05" calcext:value-type="float">
            <text:p>0.205205</text:p>
          </table:table-cell>
          <table:table-cell office:value-type="float" office:value="0.183491" calcext:value-type="float">
            <text:p>0.183491</text:p>
          </table:table-cell>
          <table:table-cell office:value-type="float" office:value="0.666701" calcext:value-type="float">
            <text:p>0.666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006" calcext:value-type="float">
            <text:p>0.207006</text:p>
          </table:table-cell>
          <table:table-cell office:value-type="float" office:value="0.186304" calcext:value-type="float">
            <text:p>0.186304</text:p>
          </table:table-cell>
          <table:table-cell office:value-type="float" office:value="0.693706" calcext:value-type="float">
            <text:p>0.693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406" calcext:value-type="float">
            <text:p>0.202406</text:p>
          </table:table-cell>
          <table:table-cell office:value-type="float" office:value="0.181339" calcext:value-type="float">
            <text:p>0.181339</text:p>
          </table:table-cell>
          <table:table-cell office:value-type="float" office:value="0.679677" calcext:value-type="float">
            <text:p>0.6796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169" calcext:value-type="float">
            <text:p>0.125169</text:p>
          </table:table-cell>
          <table:table-cell office:value-type="float" office:value="0.179566" calcext:value-type="float">
            <text:p>0.179566</text:p>
          </table:table-cell>
          <table:table-cell office:value-type="float" office:value="0.665177" calcext:value-type="float">
            <text:p>0.665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76" calcext:value-type="float">
            <text:p>0.206776</text:p>
          </table:table-cell>
          <table:table-cell office:value-type="float" office:value="0.185602" calcext:value-type="float">
            <text:p>0.185602</text:p>
          </table:table-cell>
          <table:table-cell office:value-type="float" office:value="0.638693" calcext:value-type="float">
            <text:p>0.6386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8" calcext:value-type="float">
            <text:p>0.19788</text:p>
          </table:table-cell>
          <table:table-cell office:value-type="float" office:value="0.140103" calcext:value-type="float">
            <text:p>0.140103</text:p>
          </table:table-cell>
          <table:table-cell office:value-type="float" office:value="0.673687" calcext:value-type="float">
            <text:p>0.6736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46" calcext:value-type="float">
            <text:p>0.202646</text:p>
          </table:table-cell>
          <table:table-cell office:value-type="float" office:value="0.175438" calcext:value-type="float">
            <text:p>0.175438</text:p>
          </table:table-cell>
          <table:table-cell office:value-type="float" office:value="0.404799" calcext:value-type="float">
            <text:p>0.4047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5498" calcext:value-type="float">
            <text:p>0.115498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0.685664" calcext:value-type="float">
            <text:p>0.6856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663" calcext:value-type="float">
            <text:p>0.191663</text:p>
          </table:table-cell>
          <table:table-cell office:value-type="float" office:value="0.189131" calcext:value-type="float">
            <text:p>0.189131</text:p>
          </table:table-cell>
          <table:table-cell office:value-type="float" office:value="0.682731" calcext:value-type="float">
            <text:p>0.6827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418" calcext:value-type="float">
            <text:p>0.190418</text:p>
          </table:table-cell>
          <table:table-cell office:value-type="float" office:value="0.191939" calcext:value-type="float">
            <text:p>0.191939</text:p>
          </table:table-cell>
          <table:table-cell office:value-type="float" office:value="0.66541" calcext:value-type="float">
            <text:p>0.665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50112" calcext:value-type="float">
            <text:p>0.250112</text:p>
          </table:table-cell>
          <table:table-cell office:value-type="float" office:value="0.190182" calcext:value-type="float">
            <text:p>0.190182</text:p>
          </table:table-cell>
          <table:table-cell office:value-type="float" office:value="0.466272" calcext:value-type="float">
            <text:p>0.4662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439" calcext:value-type="float">
            <text:p>0.13439</text:p>
          </table:table-cell>
          <table:table-cell office:value-type="float" office:value="0.174219" calcext:value-type="float">
            <text:p>0.174219</text:p>
          </table:table-cell>
          <table:table-cell office:value-type="float" office:value="0.63301" calcext:value-type="float">
            <text:p>0.63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38" calcext:value-type="float">
            <text:p>0.11838</text:p>
          </table:table-cell>
          <table:table-cell office:value-type="float" office:value="0.182976" calcext:value-type="float">
            <text:p>0.182976</text:p>
          </table:table-cell>
          <table:table-cell office:value-type="float" office:value="0.655323" calcext:value-type="float">
            <text:p>0.655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151" calcext:value-type="float">
            <text:p>0.123151</text:p>
          </table:table-cell>
          <table:table-cell office:value-type="float" office:value="0.181188" calcext:value-type="float">
            <text:p>0.181188</text:p>
          </table:table-cell>
          <table:table-cell office:value-type="float" office:value="0.668804" calcext:value-type="float">
            <text:p>0.6688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158" calcext:value-type="float">
            <text:p>0.207158</text:p>
          </table:table-cell>
          <table:table-cell office:value-type="float" office:value="0.175562" calcext:value-type="float">
            <text:p>0.175562</text:p>
          </table:table-cell>
          <table:table-cell office:value-type="float" office:value="0.646255" calcext:value-type="float">
            <text:p>0.6462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879" calcext:value-type="float">
            <text:p>0.199879</text:p>
          </table:table-cell>
          <table:table-cell office:value-type="float" office:value="0.121112" calcext:value-type="float">
            <text:p>0.121112</text:p>
          </table:table-cell>
          <table:table-cell office:value-type="float" office:value="0.437119" calcext:value-type="float">
            <text:p>0.4371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23" calcext:value-type="float">
            <text:p>0.195623</text:p>
          </table:table-cell>
          <table:table-cell office:value-type="float" office:value="0.150266" calcext:value-type="float">
            <text:p>0.150266</text:p>
          </table:table-cell>
          <table:table-cell office:value-type="float" office:value="0.69048" calcext:value-type="float">
            <text:p>0.690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829" calcext:value-type="float">
            <text:p>0.167829</text:p>
          </table:table-cell>
          <table:table-cell office:value-type="float" office:value="0.173834" calcext:value-type="float">
            <text:p>0.173834</text:p>
          </table:table-cell>
          <table:table-cell office:value-type="float" office:value="0.604993" calcext:value-type="float">
            <text:p>0.6049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317" calcext:value-type="float">
            <text:p>0.202317</text:p>
          </table:table-cell>
          <table:table-cell office:value-type="float" office:value="0.143815" calcext:value-type="float">
            <text:p>0.143815</text:p>
          </table:table-cell>
          <table:table-cell office:value-type="float" office:value="0.688483" calcext:value-type="float">
            <text:p>0.6884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04" calcext:value-type="float">
            <text:p>0.203504</text:p>
          </table:table-cell>
          <table:table-cell office:value-type="float" office:value="0.18856" calcext:value-type="float">
            <text:p>0.18856</text:p>
          </table:table-cell>
          <table:table-cell office:value-type="float" office:value="0.647456" calcext:value-type="float">
            <text:p>0.6474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73785" calcext:value-type="float">
            <text:p>0.173785</text:p>
          </table:table-cell>
          <table:table-cell office:value-type="float" office:value="0.673423" calcext:value-type="float">
            <text:p>0.6734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13" calcext:value-type="float">
            <text:p>0.184613</text:p>
          </table:table-cell>
          <table:table-cell office:value-type="float" office:value="0.181894" calcext:value-type="float">
            <text:p>0.181894</text:p>
          </table:table-cell>
          <table:table-cell office:value-type="float" office:value="0.522271" calcext:value-type="float">
            <text:p>0.5222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612" calcext:value-type="float">
            <text:p>0.179612</text:p>
          </table:table-cell>
          <table:table-cell office:value-type="float" office:value="0.161387" calcext:value-type="float">
            <text:p>0.161387</text:p>
          </table:table-cell>
          <table:table-cell office:value-type="float" office:value="0.665738" calcext:value-type="float">
            <text:p>0.6657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701" calcext:value-type="float">
            <text:p>0.197701</text:p>
          </table:table-cell>
          <table:table-cell office:value-type="float" office:value="0.172159" calcext:value-type="float">
            <text:p>0.172159</text:p>
          </table:table-cell>
          <table:table-cell office:value-type="float" office:value="0.660026" calcext:value-type="float">
            <text:p>0.6600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205" calcext:value-type="float">
            <text:p>0.193205</text:p>
          </table:table-cell>
          <table:table-cell office:value-type="float" office:value="0.191501" calcext:value-type="float">
            <text:p>0.191501</text:p>
          </table:table-cell>
          <table:table-cell office:value-type="float" office:value="0.52153" calcext:value-type="float">
            <text:p>0.521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04" calcext:value-type="float">
            <text:p>0.206304</text:p>
          </table:table-cell>
          <table:table-cell office:value-type="float" office:value="0.179789" calcext:value-type="float">
            <text:p>0.179789</text:p>
          </table:table-cell>
          <table:table-cell office:value-type="float" office:value="0.618571" calcext:value-type="float">
            <text:p>0.6185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01" calcext:value-type="float">
            <text:p>0.206401</text:p>
          </table:table-cell>
          <table:table-cell office:value-type="float" office:value="0.182665" calcext:value-type="float">
            <text:p>0.182665</text:p>
          </table:table-cell>
          <table:table-cell office:value-type="float" office:value="0.532752" calcext:value-type="float">
            <text:p>0.5327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186389" calcext:value-type="float">
            <text:p>0.186389</text:p>
          </table:table-cell>
          <table:table-cell office:value-type="float" office:value="0.637964" calcext:value-type="float">
            <text:p>0.637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221" calcext:value-type="float">
            <text:p>0.209221</text:p>
          </table:table-cell>
          <table:table-cell office:value-type="float" office:value="0.17317" calcext:value-type="float">
            <text:p>0.17317</text:p>
          </table:table-cell>
          <table:table-cell office:value-type="float" office:value="0.59121" calcext:value-type="float">
            <text:p>0.59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006" calcext:value-type="float">
            <text:p>0.119006</text:p>
          </table:table-cell>
          <table:table-cell office:value-type="float" office:value="0.186607" calcext:value-type="float">
            <text:p>0.186607</text:p>
          </table:table-cell>
          <table:table-cell office:value-type="float" office:value="0.657709" calcext:value-type="float">
            <text:p>0.6577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191933" calcext:value-type="float">
            <text:p>0.191933</text:p>
          </table:table-cell>
          <table:table-cell office:value-type="float" office:value="0.679497" calcext:value-type="float">
            <text:p>0.6794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29" calcext:value-type="float">
            <text:p>0.207829</text:p>
          </table:table-cell>
          <table:table-cell office:value-type="float" office:value="0.152888" calcext:value-type="float">
            <text:p>0.152888</text:p>
          </table:table-cell>
          <table:table-cell office:value-type="float" office:value="0.661287" calcext:value-type="float">
            <text:p>0.6612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822" calcext:value-type="float">
            <text:p>0.119822</text:p>
          </table:table-cell>
          <table:table-cell office:value-type="float" office:value="0.173532" calcext:value-type="float">
            <text:p>0.173532</text:p>
          </table:table-cell>
          <table:table-cell office:value-type="float" office:value="0.667972" calcext:value-type="float">
            <text:p>0.6679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77" calcext:value-type="float">
            <text:p>0.206877</text:p>
          </table:table-cell>
          <table:table-cell office:value-type="float" office:value="0.194695" calcext:value-type="float">
            <text:p>0.194695</text:p>
          </table:table-cell>
          <table:table-cell office:value-type="float" office:value="0.654778" calcext:value-type="float">
            <text:p>0.6547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072" calcext:value-type="float">
            <text:p>0.176072</text:p>
          </table:table-cell>
          <table:table-cell office:value-type="float" office:value="0.195422" calcext:value-type="float">
            <text:p>0.195422</text:p>
          </table:table-cell>
          <table:table-cell office:value-type="float" office:value="0.658919" calcext:value-type="float">
            <text:p>0.6589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653" calcext:value-type="float">
            <text:p>0.120653</text:p>
          </table:table-cell>
          <table:table-cell office:value-type="float" office:value="0.188318" calcext:value-type="float">
            <text:p>0.188318</text:p>
          </table:table-cell>
          <table:table-cell office:value-type="float" office:value="0.659122" calcext:value-type="float">
            <text:p>0.6591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816" calcext:value-type="float">
            <text:p>0.183816</text:p>
          </table:table-cell>
          <table:table-cell office:value-type="float" office:value="0.15363" calcext:value-type="float">
            <text:p>0.15363</text:p>
          </table:table-cell>
          <table:table-cell office:value-type="float" office:value="0.682126" calcext:value-type="float">
            <text:p>0.6821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87" calcext:value-type="float">
            <text:p>0.204987</text:p>
          </table:table-cell>
          <table:table-cell office:value-type="float" office:value="0.181012" calcext:value-type="float">
            <text:p>0.181012</text:p>
          </table:table-cell>
          <table:table-cell office:value-type="float" office:value="0.649162" calcext:value-type="float">
            <text:p>0.6491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718" calcext:value-type="float">
            <text:p>0.178718</text:p>
          </table:table-cell>
          <table:table-cell office:value-type="float" office:value="0.243039" calcext:value-type="float">
            <text:p>0.243039</text:p>
          </table:table-cell>
          <table:table-cell office:value-type="float" office:value="0.434464" calcext:value-type="float">
            <text:p>0.4344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72" calcext:value-type="float">
            <text:p>0.12372</text:p>
          </table:table-cell>
          <table:table-cell office:value-type="float" office:value="0.174364" calcext:value-type="float">
            <text:p>0.174364</text:p>
          </table:table-cell>
          <table:table-cell office:value-type="float" office:value="0.657577" calcext:value-type="float">
            <text:p>0.6575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331" calcext:value-type="float">
            <text:p>0.122331</text:p>
          </table:table-cell>
          <table:table-cell office:value-type="float" office:value="0.184267" calcext:value-type="float">
            <text:p>0.184267</text:p>
          </table:table-cell>
          <table:table-cell office:value-type="float" office:value="0.606327" calcext:value-type="float">
            <text:p>0.606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19" calcext:value-type="float">
            <text:p>0.20219</text:p>
          </table:table-cell>
          <table:table-cell office:value-type="float" office:value="0.192935" calcext:value-type="float">
            <text:p>0.192935</text:p>
          </table:table-cell>
          <table:table-cell office:value-type="float" office:value="0.629709" calcext:value-type="float">
            <text:p>0.6297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386" calcext:value-type="float">
            <text:p>0.194386</text:p>
          </table:table-cell>
          <table:table-cell office:value-type="float" office:value="0.191063" calcext:value-type="float">
            <text:p>0.191063</text:p>
          </table:table-cell>
          <table:table-cell office:value-type="float" office:value="0.651978" calcext:value-type="float">
            <text:p>0.6519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37" calcext:value-type="float">
            <text:p>0.19237</text:p>
          </table:table-cell>
          <table:table-cell office:value-type="float" office:value="0.187795" calcext:value-type="float">
            <text:p>0.187795</text:p>
          </table:table-cell>
          <table:table-cell office:value-type="float" office:value="0.674365" calcext:value-type="float">
            <text:p>0.6743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208" calcext:value-type="float">
            <text:p>0.132208</text:p>
          </table:table-cell>
          <table:table-cell office:value-type="float" office:value="0.194516" calcext:value-type="float">
            <text:p>0.194516</text:p>
          </table:table-cell>
          <table:table-cell office:value-type="float" office:value="0.652046" calcext:value-type="float">
            <text:p>0.6520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152" calcext:value-type="float">
            <text:p>0.198152</text:p>
          </table:table-cell>
          <table:table-cell office:value-type="float" office:value="0.194558" calcext:value-type="float">
            <text:p>0.194558</text:p>
          </table:table-cell>
          <table:table-cell office:value-type="float" office:value="0.662662" calcext:value-type="float">
            <text:p>0.662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06" calcext:value-type="float">
            <text:p>0.211206</text:p>
          </table:table-cell>
          <table:table-cell office:value-type="float" office:value="0.169785" calcext:value-type="float">
            <text:p>0.169785</text:p>
          </table:table-cell>
          <table:table-cell office:value-type="float" office:value="0.658654" calcext:value-type="float">
            <text:p>0.6586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89612" calcext:value-type="float">
            <text:p>0.189612</text:p>
          </table:table-cell>
          <table:table-cell office:value-type="float" office:value="0.648302" calcext:value-type="float">
            <text:p>0.6483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392" calcext:value-type="float">
            <text:p>0.200392</text:p>
          </table:table-cell>
          <table:table-cell office:value-type="float" office:value="0.169734" calcext:value-type="float">
            <text:p>0.169734</text:p>
          </table:table-cell>
          <table:table-cell office:value-type="float" office:value="0.652979" calcext:value-type="float">
            <text:p>0.6529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678" calcext:value-type="float">
            <text:p>0.118678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0.558889" calcext:value-type="float">
            <text:p>0.558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462" calcext:value-type="float">
            <text:p>0.203462</text:p>
          </table:table-cell>
          <table:table-cell office:value-type="float" office:value="0.18886" calcext:value-type="float">
            <text:p>0.18886</text:p>
          </table:table-cell>
          <table:table-cell office:value-type="float" office:value="0.700418" calcext:value-type="float">
            <text:p>0.7004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51" calcext:value-type="float">
            <text:p>0.197651</text:p>
          </table:table-cell>
          <table:table-cell office:value-type="float" office:value="0.112956" calcext:value-type="float">
            <text:p>0.112956</text:p>
          </table:table-cell>
          <table:table-cell office:value-type="float" office:value="0.436961" calcext:value-type="float">
            <text:p>0.4369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4165" calcext:value-type="float">
            <text:p>0.164165</text:p>
          </table:table-cell>
          <table:table-cell office:value-type="float" office:value="0.111204" calcext:value-type="float">
            <text:p>0.111204</text:p>
          </table:table-cell>
          <table:table-cell office:value-type="float" office:value="0.67221" calcext:value-type="float">
            <text:p>0.672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23" calcext:value-type="float">
            <text:p>0.211923</text:p>
          </table:table-cell>
          <table:table-cell office:value-type="float" office:value="0.17259" calcext:value-type="float">
            <text:p>0.17259</text:p>
          </table:table-cell>
          <table:table-cell office:value-type="float" office:value="0.660784" calcext:value-type="float">
            <text:p>0.6607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395" calcext:value-type="float">
            <text:p>0.200395</text:p>
          </table:table-cell>
          <table:table-cell office:value-type="float" office:value="0.183038" calcext:value-type="float">
            <text:p>0.183038</text:p>
          </table:table-cell>
          <table:table-cell office:value-type="float" office:value="0.660875" calcext:value-type="float">
            <text:p>0.6608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74959" calcext:value-type="float">
            <text:p>0.274959</text:p>
          </table:table-cell>
          <table:table-cell office:value-type="float" office:value="0.184259" calcext:value-type="float">
            <text:p>0.184259</text:p>
          </table:table-cell>
          <table:table-cell office:value-type="float" office:value="0.652762" calcext:value-type="float">
            <text:p>0.652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907" calcext:value-type="float">
            <text:p>0.193907</text:p>
          </table:table-cell>
          <table:table-cell office:value-type="float" office:value="0.184625" calcext:value-type="float">
            <text:p>0.184625</text:p>
          </table:table-cell>
          <table:table-cell office:value-type="float" office:value="0.656447" calcext:value-type="float">
            <text:p>0.656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622" calcext:value-type="float">
            <text:p>0.205622</text:p>
          </table:table-cell>
          <table:table-cell office:value-type="float" office:value="0.180747" calcext:value-type="float">
            <text:p>0.180747</text:p>
          </table:table-cell>
          <table:table-cell office:value-type="float" office:value="0.693798" calcext:value-type="float">
            <text:p>0.693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89" calcext:value-type="float">
            <text:p>0.209389</text:p>
          </table:table-cell>
          <table:table-cell office:value-type="float" office:value="0.180084" calcext:value-type="float">
            <text:p>0.180084</text:p>
          </table:table-cell>
          <table:table-cell office:value-type="float" office:value="0.671688" calcext:value-type="float">
            <text:p>0.6716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492" calcext:value-type="float">
            <text:p>0.208492</text:p>
          </table:table-cell>
          <table:table-cell office:value-type="float" office:value="0.187906" calcext:value-type="float">
            <text:p>0.187906</text:p>
          </table:table-cell>
          <table:table-cell office:value-type="float" office:value="0.65514" calcext:value-type="float">
            <text:p>0.655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953" calcext:value-type="float">
            <text:p>0.201953</text:p>
          </table:table-cell>
          <table:table-cell office:value-type="float" office:value="0.193854" calcext:value-type="float">
            <text:p>0.193854</text:p>
          </table:table-cell>
          <table:table-cell office:value-type="float" office:value="0.65528" calcext:value-type="float">
            <text:p>0.655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24" calcext:value-type="float">
            <text:p>0.205224</text:p>
          </table:table-cell>
          <table:table-cell office:value-type="float" office:value="0.194469" calcext:value-type="float">
            <text:p>0.194469</text:p>
          </table:table-cell>
          <table:table-cell office:value-type="float" office:value="0.662177" calcext:value-type="float">
            <text:p>0.662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7" calcext:value-type="float">
            <text:p>0.21007</text:p>
          </table:table-cell>
          <table:table-cell office:value-type="float" office:value="0.172994" calcext:value-type="float">
            <text:p>0.172994</text:p>
          </table:table-cell>
          <table:table-cell office:value-type="float" office:value="0.630913" calcext:value-type="float">
            <text:p>0.6309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919" calcext:value-type="float">
            <text:p>0.154919</text:p>
          </table:table-cell>
          <table:table-cell office:value-type="float" office:value="0.174552" calcext:value-type="float">
            <text:p>0.174552</text:p>
          </table:table-cell>
          <table:table-cell office:value-type="float" office:value="0.660936" calcext:value-type="float">
            <text:p>0.6609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189513" calcext:value-type="float">
            <text:p>0.189513</text:p>
          </table:table-cell>
          <table:table-cell office:value-type="float" office:value="0.439268" calcext:value-type="float">
            <text:p>0.4392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393" calcext:value-type="float">
            <text:p>0.120393</text:p>
          </table:table-cell>
          <table:table-cell office:value-type="float" office:value="0.111224" calcext:value-type="float">
            <text:p>0.111224</text:p>
          </table:table-cell>
          <table:table-cell office:value-type="float" office:value="0.668462" calcext:value-type="float">
            <text:p>0.6684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715" calcext:value-type="float">
            <text:p>0.189715</text:p>
          </table:table-cell>
          <table:table-cell office:value-type="float" office:value="0.182979" calcext:value-type="float">
            <text:p>0.182979</text:p>
          </table:table-cell>
          <table:table-cell office:value-type="float" office:value="0.614075" calcext:value-type="float">
            <text:p>0.6140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83" calcext:value-type="float">
            <text:p>0.208383</text:p>
          </table:table-cell>
          <table:table-cell office:value-type="float" office:value="0.186321" calcext:value-type="float">
            <text:p>0.186321</text:p>
          </table:table-cell>
          <table:table-cell office:value-type="float" office:value="0.507528" calcext:value-type="float">
            <text:p>0.5075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525" calcext:value-type="float">
            <text:p>0.182525</text:p>
          </table:table-cell>
          <table:table-cell office:value-type="float" office:value="0.185466" calcext:value-type="float">
            <text:p>0.185466</text:p>
          </table:table-cell>
          <table:table-cell office:value-type="float" office:value="0.613189" calcext:value-type="float">
            <text:p>0.6131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1602" calcext:value-type="float">
            <text:p>0.141602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0.64519" calcext:value-type="float">
            <text:p>0.64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58" calcext:value-type="float">
            <text:p>0.207658</text:p>
          </table:table-cell>
          <table:table-cell office:value-type="float" office:value="0.138926" calcext:value-type="float">
            <text:p>0.138926</text:p>
          </table:table-cell>
          <table:table-cell office:value-type="float" office:value="0.674358" calcext:value-type="float">
            <text:p>0.6743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992" calcext:value-type="float">
            <text:p>0.202992</text:p>
          </table:table-cell>
          <table:table-cell office:value-type="float" office:value="0.178808" calcext:value-type="float">
            <text:p>0.178808</text:p>
          </table:table-cell>
          <table:table-cell office:value-type="float" office:value="0.477123" calcext:value-type="float">
            <text:p>0.4771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523" calcext:value-type="float">
            <text:p>0.211523</text:p>
          </table:table-cell>
          <table:table-cell office:value-type="float" office:value="0.174662" calcext:value-type="float">
            <text:p>0.174662</text:p>
          </table:table-cell>
          <table:table-cell office:value-type="float" office:value="0.641369" calcext:value-type="float">
            <text:p>0.6413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613" calcext:value-type="float">
            <text:p>0.210613</text:p>
          </table:table-cell>
          <table:table-cell office:value-type="float" office:value="0.170532" calcext:value-type="float">
            <text:p>0.170532</text:p>
          </table:table-cell>
          <table:table-cell office:value-type="float" office:value="0.754566" calcext:value-type="float">
            <text:p>0.7545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77" calcext:value-type="float">
            <text:p>0.203577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635967" calcext:value-type="float">
            <text:p>0.6359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326" calcext:value-type="float">
            <text:p>0.121326</text:p>
          </table:table-cell>
          <table:table-cell office:value-type="float" office:value="0.190796" calcext:value-type="float">
            <text:p>0.190796</text:p>
          </table:table-cell>
          <table:table-cell office:value-type="float" office:value="0.639848" calcext:value-type="float">
            <text:p>0.6398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45" calcext:value-type="float">
            <text:p>0.204645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0.649964" calcext:value-type="float">
            <text:p>0.649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68" calcext:value-type="float">
            <text:p>0.186668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519078" calcext:value-type="float">
            <text:p>0.519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121" calcext:value-type="float">
            <text:p>0.210121</text:p>
          </table:table-cell>
          <table:table-cell office:value-type="float" office:value="0.186751" calcext:value-type="float">
            <text:p>0.186751</text:p>
          </table:table-cell>
          <table:table-cell office:value-type="float" office:value="0.64532" calcext:value-type="float">
            <text:p>0.64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743" calcext:value-type="float">
            <text:p>0.210743</text:p>
          </table:table-cell>
          <table:table-cell office:value-type="float" office:value="0.186165" calcext:value-type="float">
            <text:p>0.186165</text:p>
          </table:table-cell>
          <table:table-cell office:value-type="float" office:value="0.676205" calcext:value-type="float">
            <text:p>0.6762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81" calcext:value-type="float">
            <text:p>0.207581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0.583201" calcext:value-type="float">
            <text:p>0.5832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24" calcext:value-type="float">
            <text:p>0.204624</text:p>
          </table:table-cell>
          <table:table-cell office:value-type="float" office:value="0.195669" calcext:value-type="float">
            <text:p>0.195669</text:p>
          </table:table-cell>
          <table:table-cell office:value-type="float" office:value="0.65824" calcext:value-type="float">
            <text:p>0.658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24" calcext:value-type="float">
            <text:p>0.203524</text:p>
          </table:table-cell>
          <table:table-cell office:value-type="float" office:value="0.116207" calcext:value-type="float">
            <text:p>0.116207</text:p>
          </table:table-cell>
          <table:table-cell office:value-type="float" office:value="0.641298" calcext:value-type="float">
            <text:p>0.641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303" calcext:value-type="float">
            <text:p>0.207303</text:p>
          </table:table-cell>
          <table:table-cell office:value-type="float" office:value="0.186938" calcext:value-type="float">
            <text:p>0.186938</text:p>
          </table:table-cell>
          <table:table-cell office:value-type="float" office:value="0.713789" calcext:value-type="float">
            <text:p>0.7137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39" calcext:value-type="float">
            <text:p>0.206839</text:p>
          </table:table-cell>
          <table:table-cell office:value-type="float" office:value="0.188732" calcext:value-type="float">
            <text:p>0.188732</text:p>
          </table:table-cell>
          <table:table-cell office:value-type="float" office:value="0.622283" calcext:value-type="float">
            <text:p>0.6222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0.183156" calcext:value-type="float">
            <text:p>0.183156</text:p>
          </table:table-cell>
          <table:table-cell office:value-type="float" office:value="0.672082" calcext:value-type="float">
            <text:p>0.672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7" calcext:value-type="float">
            <text:p>0.20387</text:p>
          </table:table-cell>
          <table:table-cell office:value-type="float" office:value="0.217814" calcext:value-type="float">
            <text:p>0.217814</text:p>
          </table:table-cell>
          <table:table-cell office:value-type="float" office:value="0.615215" calcext:value-type="float">
            <text:p>0.6152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239" calcext:value-type="float">
            <text:p>0.166239</text:p>
          </table:table-cell>
          <table:table-cell office:value-type="float" office:value="0.201226" calcext:value-type="float">
            <text:p>0.201226</text:p>
          </table:table-cell>
          <table:table-cell office:value-type="float" office:value="0.634078" calcext:value-type="float">
            <text:p>0.634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86" calcext:value-type="float">
            <text:p>0.200486</text:p>
          </table:table-cell>
          <table:table-cell office:value-type="float" office:value="0.193456" calcext:value-type="float">
            <text:p>0.193456</text:p>
          </table:table-cell>
          <table:table-cell office:value-type="float" office:value="0.646925" calcext:value-type="float">
            <text:p>0.6469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5826" calcext:value-type="float">
            <text:p>0.25826</text:p>
          </table:table-cell>
          <table:table-cell office:value-type="float" office:value="0.193997" calcext:value-type="float">
            <text:p>0.193997</text:p>
          </table:table-cell>
          <table:table-cell office:value-type="float" office:value="0.615474" calcext:value-type="float">
            <text:p>0.6154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575" calcext:value-type="float">
            <text:p>0.184575</text:p>
          </table:table-cell>
          <table:table-cell office:value-type="float" office:value="0.175097" calcext:value-type="float">
            <text:p>0.175097</text:p>
          </table:table-cell>
          <table:table-cell office:value-type="float" office:value="0.672921" calcext:value-type="float">
            <text:p>0.6729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0.20126" calcext:value-type="float">
            <text:p>0.20126</text:p>
          </table:table-cell>
          <table:table-cell office:value-type="float" office:value="0.669001" calcext:value-type="float">
            <text:p>0.6690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51" calcext:value-type="float">
            <text:p>0.204751</text:p>
          </table:table-cell>
          <table:table-cell office:value-type="float" office:value="0.18761" calcext:value-type="float">
            <text:p>0.18761</text:p>
          </table:table-cell>
          <table:table-cell office:value-type="float" office:value="0.670584" calcext:value-type="float">
            <text:p>0.6705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761" calcext:value-type="float">
            <text:p>0.201761</text:p>
          </table:table-cell>
          <table:table-cell office:value-type="float" office:value="0.184876" calcext:value-type="float">
            <text:p>0.184876</text:p>
          </table:table-cell>
          <table:table-cell office:value-type="float" office:value="0.663845" calcext:value-type="float">
            <text:p>0.663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16" calcext:value-type="float">
            <text:p>0.211916</text:p>
          </table:table-cell>
          <table:table-cell office:value-type="float" office:value="0.198268" calcext:value-type="float">
            <text:p>0.198268</text:p>
          </table:table-cell>
          <table:table-cell office:value-type="float" office:value="0.619107" calcext:value-type="float">
            <text:p>0.6191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13" calcext:value-type="float">
            <text:p>0.207813</text:p>
          </table:table-cell>
          <table:table-cell office:value-type="float" office:value="0.172799" calcext:value-type="float">
            <text:p>0.172799</text:p>
          </table:table-cell>
          <table:table-cell office:value-type="float" office:value="0.646799" calcext:value-type="float">
            <text:p>0.6467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066" calcext:value-type="float">
            <text:p>0.224066</text:p>
          </table:table-cell>
          <table:table-cell office:value-type="float" office:value="0.110103" calcext:value-type="float">
            <text:p>0.110103</text:p>
          </table:table-cell>
          <table:table-cell office:value-type="float" office:value="0.442164" calcext:value-type="float">
            <text:p>0.442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733" calcext:value-type="float">
            <text:p>0.123733</text:p>
          </table:table-cell>
          <table:table-cell office:value-type="float" office:value="0.18596" calcext:value-type="float">
            <text:p>0.18596</text:p>
          </table:table-cell>
          <table:table-cell office:value-type="float" office:value="0.654628" calcext:value-type="float">
            <text:p>0.654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809" calcext:value-type="float">
            <text:p>0.192809</text:p>
          </table:table-cell>
          <table:table-cell office:value-type="float" office:value="0.201268" calcext:value-type="float">
            <text:p>0.201268</text:p>
          </table:table-cell>
          <table:table-cell office:value-type="float" office:value="0.62959" calcext:value-type="float">
            <text:p>0.629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644" calcext:value-type="float">
            <text:p>0.215644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639231" calcext:value-type="float">
            <text:p>0.6392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509" calcext:value-type="float">
            <text:p>0.195509</text:p>
          </table:table-cell>
          <table:table-cell office:value-type="float" office:value="0.190027" calcext:value-type="float">
            <text:p>0.190027</text:p>
          </table:table-cell>
          <table:table-cell office:value-type="float" office:value="0.505981" calcext:value-type="float">
            <text:p>0.5059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011" calcext:value-type="float">
            <text:p>0.208011</text:p>
          </table:table-cell>
          <table:table-cell office:value-type="float" office:value="0.109778" calcext:value-type="float">
            <text:p>0.109778</text:p>
          </table:table-cell>
          <table:table-cell office:value-type="float" office:value="0.694746" calcext:value-type="float">
            <text:p>0.6947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3072" calcext:value-type="float">
            <text:p>0.153072</text:p>
          </table:table-cell>
          <table:table-cell office:value-type="float" office:value="0.184558" calcext:value-type="float">
            <text:p>0.184558</text:p>
          </table:table-cell>
          <table:table-cell office:value-type="float" office:value="0.691285" calcext:value-type="float">
            <text:p>0.6912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781" calcext:value-type="float">
            <text:p>0.203781</text:p>
          </table:table-cell>
          <table:table-cell office:value-type="float" office:value="0.109968" calcext:value-type="float">
            <text:p>0.109968</text:p>
          </table:table-cell>
          <table:table-cell office:value-type="float" office:value="0.624728" calcext:value-type="float">
            <text:p>0.6247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285" calcext:value-type="float">
            <text:p>0.212285</text:p>
          </table:table-cell>
          <table:table-cell office:value-type="float" office:value="0.211999" calcext:value-type="float">
            <text:p>0.211999</text:p>
          </table:table-cell>
          <table:table-cell office:value-type="float" office:value="0.638789" calcext:value-type="float">
            <text:p>0.6387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783" calcext:value-type="float">
            <text:p>0.202783</text:p>
          </table:table-cell>
          <table:table-cell office:value-type="float" office:value="0.216739" calcext:value-type="float">
            <text:p>0.216739</text:p>
          </table:table-cell>
          <table:table-cell office:value-type="float" office:value="0.445385" calcext:value-type="float">
            <text:p>0.4453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88" calcext:value-type="float">
            <text:p>0.206488</text:p>
          </table:table-cell>
          <table:table-cell office:value-type="float" office:value="0.224816" calcext:value-type="float">
            <text:p>0.224816</text:p>
          </table:table-cell>
          <table:table-cell office:value-type="float" office:value="0.664718" calcext:value-type="float">
            <text:p>0.6647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413" calcext:value-type="float">
            <text:p>0.229413</text:p>
          </table:table-cell>
          <table:table-cell office:value-type="float" office:value="0.174296" calcext:value-type="float">
            <text:p>0.174296</text:p>
          </table:table-cell>
          <table:table-cell office:value-type="float" office:value="0.67394" calcext:value-type="float">
            <text:p>0.673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766" calcext:value-type="float">
            <text:p>0.202766</text:p>
          </table:table-cell>
          <table:table-cell office:value-type="float" office:value="0.197953" calcext:value-type="float">
            <text:p>0.197953</text:p>
          </table:table-cell>
          <table:table-cell office:value-type="float" office:value="0.641971" calcext:value-type="float">
            <text:p>0.6419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0.190306" calcext:value-type="float">
            <text:p>0.190306</text:p>
          </table:table-cell>
          <table:table-cell office:value-type="float" office:value="0.619444" calcext:value-type="float">
            <text:p>0.619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16" calcext:value-type="float">
            <text:p>0.211816</text:p>
          </table:table-cell>
          <table:table-cell office:value-type="float" office:value="0.228366" calcext:value-type="float">
            <text:p>0.228366</text:p>
          </table:table-cell>
          <table:table-cell office:value-type="float" office:value="0.684404" calcext:value-type="float">
            <text:p>0.6844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618" calcext:value-type="float">
            <text:p>0.189618</text:p>
          </table:table-cell>
          <table:table-cell office:value-type="float" office:value="0.184226" calcext:value-type="float">
            <text:p>0.184226</text:p>
          </table:table-cell>
          <table:table-cell office:value-type="float" office:value="0.673415" calcext:value-type="float">
            <text:p>0.6734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684" calcext:value-type="float">
            <text:p>0.212684</text:p>
          </table:table-cell>
          <table:table-cell office:value-type="float" office:value="0.109483" calcext:value-type="float">
            <text:p>0.109483</text:p>
          </table:table-cell>
          <table:table-cell office:value-type="float" office:value="0.552808" calcext:value-type="float">
            <text:p>0.5528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8" calcext:value-type="float">
            <text:p>0.192618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0.648858" calcext:value-type="float">
            <text:p>0.6488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61" calcext:value-type="float">
            <text:p>0.206561</text:p>
          </table:table-cell>
          <table:table-cell office:value-type="float" office:value="0.112602" calcext:value-type="float">
            <text:p>0.112602</text:p>
          </table:table-cell>
          <table:table-cell office:value-type="float" office:value="0.602051" calcext:value-type="float">
            <text:p>0.6020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818" calcext:value-type="float">
            <text:p>0.189818</text:p>
          </table:table-cell>
          <table:table-cell office:value-type="float" office:value="0.188052" calcext:value-type="float">
            <text:p>0.188052</text:p>
          </table:table-cell>
          <table:table-cell office:value-type="float" office:value="0.637997" calcext:value-type="float">
            <text:p>0.6379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765" calcext:value-type="float">
            <text:p>0.191765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0.658519" calcext:value-type="float">
            <text:p>0.658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59" calcext:value-type="float">
            <text:p>0.124359</text:p>
          </table:table-cell>
          <table:table-cell office:value-type="float" office:value="0.226499" calcext:value-type="float">
            <text:p>0.226499</text:p>
          </table:table-cell>
          <table:table-cell office:value-type="float" office:value="0.651439" calcext:value-type="float">
            <text:p>0.651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035" calcext:value-type="float">
            <text:p>0.219035</text:p>
          </table:table-cell>
          <table:table-cell office:value-type="float" office:value="0.192675" calcext:value-type="float">
            <text:p>0.192675</text:p>
          </table:table-cell>
          <table:table-cell office:value-type="float" office:value="0.656326" calcext:value-type="float">
            <text:p>0.6563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349" calcext:value-type="float">
            <text:p>0.177349</text:p>
          </table:table-cell>
          <table:table-cell office:value-type="float" office:value="0.190194" calcext:value-type="float">
            <text:p>0.190194</text:p>
          </table:table-cell>
          <table:table-cell office:value-type="float" office:value="0.657166" calcext:value-type="float">
            <text:p>0.6571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987" calcext:value-type="float">
            <text:p>0.196987</text:p>
          </table:table-cell>
          <table:table-cell office:value-type="float" office:value="0.215063" calcext:value-type="float">
            <text:p>0.215063</text:p>
          </table:table-cell>
          <table:table-cell office:value-type="float" office:value="0.657089" calcext:value-type="float">
            <text:p>0.6570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244" calcext:value-type="float">
            <text:p>0.209244</text:p>
          </table:table-cell>
          <table:table-cell office:value-type="float" office:value="0.188901" calcext:value-type="float">
            <text:p>0.188901</text:p>
          </table:table-cell>
          <table:table-cell office:value-type="float" office:value="0.687192" calcext:value-type="float">
            <text:p>0.6871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5062" calcext:value-type="float">
            <text:p>0.135062</text:p>
          </table:table-cell>
          <table:table-cell office:value-type="float" office:value="0.19267" calcext:value-type="float">
            <text:p>0.19267</text:p>
          </table:table-cell>
          <table:table-cell office:value-type="float" office:value="0.583288" calcext:value-type="float">
            <text:p>0.5832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513" calcext:value-type="float">
            <text:p>0.202513</text:p>
          </table:table-cell>
          <table:table-cell office:value-type="float" office:value="0.189274" calcext:value-type="float">
            <text:p>0.189274</text:p>
          </table:table-cell>
          <table:table-cell office:value-type="float" office:value="0.649843" calcext:value-type="float">
            <text:p>0.649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999" calcext:value-type="float">
            <text:p>0.119999</text:p>
          </table:table-cell>
          <table:table-cell office:value-type="float" office:value="0.176425" calcext:value-type="float">
            <text:p>0.176425</text:p>
          </table:table-cell>
          <table:table-cell office:value-type="float" office:value="0.671467" calcext:value-type="float">
            <text:p>0.6714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112219" calcext:value-type="float">
            <text:p>0.112219</text:p>
          </table:table-cell>
          <table:table-cell office:value-type="float" office:value="0.669775" calcext:value-type="float">
            <text:p>0.6697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943" calcext:value-type="float">
            <text:p>0.201943</text:p>
          </table:table-cell>
          <table:table-cell office:value-type="float" office:value="0.189142" calcext:value-type="float">
            <text:p>0.189142</text:p>
          </table:table-cell>
          <table:table-cell office:value-type="float" office:value="0.65932" calcext:value-type="float">
            <text:p>0.659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52" calcext:value-type="float">
            <text:p>0.197652</text:p>
          </table:table-cell>
          <table:table-cell office:value-type="float" office:value="0.181154" calcext:value-type="float">
            <text:p>0.181154</text:p>
          </table:table-cell>
          <table:table-cell office:value-type="float" office:value="0.519111" calcext:value-type="float">
            <text:p>0.5191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62" calcext:value-type="float">
            <text:p>0.210962</text:p>
          </table:table-cell>
          <table:table-cell office:value-type="float" office:value="0.166704" calcext:value-type="float">
            <text:p>0.166704</text:p>
          </table:table-cell>
          <table:table-cell office:value-type="float" office:value="0.617687" calcext:value-type="float">
            <text:p>0.6176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676" calcext:value-type="float">
            <text:p>0.203676</text:p>
          </table:table-cell>
          <table:table-cell office:value-type="float" office:value="0.192694" calcext:value-type="float">
            <text:p>0.192694</text:p>
          </table:table-cell>
          <table:table-cell office:value-type="float" office:value="0.640663" calcext:value-type="float">
            <text:p>0.6406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557" calcext:value-type="float">
            <text:p>0.127557</text:p>
          </table:table-cell>
          <table:table-cell office:value-type="float" office:value="0.188576" calcext:value-type="float">
            <text:p>0.188576</text:p>
          </table:table-cell>
          <table:table-cell office:value-type="float" office:value="0.670806" calcext:value-type="float">
            <text:p>0.670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63" calcext:value-type="float">
            <text:p>0.206863</text:p>
          </table:table-cell>
          <table:table-cell office:value-type="float" office:value="0.11277" calcext:value-type="float">
            <text:p>0.11277</text:p>
          </table:table-cell>
          <table:table-cell office:value-type="float" office:value="0.658337" calcext:value-type="float">
            <text:p>0.6583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842" calcext:value-type="float">
            <text:p>0.124842</text:p>
          </table:table-cell>
          <table:table-cell office:value-type="float" office:value="0.183496" calcext:value-type="float">
            <text:p>0.183496</text:p>
          </table:table-cell>
          <table:table-cell office:value-type="float" office:value="0.648422" calcext:value-type="float">
            <text:p>0.648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327" calcext:value-type="float">
            <text:p>0.215327</text:p>
          </table:table-cell>
          <table:table-cell office:value-type="float" office:value="0.178747" calcext:value-type="float">
            <text:p>0.178747</text:p>
          </table:table-cell>
          <table:table-cell office:value-type="float" office:value="0.495494" calcext:value-type="float">
            <text:p>0.4954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096" calcext:value-type="float">
            <text:p>0.229096</text:p>
          </table:table-cell>
          <table:table-cell office:value-type="float" office:value="0.19148" calcext:value-type="float">
            <text:p>0.19148</text:p>
          </table:table-cell>
          <table:table-cell office:value-type="float" office:value="0.68569" calcext:value-type="float">
            <text:p>0.685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995145" calcext:value-type="float">
            <text:p>0.1995145</text:p>
          </table:table-cell>
          <table:table-cell table:formula="of:=MEDIAN([.C2:.C151])" office:value-type="float" office:value="0.1845915" calcext:value-type="float">
            <text:p>0.1845915</text:p>
          </table:table-cell>
          <table:table-cell table:formula="of:=MEDIAN([.D2:.D151])" office:value-type="float" office:value="0.652012" calcext:value-type="float">
            <text:p>0.652012</text:p>
          </table:table-cell>
        </table:table-row>
      </table:table>
      <table:table table:name="Libreoffice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59" calcext:value-type="float">
            <text:p>0.186659</text:p>
          </table:table-cell>
          <table:table-cell office:value-type="float" office:value="0.191139" calcext:value-type="float">
            <text:p>0.191139</text:p>
          </table:table-cell>
          <table:table-cell office:value-type="float" office:value="0.580428" calcext:value-type="float">
            <text:p>0.5804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124" calcext:value-type="float">
            <text:p>0.190124</text:p>
          </table:table-cell>
          <table:table-cell office:value-type="float" office:value="0.18238" calcext:value-type="float">
            <text:p>0.18238</text:p>
          </table:table-cell>
          <table:table-cell office:value-type="float" office:value="0.665302" calcext:value-type="float">
            <text:p>0.6653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48" calcext:value-type="float">
            <text:p>0.205248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499707" calcext:value-type="float">
            <text:p>0.4997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719" calcext:value-type="float">
            <text:p>0.208719</text:p>
          </table:table-cell>
          <table:table-cell office:value-type="float" office:value="0.190899" calcext:value-type="float">
            <text:p>0.190899</text:p>
          </table:table-cell>
          <table:table-cell office:value-type="float" office:value="0.524307" calcext:value-type="float">
            <text:p>0.524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11" calcext:value-type="float">
            <text:p>0.187911</text:p>
          </table:table-cell>
          <table:table-cell office:value-type="float" office:value="0.183293" calcext:value-type="float">
            <text:p>0.183293</text:p>
          </table:table-cell>
          <table:table-cell office:value-type="float" office:value="0.642342" calcext:value-type="float">
            <text:p>0.6423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755" calcext:value-type="float">
            <text:p>0.183755</text:p>
          </table:table-cell>
          <table:table-cell office:value-type="float" office:value="0.184519" calcext:value-type="float">
            <text:p>0.184519</text:p>
          </table:table-cell>
          <table:table-cell office:value-type="float" office:value="0.538557" calcext:value-type="float">
            <text:p>0.5385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99" calcext:value-type="float">
            <text:p>0.189399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683884" calcext:value-type="float">
            <text:p>0.6838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867" calcext:value-type="float">
            <text:p>0.202867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68026" calcext:value-type="float">
            <text:p>0.680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567" calcext:value-type="float">
            <text:p>0.131567</text:p>
          </table:table-cell>
          <table:table-cell office:value-type="float" office:value="0.189075" calcext:value-type="float">
            <text:p>0.189075</text:p>
          </table:table-cell>
          <table:table-cell office:value-type="float" office:value="0.671867" calcext:value-type="float">
            <text:p>0.6718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192101" calcext:value-type="float">
            <text:p>0.192101</text:p>
          </table:table-cell>
          <table:table-cell office:value-type="float" office:value="0.429931" calcext:value-type="float">
            <text:p>0.4299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43" calcext:value-type="float">
            <text:p>0.12243</text:p>
          </table:table-cell>
          <table:table-cell office:value-type="float" office:value="0.192208" calcext:value-type="float">
            <text:p>0.192208</text:p>
          </table:table-cell>
          <table:table-cell office:value-type="float" office:value="0.522505" calcext:value-type="float">
            <text:p>0.5225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327" calcext:value-type="float">
            <text:p>0.183327</text:p>
          </table:table-cell>
          <table:table-cell office:value-type="float" office:value="0.124792" calcext:value-type="float">
            <text:p>0.124792</text:p>
          </table:table-cell>
          <table:table-cell office:value-type="float" office:value="0.617877" calcext:value-type="float">
            <text:p>0.617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0982" calcext:value-type="float">
            <text:p>0.160982</text:p>
          </table:table-cell>
          <table:table-cell office:value-type="float" office:value="0.181077" calcext:value-type="float">
            <text:p>0.181077</text:p>
          </table:table-cell>
          <table:table-cell office:value-type="float" office:value="0.667486" calcext:value-type="float">
            <text:p>0.6674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449" calcext:value-type="float">
            <text:p>0.214449</text:p>
          </table:table-cell>
          <table:table-cell office:value-type="float" office:value="0.115032" calcext:value-type="float">
            <text:p>0.115032</text:p>
          </table:table-cell>
          <table:table-cell office:value-type="float" office:value="0.668562" calcext:value-type="float">
            <text:p>0.6685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478" calcext:value-type="float">
            <text:p>0.166478</text:p>
          </table:table-cell>
          <table:table-cell office:value-type="float" office:value="0.178089" calcext:value-type="float">
            <text:p>0.178089</text:p>
          </table:table-cell>
          <table:table-cell office:value-type="float" office:value="0.673058" calcext:value-type="float">
            <text:p>0.6730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307" calcext:value-type="float">
            <text:p>0.229307</text:p>
          </table:table-cell>
          <table:table-cell office:value-type="float" office:value="0.189642" calcext:value-type="float">
            <text:p>0.189642</text:p>
          </table:table-cell>
          <table:table-cell office:value-type="float" office:value="0.686291" calcext:value-type="float">
            <text:p>0.686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921" calcext:value-type="float">
            <text:p>0.125921</text:p>
          </table:table-cell>
          <table:table-cell office:value-type="float" office:value="0.162755" calcext:value-type="float">
            <text:p>0.162755</text:p>
          </table:table-cell>
          <table:table-cell office:value-type="float" office:value="0.687198" calcext:value-type="float">
            <text:p>0.6871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72522" calcext:value-type="float">
            <text:p>0.272522</text:p>
          </table:table-cell>
          <table:table-cell office:value-type="float" office:value="0.185842" calcext:value-type="float">
            <text:p>0.185842</text:p>
          </table:table-cell>
          <table:table-cell office:value-type="float" office:value="0.677843" calcext:value-type="float">
            <text:p>0.677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926" calcext:value-type="float">
            <text:p>0.215926</text:p>
          </table:table-cell>
          <table:table-cell office:value-type="float" office:value="0.176553" calcext:value-type="float">
            <text:p>0.176553</text:p>
          </table:table-cell>
          <table:table-cell office:value-type="float" office:value="0.682561" calcext:value-type="float">
            <text:p>0.6825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572" calcext:value-type="float">
            <text:p>0.210572</text:p>
          </table:table-cell>
          <table:table-cell office:value-type="float" office:value="0.178038" calcext:value-type="float">
            <text:p>0.178038</text:p>
          </table:table-cell>
          <table:table-cell office:value-type="float" office:value="0.669441" calcext:value-type="float">
            <text:p>0.6694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96" calcext:value-type="float">
            <text:p>0.21896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633685" calcext:value-type="float">
            <text:p>0.6336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484" calcext:value-type="float">
            <text:p>0.127484</text:p>
          </table:table-cell>
          <table:table-cell office:value-type="float" office:value="0.195647" calcext:value-type="float">
            <text:p>0.195647</text:p>
          </table:table-cell>
          <table:table-cell office:value-type="float" office:value="0.64532" calcext:value-type="float">
            <text:p>0.64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837" calcext:value-type="float">
            <text:p>0.129837</text:p>
          </table:table-cell>
          <table:table-cell office:value-type="float" office:value="0.119995" calcext:value-type="float">
            <text:p>0.119995</text:p>
          </table:table-cell>
          <table:table-cell office:value-type="float" office:value="0.59653" calcext:value-type="float">
            <text:p>0.596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76" calcext:value-type="float">
            <text:p>0.201376</text:p>
          </table:table-cell>
          <table:table-cell office:value-type="float" office:value="0.114124" calcext:value-type="float">
            <text:p>0.114124</text:p>
          </table:table-cell>
          <table:table-cell office:value-type="float" office:value="0.673006" calcext:value-type="float">
            <text:p>0.6730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995" calcext:value-type="float">
            <text:p>0.194995</text:p>
          </table:table-cell>
          <table:table-cell office:value-type="float" office:value="0.189858" calcext:value-type="float">
            <text:p>0.189858</text:p>
          </table:table-cell>
          <table:table-cell office:value-type="float" office:value="0.425843" calcext:value-type="float">
            <text:p>0.425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642" calcext:value-type="float">
            <text:p>0.206642</text:p>
          </table:table-cell>
          <table:table-cell office:value-type="float" office:value="0.161431" calcext:value-type="float">
            <text:p>0.161431</text:p>
          </table:table-cell>
          <table:table-cell office:value-type="float" office:value="0.657018" calcext:value-type="float">
            <text:p>0.6570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47" calcext:value-type="float">
            <text:p>0.211847</text:p>
          </table:table-cell>
          <table:table-cell office:value-type="float" office:value="0.185341" calcext:value-type="float">
            <text:p>0.185341</text:p>
          </table:table-cell>
          <table:table-cell office:value-type="float" office:value="0.678408" calcext:value-type="float">
            <text:p>0.6784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33" calcext:value-type="float">
            <text:p>0.211033</text:p>
          </table:table-cell>
          <table:table-cell office:value-type="float" office:value="0.176159" calcext:value-type="float">
            <text:p>0.176159</text:p>
          </table:table-cell>
          <table:table-cell office:value-type="float" office:value="0.659078" calcext:value-type="float">
            <text:p>0.659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203" calcext:value-type="float">
            <text:p>0.224203</text:p>
          </table:table-cell>
          <table:table-cell office:value-type="float" office:value="0.195795" calcext:value-type="float">
            <text:p>0.195795</text:p>
          </table:table-cell>
          <table:table-cell office:value-type="float" office:value="0.438307" calcext:value-type="float">
            <text:p>0.438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249" calcext:value-type="float">
            <text:p>0.201249</text:p>
          </table:table-cell>
          <table:table-cell office:value-type="float" office:value="0.119156" calcext:value-type="float">
            <text:p>0.119156</text:p>
          </table:table-cell>
          <table:table-cell office:value-type="float" office:value="0.687862" calcext:value-type="float">
            <text:p>0.687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34" calcext:value-type="float">
            <text:p>0.210934</text:p>
          </table:table-cell>
          <table:table-cell office:value-type="float" office:value="0.192266" calcext:value-type="float">
            <text:p>0.192266</text:p>
          </table:table-cell>
          <table:table-cell office:value-type="float" office:value="0.67108" calcext:value-type="float">
            <text:p>0.671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022" calcext:value-type="float">
            <text:p>0.221022</text:p>
          </table:table-cell>
          <table:table-cell office:value-type="float" office:value="0.127795" calcext:value-type="float">
            <text:p>0.127795</text:p>
          </table:table-cell>
          <table:table-cell office:value-type="float" office:value="0.707164" calcext:value-type="float">
            <text:p>0.707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7625" calcext:value-type="float">
            <text:p>0.227625</text:p>
          </table:table-cell>
          <table:table-cell office:value-type="float" office:value="0.195363" calcext:value-type="float">
            <text:p>0.195363</text:p>
          </table:table-cell>
          <table:table-cell office:value-type="float" office:value="0.578381" calcext:value-type="float">
            <text:p>0.5783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648" calcext:value-type="float">
            <text:p>0.219648</text:p>
          </table:table-cell>
          <table:table-cell office:value-type="float" office:value="0.200086" calcext:value-type="float">
            <text:p>0.200086</text:p>
          </table:table-cell>
          <table:table-cell office:value-type="float" office:value="0.507593" calcext:value-type="float">
            <text:p>0.5075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0.193402" calcext:value-type="float">
            <text:p>0.193402</text:p>
          </table:table-cell>
          <table:table-cell office:value-type="float" office:value="0.670261" calcext:value-type="float">
            <text:p>0.6702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05" calcext:value-type="float">
            <text:p>0.196305</text:p>
          </table:table-cell>
          <table:table-cell office:value-type="float" office:value="0.191448" calcext:value-type="float">
            <text:p>0.191448</text:p>
          </table:table-cell>
          <table:table-cell office:value-type="float" office:value="0.691477" calcext:value-type="float">
            <text:p>0.691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23" calcext:value-type="float">
            <text:p>0.206423</text:p>
          </table:table-cell>
          <table:table-cell office:value-type="float" office:value="0.192833" calcext:value-type="float">
            <text:p>0.192833</text:p>
          </table:table-cell>
          <table:table-cell office:value-type="float" office:value="0.68704" calcext:value-type="float">
            <text:p>0.687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993" calcext:value-type="float">
            <text:p>0.216993</text:p>
          </table:table-cell>
          <table:table-cell office:value-type="float" office:value="0.194795" calcext:value-type="float">
            <text:p>0.194795</text:p>
          </table:table-cell>
          <table:table-cell office:value-type="float" office:value="0.657382" calcext:value-type="float">
            <text:p>0.657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21" calcext:value-type="float">
            <text:p>0.19912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682476" calcext:value-type="float">
            <text:p>0.6824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702" calcext:value-type="float">
            <text:p>0.128702</text:p>
          </table:table-cell>
          <table:table-cell office:value-type="float" office:value="0.193365" calcext:value-type="float">
            <text:p>0.193365</text:p>
          </table:table-cell>
          <table:table-cell office:value-type="float" office:value="0.754173" calcext:value-type="float">
            <text:p>0.7541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7567" calcext:value-type="float">
            <text:p>0.137567</text:p>
          </table:table-cell>
          <table:table-cell office:value-type="float" office:value="0.183033" calcext:value-type="float">
            <text:p>0.183033</text:p>
          </table:table-cell>
          <table:table-cell office:value-type="float" office:value="0.706689" calcext:value-type="float">
            <text:p>0.7066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58" calcext:value-type="float">
            <text:p>0.211858</text:p>
          </table:table-cell>
          <table:table-cell office:value-type="float" office:value="0.189077" calcext:value-type="float">
            <text:p>0.189077</text:p>
          </table:table-cell>
          <table:table-cell office:value-type="float" office:value="0.643508" calcext:value-type="float">
            <text:p>0.6435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71" calcext:value-type="float">
            <text:p>0.21271</text:p>
          </table:table-cell>
          <table:table-cell office:value-type="float" office:value="0.198468" calcext:value-type="float">
            <text:p>0.198468</text:p>
          </table:table-cell>
          <table:table-cell office:value-type="float" office:value="0.633149" calcext:value-type="float">
            <text:p>0.6331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64" calcext:value-type="float">
            <text:p>0.212564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436504" calcext:value-type="float">
            <text:p>0.4365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667" calcext:value-type="float">
            <text:p>0.217667</text:p>
          </table:table-cell>
          <table:table-cell office:value-type="float" office:value="0.196163" calcext:value-type="float">
            <text:p>0.196163</text:p>
          </table:table-cell>
          <table:table-cell office:value-type="float" office:value="0.632521" calcext:value-type="float">
            <text:p>0.632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568" calcext:value-type="float">
            <text:p>0.127568</text:p>
          </table:table-cell>
          <table:table-cell office:value-type="float" office:value="0.196236" calcext:value-type="float">
            <text:p>0.196236</text:p>
          </table:table-cell>
          <table:table-cell office:value-type="float" office:value="0.679005" calcext:value-type="float">
            <text:p>0.6790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103" calcext:value-type="float">
            <text:p>0.206103</text:p>
          </table:table-cell>
          <table:table-cell office:value-type="float" office:value="0.188314" calcext:value-type="float">
            <text:p>0.188314</text:p>
          </table:table-cell>
          <table:table-cell office:value-type="float" office:value="0.648557" calcext:value-type="float">
            <text:p>0.6485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538" calcext:value-type="float">
            <text:p>0.129538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0.666041" calcext:value-type="float">
            <text:p>0.666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8141" calcext:value-type="float">
            <text:p>0.228141</text:p>
          </table:table-cell>
          <table:table-cell office:value-type="float" office:value="0.148135" calcext:value-type="float">
            <text:p>0.148135</text:p>
          </table:table-cell>
          <table:table-cell office:value-type="float" office:value="0.672905" calcext:value-type="float">
            <text:p>0.6729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8656" calcext:value-type="float">
            <text:p>0.238656</text:p>
          </table:table-cell>
          <table:table-cell office:value-type="float" office:value="0.159158" calcext:value-type="float">
            <text:p>0.159158</text:p>
          </table:table-cell>
          <table:table-cell office:value-type="float" office:value="0.669777" calcext:value-type="float">
            <text:p>0.6697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925" calcext:value-type="float">
            <text:p>0.217925</text:p>
          </table:table-cell>
          <table:table-cell office:value-type="float" office:value="0.187884" calcext:value-type="float">
            <text:p>0.187884</text:p>
          </table:table-cell>
          <table:table-cell office:value-type="float" office:value="0.681847" calcext:value-type="float">
            <text:p>0.6818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392" calcext:value-type="float">
            <text:p>0.129392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64719" calcext:value-type="float">
            <text:p>0.647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0.191166" calcext:value-type="float">
            <text:p>0.191166</text:p>
          </table:table-cell>
          <table:table-cell office:value-type="float" office:value="0.667646" calcext:value-type="float">
            <text:p>0.6676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237" calcext:value-type="float">
            <text:p>0.220237</text:p>
          </table:table-cell>
          <table:table-cell office:value-type="float" office:value="0.167214" calcext:value-type="float">
            <text:p>0.167214</text:p>
          </table:table-cell>
          <table:table-cell office:value-type="float" office:value="0.629382" calcext:value-type="float">
            <text:p>0.629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007" calcext:value-type="float">
            <text:p>0.226007</text:p>
          </table:table-cell>
          <table:table-cell office:value-type="float" office:value="0.17989" calcext:value-type="float">
            <text:p>0.17989</text:p>
          </table:table-cell>
          <table:table-cell office:value-type="float" office:value="0.51245" calcext:value-type="float">
            <text:p>0.512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277" calcext:value-type="float">
            <text:p>0.221277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530696" calcext:value-type="float">
            <text:p>0.530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494" calcext:value-type="float">
            <text:p>0.213494</text:p>
          </table:table-cell>
          <table:table-cell office:value-type="float" office:value="0.198402" calcext:value-type="float">
            <text:p>0.198402</text:p>
          </table:table-cell>
          <table:table-cell office:value-type="float" office:value="0.698313" calcext:value-type="float">
            <text:p>0.6983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532" calcext:value-type="float">
            <text:p>0.131532</text:p>
          </table:table-cell>
          <table:table-cell office:value-type="float" office:value="0.145972" calcext:value-type="float">
            <text:p>0.145972</text:p>
          </table:table-cell>
          <table:table-cell office:value-type="float" office:value="0.633007" calcext:value-type="float">
            <text:p>0.6330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191" calcext:value-type="float">
            <text:p>0.219191</text:p>
          </table:table-cell>
          <table:table-cell office:value-type="float" office:value="0.17446" calcext:value-type="float">
            <text:p>0.17446</text:p>
          </table:table-cell>
          <table:table-cell office:value-type="float" office:value="0.707028" calcext:value-type="float">
            <text:p>0.707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898" calcext:value-type="float">
            <text:p>0.221898</text:p>
          </table:table-cell>
          <table:table-cell office:value-type="float" office:value="0.18593" calcext:value-type="float">
            <text:p>0.18593</text:p>
          </table:table-cell>
          <table:table-cell office:value-type="float" office:value="0.661739" calcext:value-type="float">
            <text:p>0.661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838" calcext:value-type="float">
            <text:p>0.151838</text:p>
          </table:table-cell>
          <table:table-cell office:value-type="float" office:value="0.194634" calcext:value-type="float">
            <text:p>0.194634</text:p>
          </table:table-cell>
          <table:table-cell office:value-type="float" office:value="0.696765" calcext:value-type="float">
            <text:p>0.6967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815" calcext:value-type="float">
            <text:p>0.200815</text:p>
          </table:table-cell>
          <table:table-cell office:value-type="float" office:value="0.167501" calcext:value-type="float">
            <text:p>0.167501</text:p>
          </table:table-cell>
          <table:table-cell office:value-type="float" office:value="0.691739" calcext:value-type="float">
            <text:p>0.691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197184" calcext:value-type="float">
            <text:p>0.197184</text:p>
          </table:table-cell>
          <table:table-cell office:value-type="float" office:value="0.653773" calcext:value-type="float">
            <text:p>0.6537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276" calcext:value-type="float">
            <text:p>0.213276</text:p>
          </table:table-cell>
          <table:table-cell office:value-type="float" office:value="0.196141" calcext:value-type="float">
            <text:p>0.196141</text:p>
          </table:table-cell>
          <table:table-cell office:value-type="float" office:value="0.434506" calcext:value-type="float">
            <text:p>0.4345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17" calcext:value-type="float">
            <text:p>0.220417</text:p>
          </table:table-cell>
          <table:table-cell office:value-type="float" office:value="0.190895" calcext:value-type="float">
            <text:p>0.190895</text:p>
          </table:table-cell>
          <table:table-cell office:value-type="float" office:value="0.650777" calcext:value-type="float">
            <text:p>0.6507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305" calcext:value-type="float">
            <text:p>0.217305</text:p>
          </table:table-cell>
          <table:table-cell office:value-type="float" office:value="0.184472" calcext:value-type="float">
            <text:p>0.184472</text:p>
          </table:table-cell>
          <table:table-cell office:value-type="float" office:value="0.677305" calcext:value-type="float">
            <text:p>0.6773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453" calcext:value-type="float">
            <text:p>0.222453</text:p>
          </table:table-cell>
          <table:table-cell office:value-type="float" office:value="0.188658" calcext:value-type="float">
            <text:p>0.188658</text:p>
          </table:table-cell>
          <table:table-cell office:value-type="float" office:value="0.676475" calcext:value-type="float">
            <text:p>0.676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2153" calcext:value-type="float">
            <text:p>0.232153</text:p>
          </table:table-cell>
          <table:table-cell office:value-type="float" office:value="0.222681" calcext:value-type="float">
            <text:p>0.222681</text:p>
          </table:table-cell>
          <table:table-cell office:value-type="float" office:value="0.437726" calcext:value-type="float">
            <text:p>0.4377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75" calcext:value-type="float">
            <text:p>0.214975</text:p>
          </table:table-cell>
          <table:table-cell office:value-type="float" office:value="0.183131" calcext:value-type="float">
            <text:p>0.183131</text:p>
          </table:table-cell>
          <table:table-cell office:value-type="float" office:value="0.637203" calcext:value-type="float">
            <text:p>0.637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718" calcext:value-type="float">
            <text:p>0.225718</text:p>
          </table:table-cell>
          <table:table-cell office:value-type="float" office:value="0.113304" calcext:value-type="float">
            <text:p>0.113304</text:p>
          </table:table-cell>
          <table:table-cell office:value-type="float" office:value="0.627345" calcext:value-type="float">
            <text:p>0.6273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55" calcext:value-type="float">
            <text:p>0.202655</text:p>
          </table:table-cell>
          <table:table-cell office:value-type="float" office:value="0.186724" calcext:value-type="float">
            <text:p>0.186724</text:p>
          </table:table-cell>
          <table:table-cell office:value-type="float" office:value="0.683351" calcext:value-type="float">
            <text:p>0.6833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132" calcext:value-type="float">
            <text:p>0.226132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66459" calcext:value-type="float">
            <text:p>0.66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165" calcext:value-type="float">
            <text:p>0.177165</text:p>
          </table:table-cell>
          <table:table-cell office:value-type="float" office:value="0.195207" calcext:value-type="float">
            <text:p>0.195207</text:p>
          </table:table-cell>
          <table:table-cell office:value-type="float" office:value="0.690439" calcext:value-type="float">
            <text:p>0.690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504" calcext:value-type="float">
            <text:p>0.204504</text:p>
          </table:table-cell>
          <table:table-cell office:value-type="float" office:value="0.192946" calcext:value-type="float">
            <text:p>0.192946</text:p>
          </table:table-cell>
          <table:table-cell office:value-type="float" office:value="0.444017" calcext:value-type="float">
            <text:p>0.4440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67" calcext:value-type="float">
            <text:p>0.214967</text:p>
          </table:table-cell>
          <table:table-cell office:value-type="float" office:value="0.188523" calcext:value-type="float">
            <text:p>0.188523</text:p>
          </table:table-cell>
          <table:table-cell office:value-type="float" office:value="0.667764" calcext:value-type="float">
            <text:p>0.6677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234" calcext:value-type="float">
            <text:p>0.179234</text:p>
          </table:table-cell>
          <table:table-cell office:value-type="float" office:value="0.182888" calcext:value-type="float">
            <text:p>0.182888</text:p>
          </table:table-cell>
          <table:table-cell office:value-type="float" office:value="0.672081" calcext:value-type="float">
            <text:p>0.6720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141" calcext:value-type="float">
            <text:p>0.131141</text:p>
          </table:table-cell>
          <table:table-cell office:value-type="float" office:value="0.190824" calcext:value-type="float">
            <text:p>0.190824</text:p>
          </table:table-cell>
          <table:table-cell office:value-type="float" office:value="0.678761" calcext:value-type="float">
            <text:p>0.6787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047" calcext:value-type="float">
            <text:p>0.225047</text:p>
          </table:table-cell>
          <table:table-cell office:value-type="float" office:value="0.195021" calcext:value-type="float">
            <text:p>0.195021</text:p>
          </table:table-cell>
          <table:table-cell office:value-type="float" office:value="0.674274" calcext:value-type="float">
            <text:p>0.6742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3" calcext:value-type="float">
            <text:p>0.21103</text:p>
          </table:table-cell>
          <table:table-cell office:value-type="float" office:value="0.195979" calcext:value-type="float">
            <text:p>0.195979</text:p>
          </table:table-cell>
          <table:table-cell office:value-type="float" office:value="0.65896" calcext:value-type="float">
            <text:p>0.658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697" calcext:value-type="float">
            <text:p>0.222697</text:p>
          </table:table-cell>
          <table:table-cell office:value-type="float" office:value="0.113984" calcext:value-type="float">
            <text:p>0.113984</text:p>
          </table:table-cell>
          <table:table-cell office:value-type="float" office:value="0.432964" calcext:value-type="float">
            <text:p>0.432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249" calcext:value-type="float">
            <text:p>0.130249</text:p>
          </table:table-cell>
          <table:table-cell office:value-type="float" office:value="0.206086" calcext:value-type="float">
            <text:p>0.206086</text:p>
          </table:table-cell>
          <table:table-cell office:value-type="float" office:value="0.675486" calcext:value-type="float">
            <text:p>0.6754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875" calcext:value-type="float">
            <text:p>0.229875</text:p>
          </table:table-cell>
          <table:table-cell office:value-type="float" office:value="0.184521" calcext:value-type="float">
            <text:p>0.184521</text:p>
          </table:table-cell>
          <table:table-cell office:value-type="float" office:value="0.679558" calcext:value-type="float">
            <text:p>0.6795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657" calcext:value-type="float">
            <text:p>0.226657</text:p>
          </table:table-cell>
          <table:table-cell office:value-type="float" office:value="0.112291" calcext:value-type="float">
            <text:p>0.112291</text:p>
          </table:table-cell>
          <table:table-cell office:value-type="float" office:value="0.426479" calcext:value-type="float">
            <text:p>0.426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481" calcext:value-type="float">
            <text:p>0.199481</text:p>
          </table:table-cell>
          <table:table-cell office:value-type="float" office:value="0.189152" calcext:value-type="float">
            <text:p>0.189152</text:p>
          </table:table-cell>
          <table:table-cell office:value-type="float" office:value="0.569305" calcext:value-type="float">
            <text:p>0.5693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62046" calcext:value-type="float">
            <text:p>0.162046</text:p>
          </table:table-cell>
          <table:table-cell office:value-type="float" office:value="0.61093" calcext:value-type="float">
            <text:p>0.610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114" calcext:value-type="float">
            <text:p>0.224114</text:p>
          </table:table-cell>
          <table:table-cell office:value-type="float" office:value="0.197065" calcext:value-type="float">
            <text:p>0.197065</text:p>
          </table:table-cell>
          <table:table-cell office:value-type="float" office:value="0.507977" calcext:value-type="float">
            <text:p>0.5079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221" calcext:value-type="float">
            <text:p>0.208221</text:p>
          </table:table-cell>
          <table:table-cell office:value-type="float" office:value="0.185674" calcext:value-type="float">
            <text:p>0.185674</text:p>
          </table:table-cell>
          <table:table-cell office:value-type="float" office:value="0.664619" calcext:value-type="float">
            <text:p>0.6646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2" calcext:value-type="float">
            <text:p>0.21032</text:p>
          </table:table-cell>
          <table:table-cell office:value-type="float" office:value="0.17341" calcext:value-type="float">
            <text:p>0.17341</text:p>
          </table:table-cell>
          <table:table-cell office:value-type="float" office:value="0.638471" calcext:value-type="float">
            <text:p>0.6384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742" calcext:value-type="float">
            <text:p>0.225742</text:p>
          </table:table-cell>
          <table:table-cell office:value-type="float" office:value="0.175558" calcext:value-type="float">
            <text:p>0.175558</text:p>
          </table:table-cell>
          <table:table-cell office:value-type="float" office:value="0.676822" calcext:value-type="float">
            <text:p>0.676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5122" calcext:value-type="float">
            <text:p>0.135122</text:p>
          </table:table-cell>
          <table:table-cell office:value-type="float" office:value="0.188871" calcext:value-type="float">
            <text:p>0.188871</text:p>
          </table:table-cell>
          <table:table-cell office:value-type="float" office:value="0.695087" calcext:value-type="float">
            <text:p>0.6950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456" calcext:value-type="float">
            <text:p>0.212456</text:p>
          </table:table-cell>
          <table:table-cell office:value-type="float" office:value="0.176392" calcext:value-type="float">
            <text:p>0.176392</text:p>
          </table:table-cell>
          <table:table-cell office:value-type="float" office:value="0.720395" calcext:value-type="float">
            <text:p>0.7203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959" calcext:value-type="float">
            <text:p>0.224959</text:p>
          </table:table-cell>
          <table:table-cell office:value-type="float" office:value="0.172892" calcext:value-type="float">
            <text:p>0.172892</text:p>
          </table:table-cell>
          <table:table-cell office:value-type="float" office:value="0.661369" calcext:value-type="float">
            <text:p>0.6613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902" calcext:value-type="float">
            <text:p>0.203902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685611" calcext:value-type="float">
            <text:p>0.6856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3918" calcext:value-type="float">
            <text:p>0.233918</text:p>
          </table:table-cell>
          <table:table-cell office:value-type="float" office:value="0.19691" calcext:value-type="float">
            <text:p>0.19691</text:p>
          </table:table-cell>
          <table:table-cell office:value-type="float" office:value="0.68039" calcext:value-type="float">
            <text:p>0.68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04" calcext:value-type="float">
            <text:p>0.195604</text:p>
          </table:table-cell>
          <table:table-cell office:value-type="float" office:value="0.122877" calcext:value-type="float">
            <text:p>0.122877</text:p>
          </table:table-cell>
          <table:table-cell office:value-type="float" office:value="0.657822" calcext:value-type="float">
            <text:p>0.657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911" calcext:value-type="float">
            <text:p>0.129911</text:p>
          </table:table-cell>
          <table:table-cell office:value-type="float" office:value="0.196193" calcext:value-type="float">
            <text:p>0.196193</text:p>
          </table:table-cell>
          <table:table-cell office:value-type="float" office:value="0.685214" calcext:value-type="float">
            <text:p>0.6852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547" calcext:value-type="float">
            <text:p>0.167547</text:p>
          </table:table-cell>
          <table:table-cell office:value-type="float" office:value="0.188119" calcext:value-type="float">
            <text:p>0.188119</text:p>
          </table:table-cell>
          <table:table-cell office:value-type="float" office:value="0.666247" calcext:value-type="float">
            <text:p>0.6662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7332" calcext:value-type="float">
            <text:p>0.137332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645288" calcext:value-type="float">
            <text:p>0.6452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305" calcext:value-type="float">
            <text:p>0.204305</text:p>
          </table:table-cell>
          <table:table-cell office:value-type="float" office:value="0.115212" calcext:value-type="float">
            <text:p>0.115212</text:p>
          </table:table-cell>
          <table:table-cell office:value-type="float" office:value="0.678068" calcext:value-type="float">
            <text:p>0.6780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8" calcext:value-type="float">
            <text:p>0.20048</text:p>
          </table:table-cell>
          <table:table-cell office:value-type="float" office:value="0.192006" calcext:value-type="float">
            <text:p>0.192006</text:p>
          </table:table-cell>
          <table:table-cell office:value-type="float" office:value="0.674085" calcext:value-type="float">
            <text:p>0.6740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079" calcext:value-type="float">
            <text:p>0.218079</text:p>
          </table:table-cell>
          <table:table-cell office:value-type="float" office:value="0.197365" calcext:value-type="float">
            <text:p>0.197365</text:p>
          </table:table-cell>
          <table:table-cell office:value-type="float" office:value="0.623662" calcext:value-type="float">
            <text:p>0.623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.112157" calcext:value-type="float">
            <text:p>0.112157</text:p>
          </table:table-cell>
          <table:table-cell office:value-type="float" office:value="0.791064" calcext:value-type="float">
            <text:p>0.7910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785" calcext:value-type="float">
            <text:p>0.192785</text:p>
          </table:table-cell>
          <table:table-cell office:value-type="float" office:value="0.189468" calcext:value-type="float">
            <text:p>0.189468</text:p>
          </table:table-cell>
          <table:table-cell office:value-type="float" office:value="0.698686" calcext:value-type="float">
            <text:p>0.6986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003" calcext:value-type="float">
            <text:p>0.225003</text:p>
          </table:table-cell>
          <table:table-cell office:value-type="float" office:value="0.170493" calcext:value-type="float">
            <text:p>0.170493</text:p>
          </table:table-cell>
          <table:table-cell office:value-type="float" office:value="0.653588" calcext:value-type="float">
            <text:p>0.6535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928" calcext:value-type="float">
            <text:p>0.218928</text:p>
          </table:table-cell>
          <table:table-cell office:value-type="float" office:value="0.177411" calcext:value-type="float">
            <text:p>0.177411</text:p>
          </table:table-cell>
          <table:table-cell office:value-type="float" office:value="0.582116" calcext:value-type="float">
            <text:p>0.5821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77" calcext:value-type="float">
            <text:p>0.209677</text:p>
          </table:table-cell>
          <table:table-cell office:value-type="float" office:value="0.159112" calcext:value-type="float">
            <text:p>0.159112</text:p>
          </table:table-cell>
          <table:table-cell office:value-type="float" office:value="0.655738" calcext:value-type="float">
            <text:p>0.6557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198943" calcext:value-type="float">
            <text:p>0.198943</text:p>
          </table:table-cell>
          <table:table-cell office:value-type="float" office:value="0.714466" calcext:value-type="float">
            <text:p>0.7144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27" calcext:value-type="float">
            <text:p>0.203027</text:p>
          </table:table-cell>
          <table:table-cell office:value-type="float" office:value="0.185426" calcext:value-type="float">
            <text:p>0.185426</text:p>
          </table:table-cell>
          <table:table-cell office:value-type="float" office:value="0.66069" calcext:value-type="float">
            <text:p>0.660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7" calcext:value-type="float">
            <text:p>0.21097</text:p>
          </table:table-cell>
          <table:table-cell office:value-type="float" office:value="0.190898" calcext:value-type="float">
            <text:p>0.190898</text:p>
          </table:table-cell>
          <table:table-cell office:value-type="float" office:value="0.690852" calcext:value-type="float">
            <text:p>0.6908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825" calcext:value-type="float">
            <text:p>0.185825</text:p>
          </table:table-cell>
          <table:table-cell office:value-type="float" office:value="0.175224" calcext:value-type="float">
            <text:p>0.175224</text:p>
          </table:table-cell>
          <table:table-cell office:value-type="float" office:value="0.658722" calcext:value-type="float">
            <text:p>0.6587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116254" calcext:value-type="float">
            <text:p>0.116254</text:p>
          </table:table-cell>
          <table:table-cell office:value-type="float" office:value="0.669479" calcext:value-type="float">
            <text:p>0.669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415" calcext:value-type="float">
            <text:p>0.204415</text:p>
          </table:table-cell>
          <table:table-cell office:value-type="float" office:value="0.175321" calcext:value-type="float">
            <text:p>0.175321</text:p>
          </table:table-cell>
          <table:table-cell office:value-type="float" office:value="0.665059" calcext:value-type="float">
            <text:p>0.6650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774" calcext:value-type="float">
            <text:p>0.131774</text:p>
          </table:table-cell>
          <table:table-cell office:value-type="float" office:value="0.192988" calcext:value-type="float">
            <text:p>0.192988</text:p>
          </table:table-cell>
          <table:table-cell office:value-type="float" office:value="0.667815" calcext:value-type="float">
            <text:p>0.6678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25" calcext:value-type="float">
            <text:p>0.210325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451491" calcext:value-type="float">
            <text:p>0.4514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275" calcext:value-type="float">
            <text:p>0.224275</text:p>
          </table:table-cell>
          <table:table-cell office:value-type="float" office:value="0.137694" calcext:value-type="float">
            <text:p>0.137694</text:p>
          </table:table-cell>
          <table:table-cell office:value-type="float" office:value="0.670641" calcext:value-type="float">
            <text:p>0.670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89916" calcext:value-type="float">
            <text:p>0.189916</text:p>
          </table:table-cell>
          <table:table-cell office:value-type="float" office:value="0.657192" calcext:value-type="float">
            <text:p>0.6571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36435" calcext:value-type="float">
            <text:p>0.236435</text:p>
          </table:table-cell>
          <table:table-cell office:value-type="float" office:value="0.539228" calcext:value-type="float">
            <text:p>0.5392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732" calcext:value-type="float">
            <text:p>0.219732</text:p>
          </table:table-cell>
          <table:table-cell office:value-type="float" office:value="0.196346" calcext:value-type="float">
            <text:p>0.196346</text:p>
          </table:table-cell>
          <table:table-cell office:value-type="float" office:value="0.657869" calcext:value-type="float">
            <text:p>0.6578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4542" calcext:value-type="float">
            <text:p>0.164542</text:p>
          </table:table-cell>
          <table:table-cell office:value-type="float" office:value="0.187799" calcext:value-type="float">
            <text:p>0.187799</text:p>
          </table:table-cell>
          <table:table-cell office:value-type="float" office:value="0.651679" calcext:value-type="float">
            <text:p>0.6516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903" calcext:value-type="float">
            <text:p>0.220903</text:p>
          </table:table-cell>
          <table:table-cell office:value-type="float" office:value="0.220018" calcext:value-type="float">
            <text:p>0.220018</text:p>
          </table:table-cell>
          <table:table-cell office:value-type="float" office:value="0.663742" calcext:value-type="float">
            <text:p>0.663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533" calcext:value-type="float">
            <text:p>0.214533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0.609841" calcext:value-type="float">
            <text:p>0.6098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359" calcext:value-type="float">
            <text:p>0.225359</text:p>
          </table:table-cell>
          <table:table-cell office:value-type="float" office:value="0.189885" calcext:value-type="float">
            <text:p>0.189885</text:p>
          </table:table-cell>
          <table:table-cell office:value-type="float" office:value="0.621175" calcext:value-type="float">
            <text:p>0.621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359" calcext:value-type="float">
            <text:p>0.219359</text:p>
          </table:table-cell>
          <table:table-cell office:value-type="float" office:value="0.204854" calcext:value-type="float">
            <text:p>0.204854</text:p>
          </table:table-cell>
          <table:table-cell office:value-type="float" office:value="0.656843" calcext:value-type="float">
            <text:p>0.656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3629" calcext:value-type="float">
            <text:p>0.143629</text:p>
          </table:table-cell>
          <table:table-cell office:value-type="float" office:value="0.188963" calcext:value-type="float">
            <text:p>0.188963</text:p>
          </table:table-cell>
          <table:table-cell office:value-type="float" office:value="0.680389" calcext:value-type="float">
            <text:p>0.680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5" calcext:value-type="float">
            <text:p>0.20525</text:p>
          </table:table-cell>
          <table:table-cell office:value-type="float" office:value="0.200486" calcext:value-type="float">
            <text:p>0.200486</text:p>
          </table:table-cell>
          <table:table-cell office:value-type="float" office:value="0.576918" calcext:value-type="float">
            <text:p>0.5769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557" calcext:value-type="float">
            <text:p>0.217557</text:p>
          </table:table-cell>
          <table:table-cell office:value-type="float" office:value="0.189881" calcext:value-type="float">
            <text:p>0.189881</text:p>
          </table:table-cell>
          <table:table-cell office:value-type="float" office:value="0.658284" calcext:value-type="float">
            <text:p>0.6582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958" calcext:value-type="float">
            <text:p>0.219958</text:p>
          </table:table-cell>
          <table:table-cell office:value-type="float" office:value="0.205985" calcext:value-type="float">
            <text:p>0.205985</text:p>
          </table:table-cell>
          <table:table-cell office:value-type="float" office:value="0.444568" calcext:value-type="float">
            <text:p>0.4445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121671" calcext:value-type="float">
            <text:p>0.121671</text:p>
          </table:table-cell>
          <table:table-cell office:value-type="float" office:value="0.626704" calcext:value-type="float">
            <text:p>0.6267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84" calcext:value-type="float">
            <text:p>0.220484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682579" calcext:value-type="float">
            <text:p>0.6825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2397" calcext:value-type="float">
            <text:p>0.232397</text:p>
          </table:table-cell>
          <table:table-cell office:value-type="float" office:value="0.199276" calcext:value-type="float">
            <text:p>0.199276</text:p>
          </table:table-cell>
          <table:table-cell office:value-type="float" office:value="0.694312" calcext:value-type="float">
            <text:p>0.6943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55" calcext:value-type="float">
            <text:p>0.210355</text:p>
          </table:table-cell>
          <table:table-cell office:value-type="float" office:value="0.187368" calcext:value-type="float">
            <text:p>0.187368</text:p>
          </table:table-cell>
          <table:table-cell office:value-type="float" office:value="0.650983" calcext:value-type="float">
            <text:p>0.6509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13" calcext:value-type="float">
            <text:p>0.22213</text:p>
          </table:table-cell>
          <table:table-cell office:value-type="float" office:value="0.192604" calcext:value-type="float">
            <text:p>0.192604</text:p>
          </table:table-cell>
          <table:table-cell office:value-type="float" office:value="0.673717" calcext:value-type="float">
            <text:p>0.6737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02" calcext:value-type="float">
            <text:p>0.210302</text:p>
          </table:table-cell>
          <table:table-cell office:value-type="float" office:value="0.187005" calcext:value-type="float">
            <text:p>0.187005</text:p>
          </table:table-cell>
          <table:table-cell office:value-type="float" office:value="0.659635" calcext:value-type="float">
            <text:p>0.6596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153209" calcext:value-type="float">
            <text:p>0.153209</text:p>
          </table:table-cell>
          <table:table-cell office:value-type="float" office:value="0.544054" calcext:value-type="float">
            <text:p>0.5440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779" calcext:value-type="float">
            <text:p>0.209779</text:p>
          </table:table-cell>
          <table:table-cell office:value-type="float" office:value="0.144819" calcext:value-type="float">
            <text:p>0.144819</text:p>
          </table:table-cell>
          <table:table-cell office:value-type="float" office:value="0.669395" calcext:value-type="float">
            <text:p>0.6693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176967" calcext:value-type="float">
            <text:p>0.176967</text:p>
          </table:table-cell>
          <table:table-cell office:value-type="float" office:value="0.620272" calcext:value-type="float">
            <text:p>0.6202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107" calcext:value-type="float">
            <text:p>0.219107</text:p>
          </table:table-cell>
          <table:table-cell office:value-type="float" office:value="0.181142" calcext:value-type="float">
            <text:p>0.181142</text:p>
          </table:table-cell>
          <table:table-cell office:value-type="float" office:value="0.662806" calcext:value-type="float">
            <text:p>0.662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53909" calcext:value-type="float">
            <text:p>0.253909</text:p>
          </table:table-cell>
          <table:table-cell office:value-type="float" office:value="0.186466" calcext:value-type="float">
            <text:p>0.186466</text:p>
          </table:table-cell>
          <table:table-cell office:value-type="float" office:value="0.638174" calcext:value-type="float">
            <text:p>0.6381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117" calcext:value-type="float">
            <text:p>0.205117</text:p>
          </table:table-cell>
          <table:table-cell office:value-type="float" office:value="0.186628" calcext:value-type="float">
            <text:p>0.186628</text:p>
          </table:table-cell>
          <table:table-cell office:value-type="float" office:value="0.643094" calcext:value-type="float">
            <text:p>0.6430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814" calcext:value-type="float">
            <text:p>0.216814</text:p>
          </table:table-cell>
          <table:table-cell office:value-type="float" office:value="0.202773" calcext:value-type="float">
            <text:p>0.202773</text:p>
          </table:table-cell>
          <table:table-cell office:value-type="float" office:value="0.653716" calcext:value-type="float">
            <text:p>0.6537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37" calcext:value-type="float">
            <text:p>0.212537</text:p>
          </table:table-cell>
          <table:table-cell office:value-type="float" office:value="0.19105" calcext:value-type="float">
            <text:p>0.19105</text:p>
          </table:table-cell>
          <table:table-cell office:value-type="float" office:value="0.678609" calcext:value-type="float">
            <text:p>0.6786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274201" calcext:value-type="float">
            <text:p>0.274201</text:p>
          </table:table-cell>
          <table:table-cell office:value-type="float" office:value="0.645187" calcext:value-type="float">
            <text:p>0.6451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628" calcext:value-type="float">
            <text:p>0.219628</text:p>
          </table:table-cell>
          <table:table-cell office:value-type="float" office:value="0.17194" calcext:value-type="float">
            <text:p>0.17194</text:p>
          </table:table-cell>
          <table:table-cell office:value-type="float" office:value="0.502166" calcext:value-type="float">
            <text:p>0.5021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577" calcext:value-type="float">
            <text:p>0.205577</text:p>
          </table:table-cell>
          <table:table-cell office:value-type="float" office:value="0.195666" calcext:value-type="float">
            <text:p>0.195666</text:p>
          </table:table-cell>
          <table:table-cell office:value-type="float" office:value="0.676706" calcext:value-type="float">
            <text:p>0.676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0054" calcext:value-type="float">
            <text:p>0.230054</text:p>
          </table:table-cell>
          <table:table-cell office:value-type="float" office:value="0.19761" calcext:value-type="float">
            <text:p>0.19761</text:p>
          </table:table-cell>
          <table:table-cell office:value-type="float" office:value="0.661962" calcext:value-type="float">
            <text:p>0.6619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062" calcext:value-type="float">
            <text:p>0.226062</text:p>
          </table:table-cell>
          <table:table-cell office:value-type="float" office:value="0.115621" calcext:value-type="float">
            <text:p>0.115621</text:p>
          </table:table-cell>
          <table:table-cell office:value-type="float" office:value="0.422737" calcext:value-type="float">
            <text:p>0.4227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623" calcext:value-type="float">
            <text:p>0.219623</text:p>
          </table:table-cell>
          <table:table-cell office:value-type="float" office:value="0.194031" calcext:value-type="float">
            <text:p>0.194031</text:p>
          </table:table-cell>
          <table:table-cell office:value-type="float" office:value="0.488039" calcext:value-type="float">
            <text:p>0.488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82456" calcext:value-type="float">
            <text:p>0.182456</text:p>
          </table:table-cell>
          <table:table-cell office:value-type="float" office:value="0.631303" calcext:value-type="float">
            <text:p>0.6313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517" calcext:value-type="float">
            <text:p>0.211517</text:p>
          </table:table-cell>
          <table:table-cell office:value-type="float" office:value="0.183479" calcext:value-type="float">
            <text:p>0.183479</text:p>
          </table:table-cell>
          <table:table-cell office:value-type="float" office:value="0.426376" calcext:value-type="float">
            <text:p>0.4263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606" calcext:value-type="float">
            <text:p>0.177606</text:p>
          </table:table-cell>
          <table:table-cell office:value-type="float" office:value="0.197218" calcext:value-type="float">
            <text:p>0.197218</text:p>
          </table:table-cell>
          <table:table-cell office:value-type="float" office:value="0.436743" calcext:value-type="float">
            <text:p>0.4367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1034" calcext:value-type="float">
            <text:p>0.21034</text:p>
          </table:table-cell>
          <table:table-cell table:formula="of:=MEDIAN([.C2:.C151])" office:value-type="float" office:value="0.1880015" calcext:value-type="float">
            <text:p>0.1880015</text:p>
          </table:table-cell>
          <table:table-cell table:formula="of:=MEDIAN([.D2:.D151])" office:value-type="float" office:value="0.6601625" calcext:value-type="float">
            <text:p>0.6601625</text:p>
          </table:table-cell>
        </table:table-row>
      </table:table>
      <table:table table:name="Libreoice" table:style-name="ta1">
        <table:table-column table:style-name="co5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651686" calcext:value-type="float">
            <text:p>0.65168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471" calcext:value-type="float">
            <text:p>0.17471</text:p>
          </table:table-cell>
          <table:table-cell office:value-type="float" office:value="0.111246" calcext:value-type="float">
            <text:p>0.111246</text:p>
          </table:table-cell>
          <table:table-cell office:value-type="float" office:value="0.667422" calcext:value-type="float">
            <text:p>0.66742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521" calcext:value-type="float">
            <text:p>0.19521</text:p>
          </table:table-cell>
          <table:table-cell office:value-type="float" office:value="0.189562" calcext:value-type="float">
            <text:p>0.189562</text:p>
          </table:table-cell>
          <table:table-cell office:value-type="float" office:value="0.649512" calcext:value-type="float">
            <text:p>0.64951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59125" calcext:value-type="float">
            <text:p>0.159125</text:p>
          </table:table-cell>
          <table:table-cell office:value-type="float" office:value="0.190766" calcext:value-type="float">
            <text:p>0.190766</text:p>
          </table:table-cell>
          <table:table-cell office:value-type="float" office:value="0.41971" calcext:value-type="float">
            <text:p>0.4197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2552" calcext:value-type="float">
            <text:p>0.112552</text:p>
          </table:table-cell>
          <table:table-cell office:value-type="float" office:value="0.189581" calcext:value-type="float">
            <text:p>0.189581</text:p>
          </table:table-cell>
          <table:table-cell office:value-type="float" office:value="0.401603" calcext:value-type="float">
            <text:p>0.40160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6974" calcext:value-type="float">
            <text:p>0.186974</text:p>
          </table:table-cell>
          <table:table-cell office:value-type="float" office:value="0.189976" calcext:value-type="float">
            <text:p>0.189976</text:p>
          </table:table-cell>
          <table:table-cell office:value-type="float" office:value="0.629851" calcext:value-type="float">
            <text:p>0.6298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3973" calcext:value-type="float">
            <text:p>0.113973</text:p>
          </table:table-cell>
          <table:table-cell office:value-type="float" office:value="0.183866" calcext:value-type="float">
            <text:p>0.183866</text:p>
          </table:table-cell>
          <table:table-cell office:value-type="float" office:value="0.620216" calcext:value-type="float">
            <text:p>0.6202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1223" calcext:value-type="float">
            <text:p>0.111223</text:p>
          </table:table-cell>
          <table:table-cell office:value-type="float" office:value="0.196648" calcext:value-type="float">
            <text:p>0.196648</text:p>
          </table:table-cell>
          <table:table-cell office:value-type="float" office:value="0.639411" calcext:value-type="float">
            <text:p>0.6394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0039" calcext:value-type="float">
            <text:p>0.190039</text:p>
          </table:table-cell>
          <table:table-cell office:value-type="float" office:value="0.200786" calcext:value-type="float">
            <text:p>0.200786</text:p>
          </table:table-cell>
          <table:table-cell office:value-type="float" office:value="0.427618" calcext:value-type="float">
            <text:p>0.4276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799" calcext:value-type="float">
            <text:p>0.18799</text:p>
          </table:table-cell>
          <table:table-cell office:value-type="float" office:value="0.122861" calcext:value-type="float">
            <text:p>0.122861</text:p>
          </table:table-cell>
          <table:table-cell office:value-type="float" office:value="0.635851" calcext:value-type="float">
            <text:p>0.6358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5575" calcext:value-type="float">
            <text:p>0.195575</text:p>
          </table:table-cell>
          <table:table-cell office:value-type="float" office:value="0.200472" calcext:value-type="float">
            <text:p>0.200472</text:p>
          </table:table-cell>
          <table:table-cell office:value-type="float" office:value="0.633378" calcext:value-type="float">
            <text:p>0.63337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4644" calcext:value-type="float">
            <text:p>0.194644</text:p>
          </table:table-cell>
          <table:table-cell office:value-type="float" office:value="0.115534" calcext:value-type="float">
            <text:p>0.115534</text:p>
          </table:table-cell>
          <table:table-cell office:value-type="float" office:value="0.653525" calcext:value-type="float">
            <text:p>0.65352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414" calcext:value-type="float">
            <text:p>0.203414</text:p>
          </table:table-cell>
          <table:table-cell office:value-type="float" office:value="0.154907" calcext:value-type="float">
            <text:p>0.154907</text:p>
          </table:table-cell>
          <table:table-cell office:value-type="float" office:value="0.684247" calcext:value-type="float">
            <text:p>0.6842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4876" calcext:value-type="float">
            <text:p>0.194876</text:p>
          </table:table-cell>
          <table:table-cell office:value-type="float" office:value="0.190401" calcext:value-type="float">
            <text:p>0.190401</text:p>
          </table:table-cell>
          <table:table-cell office:value-type="float" office:value="0.577169" calcext:value-type="float">
            <text:p>0.57716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092" calcext:value-type="float">
            <text:p>0.204092</text:p>
          </table:table-cell>
          <table:table-cell office:value-type="float" office:value="0.201389" calcext:value-type="float">
            <text:p>0.201389</text:p>
          </table:table-cell>
          <table:table-cell office:value-type="float" office:value="0.614405" calcext:value-type="float">
            <text:p>0.6144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32077" calcext:value-type="float">
            <text:p>0.132077</text:p>
          </table:table-cell>
          <table:table-cell office:value-type="float" office:value="0.128841" calcext:value-type="float">
            <text:p>0.128841</text:p>
          </table:table-cell>
          <table:table-cell office:value-type="float" office:value="0.606183" calcext:value-type="float">
            <text:p>0.60618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4198" calcext:value-type="float">
            <text:p>0.174198</text:p>
          </table:table-cell>
          <table:table-cell office:value-type="float" office:value="0.199614" calcext:value-type="float">
            <text:p>0.199614</text:p>
          </table:table-cell>
          <table:table-cell office:value-type="float" office:value="0.699079" calcext:value-type="float">
            <text:p>0.69907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6265" calcext:value-type="float">
            <text:p>0.206265</text:p>
          </table:table-cell>
          <table:table-cell office:value-type="float" office:value="0.192412" calcext:value-type="float">
            <text:p>0.192412</text:p>
          </table:table-cell>
          <table:table-cell office:value-type="float" office:value="0.634115" calcext:value-type="float">
            <text:p>0.6341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5371" calcext:value-type="float">
            <text:p>0.205371</text:p>
          </table:table-cell>
          <table:table-cell office:value-type="float" office:value="0.194057" calcext:value-type="float">
            <text:p>0.194057</text:p>
          </table:table-cell>
          <table:table-cell office:value-type="float" office:value="0.62929" calcext:value-type="float">
            <text:p>0.6292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4649" calcext:value-type="float">
            <text:p>0.184649</text:p>
          </table:table-cell>
          <table:table-cell office:value-type="float" office:value="0.171947" calcext:value-type="float">
            <text:p>0.171947</text:p>
          </table:table-cell>
          <table:table-cell office:value-type="float" office:value="0.64704" calcext:value-type="float">
            <text:p>0.6470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3826" calcext:value-type="float">
            <text:p>0.193826</text:p>
          </table:table-cell>
          <table:table-cell office:value-type="float" office:value="0.118483" calcext:value-type="float">
            <text:p>0.118483</text:p>
          </table:table-cell>
          <table:table-cell office:value-type="float" office:value="0.64612" calcext:value-type="float">
            <text:p>0.6461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393" calcext:value-type="float">
            <text:p>0.21393</text:p>
          </table:table-cell>
          <table:table-cell office:value-type="float" office:value="0.175518" calcext:value-type="float">
            <text:p>0.175518</text:p>
          </table:table-cell>
          <table:table-cell office:value-type="float" office:value="0.676797" calcext:value-type="float">
            <text:p>0.67679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9343" calcext:value-type="float">
            <text:p>0.189343</text:p>
          </table:table-cell>
          <table:table-cell office:value-type="float" office:value="0.182995" calcext:value-type="float">
            <text:p>0.182995</text:p>
          </table:table-cell>
          <table:table-cell office:value-type="float" office:value="0.52447" calcext:value-type="float">
            <text:p>0.524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39222" calcext:value-type="float">
            <text:p>0.139222</text:p>
          </table:table-cell>
          <table:table-cell office:value-type="float" office:value="0.179284" calcext:value-type="float">
            <text:p>0.179284</text:p>
          </table:table-cell>
          <table:table-cell office:value-type="float" office:value="0.700738" calcext:value-type="float">
            <text:p>0.7007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2537" calcext:value-type="float">
            <text:p>0.122537</text:p>
          </table:table-cell>
          <table:table-cell office:value-type="float" office:value="0.180936" calcext:value-type="float">
            <text:p>0.180936</text:p>
          </table:table-cell>
          <table:table-cell office:value-type="float" office:value="0.652075" calcext:value-type="float">
            <text:p>0.65207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43614" calcext:value-type="float">
            <text:p>0.143614</text:p>
          </table:table-cell>
          <table:table-cell office:value-type="float" office:value="0.199813" calcext:value-type="float">
            <text:p>0.199813</text:p>
          </table:table-cell>
          <table:table-cell office:value-type="float" office:value="0.413449" calcext:value-type="float">
            <text:p>0.41344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4684" calcext:value-type="float">
            <text:p>0.184684</text:p>
          </table:table-cell>
          <table:table-cell office:value-type="float" office:value="0.195555" calcext:value-type="float">
            <text:p>0.195555</text:p>
          </table:table-cell>
          <table:table-cell office:value-type="float" office:value="0.457255" calcext:value-type="float">
            <text:p>0.45725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4165" calcext:value-type="float">
            <text:p>0.184165</text:p>
          </table:table-cell>
          <table:table-cell office:value-type="float" office:value="0.11632" calcext:value-type="float">
            <text:p>0.11632</text:p>
          </table:table-cell>
          <table:table-cell office:value-type="float" office:value="0.661917" calcext:value-type="float">
            <text:p>0.66191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177624" calcext:value-type="float">
            <text:p>0.177624</text:p>
          </table:table-cell>
          <table:table-cell office:value-type="float" office:value="0.605727" calcext:value-type="float">
            <text:p>0.6057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895" calcext:value-type="float">
            <text:p>0.204895</text:p>
          </table:table-cell>
          <table:table-cell office:value-type="float" office:value="0.203695" calcext:value-type="float">
            <text:p>0.203695</text:p>
          </table:table-cell>
          <table:table-cell office:value-type="float" office:value="0.646135" calcext:value-type="float">
            <text:p>0.64613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0.195334" calcext:value-type="float">
            <text:p>0.195334</text:p>
          </table:table-cell>
          <table:table-cell office:value-type="float" office:value="0.642832" calcext:value-type="float">
            <text:p>0.64283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8979" calcext:value-type="float">
            <text:p>0.198979</text:p>
          </table:table-cell>
          <table:table-cell office:value-type="float" office:value="0.198484" calcext:value-type="float">
            <text:p>0.198484</text:p>
          </table:table-cell>
          <table:table-cell office:value-type="float" office:value="0.659592" calcext:value-type="float">
            <text:p>0.65959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5925" calcext:value-type="float">
            <text:p>0.205925</text:p>
          </table:table-cell>
          <table:table-cell office:value-type="float" office:value="0.187524" calcext:value-type="float">
            <text:p>0.187524</text:p>
          </table:table-cell>
          <table:table-cell office:value-type="float" office:value="0.628378" calcext:value-type="float">
            <text:p>0.62837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573" calcext:value-type="float">
            <text:p>0.203573</text:p>
          </table:table-cell>
          <table:table-cell office:value-type="float" office:value="0.213671" calcext:value-type="float">
            <text:p>0.213671</text:p>
          </table:table-cell>
          <table:table-cell office:value-type="float" office:value="0.659758" calcext:value-type="float">
            <text:p>0.6597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133" calcext:value-type="float">
            <text:p>0.18133</text:p>
          </table:table-cell>
          <table:table-cell office:value-type="float" office:value="0.193688" calcext:value-type="float">
            <text:p>0.193688</text:p>
          </table:table-cell>
          <table:table-cell office:value-type="float" office:value="0.642247" calcext:value-type="float">
            <text:p>0.6422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3777" calcext:value-type="float">
            <text:p>0.213777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.63629" calcext:value-type="float">
            <text:p>0.6362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8085" calcext:value-type="float">
            <text:p>0.208085</text:p>
          </table:table-cell>
          <table:table-cell office:value-type="float" office:value="0.184153" calcext:value-type="float">
            <text:p>0.184153</text:p>
          </table:table-cell>
          <table:table-cell office:value-type="float" office:value="0.654521" calcext:value-type="float">
            <text:p>0.65452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817" calcext:value-type="float">
            <text:p>0.203817</text:p>
          </table:table-cell>
          <table:table-cell office:value-type="float" office:value="0.195226" calcext:value-type="float">
            <text:p>0.195226</text:p>
          </table:table-cell>
          <table:table-cell office:value-type="float" office:value="0.575015" calcext:value-type="float">
            <text:p>0.5750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5421" calcext:value-type="float">
            <text:p>0.205421</text:p>
          </table:table-cell>
          <table:table-cell office:value-type="float" office:value="0.125372" calcext:value-type="float">
            <text:p>0.125372</text:p>
          </table:table-cell>
          <table:table-cell office:value-type="float" office:value="0.64991" calcext:value-type="float">
            <text:p>0.6499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7648" calcext:value-type="float">
            <text:p>0.197648</text:p>
          </table:table-cell>
          <table:table-cell office:value-type="float" office:value="0.135663" calcext:value-type="float">
            <text:p>0.135663</text:p>
          </table:table-cell>
          <table:table-cell office:value-type="float" office:value="0.42042" calcext:value-type="float">
            <text:p>0.4204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3555" calcext:value-type="float">
            <text:p>0.13555</text:p>
          </table:table-cell>
          <table:table-cell office:value-type="float" office:value="0.183623" calcext:value-type="float">
            <text:p>0.183623</text:p>
          </table:table-cell>
          <table:table-cell office:value-type="float" office:value="0.634077" calcext:value-type="float">
            <text:p>0.63407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8338" calcext:value-type="float">
            <text:p>0.188338</text:p>
          </table:table-cell>
          <table:table-cell office:value-type="float" office:value="0.206078" calcext:value-type="float">
            <text:p>0.206078</text:p>
          </table:table-cell>
          <table:table-cell office:value-type="float" office:value="0.661917" calcext:value-type="float">
            <text:p>0.66191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5016" calcext:value-type="float">
            <text:p>0.185016</text:p>
          </table:table-cell>
          <table:table-cell office:value-type="float" office:value="0.192847" calcext:value-type="float">
            <text:p>0.192847</text:p>
          </table:table-cell>
          <table:table-cell office:value-type="float" office:value="0.63035" calcext:value-type="float">
            <text:p>0.6303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395" calcext:value-type="float">
            <text:p>0.212395</text:p>
          </table:table-cell>
          <table:table-cell office:value-type="float" office:value="0.196189" calcext:value-type="float">
            <text:p>0.196189</text:p>
          </table:table-cell>
          <table:table-cell office:value-type="float" office:value="0.565828" calcext:value-type="float">
            <text:p>0.56582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3724" calcext:value-type="float">
            <text:p>0.183724</text:p>
          </table:table-cell>
          <table:table-cell office:value-type="float" office:value="0.183926" calcext:value-type="float">
            <text:p>0.183926</text:p>
          </table:table-cell>
          <table:table-cell office:value-type="float" office:value="0.672128" calcext:value-type="float">
            <text:p>0.67212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448" calcext:value-type="float">
            <text:p>0.203448</text:p>
          </table:table-cell>
          <table:table-cell office:value-type="float" office:value="0.199996" calcext:value-type="float">
            <text:p>0.199996</text:p>
          </table:table-cell>
          <table:table-cell office:value-type="float" office:value="0.615669" calcext:value-type="float">
            <text:p>0.61566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9465" calcext:value-type="float">
            <text:p>0.189465</text:p>
          </table:table-cell>
          <table:table-cell office:value-type="float" office:value="0.187167" calcext:value-type="float">
            <text:p>0.187167</text:p>
          </table:table-cell>
          <table:table-cell office:value-type="float" office:value="0.452038" calcext:value-type="float">
            <text:p>0.4520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24934" calcext:value-type="float">
            <text:p>0.224934</text:p>
          </table:table-cell>
          <table:table-cell office:value-type="float" office:value="0.174662" calcext:value-type="float">
            <text:p>0.174662</text:p>
          </table:table-cell>
          <table:table-cell office:value-type="float" office:value="0.657388" calcext:value-type="float">
            <text:p>0.65738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6399" calcext:value-type="float">
            <text:p>0.206399</text:p>
          </table:table-cell>
          <table:table-cell office:value-type="float" office:value="0.191584" calcext:value-type="float">
            <text:p>0.191584</text:p>
          </table:table-cell>
          <table:table-cell office:value-type="float" office:value="0.638038" calcext:value-type="float">
            <text:p>0.6380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5891" calcext:value-type="float">
            <text:p>0.195891</text:p>
          </table:table-cell>
          <table:table-cell office:value-type="float" office:value="0.196769" calcext:value-type="float">
            <text:p>0.196769</text:p>
          </table:table-cell>
          <table:table-cell office:value-type="float" office:value="0.642627" calcext:value-type="float">
            <text:p>0.6426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3408" calcext:value-type="float">
            <text:p>0.183408</text:p>
          </table:table-cell>
          <table:table-cell office:value-type="float" office:value="0.180867" calcext:value-type="float">
            <text:p>0.180867</text:p>
          </table:table-cell>
          <table:table-cell office:value-type="float" office:value="0.437001" calcext:value-type="float">
            <text:p>0.4370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18885" calcext:value-type="float">
            <text:p>0.118885</text:p>
          </table:table-cell>
          <table:table-cell office:value-type="float" office:value="0.6754" calcext:value-type="float">
            <text:p>0.67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096" calcext:value-type="float">
            <text:p>0.20096</text:p>
          </table:table-cell>
          <table:table-cell office:value-type="float" office:value="0.119577" calcext:value-type="float">
            <text:p>0.119577</text:p>
          </table:table-cell>
          <table:table-cell office:value-type="float" office:value="0.651098" calcext:value-type="float">
            <text:p>0.65109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9338" calcext:value-type="float">
            <text:p>0.179338</text:p>
          </table:table-cell>
          <table:table-cell office:value-type="float" office:value="0.195828" calcext:value-type="float">
            <text:p>0.195828</text:p>
          </table:table-cell>
          <table:table-cell office:value-type="float" office:value="0.654038" calcext:value-type="float">
            <text:p>0.6540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579" calcext:value-type="float">
            <text:p>0.204579</text:p>
          </table:table-cell>
          <table:table-cell office:value-type="float" office:value="0.194101" calcext:value-type="float">
            <text:p>0.194101</text:p>
          </table:table-cell>
          <table:table-cell office:value-type="float" office:value="0.530429" calcext:value-type="float">
            <text:p>0.53042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0.198874" calcext:value-type="float">
            <text:p>0.198874</text:p>
          </table:table-cell>
          <table:table-cell office:value-type="float" office:value="0.643522" calcext:value-type="float">
            <text:p>0.64352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8477" calcext:value-type="float">
            <text:p>0.118477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651475" calcext:value-type="float">
            <text:p>0.65147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6836" calcext:value-type="float">
            <text:p>0.206836</text:p>
          </table:table-cell>
          <table:table-cell office:value-type="float" office:value="0.195825" calcext:value-type="float">
            <text:p>0.195825</text:p>
          </table:table-cell>
          <table:table-cell office:value-type="float" office:value="0.640831" calcext:value-type="float">
            <text:p>0.64083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984" calcext:value-type="float">
            <text:p>0.204984</text:p>
          </table:table-cell>
          <table:table-cell office:value-type="float" office:value="0.19017" calcext:value-type="float">
            <text:p>0.19017</text:p>
          </table:table-cell>
          <table:table-cell office:value-type="float" office:value="0.454273" calcext:value-type="float">
            <text:p>0.45427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7753" calcext:value-type="float">
            <text:p>0.207753</text:p>
          </table:table-cell>
          <table:table-cell office:value-type="float" office:value="0.209955" calcext:value-type="float">
            <text:p>0.209955</text:p>
          </table:table-cell>
          <table:table-cell office:value-type="float" office:value="0.694073" calcext:value-type="float">
            <text:p>0.69407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8347" calcext:value-type="float">
            <text:p>0.208347</text:p>
          </table:table-cell>
          <table:table-cell office:value-type="float" office:value="0.198619" calcext:value-type="float">
            <text:p>0.198619</text:p>
          </table:table-cell>
          <table:table-cell office:value-type="float" office:value="0.429417" calcext:value-type="float">
            <text:p>0.42941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8161" calcext:value-type="float">
            <text:p>0.128161</text:p>
          </table:table-cell>
          <table:table-cell office:value-type="float" office:value="0.198631" calcext:value-type="float">
            <text:p>0.198631</text:p>
          </table:table-cell>
          <table:table-cell office:value-type="float" office:value="0.503599" calcext:value-type="float">
            <text:p>0.50359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82" calcext:value-type="float">
            <text:p>0.21282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653854" calcext:value-type="float">
            <text:p>0.6538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4876" calcext:value-type="float">
            <text:p>0.184876</text:p>
          </table:table-cell>
          <table:table-cell office:value-type="float" office:value="0.204794" calcext:value-type="float">
            <text:p>0.204794</text:p>
          </table:table-cell>
          <table:table-cell office:value-type="float" office:value="0.609474" calcext:value-type="float">
            <text:p>0.60947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5406" calcext:value-type="float">
            <text:p>0.215406</text:p>
          </table:table-cell>
          <table:table-cell office:value-type="float" office:value="0.180083" calcext:value-type="float">
            <text:p>0.180083</text:p>
          </table:table-cell>
          <table:table-cell office:value-type="float" office:value="0.65252" calcext:value-type="float">
            <text:p>0.652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8532" calcext:value-type="float">
            <text:p>0.218532</text:p>
          </table:table-cell>
          <table:table-cell office:value-type="float" office:value="0.19224" calcext:value-type="float">
            <text:p>0.19224</text:p>
          </table:table-cell>
          <table:table-cell office:value-type="float" office:value="0.656378" calcext:value-type="float">
            <text:p>0.65637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2014" calcext:value-type="float">
            <text:p>0.192014</text:p>
          </table:table-cell>
          <table:table-cell office:value-type="float" office:value="0.188125" calcext:value-type="float">
            <text:p>0.188125</text:p>
          </table:table-cell>
          <table:table-cell office:value-type="float" office:value="0.646655" calcext:value-type="float">
            <text:p>0.64665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33296" calcext:value-type="float">
            <text:p>0.133296</text:p>
          </table:table-cell>
          <table:table-cell office:value-type="float" office:value="0.613203" calcext:value-type="float">
            <text:p>0.61320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7199" calcext:value-type="float">
            <text:p>0.197199</text:p>
          </table:table-cell>
          <table:table-cell office:value-type="float" office:value="0.188685" calcext:value-type="float">
            <text:p>0.188685</text:p>
          </table:table-cell>
          <table:table-cell office:value-type="float" office:value="0.641052" calcext:value-type="float">
            <text:p>0.6410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55651" calcext:value-type="float">
            <text:p>0.155651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661208" calcext:value-type="float">
            <text:p>0.66120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4001" calcext:value-type="float">
            <text:p>0.124001</text:p>
          </table:table-cell>
          <table:table-cell office:value-type="float" office:value="0.195809" calcext:value-type="float">
            <text:p>0.195809</text:p>
          </table:table-cell>
          <table:table-cell office:value-type="float" office:value="0.412962" calcext:value-type="float">
            <text:p>0.4129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783" calcext:value-type="float">
            <text:p>0.20478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6672" calcext:value-type="float">
            <text:p>0.6667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41749" calcext:value-type="float">
            <text:p>0.141749</text:p>
          </table:table-cell>
          <table:table-cell office:value-type="float" office:value="0.190825" calcext:value-type="float">
            <text:p>0.190825</text:p>
          </table:table-cell>
          <table:table-cell office:value-type="float" office:value="0.640411" calcext:value-type="float">
            <text:p>0.6404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0.120501" calcext:value-type="float">
            <text:p>0.120501</text:p>
          </table:table-cell>
          <table:table-cell office:value-type="float" office:value="0.656524" calcext:value-type="float">
            <text:p>0.65652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0543" calcext:value-type="float">
            <text:p>0.210543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567306" calcext:value-type="float">
            <text:p>0.56730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2253" calcext:value-type="float">
            <text:p>0.192253</text:p>
          </table:table-cell>
          <table:table-cell office:value-type="float" office:value="0.181331" calcext:value-type="float">
            <text:p>0.181331</text:p>
          </table:table-cell>
          <table:table-cell office:value-type="float" office:value="0.68619" calcext:value-type="float">
            <text:p>0.686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4519" calcext:value-type="float">
            <text:p>0.214519</text:p>
          </table:table-cell>
          <table:table-cell office:value-type="float" office:value="0.192386" calcext:value-type="float">
            <text:p>0.192386</text:p>
          </table:table-cell>
          <table:table-cell office:value-type="float" office:value="0.621158" calcext:value-type="float">
            <text:p>0.6211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8747" calcext:value-type="float">
            <text:p>0.198747</text:p>
          </table:table-cell>
          <table:table-cell office:value-type="float" office:value="0.117825" calcext:value-type="float">
            <text:p>0.117825</text:p>
          </table:table-cell>
          <table:table-cell office:value-type="float" office:value="0.648023" calcext:value-type="float">
            <text:p>0.64802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8046" calcext:value-type="float">
            <text:p>0.188046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646751" calcext:value-type="float">
            <text:p>0.6467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8105" calcext:value-type="float">
            <text:p>0.178105</text:p>
          </table:table-cell>
          <table:table-cell office:value-type="float" office:value="0.178899" calcext:value-type="float">
            <text:p>0.178899</text:p>
          </table:table-cell>
          <table:table-cell office:value-type="float" office:value="0.653478" calcext:value-type="float">
            <text:p>0.65347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069" calcext:value-type="float">
            <text:p>0.212069</text:p>
          </table:table-cell>
          <table:table-cell office:value-type="float" office:value="0.190277" calcext:value-type="float">
            <text:p>0.190277</text:p>
          </table:table-cell>
          <table:table-cell office:value-type="float" office:value="0.459933" calcext:value-type="float">
            <text:p>0.45993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261" calcext:value-type="float">
            <text:p>0.19261</text:p>
          </table:table-cell>
          <table:table-cell office:value-type="float" office:value="0.196524" calcext:value-type="float">
            <text:p>0.196524</text:p>
          </table:table-cell>
          <table:table-cell office:value-type="float" office:value="0.414615" calcext:value-type="float">
            <text:p>0.4146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1125" calcext:value-type="float">
            <text:p>0.191125</text:p>
          </table:table-cell>
          <table:table-cell office:value-type="float" office:value="0.196723" calcext:value-type="float">
            <text:p>0.196723</text:p>
          </table:table-cell>
          <table:table-cell office:value-type="float" office:value="0.656321" calcext:value-type="float">
            <text:p>0.65632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9661" calcext:value-type="float">
            <text:p>0.209661</text:p>
          </table:table-cell>
          <table:table-cell office:value-type="float" office:value="0.177375" calcext:value-type="float">
            <text:p>0.177375</text:p>
          </table:table-cell>
          <table:table-cell office:value-type="float" office:value="0.653341" calcext:value-type="float">
            <text:p>0.65334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9425" calcext:value-type="float">
            <text:p>0.209425</text:p>
          </table:table-cell>
          <table:table-cell office:value-type="float" office:value="0.186666" calcext:value-type="float">
            <text:p>0.186666</text:p>
          </table:table-cell>
          <table:table-cell office:value-type="float" office:value="0.644311" calcext:value-type="float">
            <text:p>0.6443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6952" calcext:value-type="float">
            <text:p>0.196952</text:p>
          </table:table-cell>
          <table:table-cell office:value-type="float" office:value="0.198387" calcext:value-type="float">
            <text:p>0.198387</text:p>
          </table:table-cell>
          <table:table-cell office:value-type="float" office:value="0.62865" calcext:value-type="float">
            <text:p>0.6286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8865" calcext:value-type="float">
            <text:p>0.208865</text:p>
          </table:table-cell>
          <table:table-cell office:value-type="float" office:value="0.171464" calcext:value-type="float">
            <text:p>0.171464</text:p>
          </table:table-cell>
          <table:table-cell office:value-type="float" office:value="0.636385" calcext:value-type="float">
            <text:p>0.6363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36673" calcext:value-type="float">
            <text:p>0.136673</text:p>
          </table:table-cell>
          <table:table-cell office:value-type="float" office:value="0.188704" calcext:value-type="float">
            <text:p>0.188704</text:p>
          </table:table-cell>
          <table:table-cell office:value-type="float" office:value="0.651201" calcext:value-type="float">
            <text:p>0.6512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1376" calcext:value-type="float">
            <text:p>0.191376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62008" calcext:value-type="float">
            <text:p>0.6200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5804" calcext:value-type="float">
            <text:p>0.195804</text:p>
          </table:table-cell>
          <table:table-cell office:value-type="float" office:value="0.193769" calcext:value-type="float">
            <text:p>0.193769</text:p>
          </table:table-cell>
          <table:table-cell office:value-type="float" office:value="0.611916" calcext:value-type="float">
            <text:p>0.6119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4376" calcext:value-type="float">
            <text:p>0.124376</text:p>
          </table:table-cell>
          <table:table-cell office:value-type="float" office:value="0.221689" calcext:value-type="float">
            <text:p>0.221689</text:p>
          </table:table-cell>
          <table:table-cell office:value-type="float" office:value="0.502316" calcext:value-type="float">
            <text:p>0.5023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183" calcext:value-type="float">
            <text:p>0.204183</text:p>
          </table:table-cell>
          <table:table-cell office:value-type="float" office:value="0.202629" calcext:value-type="float">
            <text:p>0.202629</text:p>
          </table:table-cell>
          <table:table-cell office:value-type="float" office:value="0.426172" calcext:value-type="float">
            <text:p>0.42617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3054" calcext:value-type="float">
            <text:p>0.193054</text:p>
          </table:table-cell>
          <table:table-cell office:value-type="float" office:value="0.189198" calcext:value-type="float">
            <text:p>0.189198</text:p>
          </table:table-cell>
          <table:table-cell office:value-type="float" office:value="0.599869" calcext:value-type="float">
            <text:p>0.59986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028" calcext:value-type="float">
            <text:p>0.203028</text:p>
          </table:table-cell>
          <table:table-cell office:value-type="float" office:value="0.204766" calcext:value-type="float">
            <text:p>0.204766</text:p>
          </table:table-cell>
          <table:table-cell office:value-type="float" office:value="0.607676" calcext:value-type="float">
            <text:p>0.60767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0821" calcext:value-type="float">
            <text:p>0.200821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0.602946" calcext:value-type="float">
            <text:p>0.60294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51975" calcext:value-type="float">
            <text:p>0.151975</text:p>
          </table:table-cell>
          <table:table-cell office:value-type="float" office:value="0.190957" calcext:value-type="float">
            <text:p>0.190957</text:p>
          </table:table-cell>
          <table:table-cell office:value-type="float" office:value="0.552662" calcext:value-type="float">
            <text:p>0.5526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08" calcext:value-type="float">
            <text:p>0.21208</text:p>
          </table:table-cell>
          <table:table-cell office:value-type="float" office:value="0.117256" calcext:value-type="float">
            <text:p>0.117256</text:p>
          </table:table-cell>
          <table:table-cell office:value-type="float" office:value="0.628332" calcext:value-type="float">
            <text:p>0.62833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0913" calcext:value-type="float">
            <text:p>0.200913</text:p>
          </table:table-cell>
          <table:table-cell office:value-type="float" office:value="0.18584" calcext:value-type="float">
            <text:p>0.18584</text:p>
          </table:table-cell>
          <table:table-cell office:value-type="float" office:value="0.628934" calcext:value-type="float">
            <text:p>0.62893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169" calcext:value-type="float">
            <text:p>0.21169</text:p>
          </table:table-cell>
          <table:table-cell office:value-type="float" office:value="0.201188" calcext:value-type="float">
            <text:p>0.201188</text:p>
          </table:table-cell>
          <table:table-cell office:value-type="float" office:value="0.622484" calcext:value-type="float">
            <text:p>0.6224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8826" calcext:value-type="float">
            <text:p>0.208826</text:p>
          </table:table-cell>
          <table:table-cell office:value-type="float" office:value="0.202104" calcext:value-type="float">
            <text:p>0.202104</text:p>
          </table:table-cell>
          <table:table-cell office:value-type="float" office:value="0.658794" calcext:value-type="float">
            <text:p>0.65879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7358" calcext:value-type="float">
            <text:p>0.197358</text:p>
          </table:table-cell>
          <table:table-cell office:value-type="float" office:value="0.200023" calcext:value-type="float">
            <text:p>0.200023</text:p>
          </table:table-cell>
          <table:table-cell office:value-type="float" office:value="0.609385" calcext:value-type="float">
            <text:p>0.6093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0121" calcext:value-type="float">
            <text:p>0.200121</text:p>
          </table:table-cell>
          <table:table-cell office:value-type="float" office:value="0.123461" calcext:value-type="float">
            <text:p>0.123461</text:p>
          </table:table-cell>
          <table:table-cell office:value-type="float" office:value="0.425439" calcext:value-type="float">
            <text:p>0.42543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8345" calcext:value-type="float">
            <text:p>0.188345</text:p>
          </table:table-cell>
          <table:table-cell office:value-type="float" office:value="0.183079" calcext:value-type="float">
            <text:p>0.183079</text:p>
          </table:table-cell>
          <table:table-cell office:value-type="float" office:value="0.64319" calcext:value-type="float">
            <text:p>0.6431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7821" calcext:value-type="float">
            <text:p>0.197821</text:p>
          </table:table-cell>
          <table:table-cell office:value-type="float" office:value="0.183262" calcext:value-type="float">
            <text:p>0.183262</text:p>
          </table:table-cell>
          <table:table-cell office:value-type="float" office:value="0.413566" calcext:value-type="float">
            <text:p>0.41356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254" calcext:value-type="float">
            <text:p>0.203254</text:p>
          </table:table-cell>
          <table:table-cell office:value-type="float" office:value="0.182671" calcext:value-type="float">
            <text:p>0.182671</text:p>
          </table:table-cell>
          <table:table-cell office:value-type="float" office:value="0.42091" calcext:value-type="float">
            <text:p>0.4209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7653" calcext:value-type="float">
            <text:p>0.207653</text:p>
          </table:table-cell>
          <table:table-cell office:value-type="float" office:value="0.179212" calcext:value-type="float">
            <text:p>0.179212</text:p>
          </table:table-cell>
          <table:table-cell office:value-type="float" office:value="0.606325" calcext:value-type="float">
            <text:p>0.60632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5143" calcext:value-type="float">
            <text:p>0.125143</text:p>
          </table:table-cell>
          <table:table-cell office:value-type="float" office:value="0.128221" calcext:value-type="float">
            <text:p>0.128221</text:p>
          </table:table-cell>
          <table:table-cell office:value-type="float" office:value="0.518305" calcext:value-type="float">
            <text:p>0.5183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1801" calcext:value-type="float">
            <text:p>0.211801</text:p>
          </table:table-cell>
          <table:table-cell office:value-type="float" office:value="0.188328" calcext:value-type="float">
            <text:p>0.188328</text:p>
          </table:table-cell>
          <table:table-cell office:value-type="float" office:value="0.604591" calcext:value-type="float">
            <text:p>0.60459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521" calcext:value-type="float">
            <text:p>0.212521</text:p>
          </table:table-cell>
          <table:table-cell office:value-type="float" office:value="0.194786" calcext:value-type="float">
            <text:p>0.194786</text:p>
          </table:table-cell>
          <table:table-cell office:value-type="float" office:value="0.644977" calcext:value-type="float">
            <text:p>0.64497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187799" calcext:value-type="float">
            <text:p>0.187799</text:p>
          </table:table-cell>
          <table:table-cell office:value-type="float" office:value="0.449813" calcext:value-type="float">
            <text:p>0.44981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4117" calcext:value-type="float">
            <text:p>0.124117</text:p>
          </table:table-cell>
          <table:table-cell office:value-type="float" office:value="0.198959" calcext:value-type="float">
            <text:p>0.198959</text:p>
          </table:table-cell>
          <table:table-cell office:value-type="float" office:value="0.629233" calcext:value-type="float">
            <text:p>0.62923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954" calcext:value-type="float">
            <text:p>0.203954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636127" calcext:value-type="float">
            <text:p>0.6361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3188" calcext:value-type="float">
            <text:p>0.123188</text:p>
          </table:table-cell>
          <table:table-cell office:value-type="float" office:value="0.202955" calcext:value-type="float">
            <text:p>0.202955</text:p>
          </table:table-cell>
          <table:table-cell office:value-type="float" office:value="0.652412" calcext:value-type="float">
            <text:p>0.65241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0635" calcext:value-type="float">
            <text:p>0.210635</text:p>
          </table:table-cell>
          <table:table-cell office:value-type="float" office:value="0.204944" calcext:value-type="float">
            <text:p>0.204944</text:p>
          </table:table-cell>
          <table:table-cell office:value-type="float" office:value="0.652699" calcext:value-type="float">
            <text:p>0.65269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7522" calcext:value-type="float">
            <text:p>0.207522</text:p>
          </table:table-cell>
          <table:table-cell office:value-type="float" office:value="0.179428" calcext:value-type="float">
            <text:p>0.179428</text:p>
          </table:table-cell>
          <table:table-cell office:value-type="float" office:value="0.653706" calcext:value-type="float">
            <text:p>0.65370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1201" calcext:value-type="float">
            <text:p>0.121201</text:p>
          </table:table-cell>
          <table:table-cell office:value-type="float" office:value="0.117047" calcext:value-type="float">
            <text:p>0.117047</text:p>
          </table:table-cell>
          <table:table-cell office:value-type="float" office:value="0.461526" calcext:value-type="float">
            <text:p>0.46152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4154" calcext:value-type="float">
            <text:p>0.214154</text:p>
          </table:table-cell>
          <table:table-cell office:value-type="float" office:value="0.127084" calcext:value-type="float">
            <text:p>0.127084</text:p>
          </table:table-cell>
          <table:table-cell office:value-type="float" office:value="0.617077" calcext:value-type="float">
            <text:p>0.61707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0653" calcext:value-type="float">
            <text:p>0.120653</text:p>
          </table:table-cell>
          <table:table-cell office:value-type="float" office:value="0.115474" calcext:value-type="float">
            <text:p>0.115474</text:p>
          </table:table-cell>
          <table:table-cell office:value-type="float" office:value="0.60613" calcext:value-type="float">
            <text:p>0.6061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5489" calcext:value-type="float">
            <text:p>0.205489</text:p>
          </table:table-cell>
          <table:table-cell office:value-type="float" office:value="0.175658" calcext:value-type="float">
            <text:p>0.175658</text:p>
          </table:table-cell>
          <table:table-cell office:value-type="float" office:value="0.650145" calcext:value-type="float">
            <text:p>0.6501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7403" calcext:value-type="float">
            <text:p>0.217403</text:p>
          </table:table-cell>
          <table:table-cell office:value-type="float" office:value="0.183705" calcext:value-type="float">
            <text:p>0.183705</text:p>
          </table:table-cell>
          <table:table-cell office:value-type="float" office:value="0.652711" calcext:value-type="float">
            <text:p>0.6527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5288" calcext:value-type="float">
            <text:p>0.205288</text:p>
          </table:table-cell>
          <table:table-cell office:value-type="float" office:value="0.189251" calcext:value-type="float">
            <text:p>0.189251</text:p>
          </table:table-cell>
          <table:table-cell office:value-type="float" office:value="0.614224" calcext:value-type="float">
            <text:p>0.61422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35861" calcext:value-type="float">
            <text:p>0.135861</text:p>
          </table:table-cell>
          <table:table-cell office:value-type="float" office:value="0.163028" calcext:value-type="float">
            <text:p>0.163028</text:p>
          </table:table-cell>
          <table:table-cell office:value-type="float" office:value="0.683661" calcext:value-type="float">
            <text:p>0.68366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2279" calcext:value-type="float">
            <text:p>0.202279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662308" calcext:value-type="float">
            <text:p>0.66230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4149" calcext:value-type="float">
            <text:p>0.204149</text:p>
          </table:table-cell>
          <table:table-cell office:value-type="float" office:value="0.160274" calcext:value-type="float">
            <text:p>0.160274</text:p>
          </table:table-cell>
          <table:table-cell office:value-type="float" office:value="0.666363" calcext:value-type="float">
            <text:p>0.66636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21308" calcext:value-type="float">
            <text:p>0.221308</text:p>
          </table:table-cell>
          <table:table-cell office:value-type="float" office:value="0.143528" calcext:value-type="float">
            <text:p>0.143528</text:p>
          </table:table-cell>
          <table:table-cell office:value-type="float" office:value="0.664114" calcext:value-type="float">
            <text:p>0.6641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553458" calcext:value-type="float">
            <text:p>0.5534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30712" calcext:value-type="float">
            <text:p>0.130712</text:p>
          </table:table-cell>
          <table:table-cell office:value-type="float" office:value="0.148658" calcext:value-type="float">
            <text:p>0.148658</text:p>
          </table:table-cell>
          <table:table-cell office:value-type="float" office:value="0.473641" calcext:value-type="float">
            <text:p>0.47364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129474" calcext:value-type="float">
            <text:p>0.129474</text:p>
          </table:table-cell>
          <table:table-cell office:value-type="float" office:value="0.651507" calcext:value-type="float">
            <text:p>0.65150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801" calcext:value-type="float">
            <text:p>0.12801</text:p>
          </table:table-cell>
          <table:table-cell office:value-type="float" office:value="0.200604" calcext:value-type="float">
            <text:p>0.200604</text:p>
          </table:table-cell>
          <table:table-cell office:value-type="float" office:value="0.659696" calcext:value-type="float">
            <text:p>0.65969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7425" calcext:value-type="float">
            <text:p>0.177425</text:p>
          </table:table-cell>
          <table:table-cell office:value-type="float" office:value="0.22163" calcext:value-type="float">
            <text:p>0.22163</text:p>
          </table:table-cell>
          <table:table-cell office:value-type="float" office:value="0.649736" calcext:value-type="float">
            <text:p>0.64973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9316" calcext:value-type="float">
            <text:p>0.209316</text:p>
          </table:table-cell>
          <table:table-cell office:value-type="float" office:value="0.191881" calcext:value-type="float">
            <text:p>0.191881</text:p>
          </table:table-cell>
          <table:table-cell office:value-type="float" office:value="0.479277" calcext:value-type="float">
            <text:p>0.47927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7314" calcext:value-type="float">
            <text:p>0.217314</text:p>
          </table:table-cell>
          <table:table-cell office:value-type="float" office:value="0.203187" calcext:value-type="float">
            <text:p>0.203187</text:p>
          </table:table-cell>
          <table:table-cell office:value-type="float" office:value="0.660409" calcext:value-type="float">
            <text:p>0.66040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137672" calcext:value-type="float">
            <text:p>0.137672</text:p>
          </table:table-cell>
          <table:table-cell office:value-type="float" office:value="0.53116" calcext:value-type="float">
            <text:p>0.531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329" calcext:value-type="float">
            <text:p>0.212329</text:p>
          </table:table-cell>
          <table:table-cell office:value-type="float" office:value="0.203863" calcext:value-type="float">
            <text:p>0.203863</text:p>
          </table:table-cell>
          <table:table-cell office:value-type="float" office:value="0.646939" calcext:value-type="float">
            <text:p>0.64693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191564" calcext:value-type="float">
            <text:p>0.191564</text:p>
          </table:table-cell>
          <table:table-cell office:value-type="float" office:value="0.647143" calcext:value-type="float">
            <text:p>0.64714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8153" calcext:value-type="float">
            <text:p>0.208153</text:p>
          </table:table-cell>
          <table:table-cell office:value-type="float" office:value="0.191338" calcext:value-type="float">
            <text:p>0.191338</text:p>
          </table:table-cell>
          <table:table-cell office:value-type="float" office:value="0.664129" calcext:value-type="float">
            <text:p>0.66412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24783" calcext:value-type="float">
            <text:p>0.224783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639552" calcext:value-type="float">
            <text:p>0.6395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8117" calcext:value-type="float">
            <text:p>0.218117</text:p>
          </table:table-cell>
          <table:table-cell office:value-type="float" office:value="0.19205" calcext:value-type="float">
            <text:p>0.19205</text:p>
          </table:table-cell>
          <table:table-cell office:value-type="float" office:value="0.649731" calcext:value-type="float">
            <text:p>0.64973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7462" calcext:value-type="float">
            <text:p>0.207462</text:p>
          </table:table-cell>
          <table:table-cell office:value-type="float" office:value="0.200263" calcext:value-type="float">
            <text:p>0.200263</text:p>
          </table:table-cell>
          <table:table-cell office:value-type="float" office:value="0.608699" calcext:value-type="float">
            <text:p>0.60869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5166" calcext:value-type="float">
            <text:p>0.195166</text:p>
          </table:table-cell>
          <table:table-cell office:value-type="float" office:value="0.198106" calcext:value-type="float">
            <text:p>0.198106</text:p>
          </table:table-cell>
          <table:table-cell office:value-type="float" office:value="0.643115" calcext:value-type="float">
            <text:p>0.6431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24561" calcext:value-type="float">
            <text:p>0.224561</text:p>
          </table:table-cell>
          <table:table-cell office:value-type="float" office:value="0.173594" calcext:value-type="float">
            <text:p>0.173594</text:p>
          </table:table-cell>
          <table:table-cell office:value-type="float" office:value="0.589573" calcext:value-type="float">
            <text:p>0.58957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735" calcext:value-type="float">
            <text:p>0.20735</text:p>
          </table:table-cell>
          <table:table-cell office:value-type="float" office:value="0.192038" calcext:value-type="float">
            <text:p>0.192038</text:p>
          </table:table-cell>
          <table:table-cell office:value-type="float" office:value="0.660892" calcext:value-type="float">
            <text:p>0.66089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20178" calcext:value-type="float">
            <text:p>0.220178</text:p>
          </table:table-cell>
          <table:table-cell office:value-type="float" office:value="0.20475" calcext:value-type="float">
            <text:p>0.20475</text:p>
          </table:table-cell>
          <table:table-cell office:value-type="float" office:value="0.651354" calcext:value-type="float">
            <text:p>0.65135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3972" calcext:value-type="float">
            <text:p>0.213972</text:p>
          </table:table-cell>
          <table:table-cell office:value-type="float" office:value="0.208356" calcext:value-type="float">
            <text:p>0.208356</text:p>
          </table:table-cell>
          <table:table-cell office:value-type="float" office:value="0.645265" calcext:value-type="float">
            <text:p>0.64526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6604" calcext:value-type="float">
            <text:p>0.216604</text:p>
          </table:table-cell>
          <table:table-cell office:value-type="float" office:value="0.116095" calcext:value-type="float">
            <text:p>0.116095</text:p>
          </table:table-cell>
          <table:table-cell office:value-type="float" office:value="0.508447" calcext:value-type="float">
            <text:p>0.5084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3247" calcext:value-type="float">
            <text:p>0.203247</text:p>
          </table:table-cell>
          <table:table-cell office:value-type="float" office:value="0.200644" calcext:value-type="float">
            <text:p>0.200644</text:p>
          </table:table-cell>
          <table:table-cell office:value-type="float" office:value="0.653956" calcext:value-type="float">
            <text:p>0.65395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9593" calcext:value-type="float">
            <text:p>0.209593</text:p>
          </table:table-cell>
          <table:table-cell office:value-type="float" office:value="0.116181" calcext:value-type="float">
            <text:p>0.116181</text:p>
          </table:table-cell>
          <table:table-cell office:value-type="float" office:value="0.659781" calcext:value-type="float">
            <text:p>0.65978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0.202088" calcext:value-type="float">
            <text:p>0.202088</text:p>
          </table:table-cell>
          <table:table-cell office:value-type="float" office:value="0.617221" calcext:value-type="float">
            <text:p>0.61722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06133" calcext:value-type="float">
            <text:p>0.206133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656431" calcext:value-type="float">
            <text:p>0.65643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8682" calcext:value-type="float">
            <text:p>0.18682</text:p>
          </table:table-cell>
          <table:table-cell office:value-type="float" office:value="0.18181" calcext:value-type="float">
            <text:p>0.18181</text:p>
          </table:table-cell>
          <table:table-cell office:value-type="float" office:value="0.632193" calcext:value-type="float">
            <text:p>0.6321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C2:.C151])" office:value-type="float" office:value="0.198863" calcext:value-type="float">
            <text:p>0.198863</text:p>
          </table:table-cell>
          <table:table-cell table:formula="of:=MEDIAN([.D2:.D151])" office:value-type="float" office:value="0.1902235" calcext:value-type="float">
            <text:p>0.1902235</text:p>
          </table:table-cell>
          <table:table-cell table:formula="of:=MEDIAN([.E2:.E151])" office:value-type="float" office:value="0.6394815" calcext:value-type="float">
            <text:p>0.6394815</text:p>
          </table:table-cell>
        </table:table-row>
      </table:table>
      <table:table table:name="qtdeclarative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9641" calcext:value-type="float">
            <text:p>0.149641</text:p>
          </table:table-cell>
          <table:table-cell office:value-type="float" office:value="0.111377" calcext:value-type="float">
            <text:p>0.111377</text:p>
          </table:table-cell>
          <table:table-cell office:value-type="float" office:value="0.446554" calcext:value-type="float">
            <text:p>0.4465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376" calcext:value-type="float">
            <text:p>0.106376</text:p>
          </table:table-cell>
          <table:table-cell office:value-type="float" office:value="0.100128" calcext:value-type="float">
            <text:p>0.100128</text:p>
          </table:table-cell>
          <table:table-cell office:value-type="float" office:value="0.467683" calcext:value-type="float">
            <text:p>0.467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7025" calcext:value-type="float">
            <text:p>0.107025</text:p>
          </table:table-cell>
          <table:table-cell office:value-type="float" office:value="0.0991921" calcext:value-type="float">
            <text:p>0.0991921</text:p>
          </table:table-cell>
          <table:table-cell office:value-type="float" office:value="0.319973" calcext:value-type="float">
            <text:p>0.3199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512" calcext:value-type="float">
            <text:p>0.106512</text:p>
          </table:table-cell>
          <table:table-cell office:value-type="float" office:value="0.0975165" calcext:value-type="float">
            <text:p>0.0975165</text:p>
          </table:table-cell>
          <table:table-cell office:value-type="float" office:value="0.294705" calcext:value-type="float">
            <text:p>0.2947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0056" calcext:value-type="float">
            <text:p>0.0990056</text:p>
          </table:table-cell>
          <table:table-cell office:value-type="float" office:value="0.0970943" calcext:value-type="float">
            <text:p>0.0970943</text:p>
          </table:table-cell>
          <table:table-cell office:value-type="float" office:value="0.299082" calcext:value-type="float">
            <text:p>0.299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53" calcext:value-type="float">
            <text:p>0.100253</text:p>
          </table:table-cell>
          <table:table-cell office:value-type="float" office:value="0.0962427" calcext:value-type="float">
            <text:p>0.0962427</text:p>
          </table:table-cell>
          <table:table-cell office:value-type="float" office:value="0.321307" calcext:value-type="float">
            <text:p>0.321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.0975257" calcext:value-type="float">
            <text:p>0.0975257</text:p>
          </table:table-cell>
          <table:table-cell office:value-type="float" office:value="0.300629" calcext:value-type="float">
            <text:p>0.300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21" calcext:value-type="float">
            <text:p>0.103421</text:p>
          </table:table-cell>
          <table:table-cell office:value-type="float" office:value="0.098738" calcext:value-type="float">
            <text:p>0.098738</text:p>
          </table:table-cell>
          <table:table-cell office:value-type="float" office:value="0.297564" calcext:value-type="float">
            <text:p>0.2975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05" calcext:value-type="float">
            <text:p>0.101105</text:p>
          </table:table-cell>
          <table:table-cell office:value-type="float" office:value="0.0954445" calcext:value-type="float">
            <text:p>0.0954445</text:p>
          </table:table-cell>
          <table:table-cell office:value-type="float" office:value="0.292811" calcext:value-type="float">
            <text:p>0.2928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0.0971504" calcext:value-type="float">
            <text:p>0.0971504</text:p>
          </table:table-cell>
          <table:table-cell office:value-type="float" office:value="0.326078" calcext:value-type="float">
            <text:p>0.326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12" calcext:value-type="float">
            <text:p>0.101712</text:p>
          </table:table-cell>
          <table:table-cell office:value-type="float" office:value="0.0968709" calcext:value-type="float">
            <text:p>0.0968709</text:p>
          </table:table-cell>
          <table:table-cell office:value-type="float" office:value="0.292475" calcext:value-type="float">
            <text:p>0.292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0957775" calcext:value-type="float">
            <text:p>0.0957775</text:p>
          </table:table-cell>
          <table:table-cell office:value-type="float" office:value="0.298264" calcext:value-type="float">
            <text:p>0.2982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0967732" calcext:value-type="float">
            <text:p>0.0967732</text:p>
          </table:table-cell>
          <table:table-cell office:value-type="float" office:value="0.294141" calcext:value-type="float">
            <text:p>0.2941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0959911" calcext:value-type="float">
            <text:p>0.0959911</text:p>
          </table:table-cell>
          <table:table-cell office:value-type="float" office:value="0.29652" calcext:value-type="float">
            <text:p>0.296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0.0954369" calcext:value-type="float">
            <text:p>0.0954369</text:p>
          </table:table-cell>
          <table:table-cell office:value-type="float" office:value="0.291791" calcext:value-type="float">
            <text:p>0.2917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2" calcext:value-type="float">
            <text:p>0.10152</text:p>
          </table:table-cell>
          <table:table-cell office:value-type="float" office:value="0.0960952" calcext:value-type="float">
            <text:p>0.0960952</text:p>
          </table:table-cell>
          <table:table-cell office:value-type="float" office:value="0.291727" calcext:value-type="float">
            <text:p>0.291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172" calcext:value-type="float">
            <text:p>0.099172</text:p>
          </table:table-cell>
          <table:table-cell office:value-type="float" office:value="0.0974159" calcext:value-type="float">
            <text:p>0.0974159</text:p>
          </table:table-cell>
          <table:table-cell office:value-type="float" office:value="0.276495" calcext:value-type="float">
            <text:p>0.2764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0959719" calcext:value-type="float">
            <text:p>0.0959719</text:p>
          </table:table-cell>
          <table:table-cell office:value-type="float" office:value="0.296127" calcext:value-type="float">
            <text:p>0.296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0977859" calcext:value-type="float">
            <text:p>0.0977859</text:p>
          </table:table-cell>
          <table:table-cell office:value-type="float" office:value="0.294701" calcext:value-type="float">
            <text:p>0.294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27" calcext:value-type="float">
            <text:p>0.101627</text:p>
          </table:table-cell>
          <table:table-cell office:value-type="float" office:value="0.0955881" calcext:value-type="float">
            <text:p>0.0955881</text:p>
          </table:table-cell>
          <table:table-cell office:value-type="float" office:value="0.286478" calcext:value-type="float">
            <text:p>0.286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75" calcext:value-type="float">
            <text:p>0.102675</text:p>
          </table:table-cell>
          <table:table-cell office:value-type="float" office:value="0.0951913" calcext:value-type="float">
            <text:p>0.0951913</text:p>
          </table:table-cell>
          <table:table-cell office:value-type="float" office:value="0.294845" calcext:value-type="float">
            <text:p>0.294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973734" calcext:value-type="float">
            <text:p>0.0973734</text:p>
          </table:table-cell>
          <table:table-cell office:value-type="float" office:value="0.289885" calcext:value-type="float">
            <text:p>0.289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71" calcext:value-type="float">
            <text:p>0.100971</text:p>
          </table:table-cell>
          <table:table-cell office:value-type="float" office:value="0.0969583" calcext:value-type="float">
            <text:p>0.0969583</text:p>
          </table:table-cell>
          <table:table-cell office:value-type="float" office:value="0.295389" calcext:value-type="float">
            <text:p>0.295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04" calcext:value-type="float">
            <text:p>0.101904</text:p>
          </table:table-cell>
          <table:table-cell office:value-type="float" office:value="0.0969625" calcext:value-type="float">
            <text:p>0.0969625</text:p>
          </table:table-cell>
          <table:table-cell office:value-type="float" office:value="0.298296" calcext:value-type="float">
            <text:p>0.2982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0307" calcext:value-type="float">
            <text:p>0.0990307</text:p>
          </table:table-cell>
          <table:table-cell office:value-type="float" office:value="0.0952301" calcext:value-type="float">
            <text:p>0.0952301</text:p>
          </table:table-cell>
          <table:table-cell office:value-type="float" office:value="0.294275" calcext:value-type="float">
            <text:p>0.294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619" calcext:value-type="float">
            <text:p>0.0996619</text:p>
          </table:table-cell>
          <table:table-cell office:value-type="float" office:value="0.0962218" calcext:value-type="float">
            <text:p>0.0962218</text:p>
          </table:table-cell>
          <table:table-cell office:value-type="float" office:value="0.290137" calcext:value-type="float">
            <text:p>0.2901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912" calcext:value-type="float">
            <text:p>0.0997912</text:p>
          </table:table-cell>
          <table:table-cell office:value-type="float" office:value="0.152039" calcext:value-type="float">
            <text:p>0.152039</text:p>
          </table:table-cell>
          <table:table-cell office:value-type="float" office:value="0.287229" calcext:value-type="float">
            <text:p>0.2872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28" calcext:value-type="float">
            <text:p>0.102628</text:p>
          </table:table-cell>
          <table:table-cell office:value-type="float" office:value="0.0952105" calcext:value-type="float">
            <text:p>0.0952105</text:p>
          </table:table-cell>
          <table:table-cell office:value-type="float" office:value="0.286357" calcext:value-type="float">
            <text:p>0.2863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62" calcext:value-type="float">
            <text:p>0.103162</text:p>
          </table:table-cell>
          <table:table-cell office:value-type="float" office:value="0.0983762" calcext:value-type="float">
            <text:p>0.0983762</text:p>
          </table:table-cell>
          <table:table-cell office:value-type="float" office:value="0.288428" calcext:value-type="float">
            <text:p>0.2884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61" calcext:value-type="float">
            <text:p>0.100861</text:p>
          </table:table-cell>
          <table:table-cell office:value-type="float" office:value="0.0957991" calcext:value-type="float">
            <text:p>0.0957991</text:p>
          </table:table-cell>
          <table:table-cell office:value-type="float" office:value="0.299659" calcext:value-type="float">
            <text:p>0.2996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28" calcext:value-type="float">
            <text:p>0.103328</text:p>
          </table:table-cell>
          <table:table-cell office:value-type="float" office:value="0.0972689" calcext:value-type="float">
            <text:p>0.0972689</text:p>
          </table:table-cell>
          <table:table-cell office:value-type="float" office:value="0.29156" calcext:value-type="float">
            <text:p>0.291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61" calcext:value-type="float">
            <text:p>0.103461</text:p>
          </table:table-cell>
          <table:table-cell office:value-type="float" office:value="0.0961086" calcext:value-type="float">
            <text:p>0.0961086</text:p>
          </table:table-cell>
          <table:table-cell office:value-type="float" office:value="0.296347" calcext:value-type="float">
            <text:p>0.2963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45" calcext:value-type="float">
            <text:p>0.102145</text:p>
          </table:table-cell>
          <table:table-cell office:value-type="float" office:value="0.0938965" calcext:value-type="float">
            <text:p>0.0938965</text:p>
          </table:table-cell>
          <table:table-cell office:value-type="float" office:value="0.292401" calcext:value-type="float">
            <text:p>0.2924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8" calcext:value-type="float">
            <text:p>0.10078</text:p>
          </table:table-cell>
          <table:table-cell office:value-type="float" office:value="0.0965139" calcext:value-type="float">
            <text:p>0.0965139</text:p>
          </table:table-cell>
          <table:table-cell office:value-type="float" office:value="0.286285" calcext:value-type="float">
            <text:p>0.2862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446" calcext:value-type="float">
            <text:p>0.151446</text:p>
          </table:table-cell>
          <table:table-cell office:value-type="float" office:value="0.0958428" calcext:value-type="float">
            <text:p>0.0958428</text:p>
          </table:table-cell>
          <table:table-cell office:value-type="float" office:value="0.29468" calcext:value-type="float">
            <text:p>0.294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51" calcext:value-type="float">
            <text:p>0.102651</text:p>
          </table:table-cell>
          <table:table-cell office:value-type="float" office:value="0.0964562" calcext:value-type="float">
            <text:p>0.0964562</text:p>
          </table:table-cell>
          <table:table-cell office:value-type="float" office:value="0.289786" calcext:value-type="float">
            <text:p>0.2897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5" calcext:value-type="float">
            <text:p>0.10165</text:p>
          </table:table-cell>
          <table:table-cell office:value-type="float" office:value="0.101086" calcext:value-type="float">
            <text:p>0.101086</text:p>
          </table:table-cell>
          <table:table-cell office:value-type="float" office:value="0.29679" calcext:value-type="float">
            <text:p>0.296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91" calcext:value-type="float">
            <text:p>0.100691</text:p>
          </table:table-cell>
          <table:table-cell office:value-type="float" office:value="0.0937422" calcext:value-type="float">
            <text:p>0.0937422</text:p>
          </table:table-cell>
          <table:table-cell office:value-type="float" office:value="0.296482" calcext:value-type="float">
            <text:p>0.296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948965" calcext:value-type="float">
            <text:p>0.0948965</text:p>
          </table:table-cell>
          <table:table-cell office:value-type="float" office:value="0.295206" calcext:value-type="float">
            <text:p>0.2952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4276" calcext:value-type="float">
            <text:p>0.0994276</text:p>
          </table:table-cell>
          <table:table-cell office:value-type="float" office:value="0.0966735" calcext:value-type="float">
            <text:p>0.0966735</text:p>
          </table:table-cell>
          <table:table-cell office:value-type="float" office:value="0.297016" calcext:value-type="float">
            <text:p>0.2970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77" calcext:value-type="float">
            <text:p>0.100677</text:p>
          </table:table-cell>
          <table:table-cell office:value-type="float" office:value="0.0957048" calcext:value-type="float">
            <text:p>0.0957048</text:p>
          </table:table-cell>
          <table:table-cell office:value-type="float" office:value="0.290167" calcext:value-type="float">
            <text:p>0.2901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5" calcext:value-type="float">
            <text:p>0.101125</text:p>
          </table:table-cell>
          <table:table-cell office:value-type="float" office:value="0.0952533" calcext:value-type="float">
            <text:p>0.0952533</text:p>
          </table:table-cell>
          <table:table-cell office:value-type="float" office:value="0.403171" calcext:value-type="float">
            <text:p>0.4031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114" calcext:value-type="float">
            <text:p>0.179114</text:p>
          </table:table-cell>
          <table:table-cell office:value-type="float" office:value="0.0952192" calcext:value-type="float">
            <text:p>0.0952192</text:p>
          </table:table-cell>
          <table:table-cell office:value-type="float" office:value="0.293541" calcext:value-type="float">
            <text:p>0.2935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59" calcext:value-type="float">
            <text:p>0.101559</text:p>
          </table:table-cell>
          <table:table-cell office:value-type="float" office:value="0.0959338" calcext:value-type="float">
            <text:p>0.0959338</text:p>
          </table:table-cell>
          <table:table-cell office:value-type="float" office:value="0.292409" calcext:value-type="float">
            <text:p>0.292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946" calcext:value-type="float">
            <text:p>0.0999946</text:p>
          </table:table-cell>
          <table:table-cell office:value-type="float" office:value="0.0944048" calcext:value-type="float">
            <text:p>0.0944048</text:p>
          </table:table-cell>
          <table:table-cell office:value-type="float" office:value="0.297733" calcext:value-type="float">
            <text:p>0.297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333" calcext:value-type="float">
            <text:p>0.0999333</text:p>
          </table:table-cell>
          <table:table-cell office:value-type="float" office:value="0.0941613" calcext:value-type="float">
            <text:p>0.0941613</text:p>
          </table:table-cell>
          <table:table-cell office:value-type="float" office:value="0.292994" calcext:value-type="float">
            <text:p>0.2929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3507" calcext:value-type="float">
            <text:p>0.0993507</text:p>
          </table:table-cell>
          <table:table-cell office:value-type="float" office:value="0.0959018" calcext:value-type="float">
            <text:p>0.0959018</text:p>
          </table:table-cell>
          <table:table-cell office:value-type="float" office:value="0.295742" calcext:value-type="float">
            <text:p>0.295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034" calcext:value-type="float">
            <text:p>0.125034</text:p>
          </table:table-cell>
          <table:table-cell office:value-type="float" office:value="0.0940486" calcext:value-type="float">
            <text:p>0.0940486</text:p>
          </table:table-cell>
          <table:table-cell office:value-type="float" office:value="0.288479" calcext:value-type="float">
            <text:p>0.288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78" calcext:value-type="float">
            <text:p>0.100278</text:p>
          </table:table-cell>
          <table:table-cell office:value-type="float" office:value="0.0939021" calcext:value-type="float">
            <text:p>0.0939021</text:p>
          </table:table-cell>
          <table:table-cell office:value-type="float" office:value="0.318999" calcext:value-type="float">
            <text:p>0.3189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4" calcext:value-type="float">
            <text:p>0.10374</text:p>
          </table:table-cell>
          <table:table-cell office:value-type="float" office:value="0.0954136" calcext:value-type="float">
            <text:p>0.0954136</text:p>
          </table:table-cell>
          <table:table-cell office:value-type="float" office:value="0.293641" calcext:value-type="float">
            <text:p>0.293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0956217" calcext:value-type="float">
            <text:p>0.0956217</text:p>
          </table:table-cell>
          <table:table-cell office:value-type="float" office:value="0.296345" calcext:value-type="float">
            <text:p>0.2963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0133" calcext:value-type="float">
            <text:p>0.0990133</text:p>
          </table:table-cell>
          <table:table-cell office:value-type="float" office:value="0.0954973" calcext:value-type="float">
            <text:p>0.0954973</text:p>
          </table:table-cell>
          <table:table-cell office:value-type="float" office:value="0.291035" calcext:value-type="float">
            <text:p>0.2910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223" calcext:value-type="float">
            <text:p>0.104223</text:p>
          </table:table-cell>
          <table:table-cell office:value-type="float" office:value="0.0936043" calcext:value-type="float">
            <text:p>0.0936043</text:p>
          </table:table-cell>
          <table:table-cell office:value-type="float" office:value="0.282243" calcext:value-type="float">
            <text:p>0.282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1866" calcext:value-type="float">
            <text:p>0.0991866</text:p>
          </table:table-cell>
          <table:table-cell office:value-type="float" office:value="0.0968425" calcext:value-type="float">
            <text:p>0.0968425</text:p>
          </table:table-cell>
          <table:table-cell office:value-type="float" office:value="0.296466" calcext:value-type="float">
            <text:p>0.2964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319" calcext:value-type="float">
            <text:p>0.099319</text:p>
          </table:table-cell>
          <table:table-cell office:value-type="float" office:value="0.0934253" calcext:value-type="float">
            <text:p>0.0934253</text:p>
          </table:table-cell>
          <table:table-cell office:value-type="float" office:value="0.295529" calcext:value-type="float">
            <text:p>0.2955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09" calcext:value-type="float">
            <text:p>0.102509</text:p>
          </table:table-cell>
          <table:table-cell office:value-type="float" office:value="0.0952627" calcext:value-type="float">
            <text:p>0.0952627</text:p>
          </table:table-cell>
          <table:table-cell office:value-type="float" office:value="0.296414" calcext:value-type="float">
            <text:p>0.2964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81" calcext:value-type="float">
            <text:p>0.100481</text:p>
          </table:table-cell>
          <table:table-cell office:value-type="float" office:value="0.0954062" calcext:value-type="float">
            <text:p>0.0954062</text:p>
          </table:table-cell>
          <table:table-cell office:value-type="float" office:value="0.28911" calcext:value-type="float">
            <text:p>0.289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8721" calcext:value-type="float">
            <text:p>0.0988721</text:p>
          </table:table-cell>
          <table:table-cell office:value-type="float" office:value="0.0954923" calcext:value-type="float">
            <text:p>0.0954923</text:p>
          </table:table-cell>
          <table:table-cell office:value-type="float" office:value="0.305706" calcext:value-type="float">
            <text:p>0.305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39" calcext:value-type="float">
            <text:p>0.102739</text:p>
          </table:table-cell>
          <table:table-cell office:value-type="float" office:value="0.096383" calcext:value-type="float">
            <text:p>0.096383</text:p>
          </table:table-cell>
          <table:table-cell office:value-type="float" office:value="0.289552" calcext:value-type="float">
            <text:p>0.2895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853" calcext:value-type="float">
            <text:p>0.0999853</text:p>
          </table:table-cell>
          <table:table-cell office:value-type="float" office:value="0.0958511" calcext:value-type="float">
            <text:p>0.0958511</text:p>
          </table:table-cell>
          <table:table-cell office:value-type="float" office:value="0.313009" calcext:value-type="float">
            <text:p>0.3130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0959382" calcext:value-type="float">
            <text:p>0.0959382</text:p>
          </table:table-cell>
          <table:table-cell office:value-type="float" office:value="0.29055" calcext:value-type="float">
            <text:p>0.290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0957061" calcext:value-type="float">
            <text:p>0.0957061</text:p>
          </table:table-cell>
          <table:table-cell office:value-type="float" office:value="0.297416" calcext:value-type="float">
            <text:p>0.2974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39" calcext:value-type="float">
            <text:p>0.101539</text:p>
          </table:table-cell>
          <table:table-cell office:value-type="float" office:value="0.0964246" calcext:value-type="float">
            <text:p>0.0964246</text:p>
          </table:table-cell>
          <table:table-cell office:value-type="float" office:value="0.290478" calcext:value-type="float">
            <text:p>0.290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875" calcext:value-type="float">
            <text:p>0.103875</text:p>
          </table:table-cell>
          <table:table-cell office:value-type="float" office:value="0.0954047" calcext:value-type="float">
            <text:p>0.0954047</text:p>
          </table:table-cell>
          <table:table-cell office:value-type="float" office:value="0.297408" calcext:value-type="float">
            <text:p>0.2974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387" calcext:value-type="float">
            <text:p>0.0999387</text:p>
          </table:table-cell>
          <table:table-cell office:value-type="float" office:value="0.0965359" calcext:value-type="float">
            <text:p>0.0965359</text:p>
          </table:table-cell>
          <table:table-cell office:value-type="float" office:value="0.309902" calcext:value-type="float">
            <text:p>0.3099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56" calcext:value-type="float">
            <text:p>0.101756</text:p>
          </table:table-cell>
          <table:table-cell office:value-type="float" office:value="0.0958843" calcext:value-type="float">
            <text:p>0.0958843</text:p>
          </table:table-cell>
          <table:table-cell office:value-type="float" office:value="0.303806" calcext:value-type="float">
            <text:p>0.303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511" calcext:value-type="float">
            <text:p>0.0996511</text:p>
          </table:table-cell>
          <table:table-cell office:value-type="float" office:value="0.0963299" calcext:value-type="float">
            <text:p>0.0963299</text:p>
          </table:table-cell>
          <table:table-cell office:value-type="float" office:value="0.301683" calcext:value-type="float">
            <text:p>0.301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0952314" calcext:value-type="float">
            <text:p>0.0952314</text:p>
          </table:table-cell>
          <table:table-cell office:value-type="float" office:value="0.295983" calcext:value-type="float">
            <text:p>0.2959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56" calcext:value-type="float">
            <text:p>0.100556</text:p>
          </table:table-cell>
          <table:table-cell office:value-type="float" office:value="0.095512" calcext:value-type="float">
            <text:p>0.095512</text:p>
          </table:table-cell>
          <table:table-cell office:value-type="float" office:value="0.290651" calcext:value-type="float">
            <text:p>0.2906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931" calcext:value-type="float">
            <text:p>0.0995931</text:p>
          </table:table-cell>
          <table:table-cell office:value-type="float" office:value="0.0953205" calcext:value-type="float">
            <text:p>0.0953205</text:p>
          </table:table-cell>
          <table:table-cell office:value-type="float" office:value="0.293197" calcext:value-type="float">
            <text:p>0.2931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77" calcext:value-type="float">
            <text:p>0.102077</text:p>
          </table:table-cell>
          <table:table-cell office:value-type="float" office:value="0.0944005" calcext:value-type="float">
            <text:p>0.0944005</text:p>
          </table:table-cell>
          <table:table-cell office:value-type="float" office:value="0.298951" calcext:value-type="float">
            <text:p>0.2989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0.0952969" calcext:value-type="float">
            <text:p>0.0952969</text:p>
          </table:table-cell>
          <table:table-cell office:value-type="float" office:value="0.30091" calcext:value-type="float">
            <text:p>0.300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83" calcext:value-type="float">
            <text:p>0.101983</text:p>
          </table:table-cell>
          <table:table-cell office:value-type="float" office:value="0.0952119" calcext:value-type="float">
            <text:p>0.0952119</text:p>
          </table:table-cell>
          <table:table-cell office:value-type="float" office:value="0.287027" calcext:value-type="float">
            <text:p>0.2870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07" calcext:value-type="float">
            <text:p>0.102507</text:p>
          </table:table-cell>
          <table:table-cell office:value-type="float" office:value="0.0957924" calcext:value-type="float">
            <text:p>0.0957924</text:p>
          </table:table-cell>
          <table:table-cell office:value-type="float" office:value="0.292092" calcext:value-type="float">
            <text:p>0.2920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6394" calcext:value-type="float">
            <text:p>0.0986394</text:p>
          </table:table-cell>
          <table:table-cell office:value-type="float" office:value="0.0970735" calcext:value-type="float">
            <text:p>0.0970735</text:p>
          </table:table-cell>
          <table:table-cell office:value-type="float" office:value="0.309635" calcext:value-type="float">
            <text:p>0.3096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1" calcext:value-type="float">
            <text:p>0.10211</text:p>
          </table:table-cell>
          <table:table-cell office:value-type="float" office:value="0.0964899" calcext:value-type="float">
            <text:p>0.0964899</text:p>
          </table:table-cell>
          <table:table-cell office:value-type="float" office:value="0.29689" calcext:value-type="float">
            <text:p>0.296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208" calcext:value-type="float">
            <text:p>0.102208</text:p>
          </table:table-cell>
          <table:table-cell office:value-type="float" office:value="0.0942069" calcext:value-type="float">
            <text:p>0.0942069</text:p>
          </table:table-cell>
          <table:table-cell office:value-type="float" office:value="0.293829" calcext:value-type="float">
            <text:p>0.2938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949395" calcext:value-type="float">
            <text:p>0.0949395</text:p>
          </table:table-cell>
          <table:table-cell office:value-type="float" office:value="0.27736" calcext:value-type="float">
            <text:p>0.277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951807" calcext:value-type="float">
            <text:p>0.0951807</text:p>
          </table:table-cell>
          <table:table-cell office:value-type="float" office:value="0.285238" calcext:value-type="float">
            <text:p>0.2852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4762" calcext:value-type="float">
            <text:p>0.0994762</text:p>
          </table:table-cell>
          <table:table-cell office:value-type="float" office:value="0.0946751" calcext:value-type="float">
            <text:p>0.0946751</text:p>
          </table:table-cell>
          <table:table-cell office:value-type="float" office:value="0.287741" calcext:value-type="float">
            <text:p>0.2877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096157" calcext:value-type="float">
            <text:p>0.096157</text:p>
          </table:table-cell>
          <table:table-cell office:value-type="float" office:value="0.288735" calcext:value-type="float">
            <text:p>0.2887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955754" calcext:value-type="float">
            <text:p>0.0955754</text:p>
          </table:table-cell>
          <table:table-cell office:value-type="float" office:value="0.286601" calcext:value-type="float">
            <text:p>0.2866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166" calcext:value-type="float">
            <text:p>0.0996166</text:p>
          </table:table-cell>
          <table:table-cell office:value-type="float" office:value="0.0936245" calcext:value-type="float">
            <text:p>0.0936245</text:p>
          </table:table-cell>
          <table:table-cell office:value-type="float" office:value="0.289267" calcext:value-type="float">
            <text:p>0.2892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0.0955325" calcext:value-type="float">
            <text:p>0.0955325</text:p>
          </table:table-cell>
          <table:table-cell office:value-type="float" office:value="0.278753" calcext:value-type="float">
            <text:p>0.2787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83" calcext:value-type="float">
            <text:p>0.103083</text:p>
          </table:table-cell>
          <table:table-cell office:value-type="float" office:value="0.0935419" calcext:value-type="float">
            <text:p>0.0935419</text:p>
          </table:table-cell>
          <table:table-cell office:value-type="float" office:value="0.275105" calcext:value-type="float">
            <text:p>0.2751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64" calcext:value-type="float">
            <text:p>0.103964</text:p>
          </table:table-cell>
          <table:table-cell office:value-type="float" office:value="0.0957423" calcext:value-type="float">
            <text:p>0.0957423</text:p>
          </table:table-cell>
          <table:table-cell office:value-type="float" office:value="0.294626" calcext:value-type="float">
            <text:p>0.294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2112" calcext:value-type="float">
            <text:p>0.0992112</text:p>
          </table:table-cell>
          <table:table-cell office:value-type="float" office:value="0.0957031" calcext:value-type="float">
            <text:p>0.0957031</text:p>
          </table:table-cell>
          <table:table-cell office:value-type="float" office:value="0.282964" calcext:value-type="float">
            <text:p>0.282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6" calcext:value-type="float">
            <text:p>0.10266</text:p>
          </table:table-cell>
          <table:table-cell office:value-type="float" office:value="0.0958923" calcext:value-type="float">
            <text:p>0.0958923</text:p>
          </table:table-cell>
          <table:table-cell office:value-type="float" office:value="0.290668" calcext:value-type="float">
            <text:p>0.2906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9798" calcext:value-type="float">
            <text:p>0.0989798</text:p>
          </table:table-cell>
          <table:table-cell office:value-type="float" office:value="0.0964844" calcext:value-type="float">
            <text:p>0.0964844</text:p>
          </table:table-cell>
          <table:table-cell office:value-type="float" office:value="0.2919" calcext:value-type="float">
            <text:p>0.29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.0948628" calcext:value-type="float">
            <text:p>0.0948628</text:p>
          </table:table-cell>
          <table:table-cell office:value-type="float" office:value="0.288927" calcext:value-type="float">
            <text:p>0.2889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527" calcext:value-type="float">
            <text:p>0.0995527</text:p>
          </table:table-cell>
          <table:table-cell office:value-type="float" office:value="0.0965661" calcext:value-type="float">
            <text:p>0.0965661</text:p>
          </table:table-cell>
          <table:table-cell office:value-type="float" office:value="0.294733" calcext:value-type="float">
            <text:p>0.294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9321" calcext:value-type="float">
            <text:p>0.0989321</text:p>
          </table:table-cell>
          <table:table-cell office:value-type="float" office:value="0.0935249" calcext:value-type="float">
            <text:p>0.0935249</text:p>
          </table:table-cell>
          <table:table-cell office:value-type="float" office:value="0.295294" calcext:value-type="float">
            <text:p>0.2952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32" calcext:value-type="float">
            <text:p>0.100932</text:p>
          </table:table-cell>
          <table:table-cell office:value-type="float" office:value="0.0950511" calcext:value-type="float">
            <text:p>0.0950511</text:p>
          </table:table-cell>
          <table:table-cell office:value-type="float" office:value="0.287031" calcext:value-type="float">
            <text:p>0.287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944635" calcext:value-type="float">
            <text:p>0.0944635</text:p>
          </table:table-cell>
          <table:table-cell office:value-type="float" office:value="0.286693" calcext:value-type="float">
            <text:p>0.2866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204" calcext:value-type="float">
            <text:p>0.0997204</text:p>
          </table:table-cell>
          <table:table-cell office:value-type="float" office:value="0.0935499" calcext:value-type="float">
            <text:p>0.0935499</text:p>
          </table:table-cell>
          <table:table-cell office:value-type="float" office:value="0.293774" calcext:value-type="float">
            <text:p>0.2937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0953965" calcext:value-type="float">
            <text:p>0.0953965</text:p>
          </table:table-cell>
          <table:table-cell office:value-type="float" office:value="0.290937" calcext:value-type="float">
            <text:p>0.290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91" calcext:value-type="float">
            <text:p>0.103191</text:p>
          </table:table-cell>
          <table:table-cell office:value-type="float" office:value="0.0938793" calcext:value-type="float">
            <text:p>0.0938793</text:p>
          </table:table-cell>
          <table:table-cell office:value-type="float" office:value="0.28702" calcext:value-type="float">
            <text:p>0.287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9" calcext:value-type="float">
            <text:p>0.10289</text:p>
          </table:table-cell>
          <table:table-cell office:value-type="float" office:value="0.0928359" calcext:value-type="float">
            <text:p>0.0928359</text:p>
          </table:table-cell>
          <table:table-cell office:value-type="float" office:value="0.283185" calcext:value-type="float">
            <text:p>0.2831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07" calcext:value-type="float">
            <text:p>0.099707</text:p>
          </table:table-cell>
          <table:table-cell office:value-type="float" office:value="0.0920652" calcext:value-type="float">
            <text:p>0.0920652</text:p>
          </table:table-cell>
          <table:table-cell office:value-type="float" office:value="0.291243" calcext:value-type="float">
            <text:p>0.291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878" calcext:value-type="float">
            <text:p>0.0995878</text:p>
          </table:table-cell>
          <table:table-cell office:value-type="float" office:value="0.0955687" calcext:value-type="float">
            <text:p>0.0955687</text:p>
          </table:table-cell>
          <table:table-cell office:value-type="float" office:value="0.291501" calcext:value-type="float">
            <text:p>0.2915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35" calcext:value-type="float">
            <text:p>0.100235</text:p>
          </table:table-cell>
          <table:table-cell office:value-type="float" office:value="0.0957054" calcext:value-type="float">
            <text:p>0.0957054</text:p>
          </table:table-cell>
          <table:table-cell office:value-type="float" office:value="0.289845" calcext:value-type="float">
            <text:p>0.289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08" calcext:value-type="float">
            <text:p>0.103508</text:p>
          </table:table-cell>
          <table:table-cell office:value-type="float" office:value="0.0945368" calcext:value-type="float">
            <text:p>0.0945368</text:p>
          </table:table-cell>
          <table:table-cell office:value-type="float" office:value="0.282166" calcext:value-type="float">
            <text:p>0.2821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41" calcext:value-type="float">
            <text:p>0.100941</text:p>
          </table:table-cell>
          <table:table-cell office:value-type="float" office:value="0.0931738" calcext:value-type="float">
            <text:p>0.0931738</text:p>
          </table:table-cell>
          <table:table-cell office:value-type="float" office:value="0.282326" calcext:value-type="float">
            <text:p>0.2823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07" calcext:value-type="float">
            <text:p>0.100307</text:p>
          </table:table-cell>
          <table:table-cell office:value-type="float" office:value="0.0954208" calcext:value-type="float">
            <text:p>0.0954208</text:p>
          </table:table-cell>
          <table:table-cell office:value-type="float" office:value="0.285814" calcext:value-type="float">
            <text:p>0.2858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69" calcext:value-type="float">
            <text:p>0.101069</text:p>
          </table:table-cell>
          <table:table-cell office:value-type="float" office:value="0.0957195" calcext:value-type="float">
            <text:p>0.0957195</text:p>
          </table:table-cell>
          <table:table-cell office:value-type="float" office:value="0.291582" calcext:value-type="float">
            <text:p>0.2915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0945485" calcext:value-type="float">
            <text:p>0.0945485</text:p>
          </table:table-cell>
          <table:table-cell office:value-type="float" office:value="0.292852" calcext:value-type="float">
            <text:p>0.2928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856" calcext:value-type="float">
            <text:p>0.0996856</text:p>
          </table:table-cell>
          <table:table-cell office:value-type="float" office:value="0.0956775" calcext:value-type="float">
            <text:p>0.0956775</text:p>
          </table:table-cell>
          <table:table-cell office:value-type="float" office:value="0.282679" calcext:value-type="float">
            <text:p>0.2826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89" calcext:value-type="float">
            <text:p>0.100489</text:p>
          </table:table-cell>
          <table:table-cell office:value-type="float" office:value="0.0941991" calcext:value-type="float">
            <text:p>0.0941991</text:p>
          </table:table-cell>
          <table:table-cell office:value-type="float" office:value="0.279479" calcext:value-type="float">
            <text:p>0.279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6458" calcext:value-type="float">
            <text:p>0.0986458</text:p>
          </table:table-cell>
          <table:table-cell office:value-type="float" office:value="0.0950039" calcext:value-type="float">
            <text:p>0.0950039</text:p>
          </table:table-cell>
          <table:table-cell office:value-type="float" office:value="0.277429" calcext:value-type="float">
            <text:p>0.2774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418" calcext:value-type="float">
            <text:p>0.0997418</text:p>
          </table:table-cell>
          <table:table-cell office:value-type="float" office:value="0.09535" calcext:value-type="float">
            <text:p>0.09535</text:p>
          </table:table-cell>
          <table:table-cell office:value-type="float" office:value="0.291081" calcext:value-type="float">
            <text:p>0.2910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7707" calcext:value-type="float">
            <text:p>0.157707</text:p>
          </table:table-cell>
          <table:table-cell office:value-type="float" office:value="0.0958063" calcext:value-type="float">
            <text:p>0.0958063</text:p>
          </table:table-cell>
          <table:table-cell office:value-type="float" office:value="0.28457" calcext:value-type="float">
            <text:p>0.284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8342" calcext:value-type="float">
            <text:p>0.0998342</text:p>
          </table:table-cell>
          <table:table-cell office:value-type="float" office:value="0.0958562" calcext:value-type="float">
            <text:p>0.0958562</text:p>
          </table:table-cell>
          <table:table-cell office:value-type="float" office:value="0.287372" calcext:value-type="float">
            <text:p>0.2873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07" calcext:value-type="float">
            <text:p>0.102407</text:p>
          </table:table-cell>
          <table:table-cell office:value-type="float" office:value="0.0973925" calcext:value-type="float">
            <text:p>0.0973925</text:p>
          </table:table-cell>
          <table:table-cell office:value-type="float" office:value="0.282448" calcext:value-type="float">
            <text:p>0.282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4026" calcext:value-type="float">
            <text:p>0.0994026</text:p>
          </table:table-cell>
          <table:table-cell office:value-type="float" office:value="0.0947918" calcext:value-type="float">
            <text:p>0.0947918</text:p>
          </table:table-cell>
          <table:table-cell office:value-type="float" office:value="0.28174" calcext:value-type="float">
            <text:p>0.281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0969083" calcext:value-type="float">
            <text:p>0.0969083</text:p>
          </table:table-cell>
          <table:table-cell office:value-type="float" office:value="0.287561" calcext:value-type="float">
            <text:p>0.2875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9399" calcext:value-type="float">
            <text:p>0.0989399</text:p>
          </table:table-cell>
          <table:table-cell office:value-type="float" office:value="0.0946345" calcext:value-type="float">
            <text:p>0.0946345</text:p>
          </table:table-cell>
          <table:table-cell office:value-type="float" office:value="0.283154" calcext:value-type="float">
            <text:p>0.2831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7" calcext:value-type="float">
            <text:p>0.101127</text:p>
          </table:table-cell>
          <table:table-cell office:value-type="float" office:value="0.0925796" calcext:value-type="float">
            <text:p>0.0925796</text:p>
          </table:table-cell>
          <table:table-cell office:value-type="float" office:value="0.28196" calcext:value-type="float">
            <text:p>0.281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16" calcext:value-type="float">
            <text:p>0.101316</text:p>
          </table:table-cell>
          <table:table-cell office:value-type="float" office:value="0.0934378" calcext:value-type="float">
            <text:p>0.0934378</text:p>
          </table:table-cell>
          <table:table-cell office:value-type="float" office:value="0.414604" calcext:value-type="float">
            <text:p>0.4146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06" calcext:value-type="float">
            <text:p>0.100206</text:p>
          </table:table-cell>
          <table:table-cell office:value-type="float" office:value="0.096883" calcext:value-type="float">
            <text:p>0.096883</text:p>
          </table:table-cell>
          <table:table-cell office:value-type="float" office:value="0.28276" calcext:value-type="float">
            <text:p>0.282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0933369" calcext:value-type="float">
            <text:p>0.0933369</text:p>
          </table:table-cell>
          <table:table-cell office:value-type="float" office:value="0.288847" calcext:value-type="float">
            <text:p>0.2888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76" calcext:value-type="float">
            <text:p>0.101576</text:p>
          </table:table-cell>
          <table:table-cell office:value-type="float" office:value="0.0946772" calcext:value-type="float">
            <text:p>0.0946772</text:p>
          </table:table-cell>
          <table:table-cell office:value-type="float" office:value="0.287243" calcext:value-type="float">
            <text:p>0.287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094395" calcext:value-type="float">
            <text:p>0.094395</text:p>
          </table:table-cell>
          <table:table-cell office:value-type="float" office:value="0.291771" calcext:value-type="float">
            <text:p>0.2917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137" calcext:value-type="float">
            <text:p>0.0999137</text:p>
          </table:table-cell>
          <table:table-cell office:value-type="float" office:value="0.0949772" calcext:value-type="float">
            <text:p>0.0949772</text:p>
          </table:table-cell>
          <table:table-cell office:value-type="float" office:value="0.287843" calcext:value-type="float">
            <text:p>0.287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88" calcext:value-type="float">
            <text:p>0.101888</text:p>
          </table:table-cell>
          <table:table-cell office:value-type="float" office:value="0.0958834" calcext:value-type="float">
            <text:p>0.0958834</text:p>
          </table:table-cell>
          <table:table-cell office:value-type="float" office:value="0.291477" calcext:value-type="float">
            <text:p>0.291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5602" calcext:value-type="float">
            <text:p>0.145602</text:p>
          </table:table-cell>
          <table:table-cell office:value-type="float" office:value="0.0972982" calcext:value-type="float">
            <text:p>0.0972982</text:p>
          </table:table-cell>
          <table:table-cell office:value-type="float" office:value="0.287109" calcext:value-type="float">
            <text:p>0.2871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0.0952053" calcext:value-type="float">
            <text:p>0.0952053</text:p>
          </table:table-cell>
          <table:table-cell office:value-type="float" office:value="0.286664" calcext:value-type="float">
            <text:p>0.2866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3406" calcext:value-type="float">
            <text:p>0.0993406</text:p>
          </table:table-cell>
          <table:table-cell office:value-type="float" office:value="0.0953257" calcext:value-type="float">
            <text:p>0.0953257</text:p>
          </table:table-cell>
          <table:table-cell office:value-type="float" office:value="0.290731" calcext:value-type="float">
            <text:p>0.2907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0939072" calcext:value-type="float">
            <text:p>0.0939072</text:p>
          </table:table-cell>
          <table:table-cell office:value-type="float" office:value="0.294099" calcext:value-type="float">
            <text:p>0.2940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91" calcext:value-type="float">
            <text:p>0.100991</text:p>
          </table:table-cell>
          <table:table-cell office:value-type="float" office:value="0.0926975" calcext:value-type="float">
            <text:p>0.0926975</text:p>
          </table:table-cell>
          <table:table-cell office:value-type="float" office:value="0.29654" calcext:value-type="float">
            <text:p>0.296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15277" calcext:value-type="float">
            <text:p>0.15277</text:p>
          </table:table-cell>
          <table:table-cell office:value-type="float" office:value="0.291995" calcext:value-type="float">
            <text:p>0.2919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0934694" calcext:value-type="float">
            <text:p>0.0934694</text:p>
          </table:table-cell>
          <table:table-cell office:value-type="float" office:value="0.296422" calcext:value-type="float">
            <text:p>0.296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24" calcext:value-type="float">
            <text:p>0.100824</text:p>
          </table:table-cell>
          <table:table-cell office:value-type="float" office:value="0.0932057" calcext:value-type="float">
            <text:p>0.0932057</text:p>
          </table:table-cell>
          <table:table-cell office:value-type="float" office:value="0.291677" calcext:value-type="float">
            <text:p>0.2916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44" calcext:value-type="float">
            <text:p>0.100844</text:p>
          </table:table-cell>
          <table:table-cell office:value-type="float" office:value="0.0943316" calcext:value-type="float">
            <text:p>0.0943316</text:p>
          </table:table-cell>
          <table:table-cell office:value-type="float" office:value="0.297034" calcext:value-type="float">
            <text:p>0.2970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626" calcext:value-type="float">
            <text:p>0.0997626</text:p>
          </table:table-cell>
          <table:table-cell office:value-type="float" office:value="0.0958541" calcext:value-type="float">
            <text:p>0.0958541</text:p>
          </table:table-cell>
          <table:table-cell office:value-type="float" office:value="0.285783" calcext:value-type="float">
            <text:p>0.2857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4" calcext:value-type="float">
            <text:p>0.10064</text:p>
          </table:table-cell>
          <table:table-cell office:value-type="float" office:value="0.0977571" calcext:value-type="float">
            <text:p>0.0977571</text:p>
          </table:table-cell>
          <table:table-cell office:value-type="float" office:value="0.288276" calcext:value-type="float">
            <text:p>0.2882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92" calcext:value-type="float">
            <text:p>0.101792</text:p>
          </table:table-cell>
          <table:table-cell office:value-type="float" office:value="0.0972288" calcext:value-type="float">
            <text:p>0.0972288</text:p>
          </table:table-cell>
          <table:table-cell office:value-type="float" office:value="0.290844" calcext:value-type="float">
            <text:p>0.2908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63" calcext:value-type="float">
            <text:p>0.101163</text:p>
          </table:table-cell>
          <table:table-cell office:value-type="float" office:value="0.0931171" calcext:value-type="float">
            <text:p>0.0931171</text:p>
          </table:table-cell>
          <table:table-cell office:value-type="float" office:value="0.292298" calcext:value-type="float">
            <text:p>0.292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1614" calcext:value-type="float">
            <text:p>0.161614</text:p>
          </table:table-cell>
          <table:table-cell office:value-type="float" office:value="0.0929761" calcext:value-type="float">
            <text:p>0.0929761</text:p>
          </table:table-cell>
          <table:table-cell office:value-type="float" office:value="0.297268" calcext:value-type="float">
            <text:p>0.2972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0.0944924" calcext:value-type="float">
            <text:p>0.0944924</text:p>
          </table:table-cell>
          <table:table-cell office:value-type="float" office:value="0.288633" calcext:value-type="float">
            <text:p>0.2886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04" calcext:value-type="float">
            <text:p>0.101704</text:p>
          </table:table-cell>
          <table:table-cell office:value-type="float" office:value="0.095271" calcext:value-type="float">
            <text:p>0.095271</text:p>
          </table:table-cell>
          <table:table-cell office:value-type="float" office:value="0.287414" calcext:value-type="float">
            <text:p>0.2874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23" calcext:value-type="float">
            <text:p>0.104123</text:p>
          </table:table-cell>
          <table:table-cell office:value-type="float" office:value="0.0959072" calcext:value-type="float">
            <text:p>0.0959072</text:p>
          </table:table-cell>
          <table:table-cell office:value-type="float" office:value="0.286891" calcext:value-type="float">
            <text:p>0.2868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9392" calcext:value-type="float">
            <text:p>0.09392</text:p>
          </table:table-cell>
          <table:table-cell office:value-type="float" office:value="0.294243" calcext:value-type="float">
            <text:p>0.294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81" calcext:value-type="float">
            <text:p>0.100781</text:p>
          </table:table-cell>
          <table:table-cell office:value-type="float" office:value="0.0935122" calcext:value-type="float">
            <text:p>0.0935122</text:p>
          </table:table-cell>
          <table:table-cell office:value-type="float" office:value="0.297848" calcext:value-type="float">
            <text:p>0.2978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0944158" calcext:value-type="float">
            <text:p>0.0944158</text:p>
          </table:table-cell>
          <table:table-cell office:value-type="float" office:value="0.293673" calcext:value-type="float">
            <text:p>0.2936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151431" calcext:value-type="float">
            <text:p>0.151431</text:p>
          </table:table-cell>
          <table:table-cell office:value-type="float" office:value="0.287917" calcext:value-type="float">
            <text:p>0.2879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41" calcext:value-type="float">
            <text:p>0.100541</text:p>
          </table:table-cell>
          <table:table-cell office:value-type="float" office:value="0.12339" calcext:value-type="float">
            <text:p>0.12339</text:p>
          </table:table-cell>
          <table:table-cell office:value-type="float" office:value="0.286877" calcext:value-type="float">
            <text:p>0.286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0945345" calcext:value-type="float">
            <text:p>0.0945345</text:p>
          </table:table-cell>
          <table:table-cell office:value-type="float" office:value="0.286819" calcext:value-type="float">
            <text:p>0.2868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1772" calcext:value-type="float">
            <text:p>0.0991772</text:p>
          </table:table-cell>
          <table:table-cell office:value-type="float" office:value="0.0962988" calcext:value-type="float">
            <text:p>0.0962988</text:p>
          </table:table-cell>
          <table:table-cell office:value-type="float" office:value="0.283179" calcext:value-type="float">
            <text:p>0.2831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18" calcext:value-type="float">
            <text:p>0.103618</text:p>
          </table:table-cell>
          <table:table-cell office:value-type="float" office:value="0.0966738" calcext:value-type="float">
            <text:p>0.0966738</text:p>
          </table:table-cell>
          <table:table-cell office:value-type="float" office:value="0.28641" calcext:value-type="float">
            <text:p>0.28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803" calcext:value-type="float">
            <text:p>0.0995803</text:p>
          </table:table-cell>
          <table:table-cell office:value-type="float" office:value="0.0858529" calcext:value-type="float">
            <text:p>0.0858529</text:p>
          </table:table-cell>
          <table:table-cell office:value-type="float" office:value="0.282971" calcext:value-type="float">
            <text:p>0.2829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010705" calcext:value-type="float">
            <text:p>0.1010705</text:p>
          </table:table-cell>
          <table:table-cell table:formula="of:=MEDIAN([.C2:.C151])" office:value-type="float" office:value="0.0955506" calcext:value-type="float">
            <text:p>0.0955506</text:p>
          </table:table-cell>
          <table:table-cell table:formula="of:=MEDIAN([.D2:.D151])" office:value-type="float" office:value="0.291702" calcext:value-type="float">
            <text:p>0.291702</text:p>
          </table:table-cell>
        </table:table-row>
      </table:table>
      <table:table table:name="Qwerty" table:style-name="ta1">
        <table:table-column table:style-name="co5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113834" calcext:value-type="float">
            <text:p>0.113834</text:p>
          </table:table-cell>
          <table:table-cell office:value-type="float" office:value="0.339079" calcext:value-type="float">
            <text:p>0.33907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0291" calcext:value-type="float">
            <text:p>0.170291</text:p>
          </table:table-cell>
          <table:table-cell office:value-type="float" office:value="0.10249" calcext:value-type="float">
            <text:p>0.10249</text:p>
          </table:table-cell>
          <table:table-cell office:value-type="float" office:value="0.440342" calcext:value-type="float">
            <text:p>0.44034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607" calcext:value-type="float">
            <text:p>0.105607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332169" calcext:value-type="float">
            <text:p>0.33216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7988" calcext:value-type="float">
            <text:p>0.177988</text:p>
          </table:table-cell>
          <table:table-cell office:value-type="float" office:value="0.0998397" calcext:value-type="float">
            <text:p>0.0998397</text:p>
          </table:table-cell>
          <table:table-cell office:value-type="float" office:value="0.30972" calcext:value-type="float">
            <text:p>0.3097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992543" calcext:value-type="float">
            <text:p>0.0992543</text:p>
          </table:table-cell>
          <table:table-cell office:value-type="float" office:value="0.31893" calcext:value-type="float">
            <text:p>0.3189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968" calcext:value-type="float">
            <text:p>0.103968</text:p>
          </table:table-cell>
          <table:table-cell office:value-type="float" office:value="0.0984458" calcext:value-type="float">
            <text:p>0.0984458</text:p>
          </table:table-cell>
          <table:table-cell office:value-type="float" office:value="0.313558" calcext:value-type="float">
            <text:p>0.3135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57" calcext:value-type="float">
            <text:p>0.103057</text:p>
          </table:table-cell>
          <table:table-cell office:value-type="float" office:value="0.0982786" calcext:value-type="float">
            <text:p>0.0982786</text:p>
          </table:table-cell>
          <table:table-cell office:value-type="float" office:value="0.309484" calcext:value-type="float">
            <text:p>0.3094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0.0994578" calcext:value-type="float">
            <text:p>0.0994578</text:p>
          </table:table-cell>
          <table:table-cell office:value-type="float" office:value="0.309482" calcext:value-type="float">
            <text:p>0.30948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109352" calcext:value-type="float">
            <text:p>0.109352</text:p>
          </table:table-cell>
          <table:table-cell office:value-type="float" office:value="0.308768" calcext:value-type="float">
            <text:p>0.3087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364" calcext:value-type="float">
            <text:p>0.104364</text:p>
          </table:table-cell>
          <table:table-cell office:value-type="float" office:value="0.0993088" calcext:value-type="float">
            <text:p>0.0993088</text:p>
          </table:table-cell>
          <table:table-cell office:value-type="float" office:value="0.310724" calcext:value-type="float">
            <text:p>0.31072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0.100509" calcext:value-type="float">
            <text:p>0.100509</text:p>
          </table:table-cell>
          <table:table-cell office:value-type="float" office:value="0.311904" calcext:value-type="float">
            <text:p>0.31190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89" calcext:value-type="float">
            <text:p>0.102889</text:p>
          </table:table-cell>
          <table:table-cell office:value-type="float" office:value="0.100751" calcext:value-type="float">
            <text:p>0.100751</text:p>
          </table:table-cell>
          <table:table-cell office:value-type="float" office:value="0.308769" calcext:value-type="float">
            <text:p>0.30876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621" calcext:value-type="float">
            <text:p>0.104621</text:p>
          </table:table-cell>
          <table:table-cell office:value-type="float" office:value="0.0992527" calcext:value-type="float">
            <text:p>0.0992527</text:p>
          </table:table-cell>
          <table:table-cell office:value-type="float" office:value="0.309303" calcext:value-type="float">
            <text:p>0.30930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01683" calcext:value-type="float">
            <text:p>0.101683</text:p>
          </table:table-cell>
          <table:table-cell office:value-type="float" office:value="0.30213" calcext:value-type="float">
            <text:p>0.3021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44" calcext:value-type="float">
            <text:p>0.10344</text:p>
          </table:table-cell>
          <table:table-cell office:value-type="float" office:value="0.100359" calcext:value-type="float">
            <text:p>0.100359</text:p>
          </table:table-cell>
          <table:table-cell office:value-type="float" office:value="0.303969" calcext:value-type="float">
            <text:p>0.30396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108963" calcext:value-type="float">
            <text:p>0.108963</text:p>
          </table:table-cell>
          <table:table-cell office:value-type="float" office:value="0.401414" calcext:value-type="float">
            <text:p>0.4014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0.104302" calcext:value-type="float">
            <text:p>0.104302</text:p>
          </table:table-cell>
          <table:table-cell office:value-type="float" office:value="0.301681" calcext:value-type="float">
            <text:p>0.30168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299667" calcext:value-type="float">
            <text:p>0.29966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25" calcext:value-type="float">
            <text:p>0.102825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302318" calcext:value-type="float">
            <text:p>0.3023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763" calcext:value-type="float">
            <text:p>0.105763</text:p>
          </table:table-cell>
          <table:table-cell office:value-type="float" office:value="0.101346" calcext:value-type="float">
            <text:p>0.101346</text:p>
          </table:table-cell>
          <table:table-cell office:value-type="float" office:value="0.300864" calcext:value-type="float">
            <text:p>0.30086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916" calcext:value-type="float">
            <text:p>0.104916</text:p>
          </table:table-cell>
          <table:table-cell office:value-type="float" office:value="0.108214" calcext:value-type="float">
            <text:p>0.108214</text:p>
          </table:table-cell>
          <table:table-cell office:value-type="float" office:value="0.290516" calcext:value-type="float">
            <text:p>0.29051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12" calcext:value-type="float">
            <text:p>0.102912</text:p>
          </table:table-cell>
          <table:table-cell office:value-type="float" office:value="0.108339" calcext:value-type="float">
            <text:p>0.108339</text:p>
          </table:table-cell>
          <table:table-cell office:value-type="float" office:value="0.299098" calcext:value-type="float">
            <text:p>0.29909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14" calcext:value-type="float">
            <text:p>0.102614</text:p>
          </table:table-cell>
          <table:table-cell office:value-type="float" office:value="0.101869" calcext:value-type="float">
            <text:p>0.101869</text:p>
          </table:table-cell>
          <table:table-cell office:value-type="float" office:value="0.301047" calcext:value-type="float">
            <text:p>0.3010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217" calcext:value-type="float">
            <text:p>0.102217</text:p>
          </table:table-cell>
          <table:table-cell office:value-type="float" office:value="0.100408" calcext:value-type="float">
            <text:p>0.100408</text:p>
          </table:table-cell>
          <table:table-cell office:value-type="float" office:value="0.292176" calcext:value-type="float">
            <text:p>0.29217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583" calcext:value-type="float">
            <text:p>0.103583</text:p>
          </table:table-cell>
          <table:table-cell office:value-type="float" office:value="0.100269" calcext:value-type="float">
            <text:p>0.100269</text:p>
          </table:table-cell>
          <table:table-cell office:value-type="float" office:value="0.299196" calcext:value-type="float">
            <text:p>0.29919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461" calcext:value-type="float">
            <text:p>0.103461</text:p>
          </table:table-cell>
          <table:table-cell office:value-type="float" office:value="0.100703" calcext:value-type="float">
            <text:p>0.100703</text:p>
          </table:table-cell>
          <table:table-cell office:value-type="float" office:value="0.301901" calcext:value-type="float">
            <text:p>0.3019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98" calcext:value-type="float">
            <text:p>0.101998</text:p>
          </table:table-cell>
          <table:table-cell office:value-type="float" office:value="0.097866" calcext:value-type="float">
            <text:p>0.097866</text:p>
          </table:table-cell>
          <table:table-cell office:value-type="float" office:value="0.29139" calcext:value-type="float">
            <text:p>0.2913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0973203" calcext:value-type="float">
            <text:p>0.0973203</text:p>
          </table:table-cell>
          <table:table-cell office:value-type="float" office:value="0.301226" calcext:value-type="float">
            <text:p>0.30122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14" calcext:value-type="float">
            <text:p>0.101214</text:p>
          </table:table-cell>
          <table:table-cell office:value-type="float" office:value="0.0978038" calcext:value-type="float">
            <text:p>0.0978038</text:p>
          </table:table-cell>
          <table:table-cell office:value-type="float" office:value="0.291543" calcext:value-type="float">
            <text:p>0.29154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302" calcext:value-type="float">
            <text:p>0.103302</text:p>
          </table:table-cell>
          <table:table-cell office:value-type="float" office:value="0.098803" calcext:value-type="float">
            <text:p>0.098803</text:p>
          </table:table-cell>
          <table:table-cell office:value-type="float" office:value="0.290068" calcext:value-type="float">
            <text:p>0.2900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5" calcext:value-type="float">
            <text:p>0.10325</text:p>
          </table:table-cell>
          <table:table-cell office:value-type="float" office:value="0.0963249" calcext:value-type="float">
            <text:p>0.0963249</text:p>
          </table:table-cell>
          <table:table-cell office:value-type="float" office:value="0.300205" calcext:value-type="float">
            <text:p>0.3002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32" calcext:value-type="float">
            <text:p>0.102632</text:p>
          </table:table-cell>
          <table:table-cell office:value-type="float" office:value="0.0975876" calcext:value-type="float">
            <text:p>0.0975876</text:p>
          </table:table-cell>
          <table:table-cell office:value-type="float" office:value="0.300375" calcext:value-type="float">
            <text:p>0.30037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82" calcext:value-type="float">
            <text:p>0.10482</text:p>
          </table:table-cell>
          <table:table-cell office:value-type="float" office:value="0.0991254" calcext:value-type="float">
            <text:p>0.0991254</text:p>
          </table:table-cell>
          <table:table-cell office:value-type="float" office:value="0.302215" calcext:value-type="float">
            <text:p>0.3022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85098" calcext:value-type="float">
            <text:p>0.0985098</text:p>
          </table:table-cell>
          <table:table-cell office:value-type="float" office:value="0.0984431" calcext:value-type="float">
            <text:p>0.0984431</text:p>
          </table:table-cell>
          <table:table-cell office:value-type="float" office:value="0.293079" calcext:value-type="float">
            <text:p>0.29307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343" calcext:value-type="float">
            <text:p>0.103343</text:p>
          </table:table-cell>
          <table:table-cell office:value-type="float" office:value="0.0991133" calcext:value-type="float">
            <text:p>0.0991133</text:p>
          </table:table-cell>
          <table:table-cell office:value-type="float" office:value="0.305729" calcext:value-type="float">
            <text:p>0.30572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88" calcext:value-type="float">
            <text:p>0.10388</text:p>
          </table:table-cell>
          <table:table-cell office:value-type="float" office:value="0.0992993" calcext:value-type="float">
            <text:p>0.0992993</text:p>
          </table:table-cell>
          <table:table-cell office:value-type="float" office:value="0.311323" calcext:value-type="float">
            <text:p>0.31132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719" calcext:value-type="float">
            <text:p>0.103719</text:p>
          </table:table-cell>
          <table:table-cell office:value-type="float" office:value="0.0976797" calcext:value-type="float">
            <text:p>0.0976797</text:p>
          </table:table-cell>
          <table:table-cell office:value-type="float" office:value="0.309174" calcext:value-type="float">
            <text:p>0.30917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289" calcext:value-type="float">
            <text:p>0.104289</text:p>
          </table:table-cell>
          <table:table-cell office:value-type="float" office:value="0.0985332" calcext:value-type="float">
            <text:p>0.0985332</text:p>
          </table:table-cell>
          <table:table-cell office:value-type="float" office:value="0.30952" calcext:value-type="float">
            <text:p>0.309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682" calcext:value-type="float">
            <text:p>0.103682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299645" calcext:value-type="float">
            <text:p>0.2996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364" calcext:value-type="float">
            <text:p>0.105364</text:p>
          </table:table-cell>
          <table:table-cell office:value-type="float" office:value="0.0961597" calcext:value-type="float">
            <text:p>0.0961597</text:p>
          </table:table-cell>
          <table:table-cell office:value-type="float" office:value="0.297953" calcext:value-type="float">
            <text:p>0.29795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87" calcext:value-type="float">
            <text:p>0.10487</text:p>
          </table:table-cell>
          <table:table-cell office:value-type="float" office:value="0.0964844" calcext:value-type="float">
            <text:p>0.0964844</text:p>
          </table:table-cell>
          <table:table-cell office:value-type="float" office:value="0.283488" calcext:value-type="float">
            <text:p>0.28348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571" calcext:value-type="float">
            <text:p>0.104571</text:p>
          </table:table-cell>
          <table:table-cell office:value-type="float" office:value="0.0972522" calcext:value-type="float">
            <text:p>0.0972522</text:p>
          </table:table-cell>
          <table:table-cell office:value-type="float" office:value="0.288039" calcext:value-type="float">
            <text:p>0.28803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6444" calcext:value-type="float">
            <text:p>0.106444</text:p>
          </table:table-cell>
          <table:table-cell office:value-type="float" office:value="0.100897" calcext:value-type="float">
            <text:p>0.100897</text:p>
          </table:table-cell>
          <table:table-cell office:value-type="float" office:value="0.306966" calcext:value-type="float">
            <text:p>0.30696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0986916" calcext:value-type="float">
            <text:p>0.0986916</text:p>
          </table:table-cell>
          <table:table-cell office:value-type="float" office:value="0.302293" calcext:value-type="float">
            <text:p>0.30229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0973488" calcext:value-type="float">
            <text:p>0.0973488</text:p>
          </table:table-cell>
          <table:table-cell office:value-type="float" office:value="0.292703" calcext:value-type="float">
            <text:p>0.29270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096" calcext:value-type="float">
            <text:p>0.104096</text:p>
          </table:table-cell>
          <table:table-cell office:value-type="float" office:value="0.0964074" calcext:value-type="float">
            <text:p>0.0964074</text:p>
          </table:table-cell>
          <table:table-cell office:value-type="float" office:value="0.298468" calcext:value-type="float">
            <text:p>0.2984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84" calcext:value-type="float">
            <text:p>0.103284</text:p>
          </table:table-cell>
          <table:table-cell office:value-type="float" office:value="0.0949378" calcext:value-type="float">
            <text:p>0.0949378</text:p>
          </table:table-cell>
          <table:table-cell office:value-type="float" office:value="0.300307" calcext:value-type="float">
            <text:p>0.30030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85" calcext:value-type="float">
            <text:p>0.100985</text:p>
          </table:table-cell>
          <table:table-cell office:value-type="float" office:value="0.0963934" calcext:value-type="float">
            <text:p>0.0963934</text:p>
          </table:table-cell>
          <table:table-cell office:value-type="float" office:value="0.299256" calcext:value-type="float">
            <text:p>0.29925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58" calcext:value-type="float">
            <text:p>0.102958</text:p>
          </table:table-cell>
          <table:table-cell office:value-type="float" office:value="0.0973849" calcext:value-type="float">
            <text:p>0.0973849</text:p>
          </table:table-cell>
          <table:table-cell office:value-type="float" office:value="0.299404" calcext:value-type="float">
            <text:p>0.29940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967894" calcext:value-type="float">
            <text:p>0.0967894</text:p>
          </table:table-cell>
          <table:table-cell office:value-type="float" office:value="0.308372" calcext:value-type="float">
            <text:p>0.30837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0957798" calcext:value-type="float">
            <text:p>0.0957798</text:p>
          </table:table-cell>
          <table:table-cell office:value-type="float" office:value="0.302821" calcext:value-type="float">
            <text:p>0.30282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25" calcext:value-type="float">
            <text:p>0.101525</text:p>
          </table:table-cell>
          <table:table-cell office:value-type="float" office:value="0.0965084" calcext:value-type="float">
            <text:p>0.0965084</text:p>
          </table:table-cell>
          <table:table-cell office:value-type="float" office:value="0.309103" calcext:value-type="float">
            <text:p>0.30910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21" calcext:value-type="float">
            <text:p>0.101321</text:p>
          </table:table-cell>
          <table:table-cell office:value-type="float" office:value="0.0969291" calcext:value-type="float">
            <text:p>0.0969291</text:p>
          </table:table-cell>
          <table:table-cell office:value-type="float" office:value="0.293455" calcext:value-type="float">
            <text:p>0.29345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475" calcext:value-type="float">
            <text:p>0.105475</text:p>
          </table:table-cell>
          <table:table-cell office:value-type="float" office:value="0.0972979" calcext:value-type="float">
            <text:p>0.0972979</text:p>
          </table:table-cell>
          <table:table-cell office:value-type="float" office:value="0.306532" calcext:value-type="float">
            <text:p>0.30653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89" calcext:value-type="float">
            <text:p>0.102789</text:p>
          </table:table-cell>
          <table:table-cell office:value-type="float" office:value="0.0980797" calcext:value-type="float">
            <text:p>0.0980797</text:p>
          </table:table-cell>
          <table:table-cell office:value-type="float" office:value="0.300787" calcext:value-type="float">
            <text:p>0.30078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738" calcext:value-type="float">
            <text:p>0.104738</text:p>
          </table:table-cell>
          <table:table-cell office:value-type="float" office:value="0.0979512" calcext:value-type="float">
            <text:p>0.0979512</text:p>
          </table:table-cell>
          <table:table-cell office:value-type="float" office:value="0.295937" calcext:value-type="float">
            <text:p>0.29593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03" calcext:value-type="float">
            <text:p>0.102003</text:p>
          </table:table-cell>
          <table:table-cell office:value-type="float" office:value="0.0959025" calcext:value-type="float">
            <text:p>0.0959025</text:p>
          </table:table-cell>
          <table:table-cell office:value-type="float" office:value="0.297401" calcext:value-type="float">
            <text:p>0.2974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605" calcext:value-type="float">
            <text:p>0.100605</text:p>
          </table:table-cell>
          <table:table-cell office:value-type="float" office:value="0.0960564" calcext:value-type="float">
            <text:p>0.0960564</text:p>
          </table:table-cell>
          <table:table-cell office:value-type="float" office:value="0.298214" calcext:value-type="float">
            <text:p>0.29821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94" calcext:value-type="float">
            <text:p>0.102094</text:p>
          </table:table-cell>
          <table:table-cell office:value-type="float" office:value="0.098111" calcext:value-type="float">
            <text:p>0.098111</text:p>
          </table:table-cell>
          <table:table-cell office:value-type="float" office:value="0.294647" calcext:value-type="float">
            <text:p>0.2946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142" calcext:value-type="float">
            <text:p>0.104142</text:p>
          </table:table-cell>
          <table:table-cell office:value-type="float" office:value="0.09598" calcext:value-type="float">
            <text:p>0.09598</text:p>
          </table:table-cell>
          <table:table-cell office:value-type="float" office:value="0.296236" calcext:value-type="float">
            <text:p>0.29623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942" calcext:value-type="float">
            <text:p>0.105942</text:p>
          </table:table-cell>
          <table:table-cell office:value-type="float" office:value="0.0977697" calcext:value-type="float">
            <text:p>0.0977697</text:p>
          </table:table-cell>
          <table:table-cell office:value-type="float" office:value="0.303804" calcext:value-type="float">
            <text:p>0.30380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985304" calcext:value-type="float">
            <text:p>0.0985304</text:p>
          </table:table-cell>
          <table:table-cell office:value-type="float" office:value="0.298323" calcext:value-type="float">
            <text:p>0.29832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38" calcext:value-type="float">
            <text:p>0.102938</text:p>
          </table:table-cell>
          <table:table-cell office:value-type="float" office:value="0.0973556" calcext:value-type="float">
            <text:p>0.0973556</text:p>
          </table:table-cell>
          <table:table-cell office:value-type="float" office:value="0.305947" calcext:value-type="float">
            <text:p>0.3059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969178" calcext:value-type="float">
            <text:p>0.0969178</text:p>
          </table:table-cell>
          <table:table-cell office:value-type="float" office:value="0.306798" calcext:value-type="float">
            <text:p>0.30679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0.306435" calcext:value-type="float">
            <text:p>0.30643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976023" calcext:value-type="float">
            <text:p>0.0976023</text:p>
          </table:table-cell>
          <table:table-cell office:value-type="float" office:value="0.30574" calcext:value-type="float">
            <text:p>0.3057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559" calcext:value-type="float">
            <text:p>0.104559</text:p>
          </table:table-cell>
          <table:table-cell office:value-type="float" office:value="0.0964228" calcext:value-type="float">
            <text:p>0.0964228</text:p>
          </table:table-cell>
          <table:table-cell office:value-type="float" office:value="0.30577" calcext:value-type="float">
            <text:p>0.3057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022" calcext:value-type="float">
            <text:p>0.104022</text:p>
          </table:table-cell>
          <table:table-cell office:value-type="float" office:value="0.0967457" calcext:value-type="float">
            <text:p>0.0967457</text:p>
          </table:table-cell>
          <table:table-cell office:value-type="float" office:value="0.304152" calcext:value-type="float">
            <text:p>0.30415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377" calcext:value-type="float">
            <text:p>0.103377</text:p>
          </table:table-cell>
          <table:table-cell office:value-type="float" office:value="0.0970482" calcext:value-type="float">
            <text:p>0.0970482</text:p>
          </table:table-cell>
          <table:table-cell office:value-type="float" office:value="0.298535" calcext:value-type="float">
            <text:p>0.29853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36" calcext:value-type="float">
            <text:p>0.102036</text:p>
          </table:table-cell>
          <table:table-cell office:value-type="float" office:value="0.100704" calcext:value-type="float">
            <text:p>0.100704</text:p>
          </table:table-cell>
          <table:table-cell office:value-type="float" office:value="0.297418" calcext:value-type="float">
            <text:p>0.2974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87" calcext:value-type="float">
            <text:p>0.102087</text:p>
          </table:table-cell>
          <table:table-cell office:value-type="float" office:value="0.0958517" calcext:value-type="float">
            <text:p>0.0958517</text:p>
          </table:table-cell>
          <table:table-cell office:value-type="float" office:value="0.2884" calcext:value-type="float">
            <text:p>0.28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367" calcext:value-type="float">
            <text:p>0.101367</text:p>
          </table:table-cell>
          <table:table-cell office:value-type="float" office:value="0.0964005" calcext:value-type="float">
            <text:p>0.0964005</text:p>
          </table:table-cell>
          <table:table-cell office:value-type="float" office:value="0.295494" calcext:value-type="float">
            <text:p>0.29549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508" calcext:value-type="float">
            <text:p>0.104508</text:p>
          </table:table-cell>
          <table:table-cell office:value-type="float" office:value="0.0990287" calcext:value-type="float">
            <text:p>0.0990287</text:p>
          </table:table-cell>
          <table:table-cell office:value-type="float" office:value="0.307547" calcext:value-type="float">
            <text:p>0.3075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833" calcext:value-type="float">
            <text:p>0.104833</text:p>
          </table:table-cell>
          <table:table-cell office:value-type="float" office:value="0.0998012" calcext:value-type="float">
            <text:p>0.0998012</text:p>
          </table:table-cell>
          <table:table-cell office:value-type="float" office:value="0.31323" calcext:value-type="float">
            <text:p>0.3132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682" calcext:value-type="float">
            <text:p>0.104682</text:p>
          </table:table-cell>
          <table:table-cell office:value-type="float" office:value="0.097315" calcext:value-type="float">
            <text:p>0.097315</text:p>
          </table:table-cell>
          <table:table-cell office:value-type="float" office:value="0.297432" calcext:value-type="float">
            <text:p>0.29743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18" calcext:value-type="float">
            <text:p>0.102818</text:p>
          </table:table-cell>
          <table:table-cell office:value-type="float" office:value="0.0967384" calcext:value-type="float">
            <text:p>0.0967384</text:p>
          </table:table-cell>
          <table:table-cell office:value-type="float" office:value="0.303896" calcext:value-type="float">
            <text:p>0.30389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52" calcext:value-type="float">
            <text:p>0.102952</text:p>
          </table:table-cell>
          <table:table-cell office:value-type="float" office:value="0.0980145" calcext:value-type="float">
            <text:p>0.0980145</text:p>
          </table:table-cell>
          <table:table-cell office:value-type="float" office:value="0.296285" calcext:value-type="float">
            <text:p>0.2962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0966577" calcext:value-type="float">
            <text:p>0.0966577</text:p>
          </table:table-cell>
          <table:table-cell office:value-type="float" office:value="0.295306" calcext:value-type="float">
            <text:p>0.29530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48" calcext:value-type="float">
            <text:p>0.102148</text:p>
          </table:table-cell>
          <table:table-cell office:value-type="float" office:value="0.0979712" calcext:value-type="float">
            <text:p>0.0979712</text:p>
          </table:table-cell>
          <table:table-cell office:value-type="float" office:value="0.287031" calcext:value-type="float">
            <text:p>0.28703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100459" calcext:value-type="float">
            <text:p>0.100459</text:p>
          </table:table-cell>
          <table:table-cell office:value-type="float" office:value="0.304209" calcext:value-type="float">
            <text:p>0.30420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07" calcext:value-type="float">
            <text:p>0.102607</text:p>
          </table:table-cell>
          <table:table-cell office:value-type="float" office:value="0.0948783" calcext:value-type="float">
            <text:p>0.0948783</text:p>
          </table:table-cell>
          <table:table-cell office:value-type="float" office:value="0.30762" calcext:value-type="float">
            <text:p>0.307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7" calcext:value-type="float">
            <text:p>0.10277</text:p>
          </table:table-cell>
          <table:table-cell office:value-type="float" office:value="0.0954658" calcext:value-type="float">
            <text:p>0.0954658</text:p>
          </table:table-cell>
          <table:table-cell office:value-type="float" office:value="0.293701" calcext:value-type="float">
            <text:p>0.29370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539" calcext:value-type="float">
            <text:p>0.101539</text:p>
          </table:table-cell>
          <table:table-cell office:value-type="float" office:value="0.0971104" calcext:value-type="float">
            <text:p>0.0971104</text:p>
          </table:table-cell>
          <table:table-cell office:value-type="float" office:value="0.301232" calcext:value-type="float">
            <text:p>0.30123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146" calcext:value-type="float">
            <text:p>0.103146</text:p>
          </table:table-cell>
          <table:table-cell office:value-type="float" office:value="0.0973555" calcext:value-type="float">
            <text:p>0.0973555</text:p>
          </table:table-cell>
          <table:table-cell office:value-type="float" office:value="0.303815" calcext:value-type="float">
            <text:p>0.3038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0975017" calcext:value-type="float">
            <text:p>0.0975017</text:p>
          </table:table-cell>
          <table:table-cell office:value-type="float" office:value="0.297261" calcext:value-type="float">
            <text:p>0.29726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015" calcext:value-type="float">
            <text:p>0.103015</text:p>
          </table:table-cell>
          <table:table-cell office:value-type="float" office:value="0.0948597" calcext:value-type="float">
            <text:p>0.0948597</text:p>
          </table:table-cell>
          <table:table-cell office:value-type="float" office:value="0.30617" calcext:value-type="float">
            <text:p>0.3061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634" calcext:value-type="float">
            <text:p>0.104634</text:p>
          </table:table-cell>
          <table:table-cell office:value-type="float" office:value="0.0984058" calcext:value-type="float">
            <text:p>0.0984058</text:p>
          </table:table-cell>
          <table:table-cell office:value-type="float" office:value="0.299408" calcext:value-type="float">
            <text:p>0.29940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4" calcext:value-type="float">
            <text:p>0.10264</text:p>
          </table:table-cell>
          <table:table-cell office:value-type="float" office:value="0.0965509" calcext:value-type="float">
            <text:p>0.0965509</text:p>
          </table:table-cell>
          <table:table-cell office:value-type="float" office:value="0.299247" calcext:value-type="float">
            <text:p>0.2992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60881" calcext:value-type="float">
            <text:p>0.0960881</text:p>
          </table:table-cell>
          <table:table-cell office:value-type="float" office:value="0.296502" calcext:value-type="float">
            <text:p>0.29650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37893" calcext:value-type="float">
            <text:p>0.0937893</text:p>
          </table:table-cell>
          <table:table-cell office:value-type="float" office:value="0.0975502" calcext:value-type="float">
            <text:p>0.0975502</text:p>
          </table:table-cell>
          <table:table-cell office:value-type="float" office:value="0.294534" calcext:value-type="float">
            <text:p>0.29453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42" calcext:value-type="float">
            <text:p>0.102042</text:p>
          </table:table-cell>
          <table:table-cell office:value-type="float" office:value="0.0952911" calcext:value-type="float">
            <text:p>0.0952911</text:p>
          </table:table-cell>
          <table:table-cell office:value-type="float" office:value="0.299787" calcext:value-type="float">
            <text:p>0.29978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856" calcext:value-type="float">
            <text:p>0.102856</text:p>
          </table:table-cell>
          <table:table-cell office:value-type="float" office:value="0.0947044" calcext:value-type="float">
            <text:p>0.0947044</text:p>
          </table:table-cell>
          <table:table-cell office:value-type="float" office:value="0.285727" calcext:value-type="float">
            <text:p>0.28572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0957859" calcext:value-type="float">
            <text:p>0.0957859</text:p>
          </table:table-cell>
          <table:table-cell office:value-type="float" office:value="0.296867" calcext:value-type="float">
            <text:p>0.29686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246" calcext:value-type="float">
            <text:p>0.104246</text:p>
          </table:table-cell>
          <table:table-cell office:value-type="float" office:value="0.0964914" calcext:value-type="float">
            <text:p>0.0964914</text:p>
          </table:table-cell>
          <table:table-cell office:value-type="float" office:value="0.295968" calcext:value-type="float">
            <text:p>0.2959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0955222" calcext:value-type="float">
            <text:p>0.0955222</text:p>
          </table:table-cell>
          <table:table-cell office:value-type="float" office:value="0.29959" calcext:value-type="float">
            <text:p>0.2995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94" calcext:value-type="float">
            <text:p>0.10294</text:p>
          </table:table-cell>
          <table:table-cell office:value-type="float" office:value="0.0967207" calcext:value-type="float">
            <text:p>0.0967207</text:p>
          </table:table-cell>
          <table:table-cell office:value-type="float" office:value="0.295684" calcext:value-type="float">
            <text:p>0.29568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25" calcext:value-type="float">
            <text:p>0.101225</text:p>
          </table:table-cell>
          <table:table-cell office:value-type="float" office:value="0.09733" calcext:value-type="float">
            <text:p>0.09733</text:p>
          </table:table-cell>
          <table:table-cell office:value-type="float" office:value="0.291247" calcext:value-type="float">
            <text:p>0.2912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635" calcext:value-type="float">
            <text:p>0.103635</text:p>
          </table:table-cell>
          <table:table-cell office:value-type="float" office:value="0.0961478" calcext:value-type="float">
            <text:p>0.0961478</text:p>
          </table:table-cell>
          <table:table-cell office:value-type="float" office:value="0.293282" calcext:value-type="float">
            <text:p>0.29328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104" calcext:value-type="float">
            <text:p>0.104104</text:p>
          </table:table-cell>
          <table:table-cell office:value-type="float" office:value="0.094916" calcext:value-type="float">
            <text:p>0.094916</text:p>
          </table:table-cell>
          <table:table-cell office:value-type="float" office:value="0.291191" calcext:value-type="float">
            <text:p>0.29119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464" calcext:value-type="float">
            <text:p>0.103464</text:p>
          </table:table-cell>
          <table:table-cell office:value-type="float" office:value="0.0964686" calcext:value-type="float">
            <text:p>0.0964686</text:p>
          </table:table-cell>
          <table:table-cell office:value-type="float" office:value="0.293658" calcext:value-type="float">
            <text:p>0.2936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096288" calcext:value-type="float">
            <text:p>0.096288</text:p>
          </table:table-cell>
          <table:table-cell office:value-type="float" office:value="0.298762" calcext:value-type="float">
            <text:p>0.2987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35" calcext:value-type="float">
            <text:p>0.10435</text:p>
          </table:table-cell>
          <table:table-cell office:value-type="float" office:value="0.0954605" calcext:value-type="float">
            <text:p>0.0954605</text:p>
          </table:table-cell>
          <table:table-cell office:value-type="float" office:value="0.298605" calcext:value-type="float">
            <text:p>0.2986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58287" calcext:value-type="float">
            <text:p>0.0958287</text:p>
          </table:table-cell>
          <table:table-cell office:value-type="float" office:value="0.294667" calcext:value-type="float">
            <text:p>0.29466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.295822" calcext:value-type="float">
            <text:p>0.29582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338" calcext:value-type="float">
            <text:p>0.104338</text:p>
          </table:table-cell>
          <table:table-cell office:value-type="float" office:value="0.0960464" calcext:value-type="float">
            <text:p>0.0960464</text:p>
          </table:table-cell>
          <table:table-cell office:value-type="float" office:value="0.290992" calcext:value-type="float">
            <text:p>0.29099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0984726" calcext:value-type="float">
            <text:p>0.0984726</text:p>
          </table:table-cell>
          <table:table-cell office:value-type="float" office:value="0.304725" calcext:value-type="float">
            <text:p>0.30472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7347" calcext:value-type="float">
            <text:p>0.107347</text:p>
          </table:table-cell>
          <table:table-cell office:value-type="float" office:value="0.0967027" calcext:value-type="float">
            <text:p>0.0967027</text:p>
          </table:table-cell>
          <table:table-cell office:value-type="float" office:value="0.294058" calcext:value-type="float">
            <text:p>0.29405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5689" calcext:value-type="float">
            <text:p>0.105689</text:p>
          </table:table-cell>
          <table:table-cell office:value-type="float" office:value="0.0951808" calcext:value-type="float">
            <text:p>0.095180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044" calcext:value-type="float">
            <text:p>0.104044</text:p>
          </table:table-cell>
          <table:table-cell office:value-type="float" office:value="0.0965391" calcext:value-type="float">
            <text:p>0.0965391</text:p>
          </table:table-cell>
          <table:table-cell office:value-type="float" office:value="0.302215" calcext:value-type="float">
            <text:p>0.30221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85195" calcext:value-type="float">
            <text:p>0.0985195</text:p>
          </table:table-cell>
          <table:table-cell office:value-type="float" office:value="0.0963984" calcext:value-type="float">
            <text:p>0.0963984</text:p>
          </table:table-cell>
          <table:table-cell office:value-type="float" office:value="0.301234" calcext:value-type="float">
            <text:p>0.30123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908" calcext:value-type="float">
            <text:p>0.101908</text:p>
          </table:table-cell>
          <table:table-cell office:value-type="float" office:value="0.0945595" calcext:value-type="float">
            <text:p>0.0945595</text:p>
          </table:table-cell>
          <table:table-cell office:value-type="float" office:value="0.303885" calcext:value-type="float">
            <text:p>0.3038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96" calcext:value-type="float">
            <text:p>0.100796</text:p>
          </table:table-cell>
          <table:table-cell office:value-type="float" office:value="0.0971662" calcext:value-type="float">
            <text:p>0.0971662</text:p>
          </table:table-cell>
          <table:table-cell office:value-type="float" office:value="0.30725" calcext:value-type="float">
            <text:p>0.3072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355" calcext:value-type="float">
            <text:p>0.100355</text:p>
          </table:table-cell>
          <table:table-cell office:value-type="float" office:value="0.0949774" calcext:value-type="float">
            <text:p>0.0949774</text:p>
          </table:table-cell>
          <table:table-cell office:value-type="float" office:value="0.307436" calcext:value-type="float">
            <text:p>0.30743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59189" calcext:value-type="float">
            <text:p>0.159189</text:p>
          </table:table-cell>
          <table:table-cell office:value-type="float" office:value="0.0965501" calcext:value-type="float">
            <text:p>0.0965501</text:p>
          </table:table-cell>
          <table:table-cell office:value-type="float" office:value="0.307361" calcext:value-type="float">
            <text:p>0.30736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2331" calcext:value-type="float">
            <text:p>0.112331</text:p>
          </table:table-cell>
          <table:table-cell office:value-type="float" office:value="0.0969097" calcext:value-type="float">
            <text:p>0.0969097</text:p>
          </table:table-cell>
          <table:table-cell office:value-type="float" office:value="0.313655" calcext:value-type="float">
            <text:p>0.31365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528" calcext:value-type="float">
            <text:p>0.100528</text:p>
          </table:table-cell>
          <table:table-cell office:value-type="float" office:value="0.0972613" calcext:value-type="float">
            <text:p>0.0972613</text:p>
          </table:table-cell>
          <table:table-cell office:value-type="float" office:value="0.296137" calcext:value-type="float">
            <text:p>0.29613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01" calcext:value-type="float">
            <text:p>0.102701</text:p>
          </table:table-cell>
          <table:table-cell office:value-type="float" office:value="0.0973273" calcext:value-type="float">
            <text:p>0.0973273</text:p>
          </table:table-cell>
          <table:table-cell office:value-type="float" office:value="0.475447" calcext:value-type="float">
            <text:p>0.47544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68" calcext:value-type="float">
            <text:p>0.101268</text:p>
          </table:table-cell>
          <table:table-cell office:value-type="float" office:value="0.0954665" calcext:value-type="float">
            <text:p>0.0954665</text:p>
          </table:table-cell>
          <table:table-cell office:value-type="float" office:value="0.307973" calcext:value-type="float">
            <text:p>0.30797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0.0960088" calcext:value-type="float">
            <text:p>0.0960088</text:p>
          </table:table-cell>
          <table:table-cell office:value-type="float" office:value="0.302651" calcext:value-type="float">
            <text:p>0.3026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597" calcext:value-type="float">
            <text:p>0.100597</text:p>
          </table:table-cell>
          <table:table-cell office:value-type="float" office:value="0.09642" calcext:value-type="float">
            <text:p>0.09642</text:p>
          </table:table-cell>
          <table:table-cell office:value-type="float" office:value="0.294644" calcext:value-type="float">
            <text:p>0.29464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658" calcext:value-type="float">
            <text:p>0.101658</text:p>
          </table:table-cell>
          <table:table-cell office:value-type="float" office:value="0.096851" calcext:value-type="float">
            <text:p>0.096851</text:p>
          </table:table-cell>
          <table:table-cell office:value-type="float" office:value="0.303051" calcext:value-type="float">
            <text:p>0.30305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11024" calcext:value-type="float">
            <text:p>0.111024</text:p>
          </table:table-cell>
          <table:table-cell office:value-type="float" office:value="0.0953243" calcext:value-type="float">
            <text:p>0.0953243</text:p>
          </table:table-cell>
          <table:table-cell office:value-type="float" office:value="0.301481" calcext:value-type="float">
            <text:p>0.30148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16" calcext:value-type="float">
            <text:p>0.101216</text:p>
          </table:table-cell>
          <table:table-cell office:value-type="float" office:value="0.0984674" calcext:value-type="float">
            <text:p>0.0984674</text:p>
          </table:table-cell>
          <table:table-cell office:value-type="float" office:value="0.306406" calcext:value-type="float">
            <text:p>0.30640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39" calcext:value-type="float">
            <text:p>0.100939</text:p>
          </table:table-cell>
          <table:table-cell office:value-type="float" office:value="0.0963826" calcext:value-type="float">
            <text:p>0.0963826</text:p>
          </table:table-cell>
          <table:table-cell office:value-type="float" office:value="0.306886" calcext:value-type="float">
            <text:p>0.30688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33469" calcext:value-type="float">
            <text:p>0.0933469</text:p>
          </table:table-cell>
          <table:table-cell office:value-type="float" office:value="0.0961455" calcext:value-type="float">
            <text:p>0.0961455</text:p>
          </table:table-cell>
          <table:table-cell office:value-type="float" office:value="0.309096" calcext:value-type="float">
            <text:p>0.30909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0961883" calcext:value-type="float">
            <text:p>0.0961883</text:p>
          </table:table-cell>
          <table:table-cell office:value-type="float" office:value="0.297124" calcext:value-type="float">
            <text:p>0.29712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0.094691" calcext:value-type="float">
            <text:p>0.094691</text:p>
          </table:table-cell>
          <table:table-cell office:value-type="float" office:value="0.303795" calcext:value-type="float">
            <text:p>0.30379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91" calcext:value-type="float">
            <text:p>0.102191</text:p>
          </table:table-cell>
          <table:table-cell office:value-type="float" office:value="0.0963401" calcext:value-type="float">
            <text:p>0.0963401</text:p>
          </table:table-cell>
          <table:table-cell office:value-type="float" office:value="0.300245" calcext:value-type="float">
            <text:p>0.3002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4785" calcext:value-type="float">
            <text:p>0.104785</text:p>
          </table:table-cell>
          <table:table-cell office:value-type="float" office:value="0.0977204" calcext:value-type="float">
            <text:p>0.0977204</text:p>
          </table:table-cell>
          <table:table-cell office:value-type="float" office:value="0.297682" calcext:value-type="float">
            <text:p>0.29768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59594" calcext:value-type="float">
            <text:p>0.159594</text:p>
          </table:table-cell>
          <table:table-cell office:value-type="float" office:value="0.0974152" calcext:value-type="float">
            <text:p>0.0974152</text:p>
          </table:table-cell>
          <table:table-cell office:value-type="float" office:value="0.30942" calcext:value-type="float">
            <text:p>0.3094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300742" calcext:value-type="float">
            <text:p>0.30074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673" calcext:value-type="float">
            <text:p>0.102673</text:p>
          </table:table-cell>
          <table:table-cell office:value-type="float" office:value="0.0959728" calcext:value-type="float">
            <text:p>0.0959728</text:p>
          </table:table-cell>
          <table:table-cell office:value-type="float" office:value="0.308586" calcext:value-type="float">
            <text:p>0.30858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86" calcext:value-type="float">
            <text:p>0.101286</text:p>
          </table:table-cell>
          <table:table-cell office:value-type="float" office:value="0.0965579" calcext:value-type="float">
            <text:p>0.0965579</text:p>
          </table:table-cell>
          <table:table-cell office:value-type="float" office:value="0.30865" calcext:value-type="float">
            <text:p>0.3086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63042" calcext:value-type="float">
            <text:p>0.0963042</text:p>
          </table:table-cell>
          <table:table-cell office:value-type="float" office:value="0.0974971" calcext:value-type="float">
            <text:p>0.0974971</text:p>
          </table:table-cell>
          <table:table-cell office:value-type="float" office:value="0.308898" calcext:value-type="float">
            <text:p>0.30889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26" calcext:value-type="float">
            <text:p>0.10126</text:p>
          </table:table-cell>
          <table:table-cell office:value-type="float" office:value="0.097444" calcext:value-type="float">
            <text:p>0.097444</text:p>
          </table:table-cell>
          <table:table-cell office:value-type="float" office:value="0.308445" calcext:value-type="float">
            <text:p>0.3084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969062" calcext:value-type="float">
            <text:p>0.0969062</text:p>
          </table:table-cell>
          <table:table-cell office:value-type="float" office:value="0.303966" calcext:value-type="float">
            <text:p>0.30396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178" calcext:value-type="float">
            <text:p>0.102178</text:p>
          </table:table-cell>
          <table:table-cell office:value-type="float" office:value="0.0979598" calcext:value-type="float">
            <text:p>0.0979598</text:p>
          </table:table-cell>
          <table:table-cell office:value-type="float" office:value="0.298938" calcext:value-type="float">
            <text:p>0.2989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031" calcext:value-type="float">
            <text:p>0.101031</text:p>
          </table:table-cell>
          <table:table-cell office:value-type="float" office:value="0.0976403" calcext:value-type="float">
            <text:p>0.0976403</text:p>
          </table:table-cell>
          <table:table-cell office:value-type="float" office:value="0.307918" calcext:value-type="float">
            <text:p>0.30791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424" calcext:value-type="float">
            <text:p>0.101424</text:p>
          </table:table-cell>
          <table:table-cell office:value-type="float" office:value="0.0984127" calcext:value-type="float">
            <text:p>0.0984127</text:p>
          </table:table-cell>
          <table:table-cell office:value-type="float" office:value="0.305664" calcext:value-type="float">
            <text:p>0.30566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041" calcext:value-type="float">
            <text:p>0.101041</text:p>
          </table:table-cell>
          <table:table-cell office:value-type="float" office:value="0.0967224" calcext:value-type="float">
            <text:p>0.0967224</text:p>
          </table:table-cell>
          <table:table-cell office:value-type="float" office:value="0.304762" calcext:value-type="float">
            <text:p>0.30476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658" calcext:value-type="float">
            <text:p>0.100658</text:p>
          </table:table-cell>
          <table:table-cell office:value-type="float" office:value="0.0958698" calcext:value-type="float">
            <text:p>0.0958698</text:p>
          </table:table-cell>
          <table:table-cell office:value-type="float" office:value="0.290546" calcext:value-type="float">
            <text:p>0.29054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0958715" calcext:value-type="float">
            <text:p>0.0958715</text:p>
          </table:table-cell>
          <table:table-cell office:value-type="float" office:value="0.29611" calcext:value-type="float">
            <text:p>0.29611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47" calcext:value-type="float">
            <text:p>0.10047</text:p>
          </table:table-cell>
          <table:table-cell office:value-type="float" office:value="0.0984012" calcext:value-type="float">
            <text:p>0.0984012</text:p>
          </table:table-cell>
          <table:table-cell office:value-type="float" office:value="0.296185" calcext:value-type="float">
            <text:p>0.29618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963427" calcext:value-type="float">
            <text:p>0.0963427</text:p>
          </table:table-cell>
          <table:table-cell office:value-type="float" office:value="0.29953" calcext:value-type="float">
            <text:p>0.2995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1095" calcext:value-type="float">
            <text:p>0.101095</text:p>
          </table:table-cell>
          <table:table-cell office:value-type="float" office:value="0.095842" calcext:value-type="float">
            <text:p>0.095842</text:p>
          </table:table-cell>
          <table:table-cell office:value-type="float" office:value="0.299259" calcext:value-type="float">
            <text:p>0.29925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792" calcext:value-type="float">
            <text:p>0.102792</text:p>
          </table:table-cell>
          <table:table-cell office:value-type="float" office:value="0.0950059" calcext:value-type="float">
            <text:p>0.0950059</text:p>
          </table:table-cell>
          <table:table-cell office:value-type="float" office:value="0.302612" calcext:value-type="float">
            <text:p>0.30261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574" calcext:value-type="float">
            <text:p>0.100574</text:p>
          </table:table-cell>
          <table:table-cell office:value-type="float" office:value="0.0962222" calcext:value-type="float">
            <text:p>0.0962222</text:p>
          </table:table-cell>
          <table:table-cell office:value-type="float" office:value="0.300057" calcext:value-type="float">
            <text:p>0.30005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0788" calcext:value-type="float">
            <text:p>0.100788</text:p>
          </table:table-cell>
          <table:table-cell office:value-type="float" office:value="0.0969398" calcext:value-type="float">
            <text:p>0.0969398</text:p>
          </table:table-cell>
          <table:table-cell office:value-type="float" office:value="0.306657" calcext:value-type="float">
            <text:p>0.306657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0.0930776" calcext:value-type="float">
            <text:p>0.0930776</text:p>
          </table:table-cell>
          <table:table-cell office:value-type="float" office:value="0.278713" calcext:value-type="float">
            <text:p>0.27871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914619" calcext:value-type="float">
            <text:p>0.0914619</text:p>
          </table:table-cell>
          <table:table-cell office:value-type="float" office:value="0.0845383" calcext:value-type="float">
            <text:p>0.0845383</text:p>
          </table:table-cell>
          <table:table-cell office:value-type="float" office:value="0.26304" calcext:value-type="float">
            <text:p>0.263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C2:.C151])" office:value-type="float" office:value="0.102946" calcext:value-type="float">
            <text:p>0.102946</text:p>
          </table:table-cell>
          <table:table-cell table:formula="of:=MEDIAN([.D2:.D151])" office:value-type="float" office:value="0.0972092" calcext:value-type="float">
            <text:p>0.0972092</text:p>
          </table:table-cell>
          <table:table-cell table:formula="of:=MEDIAN([.E2:.E151])" office:value-type="float" office:value="0.3011365" calcext:value-type="float">
            <text:p>0.3011365</text:p>
          </table:table-cell>
        </table:table-row>
      </table:table>
      <table:table table:name="Texlive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387" calcext:value-type="float">
            <text:p>0.118387</text:p>
          </table:table-cell>
          <table:table-cell office:value-type="float" office:value="0.178946" calcext:value-type="float">
            <text:p>0.178946</text:p>
          </table:table-cell>
          <table:table-cell office:value-type="float" office:value="0.746823" calcext:value-type="float">
            <text:p>0.7468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786" calcext:value-type="float">
            <text:p>0.187786</text:p>
          </table:table-cell>
          <table:table-cell office:value-type="float" office:value="0.183253" calcext:value-type="float">
            <text:p>0.183253</text:p>
          </table:table-cell>
          <table:table-cell office:value-type="float" office:value="0.731037" calcext:value-type="float">
            <text:p>0.7310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749" calcext:value-type="float">
            <text:p>0.117749</text:p>
          </table:table-cell>
          <table:table-cell office:value-type="float" office:value="0.163005" calcext:value-type="float">
            <text:p>0.163005</text:p>
          </table:table-cell>
          <table:table-cell office:value-type="float" office:value="0.736478" calcext:value-type="float">
            <text:p>0.736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006" calcext:value-type="float">
            <text:p>0.204006</text:p>
          </table:table-cell>
          <table:table-cell office:value-type="float" office:value="0.170318" calcext:value-type="float">
            <text:p>0.170318</text:p>
          </table:table-cell>
          <table:table-cell office:value-type="float" office:value="0.727147" calcext:value-type="float">
            <text:p>0.7271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806" calcext:value-type="float">
            <text:p>0.117806</text:p>
          </table:table-cell>
          <table:table-cell office:value-type="float" office:value="0.193753" calcext:value-type="float">
            <text:p>0.193753</text:p>
          </table:table-cell>
          <table:table-cell office:value-type="float" office:value="0.440099" calcext:value-type="float">
            <text:p>0.4400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6569" calcext:value-type="float">
            <text:p>0.116569</text:p>
          </table:table-cell>
          <table:table-cell office:value-type="float" office:value="0.114656" calcext:value-type="float">
            <text:p>0.114656</text:p>
          </table:table-cell>
          <table:table-cell office:value-type="float" office:value="0.733526" calcext:value-type="float">
            <text:p>0.733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251" calcext:value-type="float">
            <text:p>0.196251</text:p>
          </table:table-cell>
          <table:table-cell office:value-type="float" office:value="0.182842" calcext:value-type="float">
            <text:p>0.182842</text:p>
          </table:table-cell>
          <table:table-cell office:value-type="float" office:value="0.765892" calcext:value-type="float">
            <text:p>0.7658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81" calcext:value-type="float">
            <text:p>0.18281</text:p>
          </table:table-cell>
          <table:table-cell office:value-type="float" office:value="0.189632" calcext:value-type="float">
            <text:p>0.189632</text:p>
          </table:table-cell>
          <table:table-cell office:value-type="float" office:value="0.781434" calcext:value-type="float">
            <text:p>0.7814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666" calcext:value-type="float">
            <text:p>0.189666</text:p>
          </table:table-cell>
          <table:table-cell office:value-type="float" office:value="0.200936" calcext:value-type="float">
            <text:p>0.200936</text:p>
          </table:table-cell>
          <table:table-cell office:value-type="float" office:value="0.733468" calcext:value-type="float">
            <text:p>0.7334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75" calcext:value-type="float">
            <text:p>0.208375</text:p>
          </table:table-cell>
          <table:table-cell office:value-type="float" office:value="0.180125" calcext:value-type="float">
            <text:p>0.180125</text:p>
          </table:table-cell>
          <table:table-cell office:value-type="float" office:value="0.734565" calcext:value-type="float">
            <text:p>0.7345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663" calcext:value-type="float">
            <text:p>0.118663</text:p>
          </table:table-cell>
          <table:table-cell office:value-type="float" office:value="0.184887" calcext:value-type="float">
            <text:p>0.184887</text:p>
          </table:table-cell>
          <table:table-cell office:value-type="float" office:value="0.736203" calcext:value-type="float">
            <text:p>0.736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66" calcext:value-type="float">
            <text:p>0.200566</text:p>
          </table:table-cell>
          <table:table-cell office:value-type="float" office:value="0.179847" calcext:value-type="float">
            <text:p>0.179847</text:p>
          </table:table-cell>
          <table:table-cell office:value-type="float" office:value="0.680178" calcext:value-type="float">
            <text:p>0.680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562" calcext:value-type="float">
            <text:p>0.180562</text:p>
          </table:table-cell>
          <table:table-cell office:value-type="float" office:value="0.188551" calcext:value-type="float">
            <text:p>0.188551</text:p>
          </table:table-cell>
          <table:table-cell office:value-type="float" office:value="0.730184" calcext:value-type="float">
            <text:p>0.7301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161794" calcext:value-type="float">
            <text:p>0.161794</text:p>
          </table:table-cell>
          <table:table-cell office:value-type="float" office:value="0.461787" calcext:value-type="float">
            <text:p>0.4617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745" calcext:value-type="float">
            <text:p>0.210745</text:p>
          </table:table-cell>
          <table:table-cell office:value-type="float" office:value="0.194898" calcext:value-type="float">
            <text:p>0.194898</text:p>
          </table:table-cell>
          <table:table-cell office:value-type="float" office:value="0.744237" calcext:value-type="float">
            <text:p>0.744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41" calcext:value-type="float">
            <text:p>0.207841</text:p>
          </table:table-cell>
          <table:table-cell office:value-type="float" office:value="0.187171" calcext:value-type="float">
            <text:p>0.187171</text:p>
          </table:table-cell>
          <table:table-cell office:value-type="float" office:value="0.784097" calcext:value-type="float">
            <text:p>0.7840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44" calcext:value-type="float">
            <text:p>0.201444</text:p>
          </table:table-cell>
          <table:table-cell office:value-type="float" office:value="0.112717" calcext:value-type="float">
            <text:p>0.112717</text:p>
          </table:table-cell>
          <table:table-cell office:value-type="float" office:value="0.719662" calcext:value-type="float">
            <text:p>0.719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579" calcext:value-type="float">
            <text:p>0.127579</text:p>
          </table:table-cell>
          <table:table-cell office:value-type="float" office:value="0.119521" calcext:value-type="float">
            <text:p>0.119521</text:p>
          </table:table-cell>
          <table:table-cell office:value-type="float" office:value="0.494845" calcext:value-type="float">
            <text:p>0.494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54" calcext:value-type="float">
            <text:p>0.207854</text:p>
          </table:table-cell>
          <table:table-cell office:value-type="float" office:value="0.193003" calcext:value-type="float">
            <text:p>0.193003</text:p>
          </table:table-cell>
          <table:table-cell office:value-type="float" office:value="0.476796" calcext:value-type="float">
            <text:p>0.4767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617" calcext:value-type="float">
            <text:p>0.120617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696906" calcext:value-type="float">
            <text:p>0.6969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872" calcext:value-type="float">
            <text:p>0.181872</text:p>
          </table:table-cell>
          <table:table-cell office:value-type="float" office:value="0.163976" calcext:value-type="float">
            <text:p>0.163976</text:p>
          </table:table-cell>
          <table:table-cell office:value-type="float" office:value="0.721254" calcext:value-type="float">
            <text:p>0.7212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969" calcext:value-type="float">
            <text:p>0.209969</text:p>
          </table:table-cell>
          <table:table-cell office:value-type="float" office:value="0.188791" calcext:value-type="float">
            <text:p>0.188791</text:p>
          </table:table-cell>
          <table:table-cell office:value-type="float" office:value="0.690176" calcext:value-type="float">
            <text:p>0.6901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17" calcext:value-type="float">
            <text:p>0.211017</text:p>
          </table:table-cell>
          <table:table-cell office:value-type="float" office:value="0.183551" calcext:value-type="float">
            <text:p>0.183551</text:p>
          </table:table-cell>
          <table:table-cell office:value-type="float" office:value="0.733029" calcext:value-type="float">
            <text:p>0.7330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0.192592" calcext:value-type="float">
            <text:p>0.192592</text:p>
          </table:table-cell>
          <table:table-cell office:value-type="float" office:value="0.602471" calcext:value-type="float">
            <text:p>0.6024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561" calcext:value-type="float">
            <text:p>0.125561</text:p>
          </table:table-cell>
          <table:table-cell office:value-type="float" office:value="0.117904" calcext:value-type="float">
            <text:p>0.117904</text:p>
          </table:table-cell>
          <table:table-cell office:value-type="float" office:value="0.713971" calcext:value-type="float">
            <text:p>0.7139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74" calcext:value-type="float">
            <text:p>0.21374</text:p>
          </table:table-cell>
          <table:table-cell office:value-type="float" office:value="0.127731" calcext:value-type="float">
            <text:p>0.127731</text:p>
          </table:table-cell>
          <table:table-cell office:value-type="float" office:value="0.744088" calcext:value-type="float">
            <text:p>0.7440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345" calcext:value-type="float">
            <text:p>0.125345</text:p>
          </table:table-cell>
          <table:table-cell office:value-type="float" office:value="0.186349" calcext:value-type="float">
            <text:p>0.186349</text:p>
          </table:table-cell>
          <table:table-cell office:value-type="float" office:value="0.699772" calcext:value-type="float">
            <text:p>0.6997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247" calcext:value-type="float">
            <text:p>0.126247</text:p>
          </table:table-cell>
          <table:table-cell office:value-type="float" office:value="0.194461" calcext:value-type="float">
            <text:p>0.194461</text:p>
          </table:table-cell>
          <table:table-cell office:value-type="float" office:value="0.493641" calcext:value-type="float">
            <text:p>0.493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775" calcext:value-type="float">
            <text:p>0.218775</text:p>
          </table:table-cell>
          <table:table-cell office:value-type="float" office:value="0.190855" calcext:value-type="float">
            <text:p>0.190855</text:p>
          </table:table-cell>
          <table:table-cell office:value-type="float" office:value="0.686137" calcext:value-type="float">
            <text:p>0.6861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59" calcext:value-type="float">
            <text:p>0.204659</text:p>
          </table:table-cell>
          <table:table-cell office:value-type="float" office:value="0.195853" calcext:value-type="float">
            <text:p>0.195853</text:p>
          </table:table-cell>
          <table:table-cell office:value-type="float" office:value="0.625092" calcext:value-type="float">
            <text:p>0.6250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428" calcext:value-type="float">
            <text:p>0.216428</text:p>
          </table:table-cell>
          <table:table-cell office:value-type="float" office:value="0.154739" calcext:value-type="float">
            <text:p>0.154739</text:p>
          </table:table-cell>
          <table:table-cell office:value-type="float" office:value="0.719527" calcext:value-type="float">
            <text:p>0.7195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65" calcext:value-type="float">
            <text:p>0.206465</text:p>
          </table:table-cell>
          <table:table-cell office:value-type="float" office:value="0.187596" calcext:value-type="float">
            <text:p>0.187596</text:p>
          </table:table-cell>
          <table:table-cell office:value-type="float" office:value="0.544701" calcext:value-type="float">
            <text:p>0.544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104" calcext:value-type="float">
            <text:p>0.215104</text:p>
          </table:table-cell>
          <table:table-cell office:value-type="float" office:value="0.182338" calcext:value-type="float">
            <text:p>0.182338</text:p>
          </table:table-cell>
          <table:table-cell office:value-type="float" office:value="0.722054" calcext:value-type="float">
            <text:p>0.7220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946" calcext:value-type="float">
            <text:p>0.215946</text:p>
          </table:table-cell>
          <table:table-cell office:value-type="float" office:value="0.12149" calcext:value-type="float">
            <text:p>0.12149</text:p>
          </table:table-cell>
          <table:table-cell office:value-type="float" office:value="0.715477" calcext:value-type="float">
            <text:p>0.715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4678" calcext:value-type="float">
            <text:p>0.164678</text:p>
          </table:table-cell>
          <table:table-cell office:value-type="float" office:value="0.197904" calcext:value-type="float">
            <text:p>0.197904</text:p>
          </table:table-cell>
          <table:table-cell office:value-type="float" office:value="0.68131" calcext:value-type="float">
            <text:p>0.681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637" calcext:value-type="float">
            <text:p>0.215637</text:p>
          </table:table-cell>
          <table:table-cell office:value-type="float" office:value="0.197121" calcext:value-type="float">
            <text:p>0.197121</text:p>
          </table:table-cell>
          <table:table-cell office:value-type="float" office:value="0.838267" calcext:value-type="float">
            <text:p>0.8382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505" calcext:value-type="float">
            <text:p>0.214505</text:p>
          </table:table-cell>
          <table:table-cell office:value-type="float" office:value="0.193851" calcext:value-type="float">
            <text:p>0.193851</text:p>
          </table:table-cell>
          <table:table-cell office:value-type="float" office:value="0.744797" calcext:value-type="float">
            <text:p>0.7447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143" calcext:value-type="float">
            <text:p>0.126143</text:p>
          </table:table-cell>
          <table:table-cell office:value-type="float" office:value="0.192349" calcext:value-type="float">
            <text:p>0.192349</text:p>
          </table:table-cell>
          <table:table-cell office:value-type="float" office:value="0.729402" calcext:value-type="float">
            <text:p>0.7294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37" calcext:value-type="float">
            <text:p>0.209037</text:p>
          </table:table-cell>
          <table:table-cell office:value-type="float" office:value="0.188666" calcext:value-type="float">
            <text:p>0.188666</text:p>
          </table:table-cell>
          <table:table-cell office:value-type="float" office:value="0.725475" calcext:value-type="float">
            <text:p>0.725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8017" calcext:value-type="float">
            <text:p>0.28017</text:p>
          </table:table-cell>
          <table:table-cell office:value-type="float" office:value="0.122549" calcext:value-type="float">
            <text:p>0.122549</text:p>
          </table:table-cell>
          <table:table-cell office:value-type="float" office:value="0.736889" calcext:value-type="float">
            <text:p>0.736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84" calcext:value-type="float">
            <text:p>0.209384</text:p>
          </table:table-cell>
          <table:table-cell office:value-type="float" office:value="0.198645" calcext:value-type="float">
            <text:p>0.198645</text:p>
          </table:table-cell>
          <table:table-cell office:value-type="float" office:value="0.730563" calcext:value-type="float">
            <text:p>0.7305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803" calcext:value-type="float">
            <text:p>0.128803</text:p>
          </table:table-cell>
          <table:table-cell office:value-type="float" office:value="0.117159" calcext:value-type="float">
            <text:p>0.117159</text:p>
          </table:table-cell>
          <table:table-cell office:value-type="float" office:value="0.487102" calcext:value-type="float">
            <text:p>0.4871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75" calcext:value-type="float">
            <text:p>0.208375</text:p>
          </table:table-cell>
          <table:table-cell office:value-type="float" office:value="0.178246" calcext:value-type="float">
            <text:p>0.178246</text:p>
          </table:table-cell>
          <table:table-cell office:value-type="float" office:value="0.56573" calcext:value-type="float">
            <text:p>0.565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309" calcext:value-type="float">
            <text:p>0.216309</text:p>
          </table:table-cell>
          <table:table-cell office:value-type="float" office:value="0.199163" calcext:value-type="float">
            <text:p>0.199163</text:p>
          </table:table-cell>
          <table:table-cell office:value-type="float" office:value="0.714577" calcext:value-type="float">
            <text:p>0.7145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68" calcext:value-type="float">
            <text:p>0.209068</text:p>
          </table:table-cell>
          <table:table-cell office:value-type="float" office:value="0.189506" calcext:value-type="float">
            <text:p>0.189506</text:p>
          </table:table-cell>
          <table:table-cell office:value-type="float" office:value="0.758441" calcext:value-type="float">
            <text:p>0.7584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111" calcext:value-type="float">
            <text:p>0.223111</text:p>
          </table:table-cell>
          <table:table-cell office:value-type="float" office:value="0.188337" calcext:value-type="float">
            <text:p>0.188337</text:p>
          </table:table-cell>
          <table:table-cell office:value-type="float" office:value="0.745446" calcext:value-type="float">
            <text:p>0.7454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455" calcext:value-type="float">
            <text:p>0.130455</text:p>
          </table:table-cell>
          <table:table-cell office:value-type="float" office:value="0.20175" calcext:value-type="float">
            <text:p>0.20175</text:p>
          </table:table-cell>
          <table:table-cell office:value-type="float" office:value="0.737009" calcext:value-type="float">
            <text:p>0.7370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57" calcext:value-type="float">
            <text:p>0.210357</text:p>
          </table:table-cell>
          <table:table-cell office:value-type="float" office:value="0.182049" calcext:value-type="float">
            <text:p>0.182049</text:p>
          </table:table-cell>
          <table:table-cell office:value-type="float" office:value="0.695393" calcext:value-type="float">
            <text:p>0.6953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9" calcext:value-type="float">
            <text:p>0.21499</text:p>
          </table:table-cell>
          <table:table-cell office:value-type="float" office:value="0.136747" calcext:value-type="float">
            <text:p>0.136747</text:p>
          </table:table-cell>
          <table:table-cell office:value-type="float" office:value="0.718148" calcext:value-type="float">
            <text:p>0.7181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634" calcext:value-type="float">
            <text:p>0.179634</text:p>
          </table:table-cell>
          <table:table-cell office:value-type="float" office:value="0.114137" calcext:value-type="float">
            <text:p>0.114137</text:p>
          </table:table-cell>
          <table:table-cell office:value-type="float" office:value="0.471237" calcext:value-type="float">
            <text:p>0.471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728" calcext:value-type="float">
            <text:p>0.124728</text:p>
          </table:table-cell>
          <table:table-cell office:value-type="float" office:value="0.177106" calcext:value-type="float">
            <text:p>0.177106</text:p>
          </table:table-cell>
          <table:table-cell office:value-type="float" office:value="0.799163" calcext:value-type="float">
            <text:p>0.7991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897" calcext:value-type="float">
            <text:p>0.209897</text:p>
          </table:table-cell>
          <table:table-cell office:value-type="float" office:value="0.192874" calcext:value-type="float">
            <text:p>0.192874</text:p>
          </table:table-cell>
          <table:table-cell office:value-type="float" office:value="0.798355" calcext:value-type="float">
            <text:p>0.7983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196" calcext:value-type="float">
            <text:p>0.188196</text:p>
          </table:table-cell>
          <table:table-cell office:value-type="float" office:value="0.160406" calcext:value-type="float">
            <text:p>0.160406</text:p>
          </table:table-cell>
          <table:table-cell office:value-type="float" office:value="0.745312" calcext:value-type="float">
            <text:p>0.7453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0.187094" calcext:value-type="float">
            <text:p>0.187094</text:p>
          </table:table-cell>
          <table:table-cell office:value-type="float" office:value="0.712389" calcext:value-type="float">
            <text:p>0.712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356" calcext:value-type="float">
            <text:p>0.223356</text:p>
          </table:table-cell>
          <table:table-cell office:value-type="float" office:value="0.192288" calcext:value-type="float">
            <text:p>0.192288</text:p>
          </table:table-cell>
          <table:table-cell office:value-type="float" office:value="0.733072" calcext:value-type="float">
            <text:p>0.7330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905" calcext:value-type="float">
            <text:p>0.198905</text:p>
          </table:table-cell>
          <table:table-cell office:value-type="float" office:value="0.153136" calcext:value-type="float">
            <text:p>0.153136</text:p>
          </table:table-cell>
          <table:table-cell office:value-type="float" office:value="0.761567" calcext:value-type="float">
            <text:p>0.7615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76" calcext:value-type="float">
            <text:p>0.206376</text:p>
          </table:table-cell>
          <table:table-cell office:value-type="float" office:value="0.194065" calcext:value-type="float">
            <text:p>0.194065</text:p>
          </table:table-cell>
          <table:table-cell office:value-type="float" office:value="0.729043" calcext:value-type="float">
            <text:p>0.7290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98" calcext:value-type="float">
            <text:p>0.19898</text:p>
          </table:table-cell>
          <table:table-cell office:value-type="float" office:value="0.200899" calcext:value-type="float">
            <text:p>0.200899</text:p>
          </table:table-cell>
          <table:table-cell office:value-type="float" office:value="0.764168" calcext:value-type="float">
            <text:p>0.7641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71" calcext:value-type="float">
            <text:p>0.207671</text:p>
          </table:table-cell>
          <table:table-cell office:value-type="float" office:value="0.19506" calcext:value-type="float">
            <text:p>0.19506</text:p>
          </table:table-cell>
          <table:table-cell office:value-type="float" office:value="0.753883" calcext:value-type="float">
            <text:p>0.7538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83" calcext:value-type="float">
            <text:p>0.210083</text:p>
          </table:table-cell>
          <table:table-cell office:value-type="float" office:value="0.175777" calcext:value-type="float">
            <text:p>0.175777</text:p>
          </table:table-cell>
          <table:table-cell office:value-type="float" office:value="0.733719" calcext:value-type="float">
            <text:p>0.7337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569" calcext:value-type="float">
            <text:p>0.218569</text:p>
          </table:table-cell>
          <table:table-cell office:value-type="float" office:value="0.189451" calcext:value-type="float">
            <text:p>0.189451</text:p>
          </table:table-cell>
          <table:table-cell office:value-type="float" office:value="0.747631" calcext:value-type="float">
            <text:p>0.7476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616" calcext:value-type="float">
            <text:p>0.212616</text:p>
          </table:table-cell>
          <table:table-cell office:value-type="float" office:value="0.177621" calcext:value-type="float">
            <text:p>0.177621</text:p>
          </table:table-cell>
          <table:table-cell office:value-type="float" office:value="0.480772" calcext:value-type="float">
            <text:p>0.4807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08" calcext:value-type="float">
            <text:p>0.220408</text:p>
          </table:table-cell>
          <table:table-cell office:value-type="float" office:value="0.152325" calcext:value-type="float">
            <text:p>0.152325</text:p>
          </table:table-cell>
          <table:table-cell office:value-type="float" office:value="0.749266" calcext:value-type="float">
            <text:p>0.7492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845" calcext:value-type="float">
            <text:p>0.223845</text:p>
          </table:table-cell>
          <table:table-cell office:value-type="float" office:value="0.190002" calcext:value-type="float">
            <text:p>0.190002</text:p>
          </table:table-cell>
          <table:table-cell office:value-type="float" office:value="0.555759" calcext:value-type="float">
            <text:p>0.5557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251" calcext:value-type="float">
            <text:p>0.218251</text:p>
          </table:table-cell>
          <table:table-cell office:value-type="float" office:value="0.175755" calcext:value-type="float">
            <text:p>0.175755</text:p>
          </table:table-cell>
          <table:table-cell office:value-type="float" office:value="0.529568" calcext:value-type="float">
            <text:p>0.5295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2277" calcext:value-type="float">
            <text:p>0.122277</text:p>
          </table:table-cell>
          <table:table-cell office:value-type="float" office:value="0.582237" calcext:value-type="float">
            <text:p>0.582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918" calcext:value-type="float">
            <text:p>0.217918</text:p>
          </table:table-cell>
          <table:table-cell office:value-type="float" office:value="0.19383" calcext:value-type="float">
            <text:p>0.19383</text:p>
          </table:table-cell>
          <table:table-cell office:value-type="float" office:value="0.626497" calcext:value-type="float">
            <text:p>0.6264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0.18444" calcext:value-type="float">
            <text:p>0.18444</text:p>
          </table:table-cell>
          <table:table-cell office:value-type="float" office:value="0.748148" calcext:value-type="float">
            <text:p>0.7481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204" calcext:value-type="float">
            <text:p>0.218204</text:p>
          </table:table-cell>
          <table:table-cell office:value-type="float" office:value="0.183345" calcext:value-type="float">
            <text:p>0.183345</text:p>
          </table:table-cell>
          <table:table-cell office:value-type="float" office:value="0.73154" calcext:value-type="float">
            <text:p>0.731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07" calcext:value-type="float">
            <text:p>0.207607</text:p>
          </table:table-cell>
          <table:table-cell office:value-type="float" office:value="0.169743" calcext:value-type="float">
            <text:p>0.169743</text:p>
          </table:table-cell>
          <table:table-cell office:value-type="float" office:value="0.689975" calcext:value-type="float">
            <text:p>0.6899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499" calcext:value-type="float">
            <text:p>0.219499</text:p>
          </table:table-cell>
          <table:table-cell office:value-type="float" office:value="0.147679" calcext:value-type="float">
            <text:p>0.147679</text:p>
          </table:table-cell>
          <table:table-cell office:value-type="float" office:value="0.753034" calcext:value-type="float">
            <text:p>0.7530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15" calcext:value-type="float">
            <text:p>0.212515</text:p>
          </table:table-cell>
          <table:table-cell office:value-type="float" office:value="0.19369" calcext:value-type="float">
            <text:p>0.19369</text:p>
          </table:table-cell>
          <table:table-cell office:value-type="float" office:value="0.677062" calcext:value-type="float">
            <text:p>0.6770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822" calcext:value-type="float">
            <text:p>0.215822</text:p>
          </table:table-cell>
          <table:table-cell office:value-type="float" office:value="0.182146" calcext:value-type="float">
            <text:p>0.182146</text:p>
          </table:table-cell>
          <table:table-cell office:value-type="float" office:value="0.698017" calcext:value-type="float">
            <text:p>0.6980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937" calcext:value-type="float">
            <text:p>0.130937</text:p>
          </table:table-cell>
          <table:table-cell office:value-type="float" office:value="0.191143" calcext:value-type="float">
            <text:p>0.191143</text:p>
          </table:table-cell>
          <table:table-cell office:value-type="float" office:value="0.580526" calcext:value-type="float">
            <text:p>0.580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4822" calcext:value-type="float">
            <text:p>0.134822</text:p>
          </table:table-cell>
          <table:table-cell office:value-type="float" office:value="0.199537" calcext:value-type="float">
            <text:p>0.199537</text:p>
          </table:table-cell>
          <table:table-cell office:value-type="float" office:value="0.762291" calcext:value-type="float">
            <text:p>0.762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341" calcext:value-type="float">
            <text:p>0.216341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0.740344" calcext:value-type="float">
            <text:p>0.7403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773" calcext:value-type="float">
            <text:p>0.216773</text:p>
          </table:table-cell>
          <table:table-cell office:value-type="float" office:value="0.19511" calcext:value-type="float">
            <text:p>0.19511</text:p>
          </table:table-cell>
          <table:table-cell office:value-type="float" office:value="0.738431" calcext:value-type="float">
            <text:p>0.7384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854" calcext:value-type="float">
            <text:p>0.136854</text:p>
          </table:table-cell>
          <table:table-cell office:value-type="float" office:value="0.178274" calcext:value-type="float">
            <text:p>0.178274</text:p>
          </table:table-cell>
          <table:table-cell office:value-type="float" office:value="0.458855" calcext:value-type="float">
            <text:p>0.4588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207" calcext:value-type="float">
            <text:p>0.224207</text:p>
          </table:table-cell>
          <table:table-cell office:value-type="float" office:value="0.200951" calcext:value-type="float">
            <text:p>0.200951</text:p>
          </table:table-cell>
          <table:table-cell office:value-type="float" office:value="0.736748" calcext:value-type="float">
            <text:p>0.7367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611" calcext:value-type="float">
            <text:p>0.212611</text:p>
          </table:table-cell>
          <table:table-cell office:value-type="float" office:value="0.192349" calcext:value-type="float">
            <text:p>0.192349</text:p>
          </table:table-cell>
          <table:table-cell office:value-type="float" office:value="0.731805" calcext:value-type="float">
            <text:p>0.7318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633" calcext:value-type="float">
            <text:p>0.203633</text:p>
          </table:table-cell>
          <table:table-cell office:value-type="float" office:value="0.189782" calcext:value-type="float">
            <text:p>0.189782</text:p>
          </table:table-cell>
          <table:table-cell office:value-type="float" office:value="0.739028" calcext:value-type="float">
            <text:p>0.739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702" calcext:value-type="float">
            <text:p>0.189702</text:p>
          </table:table-cell>
          <table:table-cell office:value-type="float" office:value="0.191279" calcext:value-type="float">
            <text:p>0.191279</text:p>
          </table:table-cell>
          <table:table-cell office:value-type="float" office:value="0.733636" calcext:value-type="float">
            <text:p>0.7336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357" calcext:value-type="float">
            <text:p>0.197357</text:p>
          </table:table-cell>
          <table:table-cell office:value-type="float" office:value="0.191984" calcext:value-type="float">
            <text:p>0.191984</text:p>
          </table:table-cell>
          <table:table-cell office:value-type="float" office:value="0.736482" calcext:value-type="float">
            <text:p>0.736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3335" calcext:value-type="float">
            <text:p>0.233335</text:p>
          </table:table-cell>
          <table:table-cell office:value-type="float" office:value="0.113593" calcext:value-type="float">
            <text:p>0.113593</text:p>
          </table:table-cell>
          <table:table-cell office:value-type="float" office:value="0.705462" calcext:value-type="float">
            <text:p>0.7054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664" calcext:value-type="float">
            <text:p>0.213664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509482" calcext:value-type="float">
            <text:p>0.509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744" calcext:value-type="float">
            <text:p>0.127744</text:p>
          </table:table-cell>
          <table:table-cell office:value-type="float" office:value="0.120471" calcext:value-type="float">
            <text:p>0.120471</text:p>
          </table:table-cell>
          <table:table-cell office:value-type="float" office:value="0.654696" calcext:value-type="float">
            <text:p>0.654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29" calcext:value-type="float">
            <text:p>0.210029</text:p>
          </table:table-cell>
          <table:table-cell office:value-type="float" office:value="0.189446" calcext:value-type="float">
            <text:p>0.189446</text:p>
          </table:table-cell>
          <table:table-cell office:value-type="float" office:value="0.633329" calcext:value-type="float">
            <text:p>0.6333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684" calcext:value-type="float">
            <text:p>0.168684</text:p>
          </table:table-cell>
          <table:table-cell office:value-type="float" office:value="0.196792" calcext:value-type="float">
            <text:p>0.196792</text:p>
          </table:table-cell>
          <table:table-cell office:value-type="float" office:value="0.78023" calcext:value-type="float">
            <text:p>0.780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837" calcext:value-type="float">
            <text:p>0.219837</text:p>
          </table:table-cell>
          <table:table-cell office:value-type="float" office:value="0.194001" calcext:value-type="float">
            <text:p>0.194001</text:p>
          </table:table-cell>
          <table:table-cell office:value-type="float" office:value="0.728775" calcext:value-type="float">
            <text:p>0.7287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929" calcext:value-type="float">
            <text:p>0.219929</text:p>
          </table:table-cell>
          <table:table-cell office:value-type="float" office:value="0.190905" calcext:value-type="float">
            <text:p>0.190905</text:p>
          </table:table-cell>
          <table:table-cell office:value-type="float" office:value="0.711447" calcext:value-type="float">
            <text:p>0.711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242" calcext:value-type="float">
            <text:p>0.188242</text:p>
          </table:table-cell>
          <table:table-cell office:value-type="float" office:value="0.198324" calcext:value-type="float">
            <text:p>0.198324</text:p>
          </table:table-cell>
          <table:table-cell office:value-type="float" office:value="0.684314" calcext:value-type="float">
            <text:p>0.6843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959" calcext:value-type="float">
            <text:p>0.222959</text:p>
          </table:table-cell>
          <table:table-cell office:value-type="float" office:value="0.209131" calcext:value-type="float">
            <text:p>0.209131</text:p>
          </table:table-cell>
          <table:table-cell office:value-type="float" office:value="0.726177" calcext:value-type="float">
            <text:p>0.726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653" calcext:value-type="float">
            <text:p>0.216653</text:p>
          </table:table-cell>
          <table:table-cell office:value-type="float" office:value="0.191664" calcext:value-type="float">
            <text:p>0.191664</text:p>
          </table:table-cell>
          <table:table-cell office:value-type="float" office:value="0.742622" calcext:value-type="float">
            <text:p>0.7426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186281" calcext:value-type="float">
            <text:p>0.186281</text:p>
          </table:table-cell>
          <table:table-cell office:value-type="float" office:value="0.695571" calcext:value-type="float">
            <text:p>0.6955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99" calcext:value-type="float">
            <text:p>0.199199</text:p>
          </table:table-cell>
          <table:table-cell office:value-type="float" office:value="0.191324" calcext:value-type="float">
            <text:p>0.191324</text:p>
          </table:table-cell>
          <table:table-cell office:value-type="float" office:value="0.708241" calcext:value-type="float">
            <text:p>0.7082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423" calcext:value-type="float">
            <text:p>0.123423</text:p>
          </table:table-cell>
          <table:table-cell office:value-type="float" office:value="0.191986" calcext:value-type="float">
            <text:p>0.191986</text:p>
          </table:table-cell>
          <table:table-cell office:value-type="float" office:value="0.719905" calcext:value-type="float">
            <text:p>0.7199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057" calcext:value-type="float">
            <text:p>0.206057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733968" calcext:value-type="float">
            <text:p>0.7339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748" calcext:value-type="float">
            <text:p>0.202748</text:p>
          </table:table-cell>
          <table:table-cell office:value-type="float" office:value="0.193097" calcext:value-type="float">
            <text:p>0.193097</text:p>
          </table:table-cell>
          <table:table-cell office:value-type="float" office:value="0.713632" calcext:value-type="float">
            <text:p>0.7136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149" calcext:value-type="float">
            <text:p>0.220149</text:p>
          </table:table-cell>
          <table:table-cell office:value-type="float" office:value="0.17598" calcext:value-type="float">
            <text:p>0.17598</text:p>
          </table:table-cell>
          <table:table-cell office:value-type="float" office:value="0.738227" calcext:value-type="float">
            <text:p>0.7382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0.114927" calcext:value-type="float">
            <text:p>0.114927</text:p>
          </table:table-cell>
          <table:table-cell office:value-type="float" office:value="0.753762" calcext:value-type="float">
            <text:p>0.753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178352" calcext:value-type="float">
            <text:p>0.178352</text:p>
          </table:table-cell>
          <table:table-cell office:value-type="float" office:value="0.488309" calcext:value-type="float">
            <text:p>0.4883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479" calcext:value-type="float">
            <text:p>0.198479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724519" calcext:value-type="float">
            <text:p>0.724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543" calcext:value-type="float">
            <text:p>0.219543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712512" calcext:value-type="float">
            <text:p>0.7125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9579" calcext:value-type="float">
            <text:p>0.269579</text:p>
          </table:table-cell>
          <table:table-cell office:value-type="float" office:value="0.197657" calcext:value-type="float">
            <text:p>0.197657</text:p>
          </table:table-cell>
          <table:table-cell office:value-type="float" office:value="0.714485" calcext:value-type="float">
            <text:p>0.7144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119" calcext:value-type="float">
            <text:p>0.127119</text:p>
          </table:table-cell>
          <table:table-cell office:value-type="float" office:value="0.178561" calcext:value-type="float">
            <text:p>0.178561</text:p>
          </table:table-cell>
          <table:table-cell office:value-type="float" office:value="0.562996" calcext:value-type="float">
            <text:p>0.5629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09" calcext:value-type="float">
            <text:p>0.202609</text:p>
          </table:table-cell>
          <table:table-cell office:value-type="float" office:value="0.122789" calcext:value-type="float">
            <text:p>0.122789</text:p>
          </table:table-cell>
          <table:table-cell office:value-type="float" office:value="0.721989" calcext:value-type="float">
            <text:p>0.7219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46" calcext:value-type="float">
            <text:p>0.204746</text:p>
          </table:table-cell>
          <table:table-cell office:value-type="float" office:value="0.177942" calcext:value-type="float">
            <text:p>0.177942</text:p>
          </table:table-cell>
          <table:table-cell office:value-type="float" office:value="0.741962" calcext:value-type="float">
            <text:p>0.7419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802" calcext:value-type="float">
            <text:p>0.196802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716864" calcext:value-type="float">
            <text:p>0.7168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153721" calcext:value-type="float">
            <text:p>0.153721</text:p>
          </table:table-cell>
          <table:table-cell office:value-type="float" office:value="0.47067" calcext:value-type="float">
            <text:p>0.470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61" calcext:value-type="float">
            <text:p>0.212561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672902" calcext:value-type="float">
            <text:p>0.6729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9075" calcext:value-type="float">
            <text:p>0.29075</text:p>
          </table:table-cell>
          <table:table-cell office:value-type="float" office:value="0.20076" calcext:value-type="float">
            <text:p>0.20076</text:p>
          </table:table-cell>
          <table:table-cell office:value-type="float" office:value="0.723118" calcext:value-type="float">
            <text:p>0.7231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612" calcext:value-type="float">
            <text:p>0.224612</text:p>
          </table:table-cell>
          <table:table-cell office:value-type="float" office:value="0.196102" calcext:value-type="float">
            <text:p>0.196102</text:p>
          </table:table-cell>
          <table:table-cell office:value-type="float" office:value="0.716395" calcext:value-type="float">
            <text:p>0.7163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97" calcext:value-type="float">
            <text:p>0.20897</text:p>
          </table:table-cell>
          <table:table-cell office:value-type="float" office:value="0.191878" calcext:value-type="float">
            <text:p>0.191878</text:p>
          </table:table-cell>
          <table:table-cell office:value-type="float" office:value="0.635783" calcext:value-type="float">
            <text:p>0.6357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917" calcext:value-type="float">
            <text:p>0.217917</text:p>
          </table:table-cell>
          <table:table-cell office:value-type="float" office:value="0.188712" calcext:value-type="float">
            <text:p>0.188712</text:p>
          </table:table-cell>
          <table:table-cell office:value-type="float" office:value="0.737949" calcext:value-type="float">
            <text:p>0.7379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323" calcext:value-type="float">
            <text:p>0.225323</text:p>
          </table:table-cell>
          <table:table-cell office:value-type="float" office:value="0.185025" calcext:value-type="float">
            <text:p>0.185025</text:p>
          </table:table-cell>
          <table:table-cell office:value-type="float" office:value="0.72612" calcext:value-type="float">
            <text:p>0.72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215" calcext:value-type="float">
            <text:p>0.217215</text:p>
          </table:table-cell>
          <table:table-cell office:value-type="float" office:value="0.198014" calcext:value-type="float">
            <text:p>0.198014</text:p>
          </table:table-cell>
          <table:table-cell office:value-type="float" office:value="0.719033" calcext:value-type="float">
            <text:p>0.7190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979" calcext:value-type="float">
            <text:p>0.224979</text:p>
          </table:table-cell>
          <table:table-cell office:value-type="float" office:value="0.115168" calcext:value-type="float">
            <text:p>0.115168</text:p>
          </table:table-cell>
          <table:table-cell office:value-type="float" office:value="0.71762" calcext:value-type="float">
            <text:p>0.71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337" calcext:value-type="float">
            <text:p>0.128337</text:p>
          </table:table-cell>
          <table:table-cell office:value-type="float" office:value="0.19091" calcext:value-type="float">
            <text:p>0.19091</text:p>
          </table:table-cell>
          <table:table-cell office:value-type="float" office:value="0.736125" calcext:value-type="float">
            <text:p>0.7361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416" calcext:value-type="float">
            <text:p>0.196416</text:p>
          </table:table-cell>
          <table:table-cell office:value-type="float" office:value="0.180091" calcext:value-type="float">
            <text:p>0.180091</text:p>
          </table:table-cell>
          <table:table-cell office:value-type="float" office:value="0.744547" calcext:value-type="float">
            <text:p>0.7445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024" calcext:value-type="float">
            <text:p>0.221024</text:p>
          </table:table-cell>
          <table:table-cell office:value-type="float" office:value="0.178978" calcext:value-type="float">
            <text:p>0.178978</text:p>
          </table:table-cell>
          <table:table-cell office:value-type="float" office:value="0.666312" calcext:value-type="float">
            <text:p>0.6663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391" calcext:value-type="float">
            <text:p>0.224391</text:p>
          </table:table-cell>
          <table:table-cell office:value-type="float" office:value="0.163729" calcext:value-type="float">
            <text:p>0.163729</text:p>
          </table:table-cell>
          <table:table-cell office:value-type="float" office:value="0.753354" calcext:value-type="float">
            <text:p>0.7533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638" calcext:value-type="float">
            <text:p>0.129638</text:p>
          </table:table-cell>
          <table:table-cell office:value-type="float" office:value="0.192517" calcext:value-type="float">
            <text:p>0.192517</text:p>
          </table:table-cell>
          <table:table-cell office:value-type="float" office:value="0.69894" calcext:value-type="float">
            <text:p>0.69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057" calcext:value-type="float">
            <text:p>0.185057</text:p>
          </table:table-cell>
          <table:table-cell office:value-type="float" office:value="0.18774" calcext:value-type="float">
            <text:p>0.18774</text:p>
          </table:table-cell>
          <table:table-cell office:value-type="float" office:value="0.748862" calcext:value-type="float">
            <text:p>0.748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799" calcext:value-type="float">
            <text:p>0.217799</text:p>
          </table:table-cell>
          <table:table-cell office:value-type="float" office:value="0.195773" calcext:value-type="float">
            <text:p>0.195773</text:p>
          </table:table-cell>
          <table:table-cell office:value-type="float" office:value="0.736477" calcext:value-type="float">
            <text:p>0.736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57" calcext:value-type="float">
            <text:p>0.206257</text:p>
          </table:table-cell>
          <table:table-cell office:value-type="float" office:value="0.197416" calcext:value-type="float">
            <text:p>0.197416</text:p>
          </table:table-cell>
          <table:table-cell office:value-type="float" office:value="0.731122" calcext:value-type="float">
            <text:p>0.7311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954" calcext:value-type="float">
            <text:p>0.223954</text:p>
          </table:table-cell>
          <table:table-cell office:value-type="float" office:value="0.193353" calcext:value-type="float">
            <text:p>0.193353</text:p>
          </table:table-cell>
          <table:table-cell office:value-type="float" office:value="0.713358" calcext:value-type="float">
            <text:p>0.7133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5711" calcext:value-type="float">
            <text:p>0.145711</text:p>
          </table:table-cell>
          <table:table-cell office:value-type="float" office:value="0.197407" calcext:value-type="float">
            <text:p>0.197407</text:p>
          </table:table-cell>
          <table:table-cell office:value-type="float" office:value="0.717011" calcext:value-type="float">
            <text:p>0.7170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015" calcext:value-type="float">
            <text:p>0.225015</text:p>
          </table:table-cell>
          <table:table-cell office:value-type="float" office:value="0.190354" calcext:value-type="float">
            <text:p>0.190354</text:p>
          </table:table-cell>
          <table:table-cell office:value-type="float" office:value="0.867254" calcext:value-type="float">
            <text:p>0.8672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765" calcext:value-type="float">
            <text:p>0.215765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682394" calcext:value-type="float">
            <text:p>0.6823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554" calcext:value-type="float">
            <text:p>0.131554</text:p>
          </table:table-cell>
          <table:table-cell office:value-type="float" office:value="0.181052" calcext:value-type="float">
            <text:p>0.181052</text:p>
          </table:table-cell>
          <table:table-cell office:value-type="float" office:value="0.688569" calcext:value-type="float">
            <text:p>0.6885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44334" calcext:value-type="float">
            <text:p>0.244334</text:p>
          </table:table-cell>
          <table:table-cell office:value-type="float" office:value="0.114215" calcext:value-type="float">
            <text:p>0.114215</text:p>
          </table:table-cell>
          <table:table-cell office:value-type="float" office:value="0.731749" calcext:value-type="float">
            <text:p>0.731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7984" calcext:value-type="float">
            <text:p>0.227984</text:p>
          </table:table-cell>
          <table:table-cell office:value-type="float" office:value="0.192924" calcext:value-type="float">
            <text:p>0.192924</text:p>
          </table:table-cell>
          <table:table-cell office:value-type="float" office:value="0.734177" calcext:value-type="float">
            <text:p>0.734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66" calcext:value-type="float">
            <text:p>0.200466</text:p>
          </table:table-cell>
          <table:table-cell office:value-type="float" office:value="0.184399" calcext:value-type="float">
            <text:p>0.184399</text:p>
          </table:table-cell>
          <table:table-cell office:value-type="float" office:value="0.756029" calcext:value-type="float">
            <text:p>0.7560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137" calcext:value-type="float">
            <text:p>0.215137</text:p>
          </table:table-cell>
          <table:table-cell office:value-type="float" office:value="0.188066" calcext:value-type="float">
            <text:p>0.188066</text:p>
          </table:table-cell>
          <table:table-cell office:value-type="float" office:value="0.736083" calcext:value-type="float">
            <text:p>0.7360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019" calcext:value-type="float">
            <text:p>0.222019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774466" calcext:value-type="float">
            <text:p>0.7744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193" calcext:value-type="float">
            <text:p>0.201193</text:p>
          </table:table-cell>
          <table:table-cell office:value-type="float" office:value="0.191867" calcext:value-type="float">
            <text:p>0.191867</text:p>
          </table:table-cell>
          <table:table-cell office:value-type="float" office:value="0.636538" calcext:value-type="float">
            <text:p>0.6365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721" calcext:value-type="float">
            <text:p>0.220721</text:p>
          </table:table-cell>
          <table:table-cell office:value-type="float" office:value="0.193521" calcext:value-type="float">
            <text:p>0.193521</text:p>
          </table:table-cell>
          <table:table-cell office:value-type="float" office:value="0.746868" calcext:value-type="float">
            <text:p>0.7468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034" calcext:value-type="float">
            <text:p>0.223034</text:p>
          </table:table-cell>
          <table:table-cell office:value-type="float" office:value="0.114629" calcext:value-type="float">
            <text:p>0.114629</text:p>
          </table:table-cell>
          <table:table-cell office:value-type="float" office:value="0.714121" calcext:value-type="float">
            <text:p>0.714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683" calcext:value-type="float">
            <text:p>0.217683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67687" calcext:value-type="float">
            <text:p>0.676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57" calcext:value-type="float">
            <text:p>0.21357</text:p>
          </table:table-cell>
          <table:table-cell office:value-type="float" office:value="0.177987" calcext:value-type="float">
            <text:p>0.177987</text:p>
          </table:table-cell>
          <table:table-cell office:value-type="float" office:value="0.73476" calcext:value-type="float">
            <text:p>0.734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63" calcext:value-type="float">
            <text:p>0.200563</text:p>
          </table:table-cell>
          <table:table-cell office:value-type="float" office:value="0.175036" calcext:value-type="float">
            <text:p>0.175036</text:p>
          </table:table-cell>
          <table:table-cell office:value-type="float" office:value="0.458093" calcext:value-type="float">
            <text:p>0.4580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688" calcext:value-type="float">
            <text:p>0.129688</text:p>
          </table:table-cell>
          <table:table-cell office:value-type="float" office:value="0.191973" calcext:value-type="float">
            <text:p>0.191973</text:p>
          </table:table-cell>
          <table:table-cell office:value-type="float" office:value="0.477959" calcext:value-type="float">
            <text:p>0.4779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57" calcext:value-type="float">
            <text:p>0.212157</text:p>
          </table:table-cell>
          <table:table-cell office:value-type="float" office:value="0.197856" calcext:value-type="float">
            <text:p>0.197856</text:p>
          </table:table-cell>
          <table:table-cell office:value-type="float" office:value="0.749141" calcext:value-type="float">
            <text:p>0.7491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194" calcext:value-type="float">
            <text:p>0.201194</text:p>
          </table:table-cell>
          <table:table-cell office:value-type="float" office:value="0.197021" calcext:value-type="float">
            <text:p>0.197021</text:p>
          </table:table-cell>
          <table:table-cell office:value-type="float" office:value="0.734629" calcext:value-type="float">
            <text:p>0.734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815" calcext:value-type="float">
            <text:p>0.215815</text:p>
          </table:table-cell>
          <table:table-cell office:value-type="float" office:value="0.188509" calcext:value-type="float">
            <text:p>0.188509</text:p>
          </table:table-cell>
          <table:table-cell office:value-type="float" office:value="0.735871" calcext:value-type="float">
            <text:p>0.7358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198" calcext:value-type="float">
            <text:p>0.224198</text:p>
          </table:table-cell>
          <table:table-cell office:value-type="float" office:value="0.112333" calcext:value-type="float">
            <text:p>0.112333</text:p>
          </table:table-cell>
          <table:table-cell office:value-type="float" office:value="0.730978" calcext:value-type="float">
            <text:p>0.7309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412" calcext:value-type="float">
            <text:p>0.18941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.729297" calcext:value-type="float">
            <text:p>0.7292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297" calcext:value-type="float">
            <text:p>0.16297</text:p>
          </table:table-cell>
          <table:table-cell office:value-type="float" office:value="0.113724" calcext:value-type="float">
            <text:p>0.113724</text:p>
          </table:table-cell>
          <table:table-cell office:value-type="float" office:value="0.428894" calcext:value-type="float">
            <text:p>0.428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664" calcext:value-type="float">
            <text:p>0.214664</text:p>
          </table:table-cell>
          <table:table-cell office:value-type="float" office:value="0.194666" calcext:value-type="float">
            <text:p>0.194666</text:p>
          </table:table-cell>
          <table:table-cell office:value-type="float" office:value="0.413204" calcext:value-type="float">
            <text:p>0.4132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311909" calcext:value-type="float">
            <text:p>0.311909</text:p>
          </table:table-cell>
          <table:table-cell office:value-type="float" office:value="0.17939" calcext:value-type="float">
            <text:p>0.17939</text:p>
          </table:table-cell>
          <table:table-cell office:value-type="float" office:value="0.429788" calcext:value-type="float">
            <text:p>0.4297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08375" calcext:value-type="float">
            <text:p>0.208375</text:p>
          </table:table-cell>
          <table:table-cell table:formula="of:=MEDIAN([.C2:.C151])" office:value-type="float" office:value="0.187903" calcext:value-type="float">
            <text:p>0.187903</text:p>
          </table:table-cell>
          <table:table-cell table:formula="of:=MEDIAN([.D2:.D151])" office:value-type="float" office:value="0.724997" calcext:value-type="float">
            <text:p>0.724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4T14:49:39.643069932</dc:date>
    <dc:creator>Luiz </dc:creator>
    <meta:editing-duration>PT11M36S</meta:editing-duration>
    <meta:editing-cycles>1</meta:editing-cycles>
    <meta:generator>LibreOffice/5.0.2.2$Linux_X86_64 LibreOffice_project/37b43f919e4de5eeaca9b9755ed688758a8251fe</meta:generator>
    <meta:document-statistic meta:table-count="11" meta:cell-count="6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471cm" svg:height="19.629cm" xlink:href=".." xlink:type="simple" chart:class="chart:bar" chart:style-name="ch1">
        <chart:title svg:x="12.29cm" svg:y="0.528cm" chart:style-name="ch2">
          <text:p>Estimativa de tempo de busca por pacote</text:p>
        </chart:title>
        <chart:legend chart:legend-position="end" svg:x="30.911cm" svg:y="8.961cm" style:legend-expansion="high" chart:style-name="ch3"/>
        <chart:plot-area chart:style-name="ch4" table:cell-range-address="Resultados.A1:Resultados.D11" chart:data-source-has-labels="both" svg:x="1.744cm" svg:y="1.731cm" svg:width="28.498cm" svg:height="16.46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79cm" svg:y="1.731cm" svg:width="27.579cm" svg:height="15.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4.666cm" svg:y="18.584cm" chart:style-name="ch6">
              <text:p>Busca realizada</text:p>
            </chart:title>
            <chart:categories table:cell-range-address="Resultados.A2:Resultados.A11"/>
          </chart:axis>
          <chart:axis chart:dimension="y" chart:name="primary-y" chart:style-name="ch7">
            <chart:title svg:x="0.451cm" svg:y="10.77cm" chart:style-name="ch8">
              <text:p>Tempo [s]</text:p>
            </chart:title>
            <chart:grid chart:style-name="ch9" chart:class="major"/>
            <chart:grid chart:style-name="ch10" chart:class="minor"/>
          </chart:axis>
          <chart:axis chart:dimension="z" chart:name="primary-z" chart:style-name="ch5"/>
          <chart:series chart:style-name="ch11" chart:values-cell-range-address="Resultados.B2:Resultados.B11" chart:label-cell-address="Resultados.B1:Resultados.B1" chart:class="chart:bar">
            <chart:data-point chart:repeated="10"/>
          </chart:series>
          <chart:series chart:style-name="ch12" chart:values-cell-range-address="Resultados.C2:Resultados.C11" chart:label-cell-address="Resultados.C1:Resultados.C1" chart:class="chart:bar">
            <chart:data-point chart:repeated="10"/>
          </chart:series>
          <chart:series chart:style-name="ch13" chart:values-cell-range-address="Resultados.D2:Resultados.D11" chart:label-cell-address="Resultados.D1:Resultados.D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bin-Karp</text:p>
                <draw:g>
                  <svg:desc>Resultados.B1:Resultados.B1</svg:desc>
                </draw:g>
              </table:table-cell>
              <table:table-cell office:value-type="string">
                <text:p>KMP</text:p>
                <draw:g>
                  <svg:desc>Resultados.C1:Resultados.C1</svg:desc>
                </draw:g>
              </table:table-cell>
              <table:table-cell office:value-type="string">
                <text:p>Original</text:p>
                <draw:g>
                  <svg:desc>Resultados.D1:Resultad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Resultados.A2:Resultados.A11</svg:desc>
                </draw:g>
              </table:table-cell>
              <table:table-cell office:value-type="float" office:value="0.185137">
                <text:p>0.185137</text:p>
                <draw:g>
                  <svg:desc>Resultados.B2:Resultados.B11</svg:desc>
                </draw:g>
              </table:table-cell>
              <table:table-cell office:value-type="float" office:value="0.2033295">
                <text:p>0.2033295</text:p>
                <draw:g>
                  <svg:desc>Resultados.C2:Resultados.C11</svg:desc>
                </draw:g>
              </table:table-cell>
              <table:table-cell office:value-type="float" office:value="0.6060705">
                <text:p>0.6060705</text:p>
                <draw:g>
                  <svg:desc>Resultados.D2:Resultados.D11</svg:desc>
                </draw:g>
              </table:table-cell>
            </table:table-row>
            <table:table-row>
              <table:table-cell office:value-type="string">
                <text:p>Firefoxy</text:p>
              </table:table-cell>
              <table:table-cell office:value-type="float" office:value="0.0942169">
                <text:p>0.0942169</text:p>
              </table:table-cell>
              <table:table-cell office:value-type="float" office:value="0.1020255">
                <text:p>0.1020255</text:p>
              </table:table-cell>
              <table:table-cell office:value-type="float" office:value="0.3194765">
                <text:p>0.3194765</text:p>
              </table:table-cell>
            </table:table-row>
            <table:table-row>
              <table:table-cell office:value-type="string">
                <text:p>Goo</text:p>
              </table:table-cell>
              <table:table-cell office:value-type="float" office:value="0.1885775">
                <text:p>0.1885775</text:p>
              </table:table-cell>
              <table:table-cell office:value-type="float" office:value="0.1892405">
                <text:p>0.1892405</text:p>
              </table:table-cell>
              <table:table-cell office:value-type="float" office:value="0.672021">
                <text:p>0.672021</text:p>
              </table:table-cell>
            </table:table-row>
            <table:table-row>
              <table:table-cell office:value-type="string">
                <text:p>Gyt</text:p>
              </table:table-cell>
              <table:table-cell office:value-type="float" office:value="0.191149">
                <text:p>0.191149</text:p>
              </table:table-cell>
              <table:table-cell office:value-type="float" office:value="0.201383">
                <text:p>0.201383</text:p>
              </table:table-cell>
              <table:table-cell office:value-type="float" office:value="0.6305345">
                <text:p>0.6305345</text:p>
              </table:table-cell>
            </table:table-row>
            <table:table-row>
              <table:table-cell office:value-type="string">
                <text:p>Texlive</text:p>
              </table:table-cell>
              <table:table-cell office:value-type="float" office:value="0.187903">
                <text:p>0.187903</text:p>
              </table:table-cell>
              <table:table-cell office:value-type="float" office:value="0.208375">
                <text:p>0.208375</text:p>
              </table:table-cell>
              <table:table-cell office:value-type="float" office:value="0.724997">
                <text:p>0.724997</text:p>
              </table:table-cell>
            </table:table-row>
            <table:table-row>
              <table:table-cell office:value-type="string">
                <text:p>Latexy</text:p>
              </table:table-cell>
              <table:table-cell office:value-type="float" office:value="0.1845915">
                <text:p>0.1845915</text:p>
              </table:table-cell>
              <table:table-cell office:value-type="float" office:value="0.1995145">
                <text:p>0.1995145</text:p>
              </table:table-cell>
              <table:table-cell office:value-type="float" office:value="0.652012">
                <text:p>0.652012</text:p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0.1880015">
                <text:p>0.1880015</text:p>
              </table:table-cell>
              <table:table-cell office:value-type="float" office:value="0.21034">
                <text:p>0.21034</text:p>
              </table:table-cell>
              <table:table-cell office:value-type="float" office:value="0.6601625">
                <text:p>0.6601625</text:p>
              </table:table-cell>
            </table:table-row>
            <table:table-row>
              <table:table-cell office:value-type="string">
                <text:p>Libreoice</text:p>
              </table:table-cell>
              <table:table-cell office:value-type="float" office:value="0.1902235">
                <text:p>0.1902235</text:p>
              </table:table-cell>
              <table:table-cell office:value-type="float" office:value="0.198863">
                <text:p>0.198863</text:p>
              </table:table-cell>
              <table:table-cell office:value-type="float" office:value="0.6394815">
                <text:p>0.6394815</text:p>
              </table:table-cell>
            </table:table-row>
            <table:table-row>
              <table:table-cell office:value-type="string">
                <text:p>Qtdeclarative</text:p>
              </table:table-cell>
              <table:table-cell office:value-type="float" office:value="0.0955506">
                <text:p>0.0955506</text:p>
              </table:table-cell>
              <table:table-cell office:value-type="float" office:value="0.1010705">
                <text:p>0.1010705</text:p>
              </table:table-cell>
              <table:table-cell office:value-type="float" office:value="0.291702">
                <text:p>0.291702</text:p>
              </table:table-cell>
            </table:table-row>
            <table:table-row>
              <table:table-cell office:value-type="string">
                <text:p>Qwerty</text:p>
              </table:table-cell>
              <table:table-cell office:value-type="float" office:value="0.0972092">
                <text:p>0.0972092</text:p>
              </table:table-cell>
              <table:table-cell office:value-type="float" office:value="0.102946">
                <text:p>0.102946</text:p>
              </table:table-cell>
              <table:table-cell office:value-type="float" office:value="0.3011365">
                <text:p>0.3011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